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94.68pt" svg:height="334.49pt" svg:x="477.38pt" svg:y="12689.63pt">
            <draw:object draw:notify-on-update-of-ranges="Sheet1.A1:Sheet1.A1000 Sheet1.C1:Sheet1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table:formula="of:=[.B1]*3.3/1023" office:value-type="float" office:value="1.64838709677419" calcext:value-type="float">
            <text:p>1.64838709677419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table:formula="of:=[.B2]*3.3/1023" office:value-type="float" office:value="1.58709677419355" calcext:value-type="float">
            <text:p>1.58709677419355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formula="of:=[.B3]*3.3/1023" office:value-type="float" office:value="1.54838709677419" calcext:value-type="float">
            <text:p>1.54838709677419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table:formula="of:=[.B4]*3.3/1023" office:value-type="float" office:value="1.51612903225806" calcext:value-type="float">
            <text:p>1.51612903225806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  <table:table-cell table:formula="of:=[.B5]*3.3/1023" office:value-type="float" office:value="1.46129032258065" calcext:value-type="float">
            <text:p>1.46129032258065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table:formula="of:=[.B6]*3.3/1023" office:value-type="float" office:value="1.43225806451613" calcext:value-type="float">
            <text:p>1.43225806451613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table:formula="of:=[.B7]*3.3/1023" office:value-type="float" office:value="1.37741935483871" calcext:value-type="float">
            <text:p>1.37741935483871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table:formula="of:=[.B8]*3.3/1023" office:value-type="float" office:value="1.33548387096774" calcext:value-type="float">
            <text:p>1.33548387096774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401" calcext:value-type="float">
            <text:p>401</text:p>
          </table:table-cell>
          <table:table-cell table:formula="of:=[.B9]*3.3/1023" office:value-type="float" office:value="1.29354838709677" calcext:value-type="float">
            <text:p>1.29354838709677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 table:formula="of:=[.B10]*3.3/1023" office:value-type="float" office:value="1.24838709677419" calcext:value-type="float">
            <text:p>1.24838709677419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375" calcext:value-type="float">
            <text:p>375</text:p>
          </table:table-cell>
          <table:table-cell table:formula="of:=[.B11]*3.3/1023" office:value-type="float" office:value="1.20967741935484" calcext:value-type="float">
            <text:p>1.20967741935484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table:formula="of:=[.B12]*3.3/1023" office:value-type="float" office:value="1.15806451612903" calcext:value-type="float">
            <text:p>1.15806451612903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formula="of:=[.B13]*3.3/1023" office:value-type="float" office:value="1.02903225806452" calcext:value-type="float">
            <text:p>1.02903225806452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float" office:value="305" calcext:value-type="float">
            <text:p>305</text:p>
          </table:table-cell>
          <table:table-cell table:formula="of:=[.B14]*3.3/1023" office:value-type="float" office:value="0.983870967741935" calcext:value-type="float">
            <text:p>0.983870967741935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float" office:value="293" calcext:value-type="float">
            <text:p>293</text:p>
          </table:table-cell>
          <table:table-cell table:formula="of:=[.B15]*3.3/1023" office:value-type="float" office:value="0.945161290322581" calcext:value-type="float">
            <text:p>0.945161290322581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table:formula="of:=[.B16]*3.3/1023" office:value-type="float" office:value="0.9" calcext:value-type="float">
            <text:p>0.9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table:formula="of:=[.B17]*3.3/1023" office:value-type="float" office:value="0.854838709677419" calcext:value-type="float">
            <text:p>0.854838709677419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247" calcext:value-type="float">
            <text:p>247</text:p>
          </table:table-cell>
          <table:table-cell table:formula="of:=[.B18]*3.3/1023" office:value-type="float" office:value="0.796774193548387" calcext:value-type="float">
            <text:p>0.796774193548387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table:formula="of:=[.B19]*3.3/1023" office:value-type="float" office:value="0.770967741935484" calcext:value-type="float">
            <text:p>0.770967741935484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table:formula="of:=[.B20]*3.3/1023" office:value-type="float" office:value="0.725806451612903" calcext:value-type="float">
            <text:p>0.725806451612903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table:formula="of:=[.B21]*3.3/1023" office:value-type="float" office:value="0.683870967741935" calcext:value-type="float">
            <text:p>0.683870967741935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199" calcext:value-type="float">
            <text:p>199</text:p>
          </table:table-cell>
          <table:table-cell table:formula="of:=[.B22]*3.3/1023" office:value-type="float" office:value="0.641935483870968" calcext:value-type="float">
            <text:p>0.641935483870968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186" calcext:value-type="float">
            <text:p>186</text:p>
          </table:table-cell>
          <table:table-cell table:formula="of:=[.B23]*3.3/1023" office:value-type="float" office:value="0.6" calcext:value-type="float">
            <text:p>0.6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table:formula="of:=[.B24]*3.3/1023" office:value-type="float" office:value="0.561290322580645" calcext:value-type="float">
            <text:p>0.561290322580645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formula="of:=[.B25]*3.3/1023" office:value-type="float" office:value="0.519354838709677" calcext:value-type="float">
            <text:p>0.519354838709677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table:formula="of:=[.B26]*3.3/1023" office:value-type="float" office:value="0.47741935483871" calcext:value-type="float">
            <text:p>0.47741935483871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table:formula="of:=[.B27]*3.3/1023" office:value-type="float" office:value="0.454838709677419" calcext:value-type="float">
            <text:p>0.454838709677419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28]*3.3/1023" office:value-type="float" office:value="0.5" calcext:value-type="float">
            <text:p>0.5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table:formula="of:=[.B29]*3.3/1023" office:value-type="float" office:value="0.541935483870968" calcext:value-type="float">
            <text:p>0.541935483870968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table:formula="of:=[.B30]*3.3/1023" office:value-type="float" office:value="0.587096774193548" calcext:value-type="float">
            <text:p>0.587096774193548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table:formula="of:=[.B31]*3.3/1023" office:value-type="float" office:value="0.629032258064516" calcext:value-type="float">
            <text:p>0.629032258064516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float" office:value="209" calcext:value-type="float">
            <text:p>209</text:p>
          </table:table-cell>
          <table:table-cell table:formula="of:=[.B32]*3.3/1023" office:value-type="float" office:value="0.674193548387097" calcext:value-type="float">
            <text:p>0.674193548387097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float" office:value="222" calcext:value-type="float">
            <text:p>222</text:p>
          </table:table-cell>
          <table:table-cell table:formula="of:=[.B33]*3.3/1023" office:value-type="float" office:value="0.716129032258064" calcext:value-type="float">
            <text:p>0.716129032258064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float" office:value="236" calcext:value-type="float">
            <text:p>236</text:p>
          </table:table-cell>
          <table:table-cell table:formula="of:=[.B34]*3.3/1023" office:value-type="float" office:value="0.761290322580645" calcext:value-type="float">
            <text:p>0.761290322580645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float" office:value="249" calcext:value-type="float">
            <text:p>249</text:p>
          </table:table-cell>
          <table:table-cell table:formula="of:=[.B35]*3.3/1023" office:value-type="float" office:value="0.803225806451613" calcext:value-type="float">
            <text:p>0.803225806451613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float" office:value="264" calcext:value-type="float">
            <text:p>264</text:p>
          </table:table-cell>
          <table:table-cell table:formula="of:=[.B36]*3.3/1023" office:value-type="float" office:value="0.851612903225806" calcext:value-type="float">
            <text:p>0.851612903225806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float" office:value="279" calcext:value-type="float">
            <text:p>279</text:p>
          </table:table-cell>
          <table:table-cell table:formula="of:=[.B37]*3.3/1023" office:value-type="float" office:value="0.9" calcext:value-type="float">
            <text:p>0.9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float" office:value="294" calcext:value-type="float">
            <text:p>294</text:p>
          </table:table-cell>
          <table:table-cell table:formula="of:=[.B38]*3.3/1023" office:value-type="float" office:value="0.948387096774193" calcext:value-type="float">
            <text:p>0.948387096774193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formula="of:=[.B39]*3.3/1023" office:value-type="float" office:value="1.00645161290323" calcext:value-type="float">
            <text:p>1.00645161290323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table:formula="of:=[.B40]*3.3/1023" office:value-type="float" office:value="1.04838709677419" calcext:value-type="float">
            <text:p>1.04838709677419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float" office:value="340" calcext:value-type="float">
            <text:p>340</text:p>
          </table:table-cell>
          <table:table-cell table:formula="of:=[.B41]*3.3/1023" office:value-type="float" office:value="1.09677419354839" calcext:value-type="float">
            <text:p>1.09677419354839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 table:formula="of:=[.B42]*3.3/1023" office:value-type="float" office:value="1.14193548387097" calcext:value-type="float">
            <text:p>1.14193548387097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float" office:value="368" calcext:value-type="float">
            <text:p>368</text:p>
          </table:table-cell>
          <table:table-cell table:formula="of:=[.B43]*3.3/1023" office:value-type="float" office:value="1.18709677419355" calcext:value-type="float">
            <text:p>1.18709677419355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float" office:value="384" calcext:value-type="float">
            <text:p>384</text:p>
          </table:table-cell>
          <table:table-cell table:formula="of:=[.B44]*3.3/1023" office:value-type="float" office:value="1.23870967741935" calcext:value-type="float">
            <text:p>1.23870967741935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float" office:value="397" calcext:value-type="float">
            <text:p>397</text:p>
          </table:table-cell>
          <table:table-cell table:formula="of:=[.B45]*3.3/1023" office:value-type="float" office:value="1.28064516129032" calcext:value-type="float">
            <text:p>1.28064516129032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float" office:value="411" calcext:value-type="float">
            <text:p>411</text:p>
          </table:table-cell>
          <table:table-cell table:formula="of:=[.B46]*3.3/1023" office:value-type="float" office:value="1.3258064516129" calcext:value-type="float">
            <text:p>1.3258064516129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float" office:value="426" calcext:value-type="float">
            <text:p>426</text:p>
          </table:table-cell>
          <table:table-cell table:formula="of:=[.B47]*3.3/1023" office:value-type="float" office:value="1.3741935483871" calcext:value-type="float">
            <text:p>1.3741935483871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float" office:value="438" calcext:value-type="float">
            <text:p>438</text:p>
          </table:table-cell>
          <table:table-cell table:formula="of:=[.B48]*3.3/1023" office:value-type="float" office:value="1.41290322580645" calcext:value-type="float">
            <text:p>1.41290322580645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float" office:value="452" calcext:value-type="float">
            <text:p>452</text:p>
          </table:table-cell>
          <table:table-cell table:formula="of:=[.B49]*3.3/1023" office:value-type="float" office:value="1.45806451612903" calcext:value-type="float">
            <text:p>1.45806451612903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table:formula="of:=[.B50]*3.3/1023" office:value-type="float" office:value="1.49677419354839" calcext:value-type="float">
            <text:p>1.49677419354839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float" office:value="480" calcext:value-type="float">
            <text:p>480</text:p>
          </table:table-cell>
          <table:table-cell table:formula="of:=[.B51]*3.3/1023" office:value-type="float" office:value="1.54838709677419" calcext:value-type="float">
            <text:p>1.54838709677419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table:formula="of:=[.B52]*3.3/1023" office:value-type="float" office:value="1.59354838709677" calcext:value-type="float">
            <text:p>1.59354838709677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float" office:value="508" calcext:value-type="float">
            <text:p>508</text:p>
          </table:table-cell>
          <table:table-cell table:formula="of:=[.B53]*3.3/1023" office:value-type="float" office:value="1.63870967741935" calcext:value-type="float">
            <text:p>1.63870967741935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float" office:value="522" calcext:value-type="float">
            <text:p>522</text:p>
          </table:table-cell>
          <table:table-cell table:formula="of:=[.B54]*3.3/1023" office:value-type="float" office:value="1.68387096774194" calcext:value-type="float">
            <text:p>1.68387096774194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float" office:value="542" calcext:value-type="float">
            <text:p>542</text:p>
          </table:table-cell>
          <table:table-cell table:formula="of:=[.B55]*3.3/1023" office:value-type="float" office:value="1.74838709677419" calcext:value-type="float">
            <text:p>1.74838709677419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float" office:value="555" calcext:value-type="float">
            <text:p>555</text:p>
          </table:table-cell>
          <table:table-cell table:formula="of:=[.B56]*3.3/1023" office:value-type="float" office:value="1.79032258064516" calcext:value-type="float">
            <text:p>1.79032258064516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table:formula="of:=[.B57]*3.3/1023" office:value-type="float" office:value="1.83225806451613" calcext:value-type="float">
            <text:p>1.83225806451613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float" office:value="584" calcext:value-type="float">
            <text:p>584</text:p>
          </table:table-cell>
          <table:table-cell table:formula="of:=[.B58]*3.3/1023" office:value-type="float" office:value="1.88387096774194" calcext:value-type="float">
            <text:p>1.88387096774194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float" office:value="599" calcext:value-type="float">
            <text:p>599</text:p>
          </table:table-cell>
          <table:table-cell table:formula="of:=[.B59]*3.3/1023" office:value-type="float" office:value="1.93225806451613" calcext:value-type="float">
            <text:p>1.93225806451613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float" office:value="616" calcext:value-type="float">
            <text:p>616</text:p>
          </table:table-cell>
          <table:table-cell table:formula="of:=[.B60]*3.3/1023" office:value-type="float" office:value="1.98709677419355" calcext:value-type="float">
            <text:p>1.98709677419355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float" office:value="628" calcext:value-type="float">
            <text:p>628</text:p>
          </table:table-cell>
          <table:table-cell table:formula="of:=[.B61]*3.3/1023" office:value-type="float" office:value="2.0258064516129" calcext:value-type="float">
            <text:p>2.0258064516129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float" office:value="641" calcext:value-type="float">
            <text:p>641</text:p>
          </table:table-cell>
          <table:table-cell table:formula="of:=[.B62]*3.3/1023" office:value-type="float" office:value="2.06774193548387" calcext:value-type="float">
            <text:p>2.06774193548387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float" office:value="653" calcext:value-type="float">
            <text:p>653</text:p>
          </table:table-cell>
          <table:table-cell table:formula="of:=[.B63]*3.3/1023" office:value-type="float" office:value="2.10645161290323" calcext:value-type="float">
            <text:p>2.10645161290323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float" office:value="668" calcext:value-type="float">
            <text:p>668</text:p>
          </table:table-cell>
          <table:table-cell table:formula="of:=[.B64]*3.3/1023" office:value-type="float" office:value="2.15483870967742" calcext:value-type="float">
            <text:p>2.15483870967742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float" office:value="679" calcext:value-type="float">
            <text:p>679</text:p>
          </table:table-cell>
          <table:table-cell table:formula="of:=[.B65]*3.3/1023" office:value-type="float" office:value="2.19032258064516" calcext:value-type="float">
            <text:p>2.19032258064516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float" office:value="693" calcext:value-type="float">
            <text:p>693</text:p>
          </table:table-cell>
          <table:table-cell table:formula="of:=[.B66]*3.3/1023" office:value-type="float" office:value="2.23548387096774" calcext:value-type="float">
            <text:p>2.23548387096774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float" office:value="705" calcext:value-type="float">
            <text:p>705</text:p>
          </table:table-cell>
          <table:table-cell table:formula="of:=[.B67]*3.3/1023" office:value-type="float" office:value="2.2741935483871" calcext:value-type="float">
            <text:p>2.2741935483871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float" office:value="712" calcext:value-type="float">
            <text:p>712</text:p>
          </table:table-cell>
          <table:table-cell table:formula="of:=[.B68]*3.3/1023" office:value-type="float" office:value="2.29677419354839" calcext:value-type="float">
            <text:p>2.29677419354839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float" office:value="701" calcext:value-type="float">
            <text:p>701</text:p>
          </table:table-cell>
          <table:table-cell table:formula="of:=[.B69]*3.3/1023" office:value-type="float" office:value="2.26129032258064" calcext:value-type="float">
            <text:p>2.26129032258064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float" office:value="689" calcext:value-type="float">
            <text:p>689</text:p>
          </table:table-cell>
          <table:table-cell table:formula="of:=[.B70]*3.3/1023" office:value-type="float" office:value="2.22258064516129" calcext:value-type="float">
            <text:p>2.22258064516129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float" office:value="675" calcext:value-type="float">
            <text:p>675</text:p>
          </table:table-cell>
          <table:table-cell table:formula="of:=[.B71]*3.3/1023" office:value-type="float" office:value="2.17741935483871" calcext:value-type="float">
            <text:p>2.17741935483871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float" office:value="662" calcext:value-type="float">
            <text:p>662</text:p>
          </table:table-cell>
          <table:table-cell table:formula="of:=[.B72]*3.3/1023" office:value-type="float" office:value="2.13548387096774" calcext:value-type="float">
            <text:p>2.13548387096774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float" office:value="647" calcext:value-type="float">
            <text:p>647</text:p>
          </table:table-cell>
          <table:table-cell table:formula="of:=[.B73]*3.3/1023" office:value-type="float" office:value="2.08709677419355" calcext:value-type="float">
            <text:p>2.08709677419355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float" office:value="636" calcext:value-type="float">
            <text:p>636</text:p>
          </table:table-cell>
          <table:table-cell table:formula="of:=[.B74]*3.3/1023" office:value-type="float" office:value="2.05161290322581" calcext:value-type="float">
            <text:p>2.05161290322581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float" office:value="624" calcext:value-type="float">
            <text:p>624</text:p>
          </table:table-cell>
          <table:table-cell table:formula="of:=[.B75]*3.3/1023" office:value-type="float" office:value="2.01290322580645" calcext:value-type="float">
            <text:p>2.01290322580645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float" office:value="609" calcext:value-type="float">
            <text:p>609</text:p>
          </table:table-cell>
          <table:table-cell table:formula="of:=[.B76]*3.3/1023" office:value-type="float" office:value="1.96451612903226" calcext:value-type="float">
            <text:p>1.96451612903226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float" office:value="595" calcext:value-type="float">
            <text:p>595</text:p>
          </table:table-cell>
          <table:table-cell table:formula="of:=[.B77]*3.3/1023" office:value-type="float" office:value="1.91935483870968" calcext:value-type="float">
            <text:p>1.91935483870968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float" office:value="579" calcext:value-type="float">
            <text:p>579</text:p>
          </table:table-cell>
          <table:table-cell table:formula="of:=[.B78]*3.3/1023" office:value-type="float" office:value="1.86774193548387" calcext:value-type="float">
            <text:p>1.86774193548387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float" office:value="568" calcext:value-type="float">
            <text:p>568</text:p>
          </table:table-cell>
          <table:table-cell table:formula="of:=[.B79]*3.3/1023" office:value-type="float" office:value="1.83225806451613" calcext:value-type="float">
            <text:p>1.83225806451613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formula="of:=[.B80]*3.3/1023" office:value-type="float" office:value="1.78387096774194" calcext:value-type="float">
            <text:p>1.78387096774194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float" office:value="541" calcext:value-type="float">
            <text:p>541</text:p>
          </table:table-cell>
          <table:table-cell table:formula="of:=[.B81]*3.3/1023" office:value-type="float" office:value="1.74516129032258" calcext:value-type="float">
            <text:p>1.74516129032258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float" office:value="525" calcext:value-type="float">
            <text:p>525</text:p>
          </table:table-cell>
          <table:table-cell table:formula="of:=[.B82]*3.3/1023" office:value-type="float" office:value="1.69354838709677" calcext:value-type="float">
            <text:p>1.69354838709677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float" office:value="511" calcext:value-type="float">
            <text:p>511</text:p>
          </table:table-cell>
          <table:table-cell table:formula="of:=[.B83]*3.3/1023" office:value-type="float" office:value="1.64838709677419" calcext:value-type="float">
            <text:p>1.64838709677419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float" office:value="497" calcext:value-type="float">
            <text:p>497</text:p>
          </table:table-cell>
          <table:table-cell table:formula="of:=[.B84]*3.3/1023" office:value-type="float" office:value="1.60322580645161" calcext:value-type="float">
            <text:p>1.60322580645161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float" office:value="480" calcext:value-type="float">
            <text:p>480</text:p>
          </table:table-cell>
          <table:table-cell table:formula="of:=[.B85]*3.3/1023" office:value-type="float" office:value="1.54838709677419" calcext:value-type="float">
            <text:p>1.54838709677419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float" office:value="465" calcext:value-type="float">
            <text:p>465</text:p>
          </table:table-cell>
          <table:table-cell table:formula="of:=[.B86]*3.3/1023" office:value-type="float" office:value="1.5" calcext:value-type="float">
            <text:p>1.5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float" office:value="451" calcext:value-type="float">
            <text:p>451</text:p>
          </table:table-cell>
          <table:table-cell table:formula="of:=[.B87]*3.3/1023" office:value-type="float" office:value="1.45483870967742" calcext:value-type="float">
            <text:p>1.45483870967742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float" office:value="439" calcext:value-type="float">
            <text:p>439</text:p>
          </table:table-cell>
          <table:table-cell table:formula="of:=[.B88]*3.3/1023" office:value-type="float" office:value="1.41612903225806" calcext:value-type="float">
            <text:p>1.41612903225806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float" office:value="425" calcext:value-type="float">
            <text:p>425</text:p>
          </table:table-cell>
          <table:table-cell table:formula="of:=[.B89]*3.3/1023" office:value-type="float" office:value="1.37096774193548" calcext:value-type="float">
            <text:p>1.37096774193548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float" office:value="412" calcext:value-type="float">
            <text:p>412</text:p>
          </table:table-cell>
          <table:table-cell table:formula="of:=[.B90]*3.3/1023" office:value-type="float" office:value="1.32903225806452" calcext:value-type="float">
            <text:p>1.32903225806452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float" office:value="399" calcext:value-type="float">
            <text:p>399</text:p>
          </table:table-cell>
          <table:table-cell table:formula="of:=[.B91]*3.3/1023" office:value-type="float" office:value="1.28709677419355" calcext:value-type="float">
            <text:p>1.28709677419355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float" office:value="384" calcext:value-type="float">
            <text:p>384</text:p>
          </table:table-cell>
          <table:table-cell table:formula="of:=[.B92]*3.3/1023" office:value-type="float" office:value="1.23870967741935" calcext:value-type="float">
            <text:p>1.23870967741935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float" office:value="372" calcext:value-type="float">
            <text:p>372</text:p>
          </table:table-cell>
          <table:table-cell table:formula="of:=[.B93]*3.3/1023" office:value-type="float" office:value="1.2" calcext:value-type="float">
            <text:p>1.2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float" office:value="359" calcext:value-type="float">
            <text:p>359</text:p>
          </table:table-cell>
          <table:table-cell table:formula="of:=[.B94]*3.3/1023" office:value-type="float" office:value="1.15806451612903" calcext:value-type="float">
            <text:p>1.15806451612903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float" office:value="346" calcext:value-type="float">
            <text:p>346</text:p>
          </table:table-cell>
          <table:table-cell table:formula="of:=[.B95]*3.3/1023" office:value-type="float" office:value="1.11612903225806" calcext:value-type="float">
            <text:p>1.11612903225806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float" office:value="333" calcext:value-type="float">
            <text:p>333</text:p>
          </table:table-cell>
          <table:table-cell table:formula="of:=[.B96]*3.3/1023" office:value-type="float" office:value="1.0741935483871" calcext:value-type="float">
            <text:p>1.0741935483871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float" office:value="320" calcext:value-type="float">
            <text:p>320</text:p>
          </table:table-cell>
          <table:table-cell table:formula="of:=[.B97]*3.3/1023" office:value-type="float" office:value="1.03225806451613" calcext:value-type="float">
            <text:p>1.03225806451613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float" office:value="307" calcext:value-type="float">
            <text:p>307</text:p>
          </table:table-cell>
          <table:table-cell table:formula="of:=[.B98]*3.3/1023" office:value-type="float" office:value="0.990322580645161" calcext:value-type="float">
            <text:p>0.990322580645161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float" office:value="295" calcext:value-type="float">
            <text:p>295</text:p>
          </table:table-cell>
          <table:table-cell table:formula="of:=[.B99]*3.3/1023" office:value-type="float" office:value="0.951612903225806" calcext:value-type="float">
            <text:p>0.951612903225806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table:formula="of:=[.B100]*3.3/1023" office:value-type="float" office:value="0.909677419354839" calcext:value-type="float">
            <text:p>0.909677419354839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float" office:value="268" calcext:value-type="float">
            <text:p>268</text:p>
          </table:table-cell>
          <table:table-cell table:formula="of:=[.B101]*3.3/1023" office:value-type="float" office:value="0.864516129032258" calcext:value-type="float">
            <text:p>0.864516129032258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  <table:table-cell table:formula="of:=[.B102]*3.3/1023" office:value-type="float" office:value="0.82258064516129" calcext:value-type="float">
            <text:p>0.82258064516129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float" office:value="243" calcext:value-type="float">
            <text:p>243</text:p>
          </table:table-cell>
          <table:table-cell table:formula="of:=[.B103]*3.3/1023" office:value-type="float" office:value="0.783870967741935" calcext:value-type="float">
            <text:p>0.783870967741935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float" office:value="229" calcext:value-type="float">
            <text:p>229</text:p>
          </table:table-cell>
          <table:table-cell table:formula="of:=[.B104]*3.3/1023" office:value-type="float" office:value="0.738709677419355" calcext:value-type="float">
            <text:p>0.738709677419355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float" office:value="216" calcext:value-type="float">
            <text:p>216</text:p>
          </table:table-cell>
          <table:table-cell table:formula="of:=[.B105]*3.3/1023" office:value-type="float" office:value="0.696774193548387" calcext:value-type="float">
            <text:p>0.696774193548387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float" office:value="203" calcext:value-type="float">
            <text:p>203</text:p>
          </table:table-cell>
          <table:table-cell table:formula="of:=[.B106]*3.3/1023" office:value-type="float" office:value="0.654838709677419" calcext:value-type="float">
            <text:p>0.654838709677419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formula="of:=[.B107]*3.3/1023" office:value-type="float" office:value="0.612903225806452" calcext:value-type="float">
            <text:p>0.612903225806452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float" office:value="176" calcext:value-type="float">
            <text:p>176</text:p>
          </table:table-cell>
          <table:table-cell table:formula="of:=[.B108]*3.3/1023" office:value-type="float" office:value="0.567741935483871" calcext:value-type="float">
            <text:p>0.567741935483871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table:formula="of:=[.B109]*3.3/1023" office:value-type="float" office:value="0.525806451612903" calcext:value-type="float">
            <text:p>0.525806451612903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table:formula="of:=[.B110]*3.3/1023" office:value-type="float" office:value="0.480645161290323" calcext:value-type="float">
            <text:p>0.480645161290323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table:formula="of:=[.B111]*3.3/1023" office:value-type="float" office:value="0.458064516129032" calcext:value-type="float">
            <text:p>0.458064516129032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table:formula="of:=[.B112]*3.3/1023" office:value-type="float" office:value="0.506451612903226" calcext:value-type="float">
            <text:p>0.506451612903226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table:formula="of:=[.B113]*3.3/1023" office:value-type="float" office:value="0.561290322580645" calcext:value-type="float">
            <text:p>0.561290322580645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float" office:value="190" calcext:value-type="float">
            <text:p>190</text:p>
          </table:table-cell>
          <table:table-cell table:formula="of:=[.B114]*3.3/1023" office:value-type="float" office:value="0.612903225806452" calcext:value-type="float">
            <text:p>0.612903225806452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float" office:value="204" calcext:value-type="float">
            <text:p>204</text:p>
          </table:table-cell>
          <table:table-cell table:formula="of:=[.B115]*3.3/1023" office:value-type="float" office:value="0.658064516129032" calcext:value-type="float">
            <text:p>0.658064516129032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float" office:value="219" calcext:value-type="float">
            <text:p>219</text:p>
          </table:table-cell>
          <table:table-cell table:formula="of:=[.B116]*3.3/1023" office:value-type="float" office:value="0.706451612903226" calcext:value-type="float">
            <text:p>0.706451612903226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float" office:value="234" calcext:value-type="float">
            <text:p>234</text:p>
          </table:table-cell>
          <table:table-cell table:formula="of:=[.B117]*3.3/1023" office:value-type="float" office:value="0.754838709677419" calcext:value-type="float">
            <text:p>0.754838709677419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float" office:value="247" calcext:value-type="float">
            <text:p>247</text:p>
          </table:table-cell>
          <table:table-cell table:formula="of:=[.B118]*3.3/1023" office:value-type="float" office:value="0.796774193548387" calcext:value-type="float">
            <text:p>0.796774193548387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float" office:value="261" calcext:value-type="float">
            <text:p>261</text:p>
          </table:table-cell>
          <table:table-cell table:formula="of:=[.B119]*3.3/1023" office:value-type="float" office:value="0.841935483870968" calcext:value-type="float">
            <text:p>0.841935483870968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float" office:value="273" calcext:value-type="float">
            <text:p>273</text:p>
          </table:table-cell>
          <table:table-cell table:formula="of:=[.B120]*3.3/1023" office:value-type="float" office:value="0.880645161290322" calcext:value-type="float">
            <text:p>0.880645161290322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float" office:value="287" calcext:value-type="float">
            <text:p>287</text:p>
          </table:table-cell>
          <table:table-cell table:formula="of:=[.B121]*3.3/1023" office:value-type="float" office:value="0.925806451612903" calcext:value-type="float">
            <text:p>0.925806451612903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float" office:value="302" calcext:value-type="float">
            <text:p>302</text:p>
          </table:table-cell>
          <table:table-cell table:formula="of:=[.B122]*3.3/1023" office:value-type="float" office:value="0.974193548387097" calcext:value-type="float">
            <text:p>0.974193548387097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float" office:value="314" calcext:value-type="float">
            <text:p>314</text:p>
          </table:table-cell>
          <table:table-cell table:formula="of:=[.B123]*3.3/1023" office:value-type="float" office:value="1.01290322580645" calcext:value-type="float">
            <text:p>1.01290322580645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float" office:value="327" calcext:value-type="float">
            <text:p>327</text:p>
          </table:table-cell>
          <table:table-cell table:formula="of:=[.B124]*3.3/1023" office:value-type="float" office:value="1.05483870967742" calcext:value-type="float">
            <text:p>1.05483870967742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float" office:value="341" calcext:value-type="float">
            <text:p>341</text:p>
          </table:table-cell>
          <table:table-cell table:formula="of:=[.B125]*3.3/1023" office:value-type="float" office:value="1.1" calcext:value-type="float">
            <text:p>1.1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float" office:value="353" calcext:value-type="float">
            <text:p>353</text:p>
          </table:table-cell>
          <table:table-cell table:formula="of:=[.B126]*3.3/1023" office:value-type="float" office:value="1.13870967741935" calcext:value-type="float">
            <text:p>1.13870967741935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float" office:value="368" calcext:value-type="float">
            <text:p>368</text:p>
          </table:table-cell>
          <table:table-cell table:formula="of:=[.B127]*3.3/1023" office:value-type="float" office:value="1.18709677419355" calcext:value-type="float">
            <text:p>1.18709677419355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table:formula="of:=[.B128]*3.3/1023" office:value-type="float" office:value="1.2258064516129" calcext:value-type="float">
            <text:p>1.2258064516129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float" office:value="395" calcext:value-type="float">
            <text:p>395</text:p>
          </table:table-cell>
          <table:table-cell table:formula="of:=[.B129]*3.3/1023" office:value-type="float" office:value="1.2741935483871" calcext:value-type="float">
            <text:p>1.2741935483871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float" office:value="408" calcext:value-type="float">
            <text:p>408</text:p>
          </table:table-cell>
          <table:table-cell table:formula="of:=[.B130]*3.3/1023" office:value-type="float" office:value="1.31612903225806" calcext:value-type="float">
            <text:p>1.31612903225806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float" office:value="419" calcext:value-type="float">
            <text:p>419</text:p>
          </table:table-cell>
          <table:table-cell table:formula="of:=[.B131]*3.3/1023" office:value-type="float" office:value="1.35161290322581" calcext:value-type="float">
            <text:p>1.35161290322581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float" office:value="436" calcext:value-type="float">
            <text:p>436</text:p>
          </table:table-cell>
          <table:table-cell table:formula="of:=[.B132]*3.3/1023" office:value-type="float" office:value="1.40645161290323" calcext:value-type="float">
            <text:p>1.40645161290323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float" office:value="447" calcext:value-type="float">
            <text:p>447</text:p>
          </table:table-cell>
          <table:table-cell table:formula="of:=[.B133]*3.3/1023" office:value-type="float" office:value="1.44193548387097" calcext:value-type="float">
            <text:p>1.44193548387097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float" office:value="462" calcext:value-type="float">
            <text:p>462</text:p>
          </table:table-cell>
          <table:table-cell table:formula="of:=[.B134]*3.3/1023" office:value-type="float" office:value="1.49032258064516" calcext:value-type="float">
            <text:p>1.49032258064516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float" office:value="474" calcext:value-type="float">
            <text:p>474</text:p>
          </table:table-cell>
          <table:table-cell table:formula="of:=[.B135]*3.3/1023" office:value-type="float" office:value="1.52903225806452" calcext:value-type="float">
            <text:p>1.52903225806452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float" office:value="488" calcext:value-type="float">
            <text:p>488</text:p>
          </table:table-cell>
          <table:table-cell table:formula="of:=[.B136]*3.3/1023" office:value-type="float" office:value="1.5741935483871" calcext:value-type="float">
            <text:p>1.5741935483871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float" office:value="501" calcext:value-type="float">
            <text:p>501</text:p>
          </table:table-cell>
          <table:table-cell table:formula="of:=[.B137]*3.3/1023" office:value-type="float" office:value="1.61612903225806" calcext:value-type="float">
            <text:p>1.61612903225806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float" office:value="515" calcext:value-type="float">
            <text:p>515</text:p>
          </table:table-cell>
          <table:table-cell table:formula="of:=[.B138]*3.3/1023" office:value-type="float" office:value="1.66129032258065" calcext:value-type="float">
            <text:p>1.66129032258065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float" office:value="528" calcext:value-type="float">
            <text:p>528</text:p>
          </table:table-cell>
          <table:table-cell table:formula="of:=[.B139]*3.3/1023" office:value-type="float" office:value="1.70322580645161" calcext:value-type="float">
            <text:p>1.70322580645161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float" office:value="545" calcext:value-type="float">
            <text:p>545</text:p>
          </table:table-cell>
          <table:table-cell table:formula="of:=[.B140]*3.3/1023" office:value-type="float" office:value="1.75806451612903" calcext:value-type="float">
            <text:p>1.75806451612903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float" office:value="559" calcext:value-type="float">
            <text:p>559</text:p>
          </table:table-cell>
          <table:table-cell table:formula="of:=[.B141]*3.3/1023" office:value-type="float" office:value="1.80322580645161" calcext:value-type="float">
            <text:p>1.80322580645161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table:formula="of:=[.B142]*3.3/1023" office:value-type="float" office:value="1.85483870967742" calcext:value-type="float">
            <text:p>1.85483870967742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float" office:value="591" calcext:value-type="float">
            <text:p>591</text:p>
          </table:table-cell>
          <table:table-cell table:formula="of:=[.B143]*3.3/1023" office:value-type="float" office:value="1.90645161290323" calcext:value-type="float">
            <text:p>1.90645161290323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float" office:value="608" calcext:value-type="float">
            <text:p>608</text:p>
          </table:table-cell>
          <table:table-cell table:formula="of:=[.B144]*3.3/1023" office:value-type="float" office:value="1.96129032258065" calcext:value-type="float">
            <text:p>1.96129032258065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float" office:value="618" calcext:value-type="float">
            <text:p>618</text:p>
          </table:table-cell>
          <table:table-cell table:formula="of:=[.B145]*3.3/1023" office:value-type="float" office:value="1.99354838709677" calcext:value-type="float">
            <text:p>1.99354838709677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float" office:value="635" calcext:value-type="float">
            <text:p>635</text:p>
          </table:table-cell>
          <table:table-cell table:formula="of:=[.B146]*3.3/1023" office:value-type="float" office:value="2.04838709677419" calcext:value-type="float">
            <text:p>2.04838709677419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float" office:value="656" calcext:value-type="float">
            <text:p>656</text:p>
          </table:table-cell>
          <table:table-cell table:formula="of:=[.B147]*3.3/1023" office:value-type="float" office:value="2.11612903225806" calcext:value-type="float">
            <text:p>2.11612903225806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float" office:value="659" calcext:value-type="float">
            <text:p>659</text:p>
          </table:table-cell>
          <table:table-cell table:formula="of:=[.B148]*3.3/1023" office:value-type="float" office:value="2.1258064516129" calcext:value-type="float">
            <text:p>2.1258064516129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float" office:value="675" calcext:value-type="float">
            <text:p>675</text:p>
          </table:table-cell>
          <table:table-cell table:formula="of:=[.B149]*3.3/1023" office:value-type="float" office:value="2.17741935483871" calcext:value-type="float">
            <text:p>2.17741935483871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float" office:value="688" calcext:value-type="float">
            <text:p>688</text:p>
          </table:table-cell>
          <table:table-cell table:formula="of:=[.B150]*3.3/1023" office:value-type="float" office:value="2.21935483870968" calcext:value-type="float">
            <text:p>2.21935483870968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float" office:value="704" calcext:value-type="float">
            <text:p>704</text:p>
          </table:table-cell>
          <table:table-cell table:formula="of:=[.B151]*3.3/1023" office:value-type="float" office:value="2.27096774193548" calcext:value-type="float">
            <text:p>2.27096774193548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float" office:value="716" calcext:value-type="float">
            <text:p>716</text:p>
          </table:table-cell>
          <table:table-cell table:formula="of:=[.B152]*3.3/1023" office:value-type="float" office:value="2.30967741935484" calcext:value-type="float">
            <text:p>2.30967741935484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float" office:value="707" calcext:value-type="float">
            <text:p>707</text:p>
          </table:table-cell>
          <table:table-cell table:formula="of:=[.B153]*3.3/1023" office:value-type="float" office:value="2.28064516129032" calcext:value-type="float">
            <text:p>2.28064516129032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float" office:value="693" calcext:value-type="float">
            <text:p>693</text:p>
          </table:table-cell>
          <table:table-cell table:formula="of:=[.B154]*3.3/1023" office:value-type="float" office:value="2.23548387096774" calcext:value-type="float">
            <text:p>2.23548387096774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float" office:value="680" calcext:value-type="float">
            <text:p>680</text:p>
          </table:table-cell>
          <table:table-cell table:formula="of:=[.B155]*3.3/1023" office:value-type="float" office:value="2.19354838709677" calcext:value-type="float">
            <text:p>2.19354838709677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float" office:value="664" calcext:value-type="float">
            <text:p>664</text:p>
          </table:table-cell>
          <table:table-cell table:formula="of:=[.B156]*3.3/1023" office:value-type="float" office:value="2.14193548387097" calcext:value-type="float">
            <text:p>2.14193548387097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float" office:value="654" calcext:value-type="float">
            <text:p>654</text:p>
          </table:table-cell>
          <table:table-cell table:formula="of:=[.B157]*3.3/1023" office:value-type="float" office:value="2.10967741935484" calcext:value-type="float">
            <text:p>2.10967741935484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float" office:value="640" calcext:value-type="float">
            <text:p>640</text:p>
          </table:table-cell>
          <table:table-cell table:formula="of:=[.B158]*3.3/1023" office:value-type="float" office:value="2.06451612903226" calcext:value-type="float">
            <text:p>2.06451612903226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float" office:value="628" calcext:value-type="float">
            <text:p>628</text:p>
          </table:table-cell>
          <table:table-cell table:formula="of:=[.B159]*3.3/1023" office:value-type="float" office:value="2.0258064516129" calcext:value-type="float">
            <text:p>2.0258064516129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float" office:value="611" calcext:value-type="float">
            <text:p>611</text:p>
          </table:table-cell>
          <table:table-cell table:formula="of:=[.B160]*3.3/1023" office:value-type="float" office:value="1.97096774193548" calcext:value-type="float">
            <text:p>1.97096774193548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float" office:value="602" calcext:value-type="float">
            <text:p>602</text:p>
          </table:table-cell>
          <table:table-cell table:formula="of:=[.B161]*3.3/1023" office:value-type="float" office:value="1.94193548387097" calcext:value-type="float">
            <text:p>1.94193548387097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float" office:value="588" calcext:value-type="float">
            <text:p>588</text:p>
          </table:table-cell>
          <table:table-cell table:formula="of:=[.B162]*3.3/1023" office:value-type="float" office:value="1.89677419354839" calcext:value-type="float">
            <text:p>1.89677419354839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float" office:value="574" calcext:value-type="float">
            <text:p>574</text:p>
          </table:table-cell>
          <table:table-cell table:formula="of:=[.B163]*3.3/1023" office:value-type="float" office:value="1.85161290322581" calcext:value-type="float">
            <text:p>1.85161290322581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float" office:value="560" calcext:value-type="float">
            <text:p>560</text:p>
          </table:table-cell>
          <table:table-cell table:formula="of:=[.B164]*3.3/1023" office:value-type="float" office:value="1.80645161290323" calcext:value-type="float">
            <text:p>1.80645161290323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float" office:value="547" calcext:value-type="float">
            <text:p>547</text:p>
          </table:table-cell>
          <table:table-cell table:formula="of:=[.B165]*3.3/1023" office:value-type="float" office:value="1.76451612903226" calcext:value-type="float">
            <text:p>1.76451612903226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float" office:value="536" calcext:value-type="float">
            <text:p>536</text:p>
          </table:table-cell>
          <table:table-cell table:formula="of:=[.B166]*3.3/1023" office:value-type="float" office:value="1.72903225806452" calcext:value-type="float">
            <text:p>1.72903225806452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float" office:value="519" calcext:value-type="float">
            <text:p>519</text:p>
          </table:table-cell>
          <table:table-cell table:formula="of:=[.B167]*3.3/1023" office:value-type="float" office:value="1.6741935483871" calcext:value-type="float">
            <text:p>1.6741935483871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float" office:value="506" calcext:value-type="float">
            <text:p>506</text:p>
          </table:table-cell>
          <table:table-cell table:formula="of:=[.B168]*3.3/1023" office:value-type="float" office:value="1.63225806451613" calcext:value-type="float">
            <text:p>1.63225806451613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float" office:value="492" calcext:value-type="float">
            <text:p>492</text:p>
          </table:table-cell>
          <table:table-cell table:formula="of:=[.B169]*3.3/1023" office:value-type="float" office:value="1.58709677419355" calcext:value-type="float">
            <text:p>1.58709677419355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float" office:value="478" calcext:value-type="float">
            <text:p>478</text:p>
          </table:table-cell>
          <table:table-cell table:formula="of:=[.B170]*3.3/1023" office:value-type="float" office:value="1.54193548387097" calcext:value-type="float">
            <text:p>1.54193548387097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float" office:value="463" calcext:value-type="float">
            <text:p>463</text:p>
          </table:table-cell>
          <table:table-cell table:formula="of:=[.B171]*3.3/1023" office:value-type="float" office:value="1.49354838709677" calcext:value-type="float">
            <text:p>1.49354838709677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float" office:value="447" calcext:value-type="float">
            <text:p>447</text:p>
          </table:table-cell>
          <table:table-cell table:formula="of:=[.B172]*3.3/1023" office:value-type="float" office:value="1.44193548387097" calcext:value-type="float">
            <text:p>1.44193548387097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float" office:value="432" calcext:value-type="float">
            <text:p>432</text:p>
          </table:table-cell>
          <table:table-cell table:formula="of:=[.B173]*3.3/1023" office:value-type="float" office:value="1.39354838709677" calcext:value-type="float">
            <text:p>1.39354838709677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float" office:value="418" calcext:value-type="float">
            <text:p>418</text:p>
          </table:table-cell>
          <table:table-cell table:formula="of:=[.B174]*3.3/1023" office:value-type="float" office:value="1.34838709677419" calcext:value-type="float">
            <text:p>1.34838709677419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float" office:value="405" calcext:value-type="float">
            <text:p>405</text:p>
          </table:table-cell>
          <table:table-cell table:formula="of:=[.B175]*3.3/1023" office:value-type="float" office:value="1.30645161290323" calcext:value-type="float">
            <text:p>1.30645161290323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float" office:value="390" calcext:value-type="float">
            <text:p>390</text:p>
          </table:table-cell>
          <table:table-cell table:formula="of:=[.B176]*3.3/1023" office:value-type="float" office:value="1.25806451612903" calcext:value-type="float">
            <text:p>1.25806451612903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float" office:value="377" calcext:value-type="float">
            <text:p>377</text:p>
          </table:table-cell>
          <table:table-cell table:formula="of:=[.B177]*3.3/1023" office:value-type="float" office:value="1.21612903225806" calcext:value-type="float">
            <text:p>1.21612903225806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float" office:value="363" calcext:value-type="float">
            <text:p>363</text:p>
          </table:table-cell>
          <table:table-cell table:formula="of:=[.B178]*3.3/1023" office:value-type="float" office:value="1.17096774193548" calcext:value-type="float">
            <text:p>1.17096774193548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float" office:value="349" calcext:value-type="float">
            <text:p>349</text:p>
          </table:table-cell>
          <table:table-cell table:formula="of:=[.B179]*3.3/1023" office:value-type="float" office:value="1.1258064516129" calcext:value-type="float">
            <text:p>1.1258064516129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float" office:value="337" calcext:value-type="float">
            <text:p>337</text:p>
          </table:table-cell>
          <table:table-cell table:formula="of:=[.B180]*3.3/1023" office:value-type="float" office:value="1.08709677419355" calcext:value-type="float">
            <text:p>1.08709677419355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float" office:value="325" calcext:value-type="float">
            <text:p>325</text:p>
          </table:table-cell>
          <table:table-cell table:formula="of:=[.B181]*3.3/1023" office:value-type="float" office:value="1.04838709677419" calcext:value-type="float">
            <text:p>1.04838709677419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float" office:value="311" calcext:value-type="float">
            <text:p>311</text:p>
          </table:table-cell>
          <table:table-cell table:formula="of:=[.B182]*3.3/1023" office:value-type="float" office:value="1.00322580645161" calcext:value-type="float">
            <text:p>1.00322580645161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float" office:value="298" calcext:value-type="float">
            <text:p>298</text:p>
          </table:table-cell>
          <table:table-cell table:formula="of:=[.B183]*3.3/1023" office:value-type="float" office:value="0.961290322580645" calcext:value-type="float">
            <text:p>0.961290322580645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float" office:value="286" calcext:value-type="float">
            <text:p>286</text:p>
          </table:table-cell>
          <table:table-cell table:formula="of:=[.B184]*3.3/1023" office:value-type="float" office:value="0.92258064516129" calcext:value-type="float">
            <text:p>0.92258064516129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float" office:value="272" calcext:value-type="float">
            <text:p>272</text:p>
          </table:table-cell>
          <table:table-cell table:formula="of:=[.B185]*3.3/1023" office:value-type="float" office:value="0.87741935483871" calcext:value-type="float">
            <text:p>0.87741935483871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float" office:value="259" calcext:value-type="float">
            <text:p>259</text:p>
          </table:table-cell>
          <table:table-cell table:formula="of:=[.B186]*3.3/1023" office:value-type="float" office:value="0.835483870967742" calcext:value-type="float">
            <text:p>0.835483870967742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float" office:value="244" calcext:value-type="float">
            <text:p>244</text:p>
          </table:table-cell>
          <table:table-cell table:formula="of:=[.B187]*3.3/1023" office:value-type="float" office:value="0.787096774193548" calcext:value-type="float">
            <text:p>0.787096774193548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float" office:value="234" calcext:value-type="float">
            <text:p>234</text:p>
          </table:table-cell>
          <table:table-cell table:formula="of:=[.B188]*3.3/1023" office:value-type="float" office:value="0.754838709677419" calcext:value-type="float">
            <text:p>0.754838709677419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float" office:value="220" calcext:value-type="float">
            <text:p>220</text:p>
          </table:table-cell>
          <table:table-cell table:formula="of:=[.B189]*3.3/1023" office:value-type="float" office:value="0.709677419354839" calcext:value-type="float">
            <text:p>0.709677419354839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table:formula="of:=[.B190]*3.3/1023" office:value-type="float" office:value="0.667741935483871" calcext:value-type="float">
            <text:p>0.667741935483871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formula="of:=[.B191]*3.3/1023" office:value-type="float" office:value="0.62258064516129" calcext:value-type="float">
            <text:p>0.62258064516129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table:formula="of:=[.B192]*3.3/1023" office:value-type="float" office:value="0.580645161290323" calcext:value-type="float">
            <text:p>0.580645161290323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table:formula="of:=[.B193]*3.3/1023" office:value-type="float" office:value="0.538709677419355" calcext:value-type="float">
            <text:p>0.538709677419355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float" office:value="154" calcext:value-type="float">
            <text:p>154</text:p>
          </table:table-cell>
          <table:table-cell table:formula="of:=[.B194]*3.3/1023" office:value-type="float" office:value="0.496774193548387" calcext:value-type="float">
            <text:p>0.496774193548387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float" office:value="140" calcext:value-type="float">
            <text:p>140</text:p>
          </table:table-cell>
          <table:table-cell table:formula="of:=[.B195]*3.3/1023" office:value-type="float" office:value="0.451612903225806" calcext:value-type="float">
            <text:p>0.451612903225806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table:formula="of:=[.B196]*3.3/1023" office:value-type="float" office:value="0.483870967741936" calcext:value-type="float">
            <text:p>0.483870967741936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table:formula="of:=[.B197]*3.3/1023" office:value-type="float" office:value="0.529032258064516" calcext:value-type="float">
            <text:p>0.529032258064516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float" office:value="179" calcext:value-type="float">
            <text:p>179</text:p>
          </table:table-cell>
          <table:table-cell table:formula="of:=[.B198]*3.3/1023" office:value-type="float" office:value="0.57741935483871" calcext:value-type="float">
            <text:p>0.57741935483871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formula="of:=[.B199]*3.3/1023" office:value-type="float" office:value="0.625806451612903" calcext:value-type="float">
            <text:p>0.625806451612903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formula="of:=[.B200]*3.3/1023" office:value-type="float" office:value="0.67741935483871" calcext:value-type="float">
            <text:p>0.67741935483871</text:p>
          </table:table-cell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  <table:table-cell table:formula="of:=[.B201]*3.3/1023" office:value-type="float" office:value="0.735483870967742" calcext:value-type="float">
            <text:p>0.735483870967742</text:p>
          </table:table-cell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float" office:value="242" calcext:value-type="float">
            <text:p>242</text:p>
          </table:table-cell>
          <table:table-cell table:formula="of:=[.B202]*3.3/1023" office:value-type="float" office:value="0.780645161290322" calcext:value-type="float">
            <text:p>0.780645161290322</text:p>
          </table:table-cell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table:formula="of:=[.B203]*3.3/1023" office:value-type="float" office:value="0.819354838709677" calcext:value-type="float">
            <text:p>0.819354838709677</text:p>
          </table:table-cell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float" office:value="268" calcext:value-type="float">
            <text:p>268</text:p>
          </table:table-cell>
          <table:table-cell table:formula="of:=[.B204]*3.3/1023" office:value-type="float" office:value="0.864516129032258" calcext:value-type="float">
            <text:p>0.864516129032258</text:p>
          </table:table-cell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float" office:value="284" calcext:value-type="float">
            <text:p>284</text:p>
          </table:table-cell>
          <table:table-cell table:formula="of:=[.B205]*3.3/1023" office:value-type="float" office:value="0.916129032258064" calcext:value-type="float">
            <text:p>0.916129032258064</text:p>
          </table:table-cell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float" office:value="297" calcext:value-type="float">
            <text:p>297</text:p>
          </table:table-cell>
          <table:table-cell table:formula="of:=[.B206]*3.3/1023" office:value-type="float" office:value="0.958064516129032" calcext:value-type="float">
            <text:p>0.958064516129032</text:p>
          </table:table-cell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float" office:value="310" calcext:value-type="float">
            <text:p>310</text:p>
          </table:table-cell>
          <table:table-cell table:formula="of:=[.B207]*3.3/1023" office:value-type="float" office:value="1" calcext:value-type="float">
            <text:p>1</text:p>
          </table:table-cell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float" office:value="324" calcext:value-type="float">
            <text:p>324</text:p>
          </table:table-cell>
          <table:table-cell table:formula="of:=[.B208]*3.3/1023" office:value-type="float" office:value="1.04516129032258" calcext:value-type="float">
            <text:p>1.04516129032258</text:p>
          </table:table-cell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float" office:value="337" calcext:value-type="float">
            <text:p>337</text:p>
          </table:table-cell>
          <table:table-cell table:formula="of:=[.B209]*3.3/1023" office:value-type="float" office:value="1.08709677419355" calcext:value-type="float">
            <text:p>1.08709677419355</text:p>
          </table:table-cell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float" office:value="351" calcext:value-type="float">
            <text:p>351</text:p>
          </table:table-cell>
          <table:table-cell table:formula="of:=[.B210]*3.3/1023" office:value-type="float" office:value="1.13225806451613" calcext:value-type="float">
            <text:p>1.13225806451613</text:p>
          </table:table-cell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float" office:value="364" calcext:value-type="float">
            <text:p>364</text:p>
          </table:table-cell>
          <table:table-cell table:formula="of:=[.B211]*3.3/1023" office:value-type="float" office:value="1.1741935483871" calcext:value-type="float">
            <text:p>1.1741935483871</text:p>
          </table:table-cell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float" office:value="377" calcext:value-type="float">
            <text:p>377</text:p>
          </table:table-cell>
          <table:table-cell table:formula="of:=[.B212]*3.3/1023" office:value-type="float" office:value="1.21612903225806" calcext:value-type="float">
            <text:p>1.21612903225806</text:p>
          </table:table-cell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float" office:value="392" calcext:value-type="float">
            <text:p>392</text:p>
          </table:table-cell>
          <table:table-cell table:formula="of:=[.B213]*3.3/1023" office:value-type="float" office:value="1.26451612903226" calcext:value-type="float">
            <text:p>1.26451612903226</text:p>
          </table:table-cell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float" office:value="403" calcext:value-type="float">
            <text:p>403</text:p>
          </table:table-cell>
          <table:table-cell table:formula="of:=[.B214]*3.3/1023" office:value-type="float" office:value="1.3" calcext:value-type="float">
            <text:p>1.3</text:p>
          </table:table-cell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float" office:value="416" calcext:value-type="float">
            <text:p>416</text:p>
          </table:table-cell>
          <table:table-cell table:formula="of:=[.B215]*3.3/1023" office:value-type="float" office:value="1.34193548387097" calcext:value-type="float">
            <text:p>1.34193548387097</text:p>
          </table:table-cell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float" office:value="431" calcext:value-type="float">
            <text:p>431</text:p>
          </table:table-cell>
          <table:table-cell table:formula="of:=[.B216]*3.3/1023" office:value-type="float" office:value="1.39032258064516" calcext:value-type="float">
            <text:p>1.39032258064516</text:p>
          </table:table-cell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float" office:value="444" calcext:value-type="float">
            <text:p>444</text:p>
          </table:table-cell>
          <table:table-cell table:formula="of:=[.B217]*3.3/1023" office:value-type="float" office:value="1.43225806451613" calcext:value-type="float">
            <text:p>1.43225806451613</text:p>
          </table:table-cell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float" office:value="457" calcext:value-type="float">
            <text:p>457</text:p>
          </table:table-cell>
          <table:table-cell table:formula="of:=[.B218]*3.3/1023" office:value-type="float" office:value="1.4741935483871" calcext:value-type="float">
            <text:p>1.4741935483871</text:p>
          </table:table-cell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float" office:value="471" calcext:value-type="float">
            <text:p>471</text:p>
          </table:table-cell>
          <table:table-cell table:formula="of:=[.B219]*3.3/1023" office:value-type="float" office:value="1.51935483870968" calcext:value-type="float">
            <text:p>1.51935483870968</text:p>
          </table:table-cell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float" office:value="483" calcext:value-type="float">
            <text:p>483</text:p>
          </table:table-cell>
          <table:table-cell table:formula="of:=[.B220]*3.3/1023" office:value-type="float" office:value="1.55806451612903" calcext:value-type="float">
            <text:p>1.55806451612903</text:p>
          </table:table-cell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float" office:value="496" calcext:value-type="float">
            <text:p>496</text:p>
          </table:table-cell>
          <table:table-cell table:formula="of:=[.B221]*3.3/1023" office:value-type="float" office:value="1.6" calcext:value-type="float">
            <text:p>1.6</text:p>
          </table:table-cell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float" office:value="510" calcext:value-type="float">
            <text:p>510</text:p>
          </table:table-cell>
          <table:table-cell table:formula="of:=[.B222]*3.3/1023" office:value-type="float" office:value="1.64516129032258" calcext:value-type="float">
            <text:p>1.64516129032258</text:p>
          </table:table-cell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float" office:value="524" calcext:value-type="float">
            <text:p>524</text:p>
          </table:table-cell>
          <table:table-cell table:formula="of:=[.B223]*3.3/1023" office:value-type="float" office:value="1.69032258064516" calcext:value-type="float">
            <text:p>1.69032258064516</text:p>
          </table:table-cell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float" office:value="540" calcext:value-type="float">
            <text:p>540</text:p>
          </table:table-cell>
          <table:table-cell table:formula="of:=[.B224]*3.3/1023" office:value-type="float" office:value="1.74193548387097" calcext:value-type="float">
            <text:p>1.74193548387097</text:p>
          </table:table-cell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float" office:value="553" calcext:value-type="float">
            <text:p>553</text:p>
          </table:table-cell>
          <table:table-cell table:formula="of:=[.B225]*3.3/1023" office:value-type="float" office:value="1.78387096774194" calcext:value-type="float">
            <text:p>1.78387096774194</text:p>
          </table:table-cell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float" office:value="566" calcext:value-type="float">
            <text:p>566</text:p>
          </table:table-cell>
          <table:table-cell table:formula="of:=[.B226]*3.3/1023" office:value-type="float" office:value="1.8258064516129" calcext:value-type="float">
            <text:p>1.8258064516129</text:p>
          </table:table-cell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float" office:value="579" calcext:value-type="float">
            <text:p>579</text:p>
          </table:table-cell>
          <table:table-cell table:formula="of:=[.B227]*3.3/1023" office:value-type="float" office:value="1.86774193548387" calcext:value-type="float">
            <text:p>1.86774193548387</text:p>
          </table:table-cell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float" office:value="595" calcext:value-type="float">
            <text:p>595</text:p>
          </table:table-cell>
          <table:table-cell table:formula="of:=[.B228]*3.3/1023" office:value-type="float" office:value="1.91935483870968" calcext:value-type="float">
            <text:p>1.91935483870968</text:p>
          </table:table-cell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float" office:value="610" calcext:value-type="float">
            <text:p>610</text:p>
          </table:table-cell>
          <table:table-cell table:formula="of:=[.B229]*3.3/1023" office:value-type="float" office:value="1.96774193548387" calcext:value-type="float">
            <text:p>1.96774193548387</text:p>
          </table:table-cell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office:value-type="float" office:value="625" calcext:value-type="float">
            <text:p>625</text:p>
          </table:table-cell>
          <table:table-cell table:formula="of:=[.B230]*3.3/1023" office:value-type="float" office:value="2.01612903225806" calcext:value-type="float">
            <text:p>2.01612903225806</text:p>
          </table:table-cell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office:value-type="float" office:value="642" calcext:value-type="float">
            <text:p>642</text:p>
          </table:table-cell>
          <table:table-cell table:formula="of:=[.B231]*3.3/1023" office:value-type="float" office:value="2.07096774193548" calcext:value-type="float">
            <text:p>2.07096774193548</text:p>
          </table:table-cell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office:value-type="float" office:value="656" calcext:value-type="float">
            <text:p>656</text:p>
          </table:table-cell>
          <table:table-cell table:formula="of:=[.B232]*3.3/1023" office:value-type="float" office:value="2.11612903225806" calcext:value-type="float">
            <text:p>2.11612903225806</text:p>
          </table:table-cell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table:formula="of:=[.B233]*3.3/1023" office:value-type="float" office:value="2.16129032258064" calcext:value-type="float">
            <text:p>2.16129032258064</text:p>
          </table:table-cell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office:value-type="float" office:value="684" calcext:value-type="float">
            <text:p>684</text:p>
          </table:table-cell>
          <table:table-cell table:formula="of:=[.B234]*3.3/1023" office:value-type="float" office:value="2.20645161290323" calcext:value-type="float">
            <text:p>2.20645161290323</text:p>
          </table:table-cell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office:value-type="float" office:value="695" calcext:value-type="float">
            <text:p>695</text:p>
          </table:table-cell>
          <table:table-cell table:formula="of:=[.B235]*3.3/1023" office:value-type="float" office:value="2.24193548387097" calcext:value-type="float">
            <text:p>2.24193548387097</text:p>
          </table:table-cell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office:value-type="float" office:value="711" calcext:value-type="float">
            <text:p>711</text:p>
          </table:table-cell>
          <table:table-cell table:formula="of:=[.B236]*3.3/1023" office:value-type="float" office:value="2.29354838709677" calcext:value-type="float">
            <text:p>2.29354838709677</text:p>
          </table:table-cell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office:value-type="float" office:value="710" calcext:value-type="float">
            <text:p>710</text:p>
          </table:table-cell>
          <table:table-cell table:formula="of:=[.B237]*3.3/1023" office:value-type="float" office:value="2.29032258064516" calcext:value-type="float">
            <text:p>2.29032258064516</text:p>
          </table:table-cell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office:value-type="float" office:value="698" calcext:value-type="float">
            <text:p>698</text:p>
          </table:table-cell>
          <table:table-cell table:formula="of:=[.B238]*3.3/1023" office:value-type="float" office:value="2.25161290322581" calcext:value-type="float">
            <text:p>2.25161290322581</text:p>
          </table:table-cell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office:value-type="float" office:value="683" calcext:value-type="float">
            <text:p>683</text:p>
          </table:table-cell>
          <table:table-cell table:formula="of:=[.B239]*3.3/1023" office:value-type="float" office:value="2.20322580645161" calcext:value-type="float">
            <text:p>2.20322580645161</text:p>
          </table:table-cell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office:value-type="float" office:value="670" calcext:value-type="float">
            <text:p>670</text:p>
          </table:table-cell>
          <table:table-cell table:formula="of:=[.B240]*3.3/1023" office:value-type="float" office:value="2.16129032258064" calcext:value-type="float">
            <text:p>2.16129032258064</text:p>
          </table:table-cell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office:value-type="float" office:value="659" calcext:value-type="float">
            <text:p>659</text:p>
          </table:table-cell>
          <table:table-cell table:formula="of:=[.B241]*3.3/1023" office:value-type="float" office:value="2.1258064516129" calcext:value-type="float">
            <text:p>2.1258064516129</text:p>
          </table:table-cell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office:value-type="float" office:value="643" calcext:value-type="float">
            <text:p>643</text:p>
          </table:table-cell>
          <table:table-cell table:formula="of:=[.B242]*3.3/1023" office:value-type="float" office:value="2.0741935483871" calcext:value-type="float">
            <text:p>2.0741935483871</text:p>
          </table:table-cell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office:value-type="float" office:value="633" calcext:value-type="float">
            <text:p>633</text:p>
          </table:table-cell>
          <table:table-cell table:formula="of:=[.B243]*3.3/1023" office:value-type="float" office:value="2.04193548387097" calcext:value-type="float">
            <text:p>2.04193548387097</text:p>
          </table:table-cell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office:value-type="float" office:value="618" calcext:value-type="float">
            <text:p>618</text:p>
          </table:table-cell>
          <table:table-cell table:formula="of:=[.B244]*3.3/1023" office:value-type="float" office:value="1.99354838709677" calcext:value-type="float">
            <text:p>1.99354838709677</text:p>
          </table:table-cell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office:value-type="float" office:value="605" calcext:value-type="float">
            <text:p>605</text:p>
          </table:table-cell>
          <table:table-cell table:formula="of:=[.B245]*3.3/1023" office:value-type="float" office:value="1.95161290322581" calcext:value-type="float">
            <text:p>1.95161290322581</text:p>
          </table:table-cell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office:value-type="float" office:value="592" calcext:value-type="float">
            <text:p>592</text:p>
          </table:table-cell>
          <table:table-cell table:formula="of:=[.B246]*3.3/1023" office:value-type="float" office:value="1.90967741935484" calcext:value-type="float">
            <text:p>1.90967741935484</text:p>
          </table:table-cell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office:value-type="float" office:value="579" calcext:value-type="float">
            <text:p>579</text:p>
          </table:table-cell>
          <table:table-cell table:formula="of:=[.B247]*3.3/1023" office:value-type="float" office:value="1.86774193548387" calcext:value-type="float">
            <text:p>1.86774193548387</text:p>
          </table:table-cell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office:value-type="float" office:value="563" calcext:value-type="float">
            <text:p>563</text:p>
          </table:table-cell>
          <table:table-cell table:formula="of:=[.B248]*3.3/1023" office:value-type="float" office:value="1.81612903225806" calcext:value-type="float">
            <text:p>1.81612903225806</text:p>
          </table:table-cell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office:value-type="float" office:value="551" calcext:value-type="float">
            <text:p>551</text:p>
          </table:table-cell>
          <table:table-cell table:formula="of:=[.B249]*3.3/1023" office:value-type="float" office:value="1.77741935483871" calcext:value-type="float">
            <text:p>1.77741935483871</text:p>
          </table:table-cell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office:value-type="float" office:value="537" calcext:value-type="float">
            <text:p>537</text:p>
          </table:table-cell>
          <table:table-cell table:formula="of:=[.B250]*3.3/1023" office:value-type="float" office:value="1.73225806451613" calcext:value-type="float">
            <text:p>1.73225806451613</text:p>
          </table:table-cell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office:value-type="float" office:value="525" calcext:value-type="float">
            <text:p>525</text:p>
          </table:table-cell>
          <table:table-cell table:formula="of:=[.B251]*3.3/1023" office:value-type="float" office:value="1.69354838709677" calcext:value-type="float">
            <text:p>1.69354838709677</text:p>
          </table:table-cell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office:value-type="float" office:value="511" calcext:value-type="float">
            <text:p>511</text:p>
          </table:table-cell>
          <table:table-cell table:formula="of:=[.B252]*3.3/1023" office:value-type="float" office:value="1.64838709677419" calcext:value-type="float">
            <text:p>1.64838709677419</text:p>
          </table:table-cell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office:value-type="float" office:value="498" calcext:value-type="float">
            <text:p>498</text:p>
          </table:table-cell>
          <table:table-cell table:formula="of:=[.B253]*3.3/1023" office:value-type="float" office:value="1.60645161290323" calcext:value-type="float">
            <text:p>1.60645161290323</text:p>
          </table:table-cell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office:value-type="float" office:value="485" calcext:value-type="float">
            <text:p>485</text:p>
          </table:table-cell>
          <table:table-cell table:formula="of:=[.B254]*3.3/1023" office:value-type="float" office:value="1.56451612903226" calcext:value-type="float">
            <text:p>1.56451612903226</text:p>
          </table:table-cell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office:value-type="float" office:value="472" calcext:value-type="float">
            <text:p>472</text:p>
          </table:table-cell>
          <table:table-cell table:formula="of:=[.B255]*3.3/1023" office:value-type="float" office:value="1.52258064516129" calcext:value-type="float">
            <text:p>1.52258064516129</text:p>
          </table:table-cell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office:value-type="float" office:value="451" calcext:value-type="float">
            <text:p>451</text:p>
          </table:table-cell>
          <table:table-cell table:formula="of:=[.B256]*3.3/1023" office:value-type="float" office:value="1.45483870967742" calcext:value-type="float">
            <text:p>1.45483870967742</text:p>
          </table:table-cell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office:value-type="float" office:value="441" calcext:value-type="float">
            <text:p>441</text:p>
          </table:table-cell>
          <table:table-cell table:formula="of:=[.B257]*3.3/1023" office:value-type="float" office:value="1.42258064516129" calcext:value-type="float">
            <text:p>1.42258064516129</text:p>
          </table:table-cell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office:value-type="float" office:value="426" calcext:value-type="float">
            <text:p>426</text:p>
          </table:table-cell>
          <table:table-cell table:formula="of:=[.B258]*3.3/1023" office:value-type="float" office:value="1.3741935483871" calcext:value-type="float">
            <text:p>1.3741935483871</text:p>
          </table:table-cell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office:value-type="float" office:value="411" calcext:value-type="float">
            <text:p>411</text:p>
          </table:table-cell>
          <table:table-cell table:formula="of:=[.B259]*3.3/1023" office:value-type="float" office:value="1.3258064516129" calcext:value-type="float">
            <text:p>1.3258064516129</text:p>
          </table:table-cell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office:value-type="float" office:value="397" calcext:value-type="float">
            <text:p>397</text:p>
          </table:table-cell>
          <table:table-cell table:formula="of:=[.B260]*3.3/1023" office:value-type="float" office:value="1.28064516129032" calcext:value-type="float">
            <text:p>1.28064516129032</text:p>
          </table:table-cell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office:value-type="float" office:value="383" calcext:value-type="float">
            <text:p>383</text:p>
          </table:table-cell>
          <table:table-cell table:formula="of:=[.B261]*3.3/1023" office:value-type="float" office:value="1.23548387096774" calcext:value-type="float">
            <text:p>1.23548387096774</text:p>
          </table:table-cell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office:value-type="float" office:value="368" calcext:value-type="float">
            <text:p>368</text:p>
          </table:table-cell>
          <table:table-cell table:formula="of:=[.B262]*3.3/1023" office:value-type="float" office:value="1.18709677419355" calcext:value-type="float">
            <text:p>1.18709677419355</text:p>
          </table:table-cell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office:value-type="float" office:value="355" calcext:value-type="float">
            <text:p>355</text:p>
          </table:table-cell>
          <table:table-cell table:formula="of:=[.B263]*3.3/1023" office:value-type="float" office:value="1.14516129032258" calcext:value-type="float">
            <text:p>1.14516129032258</text:p>
          </table:table-cell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office:value-type="float" office:value="342" calcext:value-type="float">
            <text:p>342</text:p>
          </table:table-cell>
          <table:table-cell table:formula="of:=[.B264]*3.3/1023" office:value-type="float" office:value="1.10322580645161" calcext:value-type="float">
            <text:p>1.10322580645161</text:p>
          </table:table-cell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office:value-type="float" office:value="328" calcext:value-type="float">
            <text:p>328</text:p>
          </table:table-cell>
          <table:table-cell table:formula="of:=[.B265]*3.3/1023" office:value-type="float" office:value="1.05806451612903" calcext:value-type="float">
            <text:p>1.05806451612903</text:p>
          </table:table-cell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table:formula="of:=[.B266]*3.3/1023" office:value-type="float" office:value="1.01935483870968" calcext:value-type="float">
            <text:p>1.01935483870968</text:p>
          </table:table-cell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office:value-type="float" office:value="303" calcext:value-type="float">
            <text:p>303</text:p>
          </table:table-cell>
          <table:table-cell table:formula="of:=[.B267]*3.3/1023" office:value-type="float" office:value="0.97741935483871" calcext:value-type="float">
            <text:p>0.97741935483871</text:p>
          </table:table-cell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office:value-type="float" office:value="290" calcext:value-type="float">
            <text:p>290</text:p>
          </table:table-cell>
          <table:table-cell table:formula="of:=[.B268]*3.3/1023" office:value-type="float" office:value="0.935483870967742" calcext:value-type="float">
            <text:p>0.935483870967742</text:p>
          </table:table-cell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 table:formula="of:=[.B269]*3.3/1023" office:value-type="float" office:value="0.890322580645161" calcext:value-type="float">
            <text:p>0.890322580645161</text:p>
          </table:table-cell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table:formula="of:=[.B270]*3.3/1023" office:value-type="float" office:value="0.851612903225806" calcext:value-type="float">
            <text:p>0.851612903225806</text:p>
          </table:table-cell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office:value-type="float" office:value="251" calcext:value-type="float">
            <text:p>251</text:p>
          </table:table-cell>
          <table:table-cell table:formula="of:=[.B271]*3.3/1023" office:value-type="float" office:value="0.809677419354839" calcext:value-type="float">
            <text:p>0.809677419354839</text:p>
          </table:table-cell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table:formula="of:=[.B272]*3.3/1023" office:value-type="float" office:value="0.767741935483871" calcext:value-type="float">
            <text:p>0.767741935483871</text:p>
          </table:table-cell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office:value-type="float" office:value="225" calcext:value-type="float">
            <text:p>225</text:p>
          </table:table-cell>
          <table:table-cell table:formula="of:=[.B273]*3.3/1023" office:value-type="float" office:value="0.725806451612903" calcext:value-type="float">
            <text:p>0.725806451612903</text:p>
          </table:table-cell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office:value-type="float" office:value="211" calcext:value-type="float">
            <text:p>211</text:p>
          </table:table-cell>
          <table:table-cell table:formula="of:=[.B274]*3.3/1023" office:value-type="float" office:value="0.680645161290322" calcext:value-type="float">
            <text:p>0.680645161290322</text:p>
          </table:table-cell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office:value-type="float" office:value="199" calcext:value-type="float">
            <text:p>199</text:p>
          </table:table-cell>
          <table:table-cell table:formula="of:=[.B275]*3.3/1023" office:value-type="float" office:value="0.641935483870968" calcext:value-type="float">
            <text:p>0.641935483870968</text:p>
          </table:table-cell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office:value-type="float" office:value="185" calcext:value-type="float">
            <text:p>185</text:p>
          </table:table-cell>
          <table:table-cell table:formula="of:=[.B276]*3.3/1023" office:value-type="float" office:value="0.596774193548387" calcext:value-type="float">
            <text:p>0.596774193548387</text:p>
          </table:table-cell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office:value-type="float" office:value="172" calcext:value-type="float">
            <text:p>172</text:p>
          </table:table-cell>
          <table:table-cell table:formula="of:=[.B277]*3.3/1023" office:value-type="float" office:value="0.554838709677419" calcext:value-type="float">
            <text:p>0.554838709677419</text:p>
          </table:table-cell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office:value-type="float" office:value="160" calcext:value-type="float">
            <text:p>160</text:p>
          </table:table-cell>
          <table:table-cell table:formula="of:=[.B278]*3.3/1023" office:value-type="float" office:value="0.516129032258065" calcext:value-type="float">
            <text:p>0.516129032258065</text:p>
          </table:table-cell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office:value-type="float" office:value="147" calcext:value-type="float">
            <text:p>147</text:p>
          </table:table-cell>
          <table:table-cell table:formula="of:=[.B279]*3.3/1023" office:value-type="float" office:value="0.474193548387097" calcext:value-type="float">
            <text:p>0.474193548387097</text:p>
          </table:table-cell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office:value-type="float" office:value="143" calcext:value-type="float">
            <text:p>143</text:p>
          </table:table-cell>
          <table:table-cell table:formula="of:=[.B280]*3.3/1023" office:value-type="float" office:value="0.461290322580645" calcext:value-type="float">
            <text:p>0.461290322580645</text:p>
          </table:table-cell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office:value-type="float" office:value="157" calcext:value-type="float">
            <text:p>157</text:p>
          </table:table-cell>
          <table:table-cell table:formula="of:=[.B281]*3.3/1023" office:value-type="float" office:value="0.506451612903226" calcext:value-type="float">
            <text:p>0.506451612903226</text:p>
          </table:table-cell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office:value-type="float" office:value="171" calcext:value-type="float">
            <text:p>171</text:p>
          </table:table-cell>
          <table:table-cell table:formula="of:=[.B282]*3.3/1023" office:value-type="float" office:value="0.551612903225806" calcext:value-type="float">
            <text:p>0.551612903225806</text:p>
          </table:table-cell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office:value-type="float" office:value="184" calcext:value-type="float">
            <text:p>184</text:p>
          </table:table-cell>
          <table:table-cell table:formula="of:=[.B283]*3.3/1023" office:value-type="float" office:value="0.593548387096774" calcext:value-type="float">
            <text:p>0.593548387096774</text:p>
          </table:table-cell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table:formula="of:=[.B284]*3.3/1023" office:value-type="float" office:value="0.641935483870968" calcext:value-type="float">
            <text:p>0.641935483870968</text:p>
          </table:table-cell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office:value-type="float" office:value="214" calcext:value-type="float">
            <text:p>214</text:p>
          </table:table-cell>
          <table:table-cell table:formula="of:=[.B285]*3.3/1023" office:value-type="float" office:value="0.690322580645161" calcext:value-type="float">
            <text:p>0.690322580645161</text:p>
          </table:table-cell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office:value-type="float" office:value="229" calcext:value-type="float">
            <text:p>229</text:p>
          </table:table-cell>
          <table:table-cell table:formula="of:=[.B286]*3.3/1023" office:value-type="float" office:value="0.738709677419355" calcext:value-type="float">
            <text:p>0.738709677419355</text:p>
          </table:table-cell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office:value-type="float" office:value="245" calcext:value-type="float">
            <text:p>245</text:p>
          </table:table-cell>
          <table:table-cell table:formula="of:=[.B287]*3.3/1023" office:value-type="float" office:value="0.790322580645161" calcext:value-type="float">
            <text:p>0.790322580645161</text:p>
          </table:table-cell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office:value-type="float" office:value="260" calcext:value-type="float">
            <text:p>260</text:p>
          </table:table-cell>
          <table:table-cell table:formula="of:=[.B288]*3.3/1023" office:value-type="float" office:value="0.838709677419355" calcext:value-type="float">
            <text:p>0.838709677419355</text:p>
          </table:table-cell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office:value-type="float" office:value="276" calcext:value-type="float">
            <text:p>276</text:p>
          </table:table-cell>
          <table:table-cell table:formula="of:=[.B289]*3.3/1023" office:value-type="float" office:value="0.890322580645161" calcext:value-type="float">
            <text:p>0.890322580645161</text:p>
          </table:table-cell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formula="of:=[.B290]*3.3/1023" office:value-type="float" office:value="0.932258064516129" calcext:value-type="float">
            <text:p>0.932258064516129</text:p>
          </table:table-cell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table:formula="of:=[.B291]*3.3/1023" office:value-type="float" office:value="0.980645161290322" calcext:value-type="float">
            <text:p>0.980645161290322</text:p>
          </table:table-cell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office:value-type="float" office:value="318" calcext:value-type="float">
            <text:p>318</text:p>
          </table:table-cell>
          <table:table-cell table:formula="of:=[.B292]*3.3/1023" office:value-type="float" office:value="1.0258064516129" calcext:value-type="float">
            <text:p>1.0258064516129</text:p>
          </table:table-cell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office:value-type="float" office:value="333" calcext:value-type="float">
            <text:p>333</text:p>
          </table:table-cell>
          <table:table-cell table:formula="of:=[.B293]*3.3/1023" office:value-type="float" office:value="1.0741935483871" calcext:value-type="float">
            <text:p>1.0741935483871</text:p>
          </table:table-cell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office:value-type="float" office:value="344" calcext:value-type="float">
            <text:p>344</text:p>
          </table:table-cell>
          <table:table-cell table:formula="of:=[.B294]*3.3/1023" office:value-type="float" office:value="1.10967741935484" calcext:value-type="float">
            <text:p>1.10967741935484</text:p>
          </table:table-cell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office:value-type="float" office:value="358" calcext:value-type="float">
            <text:p>358</text:p>
          </table:table-cell>
          <table:table-cell table:formula="of:=[.B295]*3.3/1023" office:value-type="float" office:value="1.15483870967742" calcext:value-type="float">
            <text:p>1.15483870967742</text:p>
          </table:table-cell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office:value-type="float" office:value="372" calcext:value-type="float">
            <text:p>372</text:p>
          </table:table-cell>
          <table:table-cell table:formula="of:=[.B296]*3.3/1023" office:value-type="float" office:value="1.2" calcext:value-type="float">
            <text:p>1.2</text:p>
          </table:table-cell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office:value-type="float" office:value="385" calcext:value-type="float">
            <text:p>385</text:p>
          </table:table-cell>
          <table:table-cell table:formula="of:=[.B297]*3.3/1023" office:value-type="float" office:value="1.24193548387097" calcext:value-type="float">
            <text:p>1.24193548387097</text:p>
          </table:table-cell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office:value-type="float" office:value="398" calcext:value-type="float">
            <text:p>398</text:p>
          </table:table-cell>
          <table:table-cell table:formula="of:=[.B298]*3.3/1023" office:value-type="float" office:value="1.28387096774194" calcext:value-type="float">
            <text:p>1.28387096774194</text:p>
          </table:table-cell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office:value-type="float" office:value="412" calcext:value-type="float">
            <text:p>412</text:p>
          </table:table-cell>
          <table:table-cell table:formula="of:=[.B299]*3.3/1023" office:value-type="float" office:value="1.32903225806452" calcext:value-type="float">
            <text:p>1.32903225806452</text:p>
          </table:table-cell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office:value-type="float" office:value="423" calcext:value-type="float">
            <text:p>423</text:p>
          </table:table-cell>
          <table:table-cell table:formula="of:=[.B300]*3.3/1023" office:value-type="float" office:value="1.36451612903226" calcext:value-type="float">
            <text:p>1.36451612903226</text:p>
          </table:table-cell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office:value-type="float" office:value="438" calcext:value-type="float">
            <text:p>438</text:p>
          </table:table-cell>
          <table:table-cell table:formula="of:=[.B301]*3.3/1023" office:value-type="float" office:value="1.41290322580645" calcext:value-type="float">
            <text:p>1.41290322580645</text:p>
          </table:table-cell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office:value-type="float" office:value="451" calcext:value-type="float">
            <text:p>451</text:p>
          </table:table-cell>
          <table:table-cell table:formula="of:=[.B302]*3.3/1023" office:value-type="float" office:value="1.45483870967742" calcext:value-type="float">
            <text:p>1.45483870967742</text:p>
          </table:table-cell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office:value-type="float" office:value="464" calcext:value-type="float">
            <text:p>464</text:p>
          </table:table-cell>
          <table:table-cell table:formula="of:=[.B303]*3.3/1023" office:value-type="float" office:value="1.49677419354839" calcext:value-type="float">
            <text:p>1.49677419354839</text:p>
          </table:table-cell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office:value-type="float" office:value="478" calcext:value-type="float">
            <text:p>478</text:p>
          </table:table-cell>
          <table:table-cell table:formula="of:=[.B304]*3.3/1023" office:value-type="float" office:value="1.54193548387097" calcext:value-type="float">
            <text:p>1.54193548387097</text:p>
          </table:table-cell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office:value-type="float" office:value="491" calcext:value-type="float">
            <text:p>491</text:p>
          </table:table-cell>
          <table:table-cell table:formula="of:=[.B305]*3.3/1023" office:value-type="float" office:value="1.58387096774194" calcext:value-type="float">
            <text:p>1.58387096774194</text:p>
          </table:table-cell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office:value-type="float" office:value="504" calcext:value-type="float">
            <text:p>504</text:p>
          </table:table-cell>
          <table:table-cell table:formula="of:=[.B306]*3.3/1023" office:value-type="float" office:value="1.6258064516129" calcext:value-type="float">
            <text:p>1.6258064516129</text:p>
          </table:table-cell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office:value-type="float" office:value="518" calcext:value-type="float">
            <text:p>518</text:p>
          </table:table-cell>
          <table:table-cell table:formula="of:=[.B307]*3.3/1023" office:value-type="float" office:value="1.67096774193548" calcext:value-type="float">
            <text:p>1.67096774193548</text:p>
          </table:table-cell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office:value-type="float" office:value="532" calcext:value-type="float">
            <text:p>532</text:p>
          </table:table-cell>
          <table:table-cell table:formula="of:=[.B308]*3.3/1023" office:value-type="float" office:value="1.71612903225806" calcext:value-type="float">
            <text:p>1.71612903225806</text:p>
          </table:table-cell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office:value-type="float" office:value="544" calcext:value-type="float">
            <text:p>544</text:p>
          </table:table-cell>
          <table:table-cell table:formula="of:=[.B309]*3.3/1023" office:value-type="float" office:value="1.75483870967742" calcext:value-type="float">
            <text:p>1.75483870967742</text:p>
          </table:table-cell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office:value-type="float" office:value="559" calcext:value-type="float">
            <text:p>559</text:p>
          </table:table-cell>
          <table:table-cell table:formula="of:=[.B310]*3.3/1023" office:value-type="float" office:value="1.80322580645161" calcext:value-type="float">
            <text:p>1.80322580645161</text:p>
          </table:table-cell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office:value-type="float" office:value="572" calcext:value-type="float">
            <text:p>572</text:p>
          </table:table-cell>
          <table:table-cell table:formula="of:=[.B311]*3.3/1023" office:value-type="float" office:value="1.84516129032258" calcext:value-type="float">
            <text:p>1.84516129032258</text:p>
          </table:table-cell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office:value-type="float" office:value="584" calcext:value-type="float">
            <text:p>584</text:p>
          </table:table-cell>
          <table:table-cell table:formula="of:=[.B312]*3.3/1023" office:value-type="float" office:value="1.88387096774194" calcext:value-type="float">
            <text:p>1.88387096774194</text:p>
          </table:table-cell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office:value-type="float" office:value="600" calcext:value-type="float">
            <text:p>600</text:p>
          </table:table-cell>
          <table:table-cell table:formula="of:=[.B313]*3.3/1023" office:value-type="float" office:value="1.93548387096774" calcext:value-type="float">
            <text:p>1.93548387096774</text:p>
          </table:table-cell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office:value-type="float" office:value="615" calcext:value-type="float">
            <text:p>615</text:p>
          </table:table-cell>
          <table:table-cell table:formula="of:=[.B314]*3.3/1023" office:value-type="float" office:value="1.98387096774194" calcext:value-type="float">
            <text:p>1.98387096774194</text:p>
          </table:table-cell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office:value-type="float" office:value="629" calcext:value-type="float">
            <text:p>629</text:p>
          </table:table-cell>
          <table:table-cell table:formula="of:=[.B315]*3.3/1023" office:value-type="float" office:value="2.02903225806452" calcext:value-type="float">
            <text:p>2.02903225806452</text:p>
          </table:table-cell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office:value-type="float" office:value="645" calcext:value-type="float">
            <text:p>645</text:p>
          </table:table-cell>
          <table:table-cell table:formula="of:=[.B316]*3.3/1023" office:value-type="float" office:value="2.08064516129032" calcext:value-type="float">
            <text:p>2.08064516129032</text:p>
          </table:table-cell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office:value-type="float" office:value="661" calcext:value-type="float">
            <text:p>661</text:p>
          </table:table-cell>
          <table:table-cell table:formula="of:=[.B317]*3.3/1023" office:value-type="float" office:value="2.13225806451613" calcext:value-type="float">
            <text:p>2.13225806451613</text:p>
          </table:table-cell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office:value-type="float" office:value="676" calcext:value-type="float">
            <text:p>676</text:p>
          </table:table-cell>
          <table:table-cell table:formula="of:=[.B318]*3.3/1023" office:value-type="float" office:value="2.18064516129032" calcext:value-type="float">
            <text:p>2.18064516129032</text:p>
          </table:table-cell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office:value-type="float" office:value="688" calcext:value-type="float">
            <text:p>688</text:p>
          </table:table-cell>
          <table:table-cell table:formula="of:=[.B319]*3.3/1023" office:value-type="float" office:value="2.21935483870968" calcext:value-type="float">
            <text:p>2.21935483870968</text:p>
          </table:table-cell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office:value-type="float" office:value="704" calcext:value-type="float">
            <text:p>704</text:p>
          </table:table-cell>
          <table:table-cell table:formula="of:=[.B320]*3.3/1023" office:value-type="float" office:value="2.27096774193548" calcext:value-type="float">
            <text:p>2.27096774193548</text:p>
          </table:table-cell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office:value-type="float" office:value="717" calcext:value-type="float">
            <text:p>717</text:p>
          </table:table-cell>
          <table:table-cell table:formula="of:=[.B321]*3.3/1023" office:value-type="float" office:value="2.31290322580645" calcext:value-type="float">
            <text:p>2.31290322580645</text:p>
          </table:table-cell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office:value-type="float" office:value="703" calcext:value-type="float">
            <text:p>703</text:p>
          </table:table-cell>
          <table:table-cell table:formula="of:=[.B322]*3.3/1023" office:value-type="float" office:value="2.26774193548387" calcext:value-type="float">
            <text:p>2.26774193548387</text:p>
          </table:table-cell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office:value-type="float" office:value="689" calcext:value-type="float">
            <text:p>689</text:p>
          </table:table-cell>
          <table:table-cell table:formula="of:=[.B323]*3.3/1023" office:value-type="float" office:value="2.22258064516129" calcext:value-type="float">
            <text:p>2.22258064516129</text:p>
          </table:table-cell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office:value-type="float" office:value="676" calcext:value-type="float">
            <text:p>676</text:p>
          </table:table-cell>
          <table:table-cell table:formula="of:=[.B324]*3.3/1023" office:value-type="float" office:value="2.18064516129032" calcext:value-type="float">
            <text:p>2.18064516129032</text:p>
          </table:table-cell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office:value-type="float" office:value="665" calcext:value-type="float">
            <text:p>665</text:p>
          </table:table-cell>
          <table:table-cell table:formula="of:=[.B325]*3.3/1023" office:value-type="float" office:value="2.14516129032258" calcext:value-type="float">
            <text:p>2.14516129032258</text:p>
          </table:table-cell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office:value-type="float" office:value="648" calcext:value-type="float">
            <text:p>648</text:p>
          </table:table-cell>
          <table:table-cell table:formula="of:=[.B326]*3.3/1023" office:value-type="float" office:value="2.09032258064516" calcext:value-type="float">
            <text:p>2.09032258064516</text:p>
          </table:table-cell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office:value-type="float" office:value="636" calcext:value-type="float">
            <text:p>636</text:p>
          </table:table-cell>
          <table:table-cell table:formula="of:=[.B327]*3.3/1023" office:value-type="float" office:value="2.05161290322581" calcext:value-type="float">
            <text:p>2.05161290322581</text:p>
          </table:table-cell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office:value-type="float" office:value="624" calcext:value-type="float">
            <text:p>624</text:p>
          </table:table-cell>
          <table:table-cell table:formula="of:=[.B328]*3.3/1023" office:value-type="float" office:value="2.01290322580645" calcext:value-type="float">
            <text:p>2.01290322580645</text:p>
          </table:table-cell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office:value-type="float" office:value="609" calcext:value-type="float">
            <text:p>609</text:p>
          </table:table-cell>
          <table:table-cell table:formula="of:=[.B329]*3.3/1023" office:value-type="float" office:value="1.96451612903226" calcext:value-type="float">
            <text:p>1.96451612903226</text:p>
          </table:table-cell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office:value-type="float" office:value="598" calcext:value-type="float">
            <text:p>598</text:p>
          </table:table-cell>
          <table:table-cell table:formula="of:=[.B330]*3.3/1023" office:value-type="float" office:value="1.92903225806452" calcext:value-type="float">
            <text:p>1.92903225806452</text:p>
          </table:table-cell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office:value-type="float" office:value="584" calcext:value-type="float">
            <text:p>584</text:p>
          </table:table-cell>
          <table:table-cell table:formula="of:=[.B331]*3.3/1023" office:value-type="float" office:value="1.88387096774194" calcext:value-type="float">
            <text:p>1.88387096774194</text:p>
          </table:table-cell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office:value-type="float" office:value="571" calcext:value-type="float">
            <text:p>571</text:p>
          </table:table-cell>
          <table:table-cell table:formula="of:=[.B332]*3.3/1023" office:value-type="float" office:value="1.84193548387097" calcext:value-type="float">
            <text:p>1.84193548387097</text:p>
          </table:table-cell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office:value-type="float" office:value="559" calcext:value-type="float">
            <text:p>559</text:p>
          </table:table-cell>
          <table:table-cell table:formula="of:=[.B333]*3.3/1023" office:value-type="float" office:value="1.80322580645161" calcext:value-type="float">
            <text:p>1.80322580645161</text:p>
          </table:table-cell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office:value-type="float" office:value="543" calcext:value-type="float">
            <text:p>543</text:p>
          </table:table-cell>
          <table:table-cell table:formula="of:=[.B334]*3.3/1023" office:value-type="float" office:value="1.75161290322581" calcext:value-type="float">
            <text:p>1.75161290322581</text:p>
          </table:table-cell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office:value-type="float" office:value="531" calcext:value-type="float">
            <text:p>531</text:p>
          </table:table-cell>
          <table:table-cell table:formula="of:=[.B335]*3.3/1023" office:value-type="float" office:value="1.71290322580645" calcext:value-type="float">
            <text:p>1.71290322580645</text:p>
          </table:table-cell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office:value-type="float" office:value="519" calcext:value-type="float">
            <text:p>519</text:p>
          </table:table-cell>
          <table:table-cell table:formula="of:=[.B336]*3.3/1023" office:value-type="float" office:value="1.6741935483871" calcext:value-type="float">
            <text:p>1.6741935483871</text:p>
          </table:table-cell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office:value-type="float" office:value="506" calcext:value-type="float">
            <text:p>506</text:p>
          </table:table-cell>
          <table:table-cell table:formula="of:=[.B337]*3.3/1023" office:value-type="float" office:value="1.63225806451613" calcext:value-type="float">
            <text:p>1.63225806451613</text:p>
          </table:table-cell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office:value-type="float" office:value="492" calcext:value-type="float">
            <text:p>492</text:p>
          </table:table-cell>
          <table:table-cell table:formula="of:=[.B338]*3.3/1023" office:value-type="float" office:value="1.58709677419355" calcext:value-type="float">
            <text:p>1.58709677419355</text:p>
          </table:table-cell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office:value-type="float" office:value="478" calcext:value-type="float">
            <text:p>478</text:p>
          </table:table-cell>
          <table:table-cell table:formula="of:=[.B339]*3.3/1023" office:value-type="float" office:value="1.54193548387097" calcext:value-type="float">
            <text:p>1.54193548387097</text:p>
          </table:table-cell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office:value-type="float" office:value="465" calcext:value-type="float">
            <text:p>465</text:p>
          </table:table-cell>
          <table:table-cell table:formula="of:=[.B340]*3.3/1023" office:value-type="float" office:value="1.5" calcext:value-type="float">
            <text:p>1.5</text:p>
          </table:table-cell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office:value-type="float" office:value="449" calcext:value-type="float">
            <text:p>449</text:p>
          </table:table-cell>
          <table:table-cell table:formula="of:=[.B341]*3.3/1023" office:value-type="float" office:value="1.44838709677419" calcext:value-type="float">
            <text:p>1.44838709677419</text:p>
          </table:table-cell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office:value-type="float" office:value="437" calcext:value-type="float">
            <text:p>437</text:p>
          </table:table-cell>
          <table:table-cell table:formula="of:=[.B342]*3.3/1023" office:value-type="float" office:value="1.40967741935484" calcext:value-type="float">
            <text:p>1.40967741935484</text:p>
          </table:table-cell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office:value-type="float" office:value="424" calcext:value-type="float">
            <text:p>424</text:p>
          </table:table-cell>
          <table:table-cell table:formula="of:=[.B343]*3.3/1023" office:value-type="float" office:value="1.36774193548387" calcext:value-type="float">
            <text:p>1.36774193548387</text:p>
          </table:table-cell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office:value-type="float" office:value="408" calcext:value-type="float">
            <text:p>408</text:p>
          </table:table-cell>
          <table:table-cell table:formula="of:=[.B344]*3.3/1023" office:value-type="float" office:value="1.31612903225806" calcext:value-type="float">
            <text:p>1.31612903225806</text:p>
          </table:table-cell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office:value-type="float" office:value="392" calcext:value-type="float">
            <text:p>392</text:p>
          </table:table-cell>
          <table:table-cell table:formula="of:=[.B345]*3.3/1023" office:value-type="float" office:value="1.26451612903226" calcext:value-type="float">
            <text:p>1.26451612903226</text:p>
          </table:table-cell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office:value-type="float" office:value="376" calcext:value-type="float">
            <text:p>376</text:p>
          </table:table-cell>
          <table:table-cell table:formula="of:=[.B346]*3.3/1023" office:value-type="float" office:value="1.21290322580645" calcext:value-type="float">
            <text:p>1.21290322580645</text:p>
          </table:table-cell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office:value-type="float" office:value="364" calcext:value-type="float">
            <text:p>364</text:p>
          </table:table-cell>
          <table:table-cell table:formula="of:=[.B347]*3.3/1023" office:value-type="float" office:value="1.1741935483871" calcext:value-type="float">
            <text:p>1.1741935483871</text:p>
          </table:table-cell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table:formula="of:=[.B348]*3.3/1023" office:value-type="float" office:value="1.1258064516129" calcext:value-type="float">
            <text:p>1.1258064516129</text:p>
          </table:table-cell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office:value-type="float" office:value="335" calcext:value-type="float">
            <text:p>335</text:p>
          </table:table-cell>
          <table:table-cell table:formula="of:=[.B349]*3.3/1023" office:value-type="float" office:value="1.08064516129032" calcext:value-type="float">
            <text:p>1.08064516129032</text:p>
          </table:table-cell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office:value-type="float" office:value="319" calcext:value-type="float">
            <text:p>319</text:p>
          </table:table-cell>
          <table:table-cell table:formula="of:=[.B350]*3.3/1023" office:value-type="float" office:value="1.02903225806452" calcext:value-type="float">
            <text:p>1.02903225806452</text:p>
          </table:table-cell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office:value-type="float" office:value="308" calcext:value-type="float">
            <text:p>308</text:p>
          </table:table-cell>
          <table:table-cell table:formula="of:=[.B351]*3.3/1023" office:value-type="float" office:value="0.993548387096774" calcext:value-type="float">
            <text:p>0.993548387096774</text:p>
          </table:table-cell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office:value-type="float" office:value="294" calcext:value-type="float">
            <text:p>294</text:p>
          </table:table-cell>
          <table:table-cell table:formula="of:=[.B352]*3.3/1023" office:value-type="float" office:value="0.948387096774193" calcext:value-type="float">
            <text:p>0.948387096774193</text:p>
          </table:table-cell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office:value-type="float" office:value="280" calcext:value-type="float">
            <text:p>280</text:p>
          </table:table-cell>
          <table:table-cell table:formula="of:=[.B353]*3.3/1023" office:value-type="float" office:value="0.903225806451613" calcext:value-type="float">
            <text:p>0.903225806451613</text:p>
          </table:table-cell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office:value-type="float" office:value="268" calcext:value-type="float">
            <text:p>268</text:p>
          </table:table-cell>
          <table:table-cell table:formula="of:=[.B354]*3.3/1023" office:value-type="float" office:value="0.864516129032258" calcext:value-type="float">
            <text:p>0.864516129032258</text:p>
          </table:table-cell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office:value-type="float" office:value="255" calcext:value-type="float">
            <text:p>255</text:p>
          </table:table-cell>
          <table:table-cell table:formula="of:=[.B355]*3.3/1023" office:value-type="float" office:value="0.82258064516129" calcext:value-type="float">
            <text:p>0.82258064516129</text:p>
          </table:table-cell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office:value-type="float" office:value="241" calcext:value-type="float">
            <text:p>241</text:p>
          </table:table-cell>
          <table:table-cell table:formula="of:=[.B356]*3.3/1023" office:value-type="float" office:value="0.77741935483871" calcext:value-type="float">
            <text:p>0.77741935483871</text:p>
          </table:table-cell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office:value-type="float" office:value="229" calcext:value-type="float">
            <text:p>229</text:p>
          </table:table-cell>
          <table:table-cell table:formula="of:=[.B357]*3.3/1023" office:value-type="float" office:value="0.738709677419355" calcext:value-type="float">
            <text:p>0.738709677419355</text:p>
          </table:table-cell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office:value-type="float" office:value="216" calcext:value-type="float">
            <text:p>216</text:p>
          </table:table-cell>
          <table:table-cell table:formula="of:=[.B358]*3.3/1023" office:value-type="float" office:value="0.696774193548387" calcext:value-type="float">
            <text:p>0.696774193548387</text:p>
          </table:table-cell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office:value-type="float" office:value="203" calcext:value-type="float">
            <text:p>203</text:p>
          </table:table-cell>
          <table:table-cell table:formula="of:=[.B359]*3.3/1023" office:value-type="float" office:value="0.654838709677419" calcext:value-type="float">
            <text:p>0.654838709677419</text:p>
          </table:table-cell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table:formula="of:=[.B360]*3.3/1023" office:value-type="float" office:value="0.612903225806452" calcext:value-type="float">
            <text:p>0.612903225806452</text:p>
          </table:table-cell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table:formula="of:=[.B361]*3.3/1023" office:value-type="float" office:value="0.570967741935484" calcext:value-type="float">
            <text:p>0.570967741935484</text:p>
          </table:table-cell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office:value-type="float" office:value="164" calcext:value-type="float">
            <text:p>164</text:p>
          </table:table-cell>
          <table:table-cell table:formula="of:=[.B362]*3.3/1023" office:value-type="float" office:value="0.529032258064516" calcext:value-type="float">
            <text:p>0.529032258064516</text:p>
          </table:table-cell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office:value-type="float" office:value="152" calcext:value-type="float">
            <text:p>152</text:p>
          </table:table-cell>
          <table:table-cell table:formula="of:=[.B363]*3.3/1023" office:value-type="float" office:value="0.490322580645161" calcext:value-type="float">
            <text:p>0.490322580645161</text:p>
          </table:table-cell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office:value-type="float" office:value="138" calcext:value-type="float">
            <text:p>138</text:p>
          </table:table-cell>
          <table:table-cell table:formula="of:=[.B364]*3.3/1023" office:value-type="float" office:value="0.445161290322581" calcext:value-type="float">
            <text:p>0.445161290322581</text:p>
          </table:table-cell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office:value-type="float" office:value="152" calcext:value-type="float">
            <text:p>152</text:p>
          </table:table-cell>
          <table:table-cell table:formula="of:=[.B365]*3.3/1023" office:value-type="float" office:value="0.490322580645161" calcext:value-type="float">
            <text:p>0.490322580645161</text:p>
          </table:table-cell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office:value-type="float" office:value="165" calcext:value-type="float">
            <text:p>165</text:p>
          </table:table-cell>
          <table:table-cell table:formula="of:=[.B366]*3.3/1023" office:value-type="float" office:value="0.532258064516129" calcext:value-type="float">
            <text:p>0.532258064516129</text:p>
          </table:table-cell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office:value-type="float" office:value="179" calcext:value-type="float">
            <text:p>179</text:p>
          </table:table-cell>
          <table:table-cell table:formula="of:=[.B367]*3.3/1023" office:value-type="float" office:value="0.57741935483871" calcext:value-type="float">
            <text:p>0.57741935483871</text:p>
          </table:table-cell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office:value-type="float" office:value="193" calcext:value-type="float">
            <text:p>193</text:p>
          </table:table-cell>
          <table:table-cell table:formula="of:=[.B368]*3.3/1023" office:value-type="float" office:value="0.62258064516129" calcext:value-type="float">
            <text:p>0.62258064516129</text:p>
          </table:table-cell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office:value-type="float" office:value="207" calcext:value-type="float">
            <text:p>207</text:p>
          </table:table-cell>
          <table:table-cell table:formula="of:=[.B369]*3.3/1023" office:value-type="float" office:value="0.667741935483871" calcext:value-type="float">
            <text:p>0.667741935483871</text:p>
          </table:table-cell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office:value-type="float" office:value="221" calcext:value-type="float">
            <text:p>221</text:p>
          </table:table-cell>
          <table:table-cell table:formula="of:=[.B370]*3.3/1023" office:value-type="float" office:value="0.712903225806452" calcext:value-type="float">
            <text:p>0.712903225806452</text:p>
          </table:table-cell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office:value-type="float" office:value="234" calcext:value-type="float">
            <text:p>234</text:p>
          </table:table-cell>
          <table:table-cell table:formula="of:=[.B371]*3.3/1023" office:value-type="float" office:value="0.754838709677419" calcext:value-type="float">
            <text:p>0.754838709677419</text:p>
          </table:table-cell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office:value-type="float" office:value="250" calcext:value-type="float">
            <text:p>250</text:p>
          </table:table-cell>
          <table:table-cell table:formula="of:=[.B372]*3.3/1023" office:value-type="float" office:value="0.806451612903226" calcext:value-type="float">
            <text:p>0.806451612903226</text:p>
          </table:table-cell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office:value-type="float" office:value="265" calcext:value-type="float">
            <text:p>265</text:p>
          </table:table-cell>
          <table:table-cell table:formula="of:=[.B373]*3.3/1023" office:value-type="float" office:value="0.854838709677419" calcext:value-type="float">
            <text:p>0.854838709677419</text:p>
          </table:table-cell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office:value-type="float" office:value="281" calcext:value-type="float">
            <text:p>281</text:p>
          </table:table-cell>
          <table:table-cell table:formula="of:=[.B374]*3.3/1023" office:value-type="float" office:value="0.906451612903226" calcext:value-type="float">
            <text:p>0.906451612903226</text:p>
          </table:table-cell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office:value-type="float" office:value="296" calcext:value-type="float">
            <text:p>296</text:p>
          </table:table-cell>
          <table:table-cell table:formula="of:=[.B375]*3.3/1023" office:value-type="float" office:value="0.954838709677419" calcext:value-type="float">
            <text:p>0.954838709677419</text:p>
          </table:table-cell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office:value-type="float" office:value="311" calcext:value-type="float">
            <text:p>311</text:p>
          </table:table-cell>
          <table:table-cell table:formula="of:=[.B376]*3.3/1023" office:value-type="float" office:value="1.00322580645161" calcext:value-type="float">
            <text:p>1.00322580645161</text:p>
          </table:table-cell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office:value-type="float" office:value="323" calcext:value-type="float">
            <text:p>323</text:p>
          </table:table-cell>
          <table:table-cell table:formula="of:=[.B377]*3.3/1023" office:value-type="float" office:value="1.04193548387097" calcext:value-type="float">
            <text:p>1.04193548387097</text:p>
          </table:table-cell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office:value-type="float" office:value="339" calcext:value-type="float">
            <text:p>339</text:p>
          </table:table-cell>
          <table:table-cell table:formula="of:=[.B378]*3.3/1023" office:value-type="float" office:value="1.09354838709677" calcext:value-type="float">
            <text:p>1.09354838709677</text:p>
          </table:table-cell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office:value-type="float" office:value="353" calcext:value-type="float">
            <text:p>353</text:p>
          </table:table-cell>
          <table:table-cell table:formula="of:=[.B379]*3.3/1023" office:value-type="float" office:value="1.13870967741935" calcext:value-type="float">
            <text:p>1.13870967741935</text:p>
          </table:table-cell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office:value-type="float" office:value="366" calcext:value-type="float">
            <text:p>366</text:p>
          </table:table-cell>
          <table:table-cell table:formula="of:=[.B380]*3.3/1023" office:value-type="float" office:value="1.18064516129032" calcext:value-type="float">
            <text:p>1.18064516129032</text:p>
          </table:table-cell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table:formula="of:=[.B381]*3.3/1023" office:value-type="float" office:value="1.2258064516129" calcext:value-type="float">
            <text:p>1.2258064516129</text:p>
          </table:table-cell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office:value-type="float" office:value="394" calcext:value-type="float">
            <text:p>394</text:p>
          </table:table-cell>
          <table:table-cell table:formula="of:=[.B382]*3.3/1023" office:value-type="float" office:value="1.27096774193548" calcext:value-type="float">
            <text:p>1.27096774193548</text:p>
          </table:table-cell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office:value-type="float" office:value="406" calcext:value-type="float">
            <text:p>406</text:p>
          </table:table-cell>
          <table:table-cell table:formula="of:=[.B383]*3.3/1023" office:value-type="float" office:value="1.30967741935484" calcext:value-type="float">
            <text:p>1.30967741935484</text:p>
          </table:table-cell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office:value-type="float" office:value="419" calcext:value-type="float">
            <text:p>419</text:p>
          </table:table-cell>
          <table:table-cell table:formula="of:=[.B384]*3.3/1023" office:value-type="float" office:value="1.35161290322581" calcext:value-type="float">
            <text:p>1.35161290322581</text:p>
          </table:table-cell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office:value-type="float" office:value="433" calcext:value-type="float">
            <text:p>433</text:p>
          </table:table-cell>
          <table:table-cell table:formula="of:=[.B385]*3.3/1023" office:value-type="float" office:value="1.39677419354839" calcext:value-type="float">
            <text:p>1.39677419354839</text:p>
          </table:table-cell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office:value-type="float" office:value="431" calcext:value-type="float">
            <text:p>431</text:p>
          </table:table-cell>
          <table:table-cell table:formula="of:=[.B386]*3.3/1023" office:value-type="float" office:value="1.39032258064516" calcext:value-type="float">
            <text:p>1.39032258064516</text:p>
          </table:table-cell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office:value-type="float" office:value="460" calcext:value-type="float">
            <text:p>460</text:p>
          </table:table-cell>
          <table:table-cell table:formula="of:=[.B387]*3.3/1023" office:value-type="float" office:value="1.48387096774194" calcext:value-type="float">
            <text:p>1.48387096774194</text:p>
          </table:table-cell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office:value-type="float" office:value="473" calcext:value-type="float">
            <text:p>473</text:p>
          </table:table-cell>
          <table:table-cell table:formula="of:=[.B388]*3.3/1023" office:value-type="float" office:value="1.5258064516129" calcext:value-type="float">
            <text:p>1.5258064516129</text:p>
          </table:table-cell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office:value-type="float" office:value="486" calcext:value-type="float">
            <text:p>486</text:p>
          </table:table-cell>
          <table:table-cell table:formula="of:=[.B389]*3.3/1023" office:value-type="float" office:value="1.56774193548387" calcext:value-type="float">
            <text:p>1.56774193548387</text:p>
          </table:table-cell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office:value-type="float" office:value="497" calcext:value-type="float">
            <text:p>497</text:p>
          </table:table-cell>
          <table:table-cell table:formula="of:=[.B390]*3.3/1023" office:value-type="float" office:value="1.60322580645161" calcext:value-type="float">
            <text:p>1.60322580645161</text:p>
          </table:table-cell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office:value-type="float" office:value="511" calcext:value-type="float">
            <text:p>511</text:p>
          </table:table-cell>
          <table:table-cell table:formula="of:=[.B391]*3.3/1023" office:value-type="float" office:value="1.64838709677419" calcext:value-type="float">
            <text:p>1.64838709677419</text:p>
          </table:table-cell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office:value-type="float" office:value="529" calcext:value-type="float">
            <text:p>529</text:p>
          </table:table-cell>
          <table:table-cell table:formula="of:=[.B392]*3.3/1023" office:value-type="float" office:value="1.70645161290323" calcext:value-type="float">
            <text:p>1.70645161290323</text:p>
          </table:table-cell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office:value-type="float" office:value="539" calcext:value-type="float">
            <text:p>539</text:p>
          </table:table-cell>
          <table:table-cell table:formula="of:=[.B393]*3.3/1023" office:value-type="float" office:value="1.73870967741935" calcext:value-type="float">
            <text:p>1.73870967741935</text:p>
          </table:table-cell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office:value-type="float" office:value="548" calcext:value-type="float">
            <text:p>548</text:p>
          </table:table-cell>
          <table:table-cell table:formula="of:=[.B394]*3.3/1023" office:value-type="float" office:value="1.76774193548387" calcext:value-type="float">
            <text:p>1.76774193548387</text:p>
          </table:table-cell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office:value-type="float" office:value="566" calcext:value-type="float">
            <text:p>566</text:p>
          </table:table-cell>
          <table:table-cell table:formula="of:=[.B395]*3.3/1023" office:value-type="float" office:value="1.8258064516129" calcext:value-type="float">
            <text:p>1.8258064516129</text:p>
          </table:table-cell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office:value-type="float" office:value="580" calcext:value-type="float">
            <text:p>580</text:p>
          </table:table-cell>
          <table:table-cell table:formula="of:=[.B396]*3.3/1023" office:value-type="float" office:value="1.87096774193548" calcext:value-type="float">
            <text:p>1.87096774193548</text:p>
          </table:table-cell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office:value-type="float" office:value="593" calcext:value-type="float">
            <text:p>593</text:p>
          </table:table-cell>
          <table:table-cell table:formula="of:=[.B397]*3.3/1023" office:value-type="float" office:value="1.91290322580645" calcext:value-type="float">
            <text:p>1.91290322580645</text:p>
          </table:table-cell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office:value-type="float" office:value="608" calcext:value-type="float">
            <text:p>608</text:p>
          </table:table-cell>
          <table:table-cell table:formula="of:=[.B398]*3.3/1023" office:value-type="float" office:value="1.96129032258065" calcext:value-type="float">
            <text:p>1.96129032258065</text:p>
          </table:table-cell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office:value-type="float" office:value="620" calcext:value-type="float">
            <text:p>620</text:p>
          </table:table-cell>
          <table:table-cell table:formula="of:=[.B399]*3.3/1023" office:value-type="float" office:value="2" calcext:value-type="float">
            <text:p>2</text:p>
          </table:table-cell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office:value-type="float" office:value="636" calcext:value-type="float">
            <text:p>636</text:p>
          </table:table-cell>
          <table:table-cell table:formula="of:=[.B400]*3.3/1023" office:value-type="float" office:value="2.05161290322581" calcext:value-type="float">
            <text:p>2.05161290322581</text:p>
          </table:table-cell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office:value-type="float" office:value="650" calcext:value-type="float">
            <text:p>650</text:p>
          </table:table-cell>
          <table:table-cell table:formula="of:=[.B401]*3.3/1023" office:value-type="float" office:value="2.09677419354839" calcext:value-type="float">
            <text:p>2.09677419354839</text:p>
          </table:table-cell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office:value-type="float" office:value="663" calcext:value-type="float">
            <text:p>663</text:p>
          </table:table-cell>
          <table:table-cell table:formula="of:=[.B402]*3.3/1023" office:value-type="float" office:value="2.13870967741935" calcext:value-type="float">
            <text:p>2.13870967741935</text:p>
          </table:table-cell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office:value-type="float" office:value="680" calcext:value-type="float">
            <text:p>680</text:p>
          </table:table-cell>
          <table:table-cell table:formula="of:=[.B403]*3.3/1023" office:value-type="float" office:value="2.19354838709677" calcext:value-type="float">
            <text:p>2.19354838709677</text:p>
          </table:table-cell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office:value-type="float" office:value="696" calcext:value-type="float">
            <text:p>696</text:p>
          </table:table-cell>
          <table:table-cell table:formula="of:=[.B404]*3.3/1023" office:value-type="float" office:value="2.24516129032258" calcext:value-type="float">
            <text:p>2.24516129032258</text:p>
          </table:table-cell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office:value-type="float" office:value="708" calcext:value-type="float">
            <text:p>708</text:p>
          </table:table-cell>
          <table:table-cell table:formula="of:=[.B405]*3.3/1023" office:value-type="float" office:value="2.28387096774194" calcext:value-type="float">
            <text:p>2.28387096774194</text:p>
          </table:table-cell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office:value-type="float" office:value="707" calcext:value-type="float">
            <text:p>707</text:p>
          </table:table-cell>
          <table:table-cell table:formula="of:=[.B406]*3.3/1023" office:value-type="float" office:value="2.28064516129032" calcext:value-type="float">
            <text:p>2.28064516129032</text:p>
          </table:table-cell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table:formula="of:=[.B407]*3.3/1023" office:value-type="float" office:value="2.25161290322581" calcext:value-type="float">
            <text:p>2.25161290322581</text:p>
          </table:table-cell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office:value-type="float" office:value="684" calcext:value-type="float">
            <text:p>684</text:p>
          </table:table-cell>
          <table:table-cell table:formula="of:=[.B408]*3.3/1023" office:value-type="float" office:value="2.20645161290323" calcext:value-type="float">
            <text:p>2.20645161290323</text:p>
          </table:table-cell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office:value-type="float" office:value="668" calcext:value-type="float">
            <text:p>668</text:p>
          </table:table-cell>
          <table:table-cell table:formula="of:=[.B409]*3.3/1023" office:value-type="float" office:value="2.15483870967742" calcext:value-type="float">
            <text:p>2.15483870967742</text:p>
          </table:table-cell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office:value-type="float" office:value="654" calcext:value-type="float">
            <text:p>654</text:p>
          </table:table-cell>
          <table:table-cell table:formula="of:=[.B410]*3.3/1023" office:value-type="float" office:value="2.10967741935484" calcext:value-type="float">
            <text:p>2.10967741935484</text:p>
          </table:table-cell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office:value-type="float" office:value="640" calcext:value-type="float">
            <text:p>640</text:p>
          </table:table-cell>
          <table:table-cell table:formula="of:=[.B411]*3.3/1023" office:value-type="float" office:value="2.06451612903226" calcext:value-type="float">
            <text:p>2.06451612903226</text:p>
          </table:table-cell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office:value-type="float" office:value="627" calcext:value-type="float">
            <text:p>627</text:p>
          </table:table-cell>
          <table:table-cell table:formula="of:=[.B412]*3.3/1023" office:value-type="float" office:value="2.02258064516129" calcext:value-type="float">
            <text:p>2.02258064516129</text:p>
          </table:table-cell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office:value-type="float" office:value="611" calcext:value-type="float">
            <text:p>611</text:p>
          </table:table-cell>
          <table:table-cell table:formula="of:=[.B413]*3.3/1023" office:value-type="float" office:value="1.97096774193548" calcext:value-type="float">
            <text:p>1.97096774193548</text:p>
          </table:table-cell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office:value-type="float" office:value="603" calcext:value-type="float">
            <text:p>603</text:p>
          </table:table-cell>
          <table:table-cell table:formula="of:=[.B414]*3.3/1023" office:value-type="float" office:value="1.94516129032258" calcext:value-type="float">
            <text:p>1.94516129032258</text:p>
          </table:table-cell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office:value-type="float" office:value="588" calcext:value-type="float">
            <text:p>588</text:p>
          </table:table-cell>
          <table:table-cell table:formula="of:=[.B415]*3.3/1023" office:value-type="float" office:value="1.89677419354839" calcext:value-type="float">
            <text:p>1.89677419354839</text:p>
          </table:table-cell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office:value-type="float" office:value="575" calcext:value-type="float">
            <text:p>575</text:p>
          </table:table-cell>
          <table:table-cell table:formula="of:=[.B416]*3.3/1023" office:value-type="float" office:value="1.85483870967742" calcext:value-type="float">
            <text:p>1.85483870967742</text:p>
          </table:table-cell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office:value-type="float" office:value="562" calcext:value-type="float">
            <text:p>562</text:p>
          </table:table-cell>
          <table:table-cell table:formula="of:=[.B417]*3.3/1023" office:value-type="float" office:value="1.81290322580645" calcext:value-type="float">
            <text:p>1.81290322580645</text:p>
          </table:table-cell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office:value-type="float" office:value="547" calcext:value-type="float">
            <text:p>547</text:p>
          </table:table-cell>
          <table:table-cell table:formula="of:=[.B418]*3.3/1023" office:value-type="float" office:value="1.76451612903226" calcext:value-type="float">
            <text:p>1.76451612903226</text:p>
          </table:table-cell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office:value-type="float" office:value="536" calcext:value-type="float">
            <text:p>536</text:p>
          </table:table-cell>
          <table:table-cell table:formula="of:=[.B419]*3.3/1023" office:value-type="float" office:value="1.72903225806452" calcext:value-type="float">
            <text:p>1.72903225806452</text:p>
          </table:table-cell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office:value-type="float" office:value="519" calcext:value-type="float">
            <text:p>519</text:p>
          </table:table-cell>
          <table:table-cell table:formula="of:=[.B420]*3.3/1023" office:value-type="float" office:value="1.6741935483871" calcext:value-type="float">
            <text:p>1.6741935483871</text:p>
          </table:table-cell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office:value-type="float" office:value="509" calcext:value-type="float">
            <text:p>509</text:p>
          </table:table-cell>
          <table:table-cell table:formula="of:=[.B421]*3.3/1023" office:value-type="float" office:value="1.64193548387097" calcext:value-type="float">
            <text:p>1.64193548387097</text:p>
          </table:table-cell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table:formula="of:=[.B422]*3.3/1023" office:value-type="float" office:value="1.6" calcext:value-type="float">
            <text:p>1.6</text:p>
          </table:table-cell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office:value-type="float" office:value="482" calcext:value-type="float">
            <text:p>482</text:p>
          </table:table-cell>
          <table:table-cell table:formula="of:=[.B423]*3.3/1023" office:value-type="float" office:value="1.55483870967742" calcext:value-type="float">
            <text:p>1.55483870967742</text:p>
          </table:table-cell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office:value-type="float" office:value="469" calcext:value-type="float">
            <text:p>469</text:p>
          </table:table-cell>
          <table:table-cell table:formula="of:=[.B424]*3.3/1023" office:value-type="float" office:value="1.51290322580645" calcext:value-type="float">
            <text:p>1.51290322580645</text:p>
          </table:table-cell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office:value-type="float" office:value="455" calcext:value-type="float">
            <text:p>455</text:p>
          </table:table-cell>
          <table:table-cell table:formula="of:=[.B425]*3.3/1023" office:value-type="float" office:value="1.46774193548387" calcext:value-type="float">
            <text:p>1.46774193548387</text:p>
          </table:table-cell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office:value-type="float" office:value="442" calcext:value-type="float">
            <text:p>442</text:p>
          </table:table-cell>
          <table:table-cell table:formula="of:=[.B426]*3.3/1023" office:value-type="float" office:value="1.4258064516129" calcext:value-type="float">
            <text:p>1.4258064516129</text:p>
          </table:table-cell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formula="of:=[.B427]*3.3/1023" office:value-type="float" office:value="1.38064516129032" calcext:value-type="float">
            <text:p>1.38064516129032</text:p>
          </table:table-cell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office:value-type="float" office:value="415" calcext:value-type="float">
            <text:p>415</text:p>
          </table:table-cell>
          <table:table-cell table:formula="of:=[.B428]*3.3/1023" office:value-type="float" office:value="1.33870967741935" calcext:value-type="float">
            <text:p>1.33870967741935</text:p>
          </table:table-cell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office:value-type="float" office:value="402" calcext:value-type="float">
            <text:p>402</text:p>
          </table:table-cell>
          <table:table-cell table:formula="of:=[.B429]*3.3/1023" office:value-type="float" office:value="1.29677419354839" calcext:value-type="float">
            <text:p>1.29677419354839</text:p>
          </table:table-cell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office:value-type="float" office:value="386" calcext:value-type="float">
            <text:p>386</text:p>
          </table:table-cell>
          <table:table-cell table:formula="of:=[.B430]*3.3/1023" office:value-type="float" office:value="1.24516129032258" calcext:value-type="float">
            <text:p>1.24516129032258</text:p>
          </table:table-cell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office:value-type="float" office:value="371" calcext:value-type="float">
            <text:p>371</text:p>
          </table:table-cell>
          <table:table-cell table:formula="of:=[.B431]*3.3/1023" office:value-type="float" office:value="1.19677419354839" calcext:value-type="float">
            <text:p>1.19677419354839</text:p>
          </table:table-cell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office:value-type="float" office:value="351" calcext:value-type="float">
            <text:p>351</text:p>
          </table:table-cell>
          <table:table-cell table:formula="of:=[.B432]*3.3/1023" office:value-type="float" office:value="1.13225806451613" calcext:value-type="float">
            <text:p>1.13225806451613</text:p>
          </table:table-cell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office:value-type="float" office:value="340" calcext:value-type="float">
            <text:p>340</text:p>
          </table:table-cell>
          <table:table-cell table:formula="of:=[.B433]*3.3/1023" office:value-type="float" office:value="1.09677419354839" calcext:value-type="float">
            <text:p>1.09677419354839</text:p>
          </table:table-cell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office:value-type="float" office:value="327" calcext:value-type="float">
            <text:p>327</text:p>
          </table:table-cell>
          <table:table-cell table:formula="of:=[.B434]*3.3/1023" office:value-type="float" office:value="1.05483870967742" calcext:value-type="float">
            <text:p>1.05483870967742</text:p>
          </table:table-cell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office:value-type="float" office:value="314" calcext:value-type="float">
            <text:p>314</text:p>
          </table:table-cell>
          <table:table-cell table:formula="of:=[.B435]*3.3/1023" office:value-type="float" office:value="1.01290322580645" calcext:value-type="float">
            <text:p>1.01290322580645</text:p>
          </table:table-cell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office:value-type="float" office:value="300" calcext:value-type="float">
            <text:p>300</text:p>
          </table:table-cell>
          <table:table-cell table:formula="of:=[.B436]*3.3/1023" office:value-type="float" office:value="0.967741935483871" calcext:value-type="float">
            <text:p>0.967741935483871</text:p>
          </table:table-cell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office:value-type="float" office:value="285" calcext:value-type="float">
            <text:p>285</text:p>
          </table:table-cell>
          <table:table-cell table:formula="of:=[.B437]*3.3/1023" office:value-type="float" office:value="0.919354838709677" calcext:value-type="float">
            <text:p>0.919354838709677</text:p>
          </table:table-cell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office:value-type="float" office:value="272" calcext:value-type="float">
            <text:p>272</text:p>
          </table:table-cell>
          <table:table-cell table:formula="of:=[.B438]*3.3/1023" office:value-type="float" office:value="0.87741935483871" calcext:value-type="float">
            <text:p>0.87741935483871</text:p>
          </table:table-cell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office:value-type="float" office:value="259" calcext:value-type="float">
            <text:p>259</text:p>
          </table:table-cell>
          <table:table-cell table:formula="of:=[.B439]*3.3/1023" office:value-type="float" office:value="0.835483870967742" calcext:value-type="float">
            <text:p>0.835483870967742</text:p>
          </table:table-cell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office:value-type="float" office:value="246" calcext:value-type="float">
            <text:p>246</text:p>
          </table:table-cell>
          <table:table-cell table:formula="of:=[.B440]*3.3/1023" office:value-type="float" office:value="0.793548387096774" calcext:value-type="float">
            <text:p>0.793548387096774</text:p>
          </table:table-cell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office:value-type="float" office:value="233" calcext:value-type="float">
            <text:p>233</text:p>
          </table:table-cell>
          <table:table-cell table:formula="of:=[.B441]*3.3/1023" office:value-type="float" office:value="0.751612903225806" calcext:value-type="float">
            <text:p>0.751612903225806</text:p>
          </table:table-cell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office:value-type="float" office:value="220" calcext:value-type="float">
            <text:p>220</text:p>
          </table:table-cell>
          <table:table-cell table:formula="of:=[.B442]*3.3/1023" office:value-type="float" office:value="0.709677419354839" calcext:value-type="float">
            <text:p>0.709677419354839</text:p>
          </table:table-cell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office:value-type="float" office:value="208" calcext:value-type="float">
            <text:p>208</text:p>
          </table:table-cell>
          <table:table-cell table:formula="of:=[.B443]*3.3/1023" office:value-type="float" office:value="0.670967741935484" calcext:value-type="float">
            <text:p>0.670967741935484</text:p>
          </table:table-cell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office:value-type="float" office:value="194" calcext:value-type="float">
            <text:p>194</text:p>
          </table:table-cell>
          <table:table-cell table:formula="of:=[.B444]*3.3/1023" office:value-type="float" office:value="0.625806451612903" calcext:value-type="float">
            <text:p>0.625806451612903</text:p>
          </table:table-cell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office:value-type="float" office:value="181" calcext:value-type="float">
            <text:p>181</text:p>
          </table:table-cell>
          <table:table-cell table:formula="of:=[.B445]*3.3/1023" office:value-type="float" office:value="0.583870967741935" calcext:value-type="float">
            <text:p>0.583870967741935</text:p>
          </table:table-cell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table:formula="of:=[.B446]*3.3/1023" office:value-type="float" office:value="0.541935483870968" calcext:value-type="float">
            <text:p>0.541935483870968</text:p>
          </table:table-cell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office:value-type="float" office:value="156" calcext:value-type="float">
            <text:p>156</text:p>
          </table:table-cell>
          <table:table-cell table:formula="of:=[.B447]*3.3/1023" office:value-type="float" office:value="0.503225806451613" calcext:value-type="float">
            <text:p>0.503225806451613</text:p>
          </table:table-cell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office:value-type="float" office:value="143" calcext:value-type="float">
            <text:p>143</text:p>
          </table:table-cell>
          <table:table-cell table:formula="of:=[.B448]*3.3/1023" office:value-type="float" office:value="0.461290322580645" calcext:value-type="float">
            <text:p>0.461290322580645</text:p>
          </table:table-cell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office:value-type="float" office:value="147" calcext:value-type="float">
            <text:p>147</text:p>
          </table:table-cell>
          <table:table-cell table:formula="of:=[.B449]*3.3/1023" office:value-type="float" office:value="0.474193548387097" calcext:value-type="float">
            <text:p>0.474193548387097</text:p>
          </table:table-cell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office:value-type="float" office:value="160" calcext:value-type="float">
            <text:p>160</text:p>
          </table:table-cell>
          <table:table-cell table:formula="of:=[.B450]*3.3/1023" office:value-type="float" office:value="0.516129032258065" calcext:value-type="float">
            <text:p>0.516129032258065</text:p>
          </table:table-cell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office:value-type="float" office:value="174" calcext:value-type="float">
            <text:p>174</text:p>
          </table:table-cell>
          <table:table-cell table:formula="of:=[.B451]*3.3/1023" office:value-type="float" office:value="0.561290322580645" calcext:value-type="float">
            <text:p>0.561290322580645</text:p>
          </table:table-cell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office:value-type="float" office:value="187" calcext:value-type="float">
            <text:p>187</text:p>
          </table:table-cell>
          <table:table-cell table:formula="of:=[.B452]*3.3/1023" office:value-type="float" office:value="0.603225806451613" calcext:value-type="float">
            <text:p>0.603225806451613</text:p>
          </table:table-cell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office:value-type="float" office:value="201" calcext:value-type="float">
            <text:p>201</text:p>
          </table:table-cell>
          <table:table-cell table:formula="of:=[.B453]*3.3/1023" office:value-type="float" office:value="0.648387096774193" calcext:value-type="float">
            <text:p>0.648387096774193</text:p>
          </table:table-cell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office:value-type="float" office:value="215" calcext:value-type="float">
            <text:p>215</text:p>
          </table:table-cell>
          <table:table-cell table:formula="of:=[.B454]*3.3/1023" office:value-type="float" office:value="0.693548387096774" calcext:value-type="float">
            <text:p>0.693548387096774</text:p>
          </table:table-cell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office:value-type="float" office:value="230" calcext:value-type="float">
            <text:p>230</text:p>
          </table:table-cell>
          <table:table-cell table:formula="of:=[.B455]*3.3/1023" office:value-type="float" office:value="0.741935483870968" calcext:value-type="float">
            <text:p>0.741935483870968</text:p>
          </table:table-cell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office:value-type="float" office:value="243" calcext:value-type="float">
            <text:p>243</text:p>
          </table:table-cell>
          <table:table-cell table:formula="of:=[.B456]*3.3/1023" office:value-type="float" office:value="0.783870967741935" calcext:value-type="float">
            <text:p>0.783870967741935</text:p>
          </table:table-cell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office:value-type="float" office:value="255" calcext:value-type="float">
            <text:p>255</text:p>
          </table:table-cell>
          <table:table-cell table:formula="of:=[.B457]*3.3/1023" office:value-type="float" office:value="0.82258064516129" calcext:value-type="float">
            <text:p>0.82258064516129</text:p>
          </table:table-cell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office:value-type="float" office:value="270" calcext:value-type="float">
            <text:p>270</text:p>
          </table:table-cell>
          <table:table-cell table:formula="of:=[.B458]*3.3/1023" office:value-type="float" office:value="0.870967741935484" calcext:value-type="float">
            <text:p>0.870967741935484</text:p>
          </table:table-cell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office:value-type="float" office:value="284" calcext:value-type="float">
            <text:p>284</text:p>
          </table:table-cell>
          <table:table-cell table:formula="of:=[.B459]*3.3/1023" office:value-type="float" office:value="0.916129032258064" calcext:value-type="float">
            <text:p>0.916129032258064</text:p>
          </table:table-cell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office:value-type="float" office:value="300" calcext:value-type="float">
            <text:p>300</text:p>
          </table:table-cell>
          <table:table-cell table:formula="of:=[.B460]*3.3/1023" office:value-type="float" office:value="0.967741935483871" calcext:value-type="float">
            <text:p>0.967741935483871</text:p>
          </table:table-cell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office:value-type="float" office:value="303" calcext:value-type="float">
            <text:p>303</text:p>
          </table:table-cell>
          <table:table-cell table:formula="of:=[.B461]*3.3/1023" office:value-type="float" office:value="0.97741935483871" calcext:value-type="float">
            <text:p>0.97741935483871</text:p>
          </table:table-cell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office:value-type="float" office:value="331" calcext:value-type="float">
            <text:p>331</text:p>
          </table:table-cell>
          <table:table-cell table:formula="of:=[.B462]*3.3/1023" office:value-type="float" office:value="1.06774193548387" calcext:value-type="float">
            <text:p>1.06774193548387</text:p>
          </table:table-cell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office:value-type="float" office:value="346" calcext:value-type="float">
            <text:p>346</text:p>
          </table:table-cell>
          <table:table-cell table:formula="of:=[.B463]*3.3/1023" office:value-type="float" office:value="1.11612903225806" calcext:value-type="float">
            <text:p>1.11612903225806</text:p>
          </table:table-cell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office:value-type="float" office:value="361" calcext:value-type="float">
            <text:p>361</text:p>
          </table:table-cell>
          <table:table-cell table:formula="of:=[.B464]*3.3/1023" office:value-type="float" office:value="1.16451612903226" calcext:value-type="float">
            <text:p>1.16451612903226</text:p>
          </table:table-cell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office:value-type="float" office:value="374" calcext:value-type="float">
            <text:p>374</text:p>
          </table:table-cell>
          <table:table-cell table:formula="of:=[.B465]*3.3/1023" office:value-type="float" office:value="1.20645161290323" calcext:value-type="float">
            <text:p>1.20645161290323</text:p>
          </table:table-cell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office:value-type="float" office:value="390" calcext:value-type="float">
            <text:p>390</text:p>
          </table:table-cell>
          <table:table-cell table:formula="of:=[.B466]*3.3/1023" office:value-type="float" office:value="1.25806451612903" calcext:value-type="float">
            <text:p>1.25806451612903</text:p>
          </table:table-cell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office:value-type="float" office:value="399" calcext:value-type="float">
            <text:p>399</text:p>
          </table:table-cell>
          <table:table-cell table:formula="of:=[.B467]*3.3/1023" office:value-type="float" office:value="1.28709677419355" calcext:value-type="float">
            <text:p>1.28709677419355</text:p>
          </table:table-cell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office:value-type="float" office:value="413" calcext:value-type="float">
            <text:p>413</text:p>
          </table:table-cell>
          <table:table-cell table:formula="of:=[.B468]*3.3/1023" office:value-type="float" office:value="1.33225806451613" calcext:value-type="float">
            <text:p>1.33225806451613</text:p>
          </table:table-cell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office:value-type="float" office:value="427" calcext:value-type="float">
            <text:p>427</text:p>
          </table:table-cell>
          <table:table-cell table:formula="of:=[.B469]*3.3/1023" office:value-type="float" office:value="1.37741935483871" calcext:value-type="float">
            <text:p>1.37741935483871</text:p>
          </table:table-cell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office:value-type="float" office:value="441" calcext:value-type="float">
            <text:p>441</text:p>
          </table:table-cell>
          <table:table-cell table:formula="of:=[.B470]*3.3/1023" office:value-type="float" office:value="1.42258064516129" calcext:value-type="float">
            <text:p>1.42258064516129</text:p>
          </table:table-cell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office:value-type="float" office:value="453" calcext:value-type="float">
            <text:p>453</text:p>
          </table:table-cell>
          <table:table-cell table:formula="of:=[.B471]*3.3/1023" office:value-type="float" office:value="1.46129032258065" calcext:value-type="float">
            <text:p>1.46129032258065</text:p>
          </table:table-cell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table:formula="of:=[.B472]*3.3/1023" office:value-type="float" office:value="1.51290322580645" calcext:value-type="float">
            <text:p>1.51290322580645</text:p>
          </table:table-cell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office:value-type="float" office:value="481" calcext:value-type="float">
            <text:p>481</text:p>
          </table:table-cell>
          <table:table-cell table:formula="of:=[.B473]*3.3/1023" office:value-type="float" office:value="1.55161290322581" calcext:value-type="float">
            <text:p>1.55161290322581</text:p>
          </table:table-cell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office:value-type="float" office:value="495" calcext:value-type="float">
            <text:p>495</text:p>
          </table:table-cell>
          <table:table-cell table:formula="of:=[.B474]*3.3/1023" office:value-type="float" office:value="1.59677419354839" calcext:value-type="float">
            <text:p>1.59677419354839</text:p>
          </table:table-cell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office:value-type="float" office:value="507" calcext:value-type="float">
            <text:p>507</text:p>
          </table:table-cell>
          <table:table-cell table:formula="of:=[.B475]*3.3/1023" office:value-type="float" office:value="1.63548387096774" calcext:value-type="float">
            <text:p>1.63548387096774</text:p>
          </table:table-cell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office:value-type="float" office:value="520" calcext:value-type="float">
            <text:p>520</text:p>
          </table:table-cell>
          <table:table-cell table:formula="of:=[.B476]*3.3/1023" office:value-type="float" office:value="1.67741935483871" calcext:value-type="float">
            <text:p>1.67741935483871</text:p>
          </table:table-cell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office:value-type="float" office:value="536" calcext:value-type="float">
            <text:p>536</text:p>
          </table:table-cell>
          <table:table-cell table:formula="of:=[.B477]*3.3/1023" office:value-type="float" office:value="1.72903225806452" calcext:value-type="float">
            <text:p>1.72903225806452</text:p>
          </table:table-cell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office:value-type="float" office:value="547" calcext:value-type="float">
            <text:p>547</text:p>
          </table:table-cell>
          <table:table-cell table:formula="of:=[.B478]*3.3/1023" office:value-type="float" office:value="1.76451612903226" calcext:value-type="float">
            <text:p>1.76451612903226</text:p>
          </table:table-cell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table:formula="of:=[.B479]*3.3/1023" office:value-type="float" office:value="1.80322580645161" calcext:value-type="float">
            <text:p>1.80322580645161</text:p>
          </table:table-cell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office:value-type="float" office:value="575" calcext:value-type="float">
            <text:p>575</text:p>
          </table:table-cell>
          <table:table-cell table:formula="of:=[.B480]*3.3/1023" office:value-type="float" office:value="1.85483870967742" calcext:value-type="float">
            <text:p>1.85483870967742</text:p>
          </table:table-cell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office:value-type="float" office:value="588" calcext:value-type="float">
            <text:p>588</text:p>
          </table:table-cell>
          <table:table-cell table:formula="of:=[.B481]*3.3/1023" office:value-type="float" office:value="1.89677419354839" calcext:value-type="float">
            <text:p>1.89677419354839</text:p>
          </table:table-cell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office:value-type="float" office:value="601" calcext:value-type="float">
            <text:p>601</text:p>
          </table:table-cell>
          <table:table-cell table:formula="of:=[.B482]*3.3/1023" office:value-type="float" office:value="1.93870967741935" calcext:value-type="float">
            <text:p>1.93870967741935</text:p>
          </table:table-cell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office:value-type="float" office:value="615" calcext:value-type="float">
            <text:p>615</text:p>
          </table:table-cell>
          <table:table-cell table:formula="of:=[.B483]*3.3/1023" office:value-type="float" office:value="1.98387096774194" calcext:value-type="float">
            <text:p>1.98387096774194</text:p>
          </table:table-cell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office:value-type="float" office:value="626" calcext:value-type="float">
            <text:p>626</text:p>
          </table:table-cell>
          <table:table-cell table:formula="of:=[.B484]*3.3/1023" office:value-type="float" office:value="2.01935483870968" calcext:value-type="float">
            <text:p>2.01935483870968</text:p>
          </table:table-cell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office:value-type="float" office:value="672" calcext:value-type="float">
            <text:p>672</text:p>
          </table:table-cell>
          <table:table-cell table:formula="of:=[.B485]*3.3/1023" office:value-type="float" office:value="2.16774193548387" calcext:value-type="float">
            <text:p>2.16774193548387</text:p>
          </table:table-cell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office:value-type="float" office:value="653" calcext:value-type="float">
            <text:p>653</text:p>
          </table:table-cell>
          <table:table-cell table:formula="of:=[.B486]*3.3/1023" office:value-type="float" office:value="2.10645161290323" calcext:value-type="float">
            <text:p>2.10645161290323</text:p>
          </table:table-cell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office:value-type="float" office:value="669" calcext:value-type="float">
            <text:p>669</text:p>
          </table:table-cell>
          <table:table-cell table:formula="of:=[.B487]*3.3/1023" office:value-type="float" office:value="2.15806451612903" calcext:value-type="float">
            <text:p>2.15806451612903</text:p>
          </table:table-cell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office:value-type="float" office:value="684" calcext:value-type="float">
            <text:p>684</text:p>
          </table:table-cell>
          <table:table-cell table:formula="of:=[.B488]*3.3/1023" office:value-type="float" office:value="2.20645161290323" calcext:value-type="float">
            <text:p>2.20645161290323</text:p>
          </table:table-cell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office:value-type="float" office:value="696" calcext:value-type="float">
            <text:p>696</text:p>
          </table:table-cell>
          <table:table-cell table:formula="of:=[.B489]*3.3/1023" office:value-type="float" office:value="2.24516129032258" calcext:value-type="float">
            <text:p>2.24516129032258</text:p>
          </table:table-cell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office:value-type="float" office:value="712" calcext:value-type="float">
            <text:p>712</text:p>
          </table:table-cell>
          <table:table-cell table:formula="of:=[.B490]*3.3/1023" office:value-type="float" office:value="2.29677419354839" calcext:value-type="float">
            <text:p>2.29677419354839</text:p>
          </table:table-cell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office:value-type="float" office:value="703" calcext:value-type="float">
            <text:p>703</text:p>
          </table:table-cell>
          <table:table-cell table:formula="of:=[.B491]*3.3/1023" office:value-type="float" office:value="2.26774193548387" calcext:value-type="float">
            <text:p>2.26774193548387</text:p>
          </table:table-cell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office:value-type="float" office:value="683" calcext:value-type="float">
            <text:p>683</text:p>
          </table:table-cell>
          <table:table-cell table:formula="of:=[.B492]*3.3/1023" office:value-type="float" office:value="2.20322580645161" calcext:value-type="float">
            <text:p>2.20322580645161</text:p>
          </table:table-cell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office:value-type="float" office:value="676" calcext:value-type="float">
            <text:p>676</text:p>
          </table:table-cell>
          <table:table-cell table:formula="of:=[.B493]*3.3/1023" office:value-type="float" office:value="2.18064516129032" calcext:value-type="float">
            <text:p>2.18064516129032</text:p>
          </table:table-cell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office:value-type="float" office:value="661" calcext:value-type="float">
            <text:p>661</text:p>
          </table:table-cell>
          <table:table-cell table:formula="of:=[.B494]*3.3/1023" office:value-type="float" office:value="2.13225806451613" calcext:value-type="float">
            <text:p>2.13225806451613</text:p>
          </table:table-cell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office:value-type="float" office:value="646" calcext:value-type="float">
            <text:p>646</text:p>
          </table:table-cell>
          <table:table-cell table:formula="of:=[.B495]*3.3/1023" office:value-type="float" office:value="2.08387096774194" calcext:value-type="float">
            <text:p>2.08387096774194</text:p>
          </table:table-cell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office:value-type="float" office:value="632" calcext:value-type="float">
            <text:p>632</text:p>
          </table:table-cell>
          <table:table-cell table:formula="of:=[.B496]*3.3/1023" office:value-type="float" office:value="2.03870967741935" calcext:value-type="float">
            <text:p>2.03870967741935</text:p>
          </table:table-cell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office:value-type="float" office:value="620" calcext:value-type="float">
            <text:p>620</text:p>
          </table:table-cell>
          <table:table-cell table:formula="of:=[.B497]*3.3/1023" office:value-type="float" office:value="2" calcext:value-type="float">
            <text:p>2</text:p>
          </table:table-cell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office:value-type="float" office:value="609" calcext:value-type="float">
            <text:p>609</text:p>
          </table:table-cell>
          <table:table-cell table:formula="of:=[.B498]*3.3/1023" office:value-type="float" office:value="1.96451612903226" calcext:value-type="float">
            <text:p>1.96451612903226</text:p>
          </table:table-cell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office:value-type="float" office:value="591" calcext:value-type="float">
            <text:p>591</text:p>
          </table:table-cell>
          <table:table-cell table:formula="of:=[.B499]*3.3/1023" office:value-type="float" office:value="1.90645161290323" calcext:value-type="float">
            <text:p>1.90645161290323</text:p>
          </table:table-cell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office:value-type="float" office:value="579" calcext:value-type="float">
            <text:p>579</text:p>
          </table:table-cell>
          <table:table-cell table:formula="of:=[.B500]*3.3/1023" office:value-type="float" office:value="1.86774193548387" calcext:value-type="float">
            <text:p>1.86774193548387</text:p>
          </table:table-cell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office:value-type="float" office:value="566" calcext:value-type="float">
            <text:p>566</text:p>
          </table:table-cell>
          <table:table-cell table:formula="of:=[.B501]*3.3/1023" office:value-type="float" office:value="1.8258064516129" calcext:value-type="float">
            <text:p>1.8258064516129</text:p>
          </table:table-cell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office:value-type="float" office:value="553" calcext:value-type="float">
            <text:p>553</text:p>
          </table:table-cell>
          <table:table-cell table:formula="of:=[.B502]*3.3/1023" office:value-type="float" office:value="1.78387096774194" calcext:value-type="float">
            <text:p>1.78387096774194</text:p>
          </table:table-cell>
        </table:table-row>
        <table:table-row table:style-name="ro1">
          <table:table-cell table:formula="of:=[.A502]+1" office:value-type="float" office:value="503" calcext:value-type="float">
            <text:p>503</text:p>
          </table:table-cell>
          <table:table-cell office:value-type="float" office:value="540" calcext:value-type="float">
            <text:p>540</text:p>
          </table:table-cell>
          <table:table-cell table:formula="of:=[.B503]*3.3/1023" office:value-type="float" office:value="1.74193548387097" calcext:value-type="float">
            <text:p>1.74193548387097</text:p>
          </table:table-cell>
        </table:table-row>
        <table:table-row table:style-name="ro1">
          <table:table-cell table:formula="of:=[.A503]+1"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table:formula="of:=[.B504]*3.3/1023" office:value-type="float" office:value="1.70322580645161" calcext:value-type="float">
            <text:p>1.70322580645161</text:p>
          </table:table-cell>
        </table:table-row>
        <table:table-row table:style-name="ro1">
          <table:table-cell table:formula="of:=[.A504]+1"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table:formula="of:=[.B505]*3.3/1023" office:value-type="float" office:value="1.65483870967742" calcext:value-type="float">
            <text:p>1.65483870967742</text:p>
          </table:table-cell>
        </table:table-row>
        <table:table-row table:style-name="ro1">
          <table:table-cell table:formula="of:=[.A505]+1" office:value-type="float" office:value="506" calcext:value-type="float">
            <text:p>506</text:p>
          </table:table-cell>
          <table:table-cell office:value-type="float" office:value="504" calcext:value-type="float">
            <text:p>504</text:p>
          </table:table-cell>
          <table:table-cell table:formula="of:=[.B506]*3.3/1023" office:value-type="float" office:value="1.6258064516129" calcext:value-type="float">
            <text:p>1.6258064516129</text:p>
          </table:table-cell>
        </table:table-row>
        <table:table-row table:style-name="ro1">
          <table:table-cell table:formula="of:=[.A506]+1" office:value-type="float" office:value="507" calcext:value-type="float">
            <text:p>507</text:p>
          </table:table-cell>
          <table:table-cell office:value-type="float" office:value="488" calcext:value-type="float">
            <text:p>488</text:p>
          </table:table-cell>
          <table:table-cell table:formula="of:=[.B507]*3.3/1023" office:value-type="float" office:value="1.5741935483871" calcext:value-type="float">
            <text:p>1.5741935483871</text:p>
          </table:table-cell>
        </table:table-row>
        <table:table-row table:style-name="ro1">
          <table:table-cell table:formula="of:=[.A507]+1" office:value-type="float" office:value="508" calcext:value-type="float">
            <text:p>508</text:p>
          </table:table-cell>
          <table:table-cell office:value-type="float" office:value="476" calcext:value-type="float">
            <text:p>476</text:p>
          </table:table-cell>
          <table:table-cell table:formula="of:=[.B508]*3.3/1023" office:value-type="float" office:value="1.53548387096774" calcext:value-type="float">
            <text:p>1.53548387096774</text:p>
          </table:table-cell>
        </table:table-row>
        <table:table-row table:style-name="ro1">
          <table:table-cell table:formula="of:=[.A508]+1" office:value-type="float" office:value="509" calcext:value-type="float">
            <text:p>509</text:p>
          </table:table-cell>
          <table:table-cell office:value-type="float" office:value="463" calcext:value-type="float">
            <text:p>463</text:p>
          </table:table-cell>
          <table:table-cell table:formula="of:=[.B509]*3.3/1023" office:value-type="float" office:value="1.49354838709677" calcext:value-type="float">
            <text:p>1.49354838709677</text:p>
          </table:table-cell>
        </table:table-row>
        <table:table-row table:style-name="ro1">
          <table:table-cell table:formula="of:=[.A509]+1" office:value-type="float" office:value="510" calcext:value-type="float">
            <text:p>510</text:p>
          </table:table-cell>
          <table:table-cell office:value-type="float" office:value="448" calcext:value-type="float">
            <text:p>448</text:p>
          </table:table-cell>
          <table:table-cell table:formula="of:=[.B510]*3.3/1023" office:value-type="float" office:value="1.44516129032258" calcext:value-type="float">
            <text:p>1.44516129032258</text:p>
          </table:table-cell>
        </table:table-row>
        <table:table-row table:style-name="ro1">
          <table:table-cell table:formula="of:=[.A510]+1" office:value-type="float" office:value="511" calcext:value-type="float">
            <text:p>511</text:p>
          </table:table-cell>
          <table:table-cell office:value-type="float" office:value="437" calcext:value-type="float">
            <text:p>437</text:p>
          </table:table-cell>
          <table:table-cell table:formula="of:=[.B511]*3.3/1023" office:value-type="float" office:value="1.40967741935484" calcext:value-type="float">
            <text:p>1.40967741935484</text:p>
          </table:table-cell>
        </table:table-row>
        <table:table-row table:style-name="ro1">
          <table:table-cell table:formula="of:=[.A511]+1" office:value-type="float" office:value="512" calcext:value-type="float">
            <text:p>512</text:p>
          </table:table-cell>
          <table:table-cell office:value-type="float" office:value="423" calcext:value-type="float">
            <text:p>423</text:p>
          </table:table-cell>
          <table:table-cell table:formula="of:=[.B512]*3.3/1023" office:value-type="float" office:value="1.36451612903226" calcext:value-type="float">
            <text:p>1.36451612903226</text:p>
          </table:table-cell>
        </table:table-row>
        <table:table-row table:style-name="ro1">
          <table:table-cell table:formula="of:=[.A512]+1" office:value-type="float" office:value="513" calcext:value-type="float">
            <text:p>513</text:p>
          </table:table-cell>
          <table:table-cell office:value-type="float" office:value="408" calcext:value-type="float">
            <text:p>408</text:p>
          </table:table-cell>
          <table:table-cell table:formula="of:=[.B513]*3.3/1023" office:value-type="float" office:value="1.31612903225806" calcext:value-type="float">
            <text:p>1.31612903225806</text:p>
          </table:table-cell>
        </table:table-row>
        <table:table-row table:style-name="ro1">
          <table:table-cell table:formula="of:=[.A513]+1" office:value-type="float" office:value="514" calcext:value-type="float">
            <text:p>514</text:p>
          </table:table-cell>
          <table:table-cell office:value-type="float" office:value="391" calcext:value-type="float">
            <text:p>391</text:p>
          </table:table-cell>
          <table:table-cell table:formula="of:=[.B514]*3.3/1023" office:value-type="float" office:value="1.26129032258065" calcext:value-type="float">
            <text:p>1.26129032258065</text:p>
          </table:table-cell>
        </table:table-row>
        <table:table-row table:style-name="ro1">
          <table:table-cell table:formula="of:=[.A514]+1" office:value-type="float" office:value="515" calcext:value-type="float">
            <text:p>515</text:p>
          </table:table-cell>
          <table:table-cell office:value-type="float" office:value="379" calcext:value-type="float">
            <text:p>379</text:p>
          </table:table-cell>
          <table:table-cell table:formula="of:=[.B515]*3.3/1023" office:value-type="float" office:value="1.22258064516129" calcext:value-type="float">
            <text:p>1.22258064516129</text:p>
          </table:table-cell>
        </table:table-row>
        <table:table-row table:style-name="ro1">
          <table:table-cell table:formula="of:=[.A515]+1" office:value-type="float" office:value="516" calcext:value-type="float">
            <text:p>516</text:p>
          </table:table-cell>
          <table:table-cell office:value-type="float" office:value="368" calcext:value-type="float">
            <text:p>368</text:p>
          </table:table-cell>
          <table:table-cell table:formula="of:=[.B516]*3.3/1023" office:value-type="float" office:value="1.18709677419355" calcext:value-type="float">
            <text:p>1.18709677419355</text:p>
          </table:table-cell>
        </table:table-row>
        <table:table-row table:style-name="ro1">
          <table:table-cell table:formula="of:=[.A516]+1" office:value-type="float" office:value="517" calcext:value-type="float">
            <text:p>517</text:p>
          </table:table-cell>
          <table:table-cell office:value-type="float" office:value="353" calcext:value-type="float">
            <text:p>353</text:p>
          </table:table-cell>
          <table:table-cell table:formula="of:=[.B517]*3.3/1023" office:value-type="float" office:value="1.13870967741935" calcext:value-type="float">
            <text:p>1.13870967741935</text:p>
          </table:table-cell>
        </table:table-row>
        <table:table-row table:style-name="ro1">
          <table:table-cell table:formula="of:=[.A517]+1" office:value-type="float" office:value="518" calcext:value-type="float">
            <text:p>518</text:p>
          </table:table-cell>
          <table:table-cell office:value-type="float" office:value="339" calcext:value-type="float">
            <text:p>339</text:p>
          </table:table-cell>
          <table:table-cell table:formula="of:=[.B518]*3.3/1023" office:value-type="float" office:value="1.09354838709677" calcext:value-type="float">
            <text:p>1.09354838709677</text:p>
          </table:table-cell>
        </table:table-row>
        <table:table-row table:style-name="ro1">
          <table:table-cell table:formula="of:=[.A518]+1" office:value-type="float" office:value="519" calcext:value-type="float">
            <text:p>519</text:p>
          </table:table-cell>
          <table:table-cell office:value-type="float" office:value="323" calcext:value-type="float">
            <text:p>323</text:p>
          </table:table-cell>
          <table:table-cell table:formula="of:=[.B519]*3.3/1023" office:value-type="float" office:value="1.04193548387097" calcext:value-type="float">
            <text:p>1.04193548387097</text:p>
          </table:table-cell>
        </table:table-row>
        <table:table-row table:style-name="ro1">
          <table:table-cell table:formula="of:=[.A519]+1" office:value-type="float" office:value="520" calcext:value-type="float">
            <text:p>520</text:p>
          </table:table-cell>
          <table:table-cell office:value-type="float" office:value="308" calcext:value-type="float">
            <text:p>308</text:p>
          </table:table-cell>
          <table:table-cell table:formula="of:=[.B520]*3.3/1023" office:value-type="float" office:value="0.993548387096774" calcext:value-type="float">
            <text:p>0.993548387096774</text:p>
          </table:table-cell>
        </table:table-row>
        <table:table-row table:style-name="ro1">
          <table:table-cell table:formula="of:=[.A520]+1" office:value-type="float" office:value="521" calcext:value-type="float">
            <text:p>521</text:p>
          </table:table-cell>
          <table:table-cell office:value-type="float" office:value="287" calcext:value-type="float">
            <text:p>287</text:p>
          </table:table-cell>
          <table:table-cell table:formula="of:=[.B521]*3.3/1023" office:value-type="float" office:value="0.925806451612903" calcext:value-type="float">
            <text:p>0.925806451612903</text:p>
          </table:table-cell>
        </table:table-row>
        <table:table-row table:style-name="ro1">
          <table:table-cell table:formula="of:=[.A521]+1" office:value-type="float" office:value="522" calcext:value-type="float">
            <text:p>522</text:p>
          </table:table-cell>
          <table:table-cell office:value-type="float" office:value="280" calcext:value-type="float">
            <text:p>280</text:p>
          </table:table-cell>
          <table:table-cell table:formula="of:=[.B522]*3.3/1023" office:value-type="float" office:value="0.903225806451613" calcext:value-type="float">
            <text:p>0.903225806451613</text:p>
          </table:table-cell>
        </table:table-row>
        <table:table-row table:style-name="ro1">
          <table:table-cell table:formula="of:=[.A522]+1" office:value-type="float" office:value="523" calcext:value-type="float">
            <text:p>523</text:p>
          </table:table-cell>
          <table:table-cell office:value-type="float" office:value="265" calcext:value-type="float">
            <text:p>265</text:p>
          </table:table-cell>
          <table:table-cell table:formula="of:=[.B523]*3.3/1023" office:value-type="float" office:value="0.854838709677419" calcext:value-type="float">
            <text:p>0.854838709677419</text:p>
          </table:table-cell>
        </table:table-row>
        <table:table-row table:style-name="ro1">
          <table:table-cell table:formula="of:=[.A523]+1"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table:formula="of:=[.B524]*3.3/1023" office:value-type="float" office:value="0.819354838709677" calcext:value-type="float">
            <text:p>0.819354838709677</text:p>
          </table:table-cell>
        </table:table-row>
        <table:table-row table:style-name="ro1">
          <table:table-cell table:formula="of:=[.A524]+1" office:value-type="float" office:value="525" calcext:value-type="float">
            <text:p>525</text:p>
          </table:table-cell>
          <table:table-cell office:value-type="float" office:value="237" calcext:value-type="float">
            <text:p>237</text:p>
          </table:table-cell>
          <table:table-cell table:formula="of:=[.B525]*3.3/1023" office:value-type="float" office:value="0.764516129032258" calcext:value-type="float">
            <text:p>0.764516129032258</text:p>
          </table:table-cell>
        </table:table-row>
        <table:table-row table:style-name="ro1">
          <table:table-cell table:formula="of:=[.A525]+1" office:value-type="float" office:value="526" calcext:value-type="float">
            <text:p>526</text:p>
          </table:table-cell>
          <table:table-cell office:value-type="float" office:value="226" calcext:value-type="float">
            <text:p>226</text:p>
          </table:table-cell>
          <table:table-cell table:formula="of:=[.B526]*3.3/1023" office:value-type="float" office:value="0.729032258064516" calcext:value-type="float">
            <text:p>0.729032258064516</text:p>
          </table:table-cell>
        </table:table-row>
        <table:table-row table:style-name="ro1">
          <table:table-cell table:formula="of:=[.A526]+1" office:value-type="float" office:value="527" calcext:value-type="float">
            <text:p>527</text:p>
          </table:table-cell>
          <table:table-cell office:value-type="float" office:value="212" calcext:value-type="float">
            <text:p>212</text:p>
          </table:table-cell>
          <table:table-cell table:formula="of:=[.B527]*3.3/1023" office:value-type="float" office:value="0.683870967741935" calcext:value-type="float">
            <text:p>0.683870967741935</text:p>
          </table:table-cell>
        </table:table-row>
        <table:table-row table:style-name="ro1">
          <table:table-cell table:formula="of:=[.A527]+1"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  <table:table-cell table:formula="of:=[.B528]*3.3/1023" office:value-type="float" office:value="0.645161290322581" calcext:value-type="float">
            <text:p>0.645161290322581</text:p>
          </table:table-cell>
        </table:table-row>
        <table:table-row table:style-name="ro1">
          <table:table-cell table:formula="of:=[.A528]+1" office:value-type="float" office:value="529" calcext:value-type="float">
            <text:p>529</text:p>
          </table:table-cell>
          <table:table-cell office:value-type="float" office:value="187" calcext:value-type="float">
            <text:p>187</text:p>
          </table:table-cell>
          <table:table-cell table:formula="of:=[.B529]*3.3/1023" office:value-type="float" office:value="0.603225806451613" calcext:value-type="float">
            <text:p>0.603225806451613</text:p>
          </table:table-cell>
        </table:table-row>
        <table:table-row table:style-name="ro1">
          <table:table-cell table:formula="of:=[.A529]+1" office:value-type="float" office:value="530" calcext:value-type="float">
            <text:p>530</text:p>
          </table:table-cell>
          <table:table-cell office:value-type="float" office:value="174" calcext:value-type="float">
            <text:p>174</text:p>
          </table:table-cell>
          <table:table-cell table:formula="of:=[.B530]*3.3/1023" office:value-type="float" office:value="0.561290322580645" calcext:value-type="float">
            <text:p>0.561290322580645</text:p>
          </table:table-cell>
        </table:table-row>
        <table:table-row table:style-name="ro1">
          <table:table-cell table:formula="of:=[.A530]+1" office:value-type="float" office:value="531" calcext:value-type="float">
            <text:p>531</text:p>
          </table:table-cell>
          <table:table-cell office:value-type="float" office:value="161" calcext:value-type="float">
            <text:p>161</text:p>
          </table:table-cell>
          <table:table-cell table:formula="of:=[.B531]*3.3/1023" office:value-type="float" office:value="0.519354838709677" calcext:value-type="float">
            <text:p>0.519354838709677</text:p>
          </table:table-cell>
        </table:table-row>
        <table:table-row table:style-name="ro1">
          <table:table-cell table:formula="of:=[.A531]+1" office:value-type="float" office:value="532" calcext:value-type="float">
            <text:p>532</text:p>
          </table:table-cell>
          <table:table-cell office:value-type="float" office:value="148" calcext:value-type="float">
            <text:p>148</text:p>
          </table:table-cell>
          <table:table-cell table:formula="of:=[.B532]*3.3/1023" office:value-type="float" office:value="0.47741935483871" calcext:value-type="float">
            <text:p>0.47741935483871</text:p>
          </table:table-cell>
        </table:table-row>
        <table:table-row table:style-name="ro1">
          <table:table-cell table:formula="of:=[.A532]+1" office:value-type="float" office:value="533" calcext:value-type="float">
            <text:p>533</text:p>
          </table:table-cell>
          <table:table-cell office:value-type="float" office:value="141" calcext:value-type="float">
            <text:p>141</text:p>
          </table:table-cell>
          <table:table-cell table:formula="of:=[.B533]*3.3/1023" office:value-type="float" office:value="0.454838709677419" calcext:value-type="float">
            <text:p>0.454838709677419</text:p>
          </table:table-cell>
        </table:table-row>
        <table:table-row table:style-name="ro1">
          <table:table-cell table:formula="of:=[.A533]+1" office:value-type="float" office:value="534" calcext:value-type="float">
            <text:p>534</text:p>
          </table:table-cell>
          <table:table-cell office:value-type="float" office:value="154" calcext:value-type="float">
            <text:p>154</text:p>
          </table:table-cell>
          <table:table-cell table:formula="of:=[.B534]*3.3/1023" office:value-type="float" office:value="0.496774193548387" calcext:value-type="float">
            <text:p>0.496774193548387</text:p>
          </table:table-cell>
        </table:table-row>
        <table:table-row table:style-name="ro1">
          <table:table-cell table:formula="of:=[.A534]+1" office:value-type="float" office:value="535" calcext:value-type="float">
            <text:p>535</text:p>
          </table:table-cell>
          <table:table-cell office:value-type="float" office:value="168" calcext:value-type="float">
            <text:p>168</text:p>
          </table:table-cell>
          <table:table-cell table:formula="of:=[.B535]*3.3/1023" office:value-type="float" office:value="0.541935483870968" calcext:value-type="float">
            <text:p>0.541935483870968</text:p>
          </table:table-cell>
        </table:table-row>
        <table:table-row table:style-name="ro1">
          <table:table-cell table:formula="of:=[.A535]+1" office:value-type="float" office:value="536" calcext:value-type="float">
            <text:p>536</text:p>
          </table:table-cell>
          <table:table-cell office:value-type="float" office:value="181" calcext:value-type="float">
            <text:p>181</text:p>
          </table:table-cell>
          <table:table-cell table:formula="of:=[.B536]*3.3/1023" office:value-type="float" office:value="0.583870967741935" calcext:value-type="float">
            <text:p>0.583870967741935</text:p>
          </table:table-cell>
        </table:table-row>
        <table:table-row table:style-name="ro1">
          <table:table-cell table:formula="of:=[.A536]+1" office:value-type="float" office:value="537" calcext:value-type="float">
            <text:p>537</text:p>
          </table:table-cell>
          <table:table-cell office:value-type="float" office:value="195" calcext:value-type="float">
            <text:p>195</text:p>
          </table:table-cell>
          <table:table-cell table:formula="of:=[.B537]*3.3/1023" office:value-type="float" office:value="0.629032258064516" calcext:value-type="float">
            <text:p>0.629032258064516</text:p>
          </table:table-cell>
        </table:table-row>
        <table:table-row table:style-name="ro1">
          <table:table-cell table:formula="of:=[.A537]+1" office:value-type="float" office:value="538" calcext:value-type="float">
            <text:p>538</text:p>
          </table:table-cell>
          <table:table-cell office:value-type="float" office:value="208" calcext:value-type="float">
            <text:p>208</text:p>
          </table:table-cell>
          <table:table-cell table:formula="of:=[.B538]*3.3/1023" office:value-type="float" office:value="0.670967741935484" calcext:value-type="float">
            <text:p>0.670967741935484</text:p>
          </table:table-cell>
        </table:table-row>
        <table:table-row table:style-name="ro1">
          <table:table-cell table:formula="of:=[.A538]+1" office:value-type="float" office:value="539" calcext:value-type="float">
            <text:p>539</text:p>
          </table:table-cell>
          <table:table-cell office:value-type="float" office:value="219" calcext:value-type="float">
            <text:p>219</text:p>
          </table:table-cell>
          <table:table-cell table:formula="of:=[.B539]*3.3/1023" office:value-type="float" office:value="0.706451612903226" calcext:value-type="float">
            <text:p>0.706451612903226</text:p>
          </table:table-cell>
        </table:table-row>
        <table:table-row table:style-name="ro1">
          <table:table-cell table:formula="of:=[.A539]+1" office:value-type="float" office:value="540" calcext:value-type="float">
            <text:p>540</text:p>
          </table:table-cell>
          <table:table-cell office:value-type="float" office:value="236" calcext:value-type="float">
            <text:p>236</text:p>
          </table:table-cell>
          <table:table-cell table:formula="of:=[.B540]*3.3/1023" office:value-type="float" office:value="0.761290322580645" calcext:value-type="float">
            <text:p>0.761290322580645</text:p>
          </table:table-cell>
        </table:table-row>
        <table:table-row table:style-name="ro1">
          <table:table-cell table:formula="of:=[.A540]+1" office:value-type="float" office:value="541" calcext:value-type="float">
            <text:p>541</text:p>
          </table:table-cell>
          <table:table-cell office:value-type="float" office:value="250" calcext:value-type="float">
            <text:p>250</text:p>
          </table:table-cell>
          <table:table-cell table:formula="of:=[.B541]*3.3/1023" office:value-type="float" office:value="0.806451612903226" calcext:value-type="float">
            <text:p>0.806451612903226</text:p>
          </table:table-cell>
        </table:table-row>
        <table:table-row table:style-name="ro1">
          <table:table-cell table:formula="of:=[.A541]+1" office:value-type="float" office:value="542" calcext:value-type="float">
            <text:p>542</text:p>
          </table:table-cell>
          <table:table-cell office:value-type="float" office:value="263" calcext:value-type="float">
            <text:p>263</text:p>
          </table:table-cell>
          <table:table-cell table:formula="of:=[.B542]*3.3/1023" office:value-type="float" office:value="0.848387096774193" calcext:value-type="float">
            <text:p>0.848387096774193</text:p>
          </table:table-cell>
        </table:table-row>
        <table:table-row table:style-name="ro1">
          <table:table-cell table:formula="of:=[.A542]+1" office:value-type="float" office:value="543" calcext:value-type="float">
            <text:p>543</text:p>
          </table:table-cell>
          <table:table-cell office:value-type="float" office:value="277" calcext:value-type="float">
            <text:p>277</text:p>
          </table:table-cell>
          <table:table-cell table:formula="of:=[.B543]*3.3/1023" office:value-type="float" office:value="0.893548387096774" calcext:value-type="float">
            <text:p>0.893548387096774</text:p>
          </table:table-cell>
        </table:table-row>
        <table:table-row table:style-name="ro1">
          <table:table-cell table:formula="of:=[.A543]+1" office:value-type="float" office:value="544" calcext:value-type="float">
            <text:p>544</text:p>
          </table:table-cell>
          <table:table-cell office:value-type="float" office:value="291" calcext:value-type="float">
            <text:p>291</text:p>
          </table:table-cell>
          <table:table-cell table:formula="of:=[.B544]*3.3/1023" office:value-type="float" office:value="0.938709677419355" calcext:value-type="float">
            <text:p>0.938709677419355</text:p>
          </table:table-cell>
        </table:table-row>
        <table:table-row table:style-name="ro1">
          <table:table-cell table:formula="of:=[.A544]+1" office:value-type="float" office:value="545" calcext:value-type="float">
            <text:p>545</text:p>
          </table:table-cell>
          <table:table-cell office:value-type="float" office:value="305" calcext:value-type="float">
            <text:p>305</text:p>
          </table:table-cell>
          <table:table-cell table:formula="of:=[.B545]*3.3/1023" office:value-type="float" office:value="0.983870967741935" calcext:value-type="float">
            <text:p>0.983870967741935</text:p>
          </table:table-cell>
        </table:table-row>
        <table:table-row table:style-name="ro1">
          <table:table-cell table:formula="of:=[.A545]+1" office:value-type="float" office:value="546" calcext:value-type="float">
            <text:p>546</text:p>
          </table:table-cell>
          <table:table-cell office:value-type="float" office:value="319" calcext:value-type="float">
            <text:p>319</text:p>
          </table:table-cell>
          <table:table-cell table:formula="of:=[.B546]*3.3/1023" office:value-type="float" office:value="1.02903225806452" calcext:value-type="float">
            <text:p>1.02903225806452</text:p>
          </table:table-cell>
        </table:table-row>
        <table:table-row table:style-name="ro1">
          <table:table-cell table:formula="of:=[.A546]+1" office:value-type="float" office:value="547" calcext:value-type="float">
            <text:p>547</text:p>
          </table:table-cell>
          <table:table-cell office:value-type="float" office:value="335" calcext:value-type="float">
            <text:p>335</text:p>
          </table:table-cell>
          <table:table-cell table:formula="of:=[.B547]*3.3/1023" office:value-type="float" office:value="1.08064516129032" calcext:value-type="float">
            <text:p>1.08064516129032</text:p>
          </table:table-cell>
        </table:table-row>
        <table:table-row table:style-name="ro1">
          <table:table-cell table:formula="of:=[.A547]+1" office:value-type="float" office:value="548" calcext:value-type="float">
            <text:p>548</text:p>
          </table:table-cell>
          <table:table-cell office:value-type="float" office:value="352" calcext:value-type="float">
            <text:p>352</text:p>
          </table:table-cell>
          <table:table-cell table:formula="of:=[.B548]*3.3/1023" office:value-type="float" office:value="1.13548387096774" calcext:value-type="float">
            <text:p>1.13548387096774</text:p>
          </table:table-cell>
        </table:table-row>
        <table:table-row table:style-name="ro1">
          <table:table-cell table:formula="of:=[.A548]+1" office:value-type="float" office:value="549" calcext:value-type="float">
            <text:p>549</text:p>
          </table:table-cell>
          <table:table-cell office:value-type="float" office:value="367" calcext:value-type="float">
            <text:p>367</text:p>
          </table:table-cell>
          <table:table-cell table:formula="of:=[.B549]*3.3/1023" office:value-type="float" office:value="1.18387096774194" calcext:value-type="float">
            <text:p>1.18387096774194</text:p>
          </table:table-cell>
        </table:table-row>
        <table:table-row table:style-name="ro1">
          <table:table-cell table:formula="of:=[.A549]+1" office:value-type="float" office:value="550" calcext:value-type="float">
            <text:p>550</text:p>
          </table:table-cell>
          <table:table-cell office:value-type="float" office:value="380" calcext:value-type="float">
            <text:p>380</text:p>
          </table:table-cell>
          <table:table-cell table:formula="of:=[.B550]*3.3/1023" office:value-type="float" office:value="1.2258064516129" calcext:value-type="float">
            <text:p>1.2258064516129</text:p>
          </table:table-cell>
        </table:table-row>
        <table:table-row table:style-name="ro1">
          <table:table-cell table:formula="of:=[.A550]+1" office:value-type="float" office:value="551" calcext:value-type="float">
            <text:p>551</text:p>
          </table:table-cell>
          <table:table-cell office:value-type="float" office:value="395" calcext:value-type="float">
            <text:p>395</text:p>
          </table:table-cell>
          <table:table-cell table:formula="of:=[.B551]*3.3/1023" office:value-type="float" office:value="1.2741935483871" calcext:value-type="float">
            <text:p>1.2741935483871</text:p>
          </table:table-cell>
        </table:table-row>
        <table:table-row table:style-name="ro1">
          <table:table-cell table:formula="of:=[.A551]+1" office:value-type="float" office:value="552" calcext:value-type="float">
            <text:p>552</text:p>
          </table:table-cell>
          <table:table-cell office:value-type="float" office:value="409" calcext:value-type="float">
            <text:p>409</text:p>
          </table:table-cell>
          <table:table-cell table:formula="of:=[.B552]*3.3/1023" office:value-type="float" office:value="1.31935483870968" calcext:value-type="float">
            <text:p>1.31935483870968</text:p>
          </table:table-cell>
        </table:table-row>
        <table:table-row table:style-name="ro1">
          <table:table-cell table:formula="of:=[.A552]+1" office:value-type="float" office:value="553" calcext:value-type="float">
            <text:p>553</text:p>
          </table:table-cell>
          <table:table-cell office:value-type="float" office:value="421" calcext:value-type="float">
            <text:p>421</text:p>
          </table:table-cell>
          <table:table-cell table:formula="of:=[.B553]*3.3/1023" office:value-type="float" office:value="1.35806451612903" calcext:value-type="float">
            <text:p>1.35806451612903</text:p>
          </table:table-cell>
        </table:table-row>
        <table:table-row table:style-name="ro1">
          <table:table-cell table:formula="of:=[.A553]+1" office:value-type="float" office:value="554" calcext:value-type="float">
            <text:p>554</text:p>
          </table:table-cell>
          <table:table-cell office:value-type="float" office:value="438" calcext:value-type="float">
            <text:p>438</text:p>
          </table:table-cell>
          <table:table-cell table:formula="of:=[.B554]*3.3/1023" office:value-type="float" office:value="1.41290322580645" calcext:value-type="float">
            <text:p>1.41290322580645</text:p>
          </table:table-cell>
        </table:table-row>
        <table:table-row table:style-name="ro1">
          <table:table-cell table:formula="of:=[.A554]+1" office:value-type="float" office:value="555" calcext:value-type="float">
            <text:p>555</text:p>
          </table:table-cell>
          <table:table-cell office:value-type="float" office:value="449" calcext:value-type="float">
            <text:p>449</text:p>
          </table:table-cell>
          <table:table-cell table:formula="of:=[.B555]*3.3/1023" office:value-type="float" office:value="1.44838709677419" calcext:value-type="float">
            <text:p>1.44838709677419</text:p>
          </table:table-cell>
        </table:table-row>
        <table:table-row table:style-name="ro1">
          <table:table-cell table:formula="of:=[.A555]+1" office:value-type="float" office:value="556" calcext:value-type="float">
            <text:p>556</text:p>
          </table:table-cell>
          <table:table-cell office:value-type="float" office:value="464" calcext:value-type="float">
            <text:p>464</text:p>
          </table:table-cell>
          <table:table-cell table:formula="of:=[.B556]*3.3/1023" office:value-type="float" office:value="1.49677419354839" calcext:value-type="float">
            <text:p>1.49677419354839</text:p>
          </table:table-cell>
        </table:table-row>
        <table:table-row table:style-name="ro1">
          <table:table-cell table:formula="of:=[.A556]+1"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table:formula="of:=[.B557]*3.3/1023" office:value-type="float" office:value="1.53548387096774" calcext:value-type="float">
            <text:p>1.53548387096774</text:p>
          </table:table-cell>
        </table:table-row>
        <table:table-row table:style-name="ro1">
          <table:table-cell table:formula="of:=[.A557]+1" office:value-type="float" office:value="558" calcext:value-type="float">
            <text:p>558</text:p>
          </table:table-cell>
          <table:table-cell office:value-type="float" office:value="489" calcext:value-type="float">
            <text:p>489</text:p>
          </table:table-cell>
          <table:table-cell table:formula="of:=[.B558]*3.3/1023" office:value-type="float" office:value="1.57741935483871" calcext:value-type="float">
            <text:p>1.57741935483871</text:p>
          </table:table-cell>
        </table:table-row>
        <table:table-row table:style-name="ro1">
          <table:table-cell table:formula="of:=[.A558]+1" office:value-type="float" office:value="559" calcext:value-type="float">
            <text:p>559</text:p>
          </table:table-cell>
          <table:table-cell office:value-type="float" office:value="503" calcext:value-type="float">
            <text:p>503</text:p>
          </table:table-cell>
          <table:table-cell table:formula="of:=[.B559]*3.3/1023" office:value-type="float" office:value="1.62258064516129" calcext:value-type="float">
            <text:p>1.62258064516129</text:p>
          </table:table-cell>
        </table:table-row>
        <table:table-row table:style-name="ro1">
          <table:table-cell table:formula="of:=[.A559]+1" office:value-type="float" office:value="560" calcext:value-type="float">
            <text:p>560</text:p>
          </table:table-cell>
          <table:table-cell office:value-type="float" office:value="515" calcext:value-type="float">
            <text:p>515</text:p>
          </table:table-cell>
          <table:table-cell table:formula="of:=[.B560]*3.3/1023" office:value-type="float" office:value="1.66129032258065" calcext:value-type="float">
            <text:p>1.66129032258065</text:p>
          </table:table-cell>
        </table:table-row>
        <table:table-row table:style-name="ro1">
          <table:table-cell table:formula="of:=[.A560]+1" office:value-type="float" office:value="561" calcext:value-type="float">
            <text:p>561</text:p>
          </table:table-cell>
          <table:table-cell office:value-type="float" office:value="528" calcext:value-type="float">
            <text:p>528</text:p>
          </table:table-cell>
          <table:table-cell table:formula="of:=[.B561]*3.3/1023" office:value-type="float" office:value="1.70322580645161" calcext:value-type="float">
            <text:p>1.70322580645161</text:p>
          </table:table-cell>
        </table:table-row>
        <table:table-row table:style-name="ro1">
          <table:table-cell table:formula="of:=[.A561]+1" office:value-type="float" office:value="562" calcext:value-type="float">
            <text:p>562</text:p>
          </table:table-cell>
          <table:table-cell office:value-type="float" office:value="543" calcext:value-type="float">
            <text:p>543</text:p>
          </table:table-cell>
          <table:table-cell table:formula="of:=[.B562]*3.3/1023" office:value-type="float" office:value="1.75161290322581" calcext:value-type="float">
            <text:p>1.75161290322581</text:p>
          </table:table-cell>
        </table:table-row>
        <table:table-row table:style-name="ro1">
          <table:table-cell table:formula="of:=[.A562]+1" office:value-type="float" office:value="563" calcext:value-type="float">
            <text:p>563</text:p>
          </table:table-cell>
          <table:table-cell office:value-type="float" office:value="558" calcext:value-type="float">
            <text:p>558</text:p>
          </table:table-cell>
          <table:table-cell table:formula="of:=[.B563]*3.3/1023" office:value-type="float" office:value="1.8" calcext:value-type="float">
            <text:p>1.8</text:p>
          </table:table-cell>
        </table:table-row>
        <table:table-row table:style-name="ro1">
          <table:table-cell table:formula="of:=[.A563]+1"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table:formula="of:=[.B564]*3.3/1023" office:value-type="float" office:value="1.83225806451613" calcext:value-type="float">
            <text:p>1.83225806451613</text:p>
          </table:table-cell>
        </table:table-row>
        <table:table-row table:style-name="ro1">
          <table:table-cell table:formula="of:=[.A564]+1" office:value-type="float" office:value="565" calcext:value-type="float">
            <text:p>565</text:p>
          </table:table-cell>
          <table:table-cell office:value-type="float" office:value="582" calcext:value-type="float">
            <text:p>582</text:p>
          </table:table-cell>
          <table:table-cell table:formula="of:=[.B565]*3.3/1023" office:value-type="float" office:value="1.87741935483871" calcext:value-type="float">
            <text:p>1.87741935483871</text:p>
          </table:table-cell>
        </table:table-row>
        <table:table-row table:style-name="ro1">
          <table:table-cell table:formula="of:=[.A565]+1" office:value-type="float" office:value="566" calcext:value-type="float">
            <text:p>566</text:p>
          </table:table-cell>
          <table:table-cell office:value-type="float" office:value="597" calcext:value-type="float">
            <text:p>597</text:p>
          </table:table-cell>
          <table:table-cell table:formula="of:=[.B566]*3.3/1023" office:value-type="float" office:value="1.9258064516129" calcext:value-type="float">
            <text:p>1.9258064516129</text:p>
          </table:table-cell>
        </table:table-row>
        <table:table-row table:style-name="ro1">
          <table:table-cell table:formula="of:=[.A566]+1" office:value-type="float" office:value="567" calcext:value-type="float">
            <text:p>567</text:p>
          </table:table-cell>
          <table:table-cell office:value-type="float" office:value="608" calcext:value-type="float">
            <text:p>608</text:p>
          </table:table-cell>
          <table:table-cell table:formula="of:=[.B567]*3.3/1023" office:value-type="float" office:value="1.96129032258065" calcext:value-type="float">
            <text:p>1.96129032258065</text:p>
          </table:table-cell>
        </table:table-row>
        <table:table-row table:style-name="ro1">
          <table:table-cell table:formula="of:=[.A567]+1" office:value-type="float" office:value="568" calcext:value-type="float">
            <text:p>568</text:p>
          </table:table-cell>
          <table:table-cell office:value-type="float" office:value="622" calcext:value-type="float">
            <text:p>622</text:p>
          </table:table-cell>
          <table:table-cell table:formula="of:=[.B568]*3.3/1023" office:value-type="float" office:value="2.00645161290323" calcext:value-type="float">
            <text:p>2.00645161290323</text:p>
          </table:table-cell>
        </table:table-row>
        <table:table-row table:style-name="ro1">
          <table:table-cell table:formula="of:=[.A568]+1" office:value-type="float" office:value="569" calcext:value-type="float">
            <text:p>569</text:p>
          </table:table-cell>
          <table:table-cell office:value-type="float" office:value="636" calcext:value-type="float">
            <text:p>636</text:p>
          </table:table-cell>
          <table:table-cell table:formula="of:=[.B569]*3.3/1023" office:value-type="float" office:value="2.05161290322581" calcext:value-type="float">
            <text:p>2.05161290322581</text:p>
          </table:table-cell>
        </table:table-row>
        <table:table-row table:style-name="ro1">
          <table:table-cell table:formula="of:=[.A569]+1" office:value-type="float" office:value="570" calcext:value-type="float">
            <text:p>570</text:p>
          </table:table-cell>
          <table:table-cell office:value-type="float" office:value="651" calcext:value-type="float">
            <text:p>651</text:p>
          </table:table-cell>
          <table:table-cell table:formula="of:=[.B570]*3.3/1023" office:value-type="float" office:value="2.1" calcext:value-type="float">
            <text:p>2.1</text:p>
          </table:table-cell>
        </table:table-row>
        <table:table-row table:style-name="ro1">
          <table:table-cell table:formula="of:=[.A570]+1" office:value-type="float" office:value="571" calcext:value-type="float">
            <text:p>571</text:p>
          </table:table-cell>
          <table:table-cell office:value-type="float" office:value="664" calcext:value-type="float">
            <text:p>664</text:p>
          </table:table-cell>
          <table:table-cell table:formula="of:=[.B571]*3.3/1023" office:value-type="float" office:value="2.14193548387097" calcext:value-type="float">
            <text:p>2.14193548387097</text:p>
          </table:table-cell>
        </table:table-row>
        <table:table-row table:style-name="ro1">
          <table:table-cell table:formula="of:=[.A571]+1" office:value-type="float" office:value="572" calcext:value-type="float">
            <text:p>572</text:p>
          </table:table-cell>
          <table:table-cell office:value-type="float" office:value="678" calcext:value-type="float">
            <text:p>678</text:p>
          </table:table-cell>
          <table:table-cell table:formula="of:=[.B572]*3.3/1023" office:value-type="float" office:value="2.18709677419355" calcext:value-type="float">
            <text:p>2.18709677419355</text:p>
          </table:table-cell>
        </table:table-row>
        <table:table-row table:style-name="ro1">
          <table:table-cell table:formula="of:=[.A572]+1" office:value-type="float" office:value="573" calcext:value-type="float">
            <text:p>573</text:p>
          </table:table-cell>
          <table:table-cell office:value-type="float" office:value="692" calcext:value-type="float">
            <text:p>692</text:p>
          </table:table-cell>
          <table:table-cell table:formula="of:=[.B573]*3.3/1023" office:value-type="float" office:value="2.23225806451613" calcext:value-type="float">
            <text:p>2.23225806451613</text:p>
          </table:table-cell>
        </table:table-row>
        <table:table-row table:style-name="ro1">
          <table:table-cell table:formula="of:=[.A573]+1" office:value-type="float" office:value="574" calcext:value-type="float">
            <text:p>574</text:p>
          </table:table-cell>
          <table:table-cell office:value-type="float" office:value="704" calcext:value-type="float">
            <text:p>704</text:p>
          </table:table-cell>
          <table:table-cell table:formula="of:=[.B574]*3.3/1023" office:value-type="float" office:value="2.27096774193548" calcext:value-type="float">
            <text:p>2.27096774193548</text:p>
          </table:table-cell>
        </table:table-row>
        <table:table-row table:style-name="ro1">
          <table:table-cell table:formula="of:=[.A574]+1" office:value-type="float" office:value="575" calcext:value-type="float">
            <text:p>575</text:p>
          </table:table-cell>
          <table:table-cell office:value-type="float" office:value="712" calcext:value-type="float">
            <text:p>712</text:p>
          </table:table-cell>
          <table:table-cell table:formula="of:=[.B575]*3.3/1023" office:value-type="float" office:value="2.29677419354839" calcext:value-type="float">
            <text:p>2.29677419354839</text:p>
          </table:table-cell>
        </table:table-row>
        <table:table-row table:style-name="ro1">
          <table:table-cell table:formula="of:=[.A575]+1" office:value-type="float" office:value="576" calcext:value-type="float">
            <text:p>576</text:p>
          </table:table-cell>
          <table:table-cell office:value-type="float" office:value="697" calcext:value-type="float">
            <text:p>697</text:p>
          </table:table-cell>
          <table:table-cell table:formula="of:=[.B576]*3.3/1023" office:value-type="float" office:value="2.24838709677419" calcext:value-type="float">
            <text:p>2.24838709677419</text:p>
          </table:table-cell>
        </table:table-row>
        <table:table-row table:style-name="ro1">
          <table:table-cell table:formula="of:=[.A576]+1" office:value-type="float" office:value="577" calcext:value-type="float">
            <text:p>577</text:p>
          </table:table-cell>
          <table:table-cell office:value-type="float" office:value="684" calcext:value-type="float">
            <text:p>684</text:p>
          </table:table-cell>
          <table:table-cell table:formula="of:=[.B577]*3.3/1023" office:value-type="float" office:value="2.20645161290323" calcext:value-type="float">
            <text:p>2.20645161290323</text:p>
          </table:table-cell>
        </table:table-row>
        <table:table-row table:style-name="ro1">
          <table:table-cell table:formula="of:=[.A577]+1" office:value-type="float" office:value="578" calcext:value-type="float">
            <text:p>578</text:p>
          </table:table-cell>
          <table:table-cell office:value-type="float" office:value="667" calcext:value-type="float">
            <text:p>667</text:p>
          </table:table-cell>
          <table:table-cell table:formula="of:=[.B578]*3.3/1023" office:value-type="float" office:value="2.15161290322581" calcext:value-type="float">
            <text:p>2.15161290322581</text:p>
          </table:table-cell>
        </table:table-row>
        <table:table-row table:style-name="ro1">
          <table:table-cell table:formula="of:=[.A578]+1" office:value-type="float" office:value="579" calcext:value-type="float">
            <text:p>579</text:p>
          </table:table-cell>
          <table:table-cell office:value-type="float" office:value="656" calcext:value-type="float">
            <text:p>656</text:p>
          </table:table-cell>
          <table:table-cell table:formula="of:=[.B579]*3.3/1023" office:value-type="float" office:value="2.11612903225806" calcext:value-type="float">
            <text:p>2.11612903225806</text:p>
          </table:table-cell>
        </table:table-row>
        <table:table-row table:style-name="ro1">
          <table:table-cell table:formula="of:=[.A579]+1" office:value-type="float" office:value="580" calcext:value-type="float">
            <text:p>580</text:p>
          </table:table-cell>
          <table:table-cell office:value-type="float" office:value="640" calcext:value-type="float">
            <text:p>640</text:p>
          </table:table-cell>
          <table:table-cell table:formula="of:=[.B580]*3.3/1023" office:value-type="float" office:value="2.06451612903226" calcext:value-type="float">
            <text:p>2.06451612903226</text:p>
          </table:table-cell>
        </table:table-row>
        <table:table-row table:style-name="ro1">
          <table:table-cell table:formula="of:=[.A580]+1" office:value-type="float" office:value="581" calcext:value-type="float">
            <text:p>581</text:p>
          </table:table-cell>
          <table:table-cell office:value-type="float" office:value="625" calcext:value-type="float">
            <text:p>625</text:p>
          </table:table-cell>
          <table:table-cell table:formula="of:=[.B581]*3.3/1023" office:value-type="float" office:value="2.01612903225806" calcext:value-type="float">
            <text:p>2.01612903225806</text:p>
          </table:table-cell>
        </table:table-row>
        <table:table-row table:style-name="ro1">
          <table:table-cell table:formula="of:=[.A581]+1" office:value-type="float" office:value="582" calcext:value-type="float">
            <text:p>582</text:p>
          </table:table-cell>
          <table:table-cell office:value-type="float" office:value="611" calcext:value-type="float">
            <text:p>611</text:p>
          </table:table-cell>
          <table:table-cell table:formula="of:=[.B582]*3.3/1023" office:value-type="float" office:value="1.97096774193548" calcext:value-type="float">
            <text:p>1.97096774193548</text:p>
          </table:table-cell>
        </table:table-row>
        <table:table-row table:style-name="ro1">
          <table:table-cell table:formula="of:=[.A582]+1" office:value-type="float" office:value="583" calcext:value-type="float">
            <text:p>583</text:p>
          </table:table-cell>
          <table:table-cell office:value-type="float" office:value="598" calcext:value-type="float">
            <text:p>598</text:p>
          </table:table-cell>
          <table:table-cell table:formula="of:=[.B583]*3.3/1023" office:value-type="float" office:value="1.92903225806452" calcext:value-type="float">
            <text:p>1.92903225806452</text:p>
          </table:table-cell>
        </table:table-row>
        <table:table-row table:style-name="ro1">
          <table:table-cell table:formula="of:=[.A583]+1" office:value-type="float" office:value="584" calcext:value-type="float">
            <text:p>584</text:p>
          </table:table-cell>
          <table:table-cell office:value-type="float" office:value="583" calcext:value-type="float">
            <text:p>583</text:p>
          </table:table-cell>
          <table:table-cell table:formula="of:=[.B584]*3.3/1023" office:value-type="float" office:value="1.88064516129032" calcext:value-type="float">
            <text:p>1.88064516129032</text:p>
          </table:table-cell>
        </table:table-row>
        <table:table-row table:style-name="ro1">
          <table:table-cell table:formula="of:=[.A584]+1" office:value-type="float" office:value="585" calcext:value-type="float">
            <text:p>585</text:p>
          </table:table-cell>
          <table:table-cell office:value-type="float" office:value="572" calcext:value-type="float">
            <text:p>572</text:p>
          </table:table-cell>
          <table:table-cell table:formula="of:=[.B585]*3.3/1023" office:value-type="float" office:value="1.84516129032258" calcext:value-type="float">
            <text:p>1.84516129032258</text:p>
          </table:table-cell>
        </table:table-row>
        <table:table-row table:style-name="ro1">
          <table:table-cell table:formula="of:=[.A585]+1" office:value-type="float" office:value="586" calcext:value-type="float">
            <text:p>586</text:p>
          </table:table-cell>
          <table:table-cell office:value-type="float" office:value="559" calcext:value-type="float">
            <text:p>559</text:p>
          </table:table-cell>
          <table:table-cell table:formula="of:=[.B586]*3.3/1023" office:value-type="float" office:value="1.80322580645161" calcext:value-type="float">
            <text:p>1.80322580645161</text:p>
          </table:table-cell>
        </table:table-row>
        <table:table-row table:style-name="ro1">
          <table:table-cell table:formula="of:=[.A586]+1" office:value-type="float" office:value="587" calcext:value-type="float">
            <text:p>587</text:p>
          </table:table-cell>
          <table:table-cell office:value-type="float" office:value="546" calcext:value-type="float">
            <text:p>546</text:p>
          </table:table-cell>
          <table:table-cell table:formula="of:=[.B587]*3.3/1023" office:value-type="float" office:value="1.76129032258065" calcext:value-type="float">
            <text:p>1.76129032258065</text:p>
          </table:table-cell>
        </table:table-row>
        <table:table-row table:style-name="ro1">
          <table:table-cell table:formula="of:=[.A587]+1" office:value-type="float" office:value="588" calcext:value-type="float">
            <text:p>588</text:p>
          </table:table-cell>
          <table:table-cell office:value-type="float" office:value="532" calcext:value-type="float">
            <text:p>532</text:p>
          </table:table-cell>
          <table:table-cell table:formula="of:=[.B588]*3.3/1023" office:value-type="float" office:value="1.71612903225806" calcext:value-type="float">
            <text:p>1.71612903225806</text:p>
          </table:table-cell>
        </table:table-row>
        <table:table-row table:style-name="ro1">
          <table:table-cell table:formula="of:=[.A588]+1" office:value-type="float" office:value="589" calcext:value-type="float">
            <text:p>589</text:p>
          </table:table-cell>
          <table:table-cell office:value-type="float" office:value="518" calcext:value-type="float">
            <text:p>518</text:p>
          </table:table-cell>
          <table:table-cell table:formula="of:=[.B589]*3.3/1023" office:value-type="float" office:value="1.67096774193548" calcext:value-type="float">
            <text:p>1.67096774193548</text:p>
          </table:table-cell>
        </table:table-row>
        <table:table-row table:style-name="ro1">
          <table:table-cell table:formula="of:=[.A589]+1" office:value-type="float" office:value="590" calcext:value-type="float">
            <text:p>590</text:p>
          </table:table-cell>
          <table:table-cell office:value-type="float" office:value="507" calcext:value-type="float">
            <text:p>507</text:p>
          </table:table-cell>
          <table:table-cell table:formula="of:=[.B590]*3.3/1023" office:value-type="float" office:value="1.63548387096774" calcext:value-type="float">
            <text:p>1.63548387096774</text:p>
          </table:table-cell>
        </table:table-row>
        <table:table-row table:style-name="ro1">
          <table:table-cell table:formula="of:=[.A590]+1" office:value-type="float" office:value="591" calcext:value-type="float">
            <text:p>591</text:p>
          </table:table-cell>
          <table:table-cell office:value-type="float" office:value="494" calcext:value-type="float">
            <text:p>494</text:p>
          </table:table-cell>
          <table:table-cell table:formula="of:=[.B591]*3.3/1023" office:value-type="float" office:value="1.59354838709677" calcext:value-type="float">
            <text:p>1.59354838709677</text:p>
          </table:table-cell>
        </table:table-row>
        <table:table-row table:style-name="ro1">
          <table:table-cell table:formula="of:=[.A591]+1" office:value-type="float" office:value="592" calcext:value-type="float">
            <text:p>592</text:p>
          </table:table-cell>
          <table:table-cell office:value-type="float" office:value="480" calcext:value-type="float">
            <text:p>480</text:p>
          </table:table-cell>
          <table:table-cell table:formula="of:=[.B592]*3.3/1023" office:value-type="float" office:value="1.54838709677419" calcext:value-type="float">
            <text:p>1.54838709677419</text:p>
          </table:table-cell>
        </table:table-row>
        <table:table-row table:style-name="ro1">
          <table:table-cell table:formula="of:=[.A592]+1" office:value-type="float" office:value="593" calcext:value-type="float">
            <text:p>593</text:p>
          </table:table-cell>
          <table:table-cell office:value-type="float" office:value="468" calcext:value-type="float">
            <text:p>468</text:p>
          </table:table-cell>
          <table:table-cell table:formula="of:=[.B593]*3.3/1023" office:value-type="float" office:value="1.50967741935484" calcext:value-type="float">
            <text:p>1.50967741935484</text:p>
          </table:table-cell>
        </table:table-row>
        <table:table-row table:style-name="ro1">
          <table:table-cell table:formula="of:=[.A593]+1" office:value-type="float" office:value="594" calcext:value-type="float">
            <text:p>594</text:p>
          </table:table-cell>
          <table:table-cell office:value-type="float" office:value="454" calcext:value-type="float">
            <text:p>454</text:p>
          </table:table-cell>
          <table:table-cell table:formula="of:=[.B594]*3.3/1023" office:value-type="float" office:value="1.46451612903226" calcext:value-type="float">
            <text:p>1.46451612903226</text:p>
          </table:table-cell>
        </table:table-row>
        <table:table-row table:style-name="ro1">
          <table:table-cell table:formula="of:=[.A594]+1" office:value-type="float" office:value="595" calcext:value-type="float">
            <text:p>595</text:p>
          </table:table-cell>
          <table:table-cell office:value-type="float" office:value="440" calcext:value-type="float">
            <text:p>440</text:p>
          </table:table-cell>
          <table:table-cell table:formula="of:=[.B595]*3.3/1023" office:value-type="float" office:value="1.41935483870968" calcext:value-type="float">
            <text:p>1.41935483870968</text:p>
          </table:table-cell>
        </table:table-row>
        <table:table-row table:style-name="ro1">
          <table:table-cell table:formula="of:=[.A595]+1" office:value-type="float" office:value="596" calcext:value-type="float">
            <text:p>596</text:p>
          </table:table-cell>
          <table:table-cell office:value-type="float" office:value="428" calcext:value-type="float">
            <text:p>428</text:p>
          </table:table-cell>
          <table:table-cell table:formula="of:=[.B596]*3.3/1023" office:value-type="float" office:value="1.38064516129032" calcext:value-type="float">
            <text:p>1.38064516129032</text:p>
          </table:table-cell>
        </table:table-row>
        <table:table-row table:style-name="ro1">
          <table:table-cell table:formula="of:=[.A596]+1" office:value-type="float" office:value="597" calcext:value-type="float">
            <text:p>597</text:p>
          </table:table-cell>
          <table:table-cell office:value-type="float" office:value="413" calcext:value-type="float">
            <text:p>413</text:p>
          </table:table-cell>
          <table:table-cell table:formula="of:=[.B597]*3.3/1023" office:value-type="float" office:value="1.33225806451613" calcext:value-type="float">
            <text:p>1.33225806451613</text:p>
          </table:table-cell>
        </table:table-row>
        <table:table-row table:style-name="ro1">
          <table:table-cell table:formula="of:=[.A597]+1" office:value-type="float" office:value="598" calcext:value-type="float">
            <text:p>598</text:p>
          </table:table-cell>
          <table:table-cell office:value-type="float" office:value="401" calcext:value-type="float">
            <text:p>401</text:p>
          </table:table-cell>
          <table:table-cell table:formula="of:=[.B598]*3.3/1023" office:value-type="float" office:value="1.29354838709677" calcext:value-type="float">
            <text:p>1.29354838709677</text:p>
          </table:table-cell>
        </table:table-row>
        <table:table-row table:style-name="ro1">
          <table:table-cell table:formula="of:=[.A598]+1" office:value-type="float" office:value="599" calcext:value-type="float">
            <text:p>599</text:p>
          </table:table-cell>
          <table:table-cell office:value-type="float" office:value="387" calcext:value-type="float">
            <text:p>387</text:p>
          </table:table-cell>
          <table:table-cell table:formula="of:=[.B599]*3.3/1023" office:value-type="float" office:value="1.24838709677419" calcext:value-type="float">
            <text:p>1.24838709677419</text:p>
          </table:table-cell>
        </table:table-row>
        <table:table-row table:style-name="ro1">
          <table:table-cell table:formula="of:=[.A599]+1"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  <table:table-cell table:formula="of:=[.B600]*3.3/1023" office:value-type="float" office:value="1.20967741935484" calcext:value-type="float">
            <text:p>1.20967741935484</text:p>
          </table:table-cell>
        </table:table-row>
        <table:table-row table:style-name="ro1">
          <table:table-cell table:formula="of:=[.A600]+1" office:value-type="float" office:value="601" calcext:value-type="float">
            <text:p>601</text:p>
          </table:table-cell>
          <table:table-cell office:value-type="float" office:value="361" calcext:value-type="float">
            <text:p>361</text:p>
          </table:table-cell>
          <table:table-cell table:formula="of:=[.B601]*3.3/1023" office:value-type="float" office:value="1.16451612903226" calcext:value-type="float">
            <text:p>1.16451612903226</text:p>
          </table:table-cell>
        </table:table-row>
        <table:table-row table:style-name="ro1">
          <table:table-cell table:formula="of:=[.A601]+1" office:value-type="float" office:value="602" calcext:value-type="float">
            <text:p>602</text:p>
          </table:table-cell>
          <table:table-cell office:value-type="float" office:value="348" calcext:value-type="float">
            <text:p>348</text:p>
          </table:table-cell>
          <table:table-cell table:formula="of:=[.B602]*3.3/1023" office:value-type="float" office:value="1.12258064516129" calcext:value-type="float">
            <text:p>1.12258064516129</text:p>
          </table:table-cell>
        </table:table-row>
        <table:table-row table:style-name="ro1">
          <table:table-cell table:formula="of:=[.A602]+1" office:value-type="float" office:value="603" calcext:value-type="float">
            <text:p>603</text:p>
          </table:table-cell>
          <table:table-cell office:value-type="float" office:value="334" calcext:value-type="float">
            <text:p>334</text:p>
          </table:table-cell>
          <table:table-cell table:formula="of:=[.B603]*3.3/1023" office:value-type="float" office:value="1.07741935483871" calcext:value-type="float">
            <text:p>1.07741935483871</text:p>
          </table:table-cell>
        </table:table-row>
        <table:table-row table:style-name="ro1">
          <table:table-cell table:formula="of:=[.A603]+1" office:value-type="float" office:value="604" calcext:value-type="float">
            <text:p>604</text:p>
          </table:table-cell>
          <table:table-cell office:value-type="float" office:value="319" calcext:value-type="float">
            <text:p>319</text:p>
          </table:table-cell>
          <table:table-cell table:formula="of:=[.B604]*3.3/1023" office:value-type="float" office:value="1.02903225806452" calcext:value-type="float">
            <text:p>1.02903225806452</text:p>
          </table:table-cell>
        </table:table-row>
        <table:table-row table:style-name="ro1">
          <table:table-cell table:formula="of:=[.A604]+1" office:value-type="float" office:value="605" calcext:value-type="float">
            <text:p>605</text:p>
          </table:table-cell>
          <table:table-cell office:value-type="float" office:value="306" calcext:value-type="float">
            <text:p>306</text:p>
          </table:table-cell>
          <table:table-cell table:formula="of:=[.B605]*3.3/1023" office:value-type="float" office:value="0.987096774193548" calcext:value-type="float">
            <text:p>0.987096774193548</text:p>
          </table:table-cell>
        </table:table-row>
        <table:table-row table:style-name="ro1">
          <table:table-cell table:formula="of:=[.A605]+1" office:value-type="float" office:value="606" calcext:value-type="float">
            <text:p>606</text:p>
          </table:table-cell>
          <table:table-cell office:value-type="float" office:value="291" calcext:value-type="float">
            <text:p>291</text:p>
          </table:table-cell>
          <table:table-cell table:formula="of:=[.B606]*3.3/1023" office:value-type="float" office:value="0.938709677419355" calcext:value-type="float">
            <text:p>0.938709677419355</text:p>
          </table:table-cell>
        </table:table-row>
        <table:table-row table:style-name="ro1">
          <table:table-cell table:formula="of:=[.A606]+1" office:value-type="float" office:value="607" calcext:value-type="float">
            <text:p>607</text:p>
          </table:table-cell>
          <table:table-cell office:value-type="float" office:value="275" calcext:value-type="float">
            <text:p>275</text:p>
          </table:table-cell>
          <table:table-cell table:formula="of:=[.B607]*3.3/1023" office:value-type="float" office:value="0.887096774193548" calcext:value-type="float">
            <text:p>0.887096774193548</text:p>
          </table:table-cell>
        </table:table-row>
        <table:table-row table:style-name="ro1">
          <table:table-cell table:formula="of:=[.A607]+1" office:value-type="float" office:value="608" calcext:value-type="float">
            <text:p>608</text:p>
          </table:table-cell>
          <table:table-cell office:value-type="float" office:value="261" calcext:value-type="float">
            <text:p>261</text:p>
          </table:table-cell>
          <table:table-cell table:formula="of:=[.B608]*3.3/1023" office:value-type="float" office:value="0.841935483870968" calcext:value-type="float">
            <text:p>0.841935483870968</text:p>
          </table:table-cell>
        </table:table-row>
        <table:table-row table:style-name="ro1">
          <table:table-cell table:formula="of:=[.A608]+1" office:value-type="float" office:value="609" calcext:value-type="float">
            <text:p>609</text:p>
          </table:table-cell>
          <table:table-cell office:value-type="float" office:value="247" calcext:value-type="float">
            <text:p>247</text:p>
          </table:table-cell>
          <table:table-cell table:formula="of:=[.B609]*3.3/1023" office:value-type="float" office:value="0.796774193548387" calcext:value-type="float">
            <text:p>0.796774193548387</text:p>
          </table:table-cell>
        </table:table-row>
        <table:table-row table:style-name="ro1">
          <table:table-cell table:formula="of:=[.A609]+1" office:value-type="float" office:value="610" calcext:value-type="float">
            <text:p>610</text:p>
          </table:table-cell>
          <table:table-cell office:value-type="float" office:value="234" calcext:value-type="float">
            <text:p>234</text:p>
          </table:table-cell>
          <table:table-cell table:formula="of:=[.B610]*3.3/1023" office:value-type="float" office:value="0.754838709677419" calcext:value-type="float">
            <text:p>0.754838709677419</text:p>
          </table:table-cell>
        </table:table-row>
        <table:table-row table:style-name="ro1">
          <table:table-cell table:formula="of:=[.A610]+1" office:value-type="float" office:value="611" calcext:value-type="float">
            <text:p>611</text:p>
          </table:table-cell>
          <table:table-cell office:value-type="float" office:value="220" calcext:value-type="float">
            <text:p>220</text:p>
          </table:table-cell>
          <table:table-cell table:formula="of:=[.B611]*3.3/1023" office:value-type="float" office:value="0.709677419354839" calcext:value-type="float">
            <text:p>0.709677419354839</text:p>
          </table:table-cell>
        </table:table-row>
        <table:table-row table:style-name="ro1">
          <table:table-cell table:formula="of:=[.A611]+1" office:value-type="float" office:value="612" calcext:value-type="float">
            <text:p>612</text:p>
          </table:table-cell>
          <table:table-cell office:value-type="float" office:value="206" calcext:value-type="float">
            <text:p>206</text:p>
          </table:table-cell>
          <table:table-cell table:formula="of:=[.B612]*3.3/1023" office:value-type="float" office:value="0.664516129032258" calcext:value-type="float">
            <text:p>0.664516129032258</text:p>
          </table:table-cell>
        </table:table-row>
        <table:table-row table:style-name="ro1">
          <table:table-cell table:formula="of:=[.A612]+1" office:value-type="float" office:value="613" calcext:value-type="float">
            <text:p>613</text:p>
          </table:table-cell>
          <table:table-cell office:value-type="float" office:value="193" calcext:value-type="float">
            <text:p>193</text:p>
          </table:table-cell>
          <table:table-cell table:formula="of:=[.B613]*3.3/1023" office:value-type="float" office:value="0.62258064516129" calcext:value-type="float">
            <text:p>0.62258064516129</text:p>
          </table:table-cell>
        </table:table-row>
        <table:table-row table:style-name="ro1">
          <table:table-cell table:formula="of:=[.A613]+1" office:value-type="float" office:value="614" calcext:value-type="float">
            <text:p>614</text:p>
          </table:table-cell>
          <table:table-cell office:value-type="float" office:value="180" calcext:value-type="float">
            <text:p>180</text:p>
          </table:table-cell>
          <table:table-cell table:formula="of:=[.B614]*3.3/1023" office:value-type="float" office:value="0.580645161290323" calcext:value-type="float">
            <text:p>0.580645161290323</text:p>
          </table:table-cell>
        </table:table-row>
        <table:table-row table:style-name="ro1">
          <table:table-cell table:formula="of:=[.A614]+1" office:value-type="float" office:value="615" calcext:value-type="float">
            <text:p>615</text:p>
          </table:table-cell>
          <table:table-cell office:value-type="float" office:value="167" calcext:value-type="float">
            <text:p>167</text:p>
          </table:table-cell>
          <table:table-cell table:formula="of:=[.B615]*3.3/1023" office:value-type="float" office:value="0.538709677419355" calcext:value-type="float">
            <text:p>0.538709677419355</text:p>
          </table:table-cell>
        </table:table-row>
        <table:table-row table:style-name="ro1">
          <table:table-cell table:formula="of:=[.A615]+1" office:value-type="float" office:value="616" calcext:value-type="float">
            <text:p>616</text:p>
          </table:table-cell>
          <table:table-cell office:value-type="float" office:value="155" calcext:value-type="float">
            <text:p>155</text:p>
          </table:table-cell>
          <table:table-cell table:formula="of:=[.B616]*3.3/1023" office:value-type="float" office:value="0.5" calcext:value-type="float">
            <text:p>0.5</text:p>
          </table:table-cell>
        </table:table-row>
        <table:table-row table:style-name="ro1">
          <table:table-cell table:formula="of:=[.A616]+1" office:value-type="float" office:value="617" calcext:value-type="float">
            <text:p>617</text:p>
          </table:table-cell>
          <table:table-cell office:value-type="float" office:value="142" calcext:value-type="float">
            <text:p>142</text:p>
          </table:table-cell>
          <table:table-cell table:formula="of:=[.B617]*3.3/1023" office:value-type="float" office:value="0.458064516129032" calcext:value-type="float">
            <text:p>0.458064516129032</text:p>
          </table:table-cell>
        </table:table-row>
        <table:table-row table:style-name="ro1">
          <table:table-cell table:formula="of:=[.A617]+1" office:value-type="float" office:value="618" calcext:value-type="float">
            <text:p>618</text:p>
          </table:table-cell>
          <table:table-cell office:value-type="float" office:value="148" calcext:value-type="float">
            <text:p>148</text:p>
          </table:table-cell>
          <table:table-cell table:formula="of:=[.B618]*3.3/1023" office:value-type="float" office:value="0.47741935483871" calcext:value-type="float">
            <text:p>0.47741935483871</text:p>
          </table:table-cell>
        </table:table-row>
        <table:table-row table:style-name="ro1">
          <table:table-cell table:formula="of:=[.A618]+1" office:value-type="float" office:value="619" calcext:value-type="float">
            <text:p>619</text:p>
          </table:table-cell>
          <table:table-cell office:value-type="float" office:value="161" calcext:value-type="float">
            <text:p>161</text:p>
          </table:table-cell>
          <table:table-cell table:formula="of:=[.B619]*3.3/1023" office:value-type="float" office:value="0.519354838709677" calcext:value-type="float">
            <text:p>0.519354838709677</text:p>
          </table:table-cell>
        </table:table-row>
        <table:table-row table:style-name="ro1">
          <table:table-cell table:formula="of:=[.A619]+1" office:value-type="float" office:value="620" calcext:value-type="float">
            <text:p>620</text:p>
          </table:table-cell>
          <table:table-cell office:value-type="float" office:value="176" calcext:value-type="float">
            <text:p>176</text:p>
          </table:table-cell>
          <table:table-cell table:formula="of:=[.B620]*3.3/1023" office:value-type="float" office:value="0.567741935483871" calcext:value-type="float">
            <text:p>0.567741935483871</text:p>
          </table:table-cell>
        </table:table-row>
        <table:table-row table:style-name="ro1">
          <table:table-cell table:formula="of:=[.A620]+1" office:value-type="float" office:value="621" calcext:value-type="float">
            <text:p>621</text:p>
          </table:table-cell>
          <table:table-cell office:value-type="float" office:value="189" calcext:value-type="float">
            <text:p>189</text:p>
          </table:table-cell>
          <table:table-cell table:formula="of:=[.B621]*3.3/1023" office:value-type="float" office:value="0.609677419354839" calcext:value-type="float">
            <text:p>0.609677419354839</text:p>
          </table:table-cell>
        </table:table-row>
        <table:table-row table:style-name="ro1">
          <table:table-cell table:formula="of:=[.A621]+1" office:value-type="float" office:value="622" calcext:value-type="float">
            <text:p>622</text:p>
          </table:table-cell>
          <table:table-cell office:value-type="float" office:value="202" calcext:value-type="float">
            <text:p>202</text:p>
          </table:table-cell>
          <table:table-cell table:formula="of:=[.B622]*3.3/1023" office:value-type="float" office:value="0.651612903225806" calcext:value-type="float">
            <text:p>0.651612903225806</text:p>
          </table:table-cell>
        </table:table-row>
        <table:table-row table:style-name="ro1">
          <table:table-cell table:formula="of:=[.A622]+1" office:value-type="float" office:value="623" calcext:value-type="float">
            <text:p>623</text:p>
          </table:table-cell>
          <table:table-cell office:value-type="float" office:value="215" calcext:value-type="float">
            <text:p>215</text:p>
          </table:table-cell>
          <table:table-cell table:formula="of:=[.B623]*3.3/1023" office:value-type="float" office:value="0.693548387096774" calcext:value-type="float">
            <text:p>0.693548387096774</text:p>
          </table:table-cell>
        </table:table-row>
        <table:table-row table:style-name="ro1">
          <table:table-cell table:formula="of:=[.A623]+1" office:value-type="float" office:value="624" calcext:value-type="float">
            <text:p>624</text:p>
          </table:table-cell>
          <table:table-cell office:value-type="float" office:value="230" calcext:value-type="float">
            <text:p>230</text:p>
          </table:table-cell>
          <table:table-cell table:formula="of:=[.B624]*3.3/1023" office:value-type="float" office:value="0.741935483870968" calcext:value-type="float">
            <text:p>0.741935483870968</text:p>
          </table:table-cell>
        </table:table-row>
        <table:table-row table:style-name="ro1">
          <table:table-cell table:formula="of:=[.A624]+1" office:value-type="float" office:value="625" calcext:value-type="float">
            <text:p>625</text:p>
          </table:table-cell>
          <table:table-cell office:value-type="float" office:value="241" calcext:value-type="float">
            <text:p>241</text:p>
          </table:table-cell>
          <table:table-cell table:formula="of:=[.B625]*3.3/1023" office:value-type="float" office:value="0.77741935483871" calcext:value-type="float">
            <text:p>0.77741935483871</text:p>
          </table:table-cell>
        </table:table-row>
        <table:table-row table:style-name="ro1">
          <table:table-cell table:formula="of:=[.A625]+1" office:value-type="float" office:value="626" calcext:value-type="float">
            <text:p>626</text:p>
          </table:table-cell>
          <table:table-cell office:value-type="float" office:value="255" calcext:value-type="float">
            <text:p>255</text:p>
          </table:table-cell>
          <table:table-cell table:formula="of:=[.B626]*3.3/1023" office:value-type="float" office:value="0.82258064516129" calcext:value-type="float">
            <text:p>0.82258064516129</text:p>
          </table:table-cell>
        </table:table-row>
        <table:table-row table:style-name="ro1">
          <table:table-cell table:formula="of:=[.A626]+1" office:value-type="float" office:value="627" calcext:value-type="float">
            <text:p>627</text:p>
          </table:table-cell>
          <table:table-cell office:value-type="float" office:value="263" calcext:value-type="float">
            <text:p>263</text:p>
          </table:table-cell>
          <table:table-cell table:formula="of:=[.B627]*3.3/1023" office:value-type="float" office:value="0.848387096774193" calcext:value-type="float">
            <text:p>0.848387096774193</text:p>
          </table:table-cell>
        </table:table-row>
        <table:table-row table:style-name="ro1">
          <table:table-cell table:formula="of:=[.A627]+1" office:value-type="float" office:value="628" calcext:value-type="float">
            <text:p>628</text:p>
          </table:table-cell>
          <table:table-cell office:value-type="float" office:value="284" calcext:value-type="float">
            <text:p>284</text:p>
          </table:table-cell>
          <table:table-cell table:formula="of:=[.B628]*3.3/1023" office:value-type="float" office:value="0.916129032258064" calcext:value-type="float">
            <text:p>0.916129032258064</text:p>
          </table:table-cell>
        </table:table-row>
        <table:table-row table:style-name="ro1">
          <table:table-cell table:formula="of:=[.A628]+1" office:value-type="float" office:value="629" calcext:value-type="float">
            <text:p>629</text:p>
          </table:table-cell>
          <table:table-cell office:value-type="float" office:value="298" calcext:value-type="float">
            <text:p>298</text:p>
          </table:table-cell>
          <table:table-cell table:formula="of:=[.B629]*3.3/1023" office:value-type="float" office:value="0.961290322580645" calcext:value-type="float">
            <text:p>0.961290322580645</text:p>
          </table:table-cell>
        </table:table-row>
        <table:table-row table:style-name="ro1">
          <table:table-cell table:formula="of:=[.A629]+1"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table:formula="of:=[.B630]*3.3/1023" office:value-type="float" office:value="1.00645161290323" calcext:value-type="float">
            <text:p>1.00645161290323</text:p>
          </table:table-cell>
        </table:table-row>
        <table:table-row table:style-name="ro1">
          <table:table-cell table:formula="of:=[.A630]+1" office:value-type="float" office:value="631" calcext:value-type="float">
            <text:p>631</text:p>
          </table:table-cell>
          <table:table-cell office:value-type="float" office:value="325" calcext:value-type="float">
            <text:p>325</text:p>
          </table:table-cell>
          <table:table-cell table:formula="of:=[.B631]*3.3/1023" office:value-type="float" office:value="1.04838709677419" calcext:value-type="float">
            <text:p>1.04838709677419</text:p>
          </table:table-cell>
        </table:table-row>
        <table:table-row table:style-name="ro1">
          <table:table-cell table:formula="of:=[.A631]+1" office:value-type="float" office:value="632" calcext:value-type="float">
            <text:p>632</text:p>
          </table:table-cell>
          <table:table-cell office:value-type="float" office:value="340" calcext:value-type="float">
            <text:p>340</text:p>
          </table:table-cell>
          <table:table-cell table:formula="of:=[.B632]*3.3/1023" office:value-type="float" office:value="1.09677419354839" calcext:value-type="float">
            <text:p>1.09677419354839</text:p>
          </table:table-cell>
        </table:table-row>
        <table:table-row table:style-name="ro1">
          <table:table-cell table:formula="of:=[.A632]+1" office:value-type="float" office:value="633" calcext:value-type="float">
            <text:p>633</text:p>
          </table:table-cell>
          <table:table-cell office:value-type="float" office:value="355" calcext:value-type="float">
            <text:p>355</text:p>
          </table:table-cell>
          <table:table-cell table:formula="of:=[.B633]*3.3/1023" office:value-type="float" office:value="1.14516129032258" calcext:value-type="float">
            <text:p>1.14516129032258</text:p>
          </table:table-cell>
        </table:table-row>
        <table:table-row table:style-name="ro1">
          <table:table-cell table:formula="of:=[.A633]+1" office:value-type="float" office:value="634" calcext:value-type="float">
            <text:p>634</text:p>
          </table:table-cell>
          <table:table-cell office:value-type="float" office:value="369" calcext:value-type="float">
            <text:p>369</text:p>
          </table:table-cell>
          <table:table-cell table:formula="of:=[.B634]*3.3/1023" office:value-type="float" office:value="1.19032258064516" calcext:value-type="float">
            <text:p>1.19032258064516</text:p>
          </table:table-cell>
        </table:table-row>
        <table:table-row table:style-name="ro1">
          <table:table-cell table:formula="of:=[.A634]+1" office:value-type="float" office:value="635" calcext:value-type="float">
            <text:p>635</text:p>
          </table:table-cell>
          <table:table-cell office:value-type="float" office:value="385" calcext:value-type="float">
            <text:p>385</text:p>
          </table:table-cell>
          <table:table-cell table:formula="of:=[.B635]*3.3/1023" office:value-type="float" office:value="1.24193548387097" calcext:value-type="float">
            <text:p>1.24193548387097</text:p>
          </table:table-cell>
        </table:table-row>
        <table:table-row table:style-name="ro1">
          <table:table-cell table:formula="of:=[.A635]+1" office:value-type="float" office:value="636" calcext:value-type="float">
            <text:p>636</text:p>
          </table:table-cell>
          <table:table-cell office:value-type="float" office:value="400" calcext:value-type="float">
            <text:p>400</text:p>
          </table:table-cell>
          <table:table-cell table:formula="of:=[.B636]*3.3/1023" office:value-type="float" office:value="1.29032258064516" calcext:value-type="float">
            <text:p>1.29032258064516</text:p>
          </table:table-cell>
        </table:table-row>
        <table:table-row table:style-name="ro1">
          <table:table-cell table:formula="of:=[.A636]+1" office:value-type="float" office:value="637" calcext:value-type="float">
            <text:p>637</text:p>
          </table:table-cell>
          <table:table-cell office:value-type="float" office:value="415" calcext:value-type="float">
            <text:p>415</text:p>
          </table:table-cell>
          <table:table-cell table:formula="of:=[.B637]*3.3/1023" office:value-type="float" office:value="1.33870967741935" calcext:value-type="float">
            <text:p>1.33870967741935</text:p>
          </table:table-cell>
        </table:table-row>
        <table:table-row table:style-name="ro1">
          <table:table-cell table:formula="of:=[.A637]+1" office:value-type="float" office:value="638" calcext:value-type="float">
            <text:p>638</text:p>
          </table:table-cell>
          <table:table-cell office:value-type="float" office:value="430" calcext:value-type="float">
            <text:p>430</text:p>
          </table:table-cell>
          <table:table-cell table:formula="of:=[.B638]*3.3/1023" office:value-type="float" office:value="1.38709677419355" calcext:value-type="float">
            <text:p>1.38709677419355</text:p>
          </table:table-cell>
        </table:table-row>
        <table:table-row table:style-name="ro1">
          <table:table-cell table:formula="of:=[.A638]+1" office:value-type="float" office:value="639" calcext:value-type="float">
            <text:p>639</text:p>
          </table:table-cell>
          <table:table-cell office:value-type="float" office:value="444" calcext:value-type="float">
            <text:p>444</text:p>
          </table:table-cell>
          <table:table-cell table:formula="of:=[.B639]*3.3/1023" office:value-type="float" office:value="1.43225806451613" calcext:value-type="float">
            <text:p>1.43225806451613</text:p>
          </table:table-cell>
        </table:table-row>
        <table:table-row table:style-name="ro1">
          <table:table-cell table:formula="of:=[.A639]+1" office:value-type="float" office:value="640" calcext:value-type="float">
            <text:p>640</text:p>
          </table:table-cell>
          <table:table-cell office:value-type="float" office:value="458" calcext:value-type="float">
            <text:p>458</text:p>
          </table:table-cell>
          <table:table-cell table:formula="of:=[.B640]*3.3/1023" office:value-type="float" office:value="1.47741935483871" calcext:value-type="float">
            <text:p>1.47741935483871</text:p>
          </table:table-cell>
        </table:table-row>
        <table:table-row table:style-name="ro1">
          <table:table-cell table:formula="of:=[.A640]+1" office:value-type="float" office:value="641" calcext:value-type="float">
            <text:p>641</text:p>
          </table:table-cell>
          <table:table-cell office:value-type="float" office:value="463" calcext:value-type="float">
            <text:p>463</text:p>
          </table:table-cell>
          <table:table-cell table:formula="of:=[.B641]*3.3/1023" office:value-type="float" office:value="1.49354838709677" calcext:value-type="float">
            <text:p>1.49354838709677</text:p>
          </table:table-cell>
        </table:table-row>
        <table:table-row table:style-name="ro1">
          <table:table-cell table:formula="of:=[.A641]+1" office:value-type="float" office:value="642" calcext:value-type="float">
            <text:p>642</text:p>
          </table:table-cell>
          <table:table-cell office:value-type="float" office:value="486" calcext:value-type="float">
            <text:p>486</text:p>
          </table:table-cell>
          <table:table-cell table:formula="of:=[.B642]*3.3/1023" office:value-type="float" office:value="1.56774193548387" calcext:value-type="float">
            <text:p>1.56774193548387</text:p>
          </table:table-cell>
        </table:table-row>
        <table:table-row table:style-name="ro1">
          <table:table-cell table:formula="of:=[.A642]+1" office:value-type="float" office:value="643" calcext:value-type="float">
            <text:p>643</text:p>
          </table:table-cell>
          <table:table-cell office:value-type="float" office:value="498" calcext:value-type="float">
            <text:p>498</text:p>
          </table:table-cell>
          <table:table-cell table:formula="of:=[.B643]*3.3/1023" office:value-type="float" office:value="1.60645161290323" calcext:value-type="float">
            <text:p>1.60645161290323</text:p>
          </table:table-cell>
        </table:table-row>
        <table:table-row table:style-name="ro1">
          <table:table-cell table:formula="of:=[.A643]+1" office:value-type="float" office:value="644" calcext:value-type="float">
            <text:p>644</text:p>
          </table:table-cell>
          <table:table-cell office:value-type="float" office:value="512" calcext:value-type="float">
            <text:p>512</text:p>
          </table:table-cell>
          <table:table-cell table:formula="of:=[.B644]*3.3/1023" office:value-type="float" office:value="1.65161290322581" calcext:value-type="float">
            <text:p>1.65161290322581</text:p>
          </table:table-cell>
        </table:table-row>
        <table:table-row table:style-name="ro1">
          <table:table-cell table:formula="of:=[.A644]+1" office:value-type="float" office:value="645" calcext:value-type="float">
            <text:p>645</text:p>
          </table:table-cell>
          <table:table-cell office:value-type="float" office:value="525" calcext:value-type="float">
            <text:p>525</text:p>
          </table:table-cell>
          <table:table-cell table:formula="of:=[.B645]*3.3/1023" office:value-type="float" office:value="1.69354838709677" calcext:value-type="float">
            <text:p>1.69354838709677</text:p>
          </table:table-cell>
        </table:table-row>
        <table:table-row table:style-name="ro1">
          <table:table-cell table:formula="of:=[.A645]+1" office:value-type="float" office:value="646" calcext:value-type="float">
            <text:p>646</text:p>
          </table:table-cell>
          <table:table-cell office:value-type="float" office:value="540" calcext:value-type="float">
            <text:p>540</text:p>
          </table:table-cell>
          <table:table-cell table:formula="of:=[.B646]*3.3/1023" office:value-type="float" office:value="1.74193548387097" calcext:value-type="float">
            <text:p>1.74193548387097</text:p>
          </table:table-cell>
        </table:table-row>
        <table:table-row table:style-name="ro1">
          <table:table-cell table:formula="of:=[.A646]+1" office:value-type="float" office:value="647" calcext:value-type="float">
            <text:p>647</text:p>
          </table:table-cell>
          <table:table-cell office:value-type="float" office:value="551" calcext:value-type="float">
            <text:p>551</text:p>
          </table:table-cell>
          <table:table-cell table:formula="of:=[.B647]*3.3/1023" office:value-type="float" office:value="1.77741935483871" calcext:value-type="float">
            <text:p>1.77741935483871</text:p>
          </table:table-cell>
        </table:table-row>
        <table:table-row table:style-name="ro1">
          <table:table-cell table:formula="of:=[.A647]+1" office:value-type="float" office:value="648" calcext:value-type="float">
            <text:p>648</text:p>
          </table:table-cell>
          <table:table-cell office:value-type="float" office:value="564" calcext:value-type="float">
            <text:p>564</text:p>
          </table:table-cell>
          <table:table-cell table:formula="of:=[.B648]*3.3/1023" office:value-type="float" office:value="1.81935483870968" calcext:value-type="float">
            <text:p>1.81935483870968</text:p>
          </table:table-cell>
        </table:table-row>
        <table:table-row table:style-name="ro1">
          <table:table-cell table:formula="of:=[.A648]+1" office:value-type="float" office:value="649" calcext:value-type="float">
            <text:p>649</text:p>
          </table:table-cell>
          <table:table-cell office:value-type="float" office:value="579" calcext:value-type="float">
            <text:p>579</text:p>
          </table:table-cell>
          <table:table-cell table:formula="of:=[.B649]*3.3/1023" office:value-type="float" office:value="1.86774193548387" calcext:value-type="float">
            <text:p>1.86774193548387</text:p>
          </table:table-cell>
        </table:table-row>
        <table:table-row table:style-name="ro1">
          <table:table-cell table:formula="of:=[.A649]+1" office:value-type="float" office:value="650" calcext:value-type="float">
            <text:p>650</text:p>
          </table:table-cell>
          <table:table-cell office:value-type="float" office:value="591" calcext:value-type="float">
            <text:p>591</text:p>
          </table:table-cell>
          <table:table-cell table:formula="of:=[.B650]*3.3/1023" office:value-type="float" office:value="1.90645161290323" calcext:value-type="float">
            <text:p>1.90645161290323</text:p>
          </table:table-cell>
        </table:table-row>
        <table:table-row table:style-name="ro1">
          <table:table-cell table:formula="of:=[.A650]+1" office:value-type="float" office:value="651" calcext:value-type="float">
            <text:p>651</text:p>
          </table:table-cell>
          <table:table-cell office:value-type="float" office:value="605" calcext:value-type="float">
            <text:p>605</text:p>
          </table:table-cell>
          <table:table-cell table:formula="of:=[.B651]*3.3/1023" office:value-type="float" office:value="1.95161290322581" calcext:value-type="float">
            <text:p>1.95161290322581</text:p>
          </table:table-cell>
        </table:table-row>
        <table:table-row table:style-name="ro1">
          <table:table-cell table:formula="of:=[.A651]+1" office:value-type="float" office:value="652" calcext:value-type="float">
            <text:p>652</text:p>
          </table:table-cell>
          <table:table-cell office:value-type="float" office:value="616" calcext:value-type="float">
            <text:p>616</text:p>
          </table:table-cell>
          <table:table-cell table:formula="of:=[.B652]*3.3/1023" office:value-type="float" office:value="1.98709677419355" calcext:value-type="float">
            <text:p>1.98709677419355</text:p>
          </table:table-cell>
        </table:table-row>
        <table:table-row table:style-name="ro1">
          <table:table-cell table:formula="of:=[.A652]+1" office:value-type="float" office:value="653" calcext:value-type="float">
            <text:p>653</text:p>
          </table:table-cell>
          <table:table-cell office:value-type="float" office:value="630" calcext:value-type="float">
            <text:p>630</text:p>
          </table:table-cell>
          <table:table-cell table:formula="of:=[.B653]*3.3/1023" office:value-type="float" office:value="2.03225806451613" calcext:value-type="float">
            <text:p>2.03225806451613</text:p>
          </table:table-cell>
        </table:table-row>
        <table:table-row table:style-name="ro1">
          <table:table-cell table:formula="of:=[.A653]+1" office:value-type="float" office:value="654" calcext:value-type="float">
            <text:p>654</text:p>
          </table:table-cell>
          <table:table-cell office:value-type="float" office:value="639" calcext:value-type="float">
            <text:p>639</text:p>
          </table:table-cell>
          <table:table-cell table:formula="of:=[.B654]*3.3/1023" office:value-type="float" office:value="2.06129032258064" calcext:value-type="float">
            <text:p>2.06129032258064</text:p>
          </table:table-cell>
        </table:table-row>
        <table:table-row table:style-name="ro1">
          <table:table-cell table:formula="of:=[.A654]+1" office:value-type="float" office:value="655" calcext:value-type="float">
            <text:p>655</text:p>
          </table:table-cell>
          <table:table-cell office:value-type="float" office:value="655" calcext:value-type="float">
            <text:p>655</text:p>
          </table:table-cell>
          <table:table-cell table:formula="of:=[.B655]*3.3/1023" office:value-type="float" office:value="2.11290322580645" calcext:value-type="float">
            <text:p>2.11290322580645</text:p>
          </table:table-cell>
        </table:table-row>
        <table:table-row table:style-name="ro1">
          <table:table-cell table:formula="of:=[.A655]+1" office:value-type="float" office:value="656" calcext:value-type="float">
            <text:p>656</text:p>
          </table:table-cell>
          <table:table-cell office:value-type="float" office:value="670" calcext:value-type="float">
            <text:p>670</text:p>
          </table:table-cell>
          <table:table-cell table:formula="of:=[.B656]*3.3/1023" office:value-type="float" office:value="2.16129032258064" calcext:value-type="float">
            <text:p>2.16129032258064</text:p>
          </table:table-cell>
        </table:table-row>
        <table:table-row table:style-name="ro1">
          <table:table-cell table:formula="of:=[.A656]+1" office:value-type="float" office:value="657" calcext:value-type="float">
            <text:p>657</text:p>
          </table:table-cell>
          <table:table-cell office:value-type="float" office:value="685" calcext:value-type="float">
            <text:p>685</text:p>
          </table:table-cell>
          <table:table-cell table:formula="of:=[.B657]*3.3/1023" office:value-type="float" office:value="2.20967741935484" calcext:value-type="float">
            <text:p>2.20967741935484</text:p>
          </table:table-cell>
        </table:table-row>
        <table:table-row table:style-name="ro1">
          <table:table-cell table:formula="of:=[.A657]+1" office:value-type="float" office:value="658" calcext:value-type="float">
            <text:p>658</text:p>
          </table:table-cell>
          <table:table-cell office:value-type="float" office:value="698" calcext:value-type="float">
            <text:p>698</text:p>
          </table:table-cell>
          <table:table-cell table:formula="of:=[.B658]*3.3/1023" office:value-type="float" office:value="2.25161290322581" calcext:value-type="float">
            <text:p>2.25161290322581</text:p>
          </table:table-cell>
        </table:table-row>
        <table:table-row table:style-name="ro1">
          <table:table-cell table:formula="of:=[.A658]+1" office:value-type="float" office:value="659" calcext:value-type="float">
            <text:p>659</text:p>
          </table:table-cell>
          <table:table-cell office:value-type="float" office:value="711" calcext:value-type="float">
            <text:p>711</text:p>
          </table:table-cell>
          <table:table-cell table:formula="of:=[.B659]*3.3/1023" office:value-type="float" office:value="2.29354838709677" calcext:value-type="float">
            <text:p>2.29354838709677</text:p>
          </table:table-cell>
        </table:table-row>
        <table:table-row table:style-name="ro1">
          <table:table-cell table:formula="of:=[.A659]+1" office:value-type="float" office:value="660" calcext:value-type="float">
            <text:p>660</text:p>
          </table:table-cell>
          <table:table-cell office:value-type="float" office:value="708" calcext:value-type="float">
            <text:p>708</text:p>
          </table:table-cell>
          <table:table-cell table:formula="of:=[.B660]*3.3/1023" office:value-type="float" office:value="2.28387096774194" calcext:value-type="float">
            <text:p>2.28387096774194</text:p>
          </table:table-cell>
        </table:table-row>
        <table:table-row table:style-name="ro1">
          <table:table-cell table:formula="of:=[.A660]+1" office:value-type="float" office:value="661" calcext:value-type="float">
            <text:p>661</text:p>
          </table:table-cell>
          <table:table-cell office:value-type="float" office:value="695" calcext:value-type="float">
            <text:p>695</text:p>
          </table:table-cell>
          <table:table-cell table:formula="of:=[.B661]*3.3/1023" office:value-type="float" office:value="2.24193548387097" calcext:value-type="float">
            <text:p>2.24193548387097</text:p>
          </table:table-cell>
        </table:table-row>
        <table:table-row table:style-name="ro1">
          <table:table-cell table:formula="of:=[.A661]+1" office:value-type="float" office:value="662" calcext:value-type="float">
            <text:p>662</text:p>
          </table:table-cell>
          <table:table-cell office:value-type="float" office:value="680" calcext:value-type="float">
            <text:p>680</text:p>
          </table:table-cell>
          <table:table-cell table:formula="of:=[.B662]*3.3/1023" office:value-type="float" office:value="2.19354838709677" calcext:value-type="float">
            <text:p>2.19354838709677</text:p>
          </table:table-cell>
        </table:table-row>
        <table:table-row table:style-name="ro1">
          <table:table-cell table:formula="of:=[.A662]+1" office:value-type="float" office:value="663" calcext:value-type="float">
            <text:p>663</text:p>
          </table:table-cell>
          <table:table-cell office:value-type="float" office:value="663" calcext:value-type="float">
            <text:p>663</text:p>
          </table:table-cell>
          <table:table-cell table:formula="of:=[.B663]*3.3/1023" office:value-type="float" office:value="2.13870967741935" calcext:value-type="float">
            <text:p>2.13870967741935</text:p>
          </table:table-cell>
        </table:table-row>
        <table:table-row table:style-name="ro1">
          <table:table-cell table:formula="of:=[.A663]+1" office:value-type="float" office:value="664" calcext:value-type="float">
            <text:p>664</text:p>
          </table:table-cell>
          <table:table-cell office:value-type="float" office:value="650" calcext:value-type="float">
            <text:p>650</text:p>
          </table:table-cell>
          <table:table-cell table:formula="of:=[.B664]*3.3/1023" office:value-type="float" office:value="2.09677419354839" calcext:value-type="float">
            <text:p>2.09677419354839</text:p>
          </table:table-cell>
        </table:table-row>
        <table:table-row table:style-name="ro1">
          <table:table-cell table:formula="of:=[.A664]+1" office:value-type="float" office:value="665" calcext:value-type="float">
            <text:p>665</text:p>
          </table:table-cell>
          <table:table-cell office:value-type="float" office:value="635" calcext:value-type="float">
            <text:p>635</text:p>
          </table:table-cell>
          <table:table-cell table:formula="of:=[.B665]*3.3/1023" office:value-type="float" office:value="2.04838709677419" calcext:value-type="float">
            <text:p>2.04838709677419</text:p>
          </table:table-cell>
        </table:table-row>
        <table:table-row table:style-name="ro1">
          <table:table-cell table:formula="of:=[.A665]+1" office:value-type="float" office:value="666" calcext:value-type="float">
            <text:p>666</text:p>
          </table:table-cell>
          <table:table-cell office:value-type="float" office:value="620" calcext:value-type="float">
            <text:p>620</text:p>
          </table:table-cell>
          <table:table-cell table:formula="of:=[.B666]*3.3/1023" office:value-type="float" office:value="2" calcext:value-type="float">
            <text:p>2</text:p>
          </table:table-cell>
        </table:table-row>
        <table:table-row table:style-name="ro1">
          <table:table-cell table:formula="of:=[.A666]+1" office:value-type="float" office:value="667" calcext:value-type="float">
            <text:p>667</text:p>
          </table:table-cell>
          <table:table-cell office:value-type="float" office:value="608" calcext:value-type="float">
            <text:p>608</text:p>
          </table:table-cell>
          <table:table-cell table:formula="of:=[.B667]*3.3/1023" office:value-type="float" office:value="1.96129032258065" calcext:value-type="float">
            <text:p>1.96129032258065</text:p>
          </table:table-cell>
        </table:table-row>
        <table:table-row table:style-name="ro1">
          <table:table-cell table:formula="of:=[.A667]+1" office:value-type="float" office:value="668" calcext:value-type="float">
            <text:p>668</text:p>
          </table:table-cell>
          <table:table-cell office:value-type="float" office:value="594" calcext:value-type="float">
            <text:p>594</text:p>
          </table:table-cell>
          <table:table-cell table:formula="of:=[.B668]*3.3/1023" office:value-type="float" office:value="1.91612903225806" calcext:value-type="float">
            <text:p>1.91612903225806</text:p>
          </table:table-cell>
        </table:table-row>
        <table:table-row table:style-name="ro1">
          <table:table-cell table:formula="of:=[.A668]+1" office:value-type="float" office:value="669" calcext:value-type="float">
            <text:p>669</text:p>
          </table:table-cell>
          <table:table-cell office:value-type="float" office:value="579" calcext:value-type="float">
            <text:p>579</text:p>
          </table:table-cell>
          <table:table-cell table:formula="of:=[.B669]*3.3/1023" office:value-type="float" office:value="1.86774193548387" calcext:value-type="float">
            <text:p>1.86774193548387</text:p>
          </table:table-cell>
        </table:table-row>
        <table:table-row table:style-name="ro1">
          <table:table-cell table:formula="of:=[.A669]+1" office:value-type="float" office:value="670" calcext:value-type="float">
            <text:p>670</text:p>
          </table:table-cell>
          <table:table-cell office:value-type="float" office:value="566" calcext:value-type="float">
            <text:p>566</text:p>
          </table:table-cell>
          <table:table-cell table:formula="of:=[.B670]*3.3/1023" office:value-type="float" office:value="1.8258064516129" calcext:value-type="float">
            <text:p>1.8258064516129</text:p>
          </table:table-cell>
        </table:table-row>
        <table:table-row table:style-name="ro1">
          <table:table-cell table:formula="of:=[.A670]+1" office:value-type="float" office:value="671" calcext:value-type="float">
            <text:p>671</text:p>
          </table:table-cell>
          <table:table-cell office:value-type="float" office:value="552" calcext:value-type="float">
            <text:p>552</text:p>
          </table:table-cell>
          <table:table-cell table:formula="of:=[.B671]*3.3/1023" office:value-type="float" office:value="1.78064516129032" calcext:value-type="float">
            <text:p>1.78064516129032</text:p>
          </table:table-cell>
        </table:table-row>
        <table:table-row table:style-name="ro1">
          <table:table-cell table:formula="of:=[.A671]+1" office:value-type="float" office:value="672" calcext:value-type="float">
            <text:p>672</text:p>
          </table:table-cell>
          <table:table-cell office:value-type="float" office:value="538" calcext:value-type="float">
            <text:p>538</text:p>
          </table:table-cell>
          <table:table-cell table:formula="of:=[.B672]*3.3/1023" office:value-type="float" office:value="1.73548387096774" calcext:value-type="float">
            <text:p>1.73548387096774</text:p>
          </table:table-cell>
        </table:table-row>
        <table:table-row table:style-name="ro1">
          <table:table-cell table:formula="of:=[.A672]+1" office:value-type="float" office:value="673" calcext:value-type="float">
            <text:p>673</text:p>
          </table:table-cell>
          <table:table-cell office:value-type="float" office:value="526" calcext:value-type="float">
            <text:p>526</text:p>
          </table:table-cell>
          <table:table-cell table:formula="of:=[.B673]*3.3/1023" office:value-type="float" office:value="1.69677419354839" calcext:value-type="float">
            <text:p>1.69677419354839</text:p>
          </table:table-cell>
        </table:table-row>
        <table:table-row table:style-name="ro1">
          <table:table-cell table:formula="of:=[.A673]+1" office:value-type="float" office:value="674" calcext:value-type="float">
            <text:p>674</text:p>
          </table:table-cell>
          <table:table-cell office:value-type="float" office:value="511" calcext:value-type="float">
            <text:p>511</text:p>
          </table:table-cell>
          <table:table-cell table:formula="of:=[.B674]*3.3/1023" office:value-type="float" office:value="1.64838709677419" calcext:value-type="float">
            <text:p>1.64838709677419</text:p>
          </table:table-cell>
        </table:table-row>
        <table:table-row table:style-name="ro1">
          <table:table-cell table:formula="of:=[.A674]+1" office:value-type="float" office:value="675" calcext:value-type="float">
            <text:p>675</text:p>
          </table:table-cell>
          <table:table-cell office:value-type="float" office:value="500" calcext:value-type="float">
            <text:p>500</text:p>
          </table:table-cell>
          <table:table-cell table:formula="of:=[.B675]*3.3/1023" office:value-type="float" office:value="1.61290322580645" calcext:value-type="float">
            <text:p>1.61290322580645</text:p>
          </table:table-cell>
        </table:table-row>
        <table:table-row table:style-name="ro1">
          <table:table-cell table:formula="of:=[.A675]+1" office:value-type="float" office:value="676" calcext:value-type="float">
            <text:p>676</text:p>
          </table:table-cell>
          <table:table-cell office:value-type="float" office:value="488" calcext:value-type="float">
            <text:p>488</text:p>
          </table:table-cell>
          <table:table-cell table:formula="of:=[.B676]*3.3/1023" office:value-type="float" office:value="1.5741935483871" calcext:value-type="float">
            <text:p>1.5741935483871</text:p>
          </table:table-cell>
        </table:table-row>
        <table:table-row table:style-name="ro1">
          <table:table-cell table:formula="of:=[.A676]+1" office:value-type="float" office:value="677" calcext:value-type="float">
            <text:p>677</text:p>
          </table:table-cell>
          <table:table-cell office:value-type="float" office:value="474" calcext:value-type="float">
            <text:p>474</text:p>
          </table:table-cell>
          <table:table-cell table:formula="of:=[.B677]*3.3/1023" office:value-type="float" office:value="1.52903225806452" calcext:value-type="float">
            <text:p>1.52903225806452</text:p>
          </table:table-cell>
        </table:table-row>
        <table:table-row table:style-name="ro1">
          <table:table-cell table:formula="of:=[.A677]+1" office:value-type="float" office:value="678" calcext:value-type="float">
            <text:p>678</text:p>
          </table:table-cell>
          <table:table-cell office:value-type="float" office:value="461" calcext:value-type="float">
            <text:p>461</text:p>
          </table:table-cell>
          <table:table-cell table:formula="of:=[.B678]*3.3/1023" office:value-type="float" office:value="1.48709677419355" calcext:value-type="float">
            <text:p>1.48709677419355</text:p>
          </table:table-cell>
        </table:table-row>
        <table:table-row table:style-name="ro1">
          <table:table-cell table:formula="of:=[.A678]+1" office:value-type="float" office:value="679" calcext:value-type="float">
            <text:p>679</text:p>
          </table:table-cell>
          <table:table-cell office:value-type="float" office:value="448" calcext:value-type="float">
            <text:p>448</text:p>
          </table:table-cell>
          <table:table-cell table:formula="of:=[.B679]*3.3/1023" office:value-type="float" office:value="1.44516129032258" calcext:value-type="float">
            <text:p>1.44516129032258</text:p>
          </table:table-cell>
        </table:table-row>
        <table:table-row table:style-name="ro1">
          <table:table-cell table:formula="of:=[.A679]+1" office:value-type="float" office:value="680" calcext:value-type="float">
            <text:p>680</text:p>
          </table:table-cell>
          <table:table-cell office:value-type="float" office:value="435" calcext:value-type="float">
            <text:p>435</text:p>
          </table:table-cell>
          <table:table-cell table:formula="of:=[.B680]*3.3/1023" office:value-type="float" office:value="1.40322580645161" calcext:value-type="float">
            <text:p>1.40322580645161</text:p>
          </table:table-cell>
        </table:table-row>
        <table:table-row table:style-name="ro1">
          <table:table-cell table:formula="of:=[.A680]+1" office:value-type="float" office:value="681" calcext:value-type="float">
            <text:p>681</text:p>
          </table:table-cell>
          <table:table-cell office:value-type="float" office:value="422" calcext:value-type="float">
            <text:p>422</text:p>
          </table:table-cell>
          <table:table-cell table:formula="of:=[.B681]*3.3/1023" office:value-type="float" office:value="1.36129032258065" calcext:value-type="float">
            <text:p>1.36129032258065</text:p>
          </table:table-cell>
        </table:table-row>
        <table:table-row table:style-name="ro1">
          <table:table-cell table:formula="of:=[.A681]+1" office:value-type="float" office:value="682" calcext:value-type="float">
            <text:p>682</text:p>
          </table:table-cell>
          <table:table-cell office:value-type="float" office:value="408" calcext:value-type="float">
            <text:p>408</text:p>
          </table:table-cell>
          <table:table-cell table:formula="of:=[.B682]*3.3/1023" office:value-type="float" office:value="1.31612903225806" calcext:value-type="float">
            <text:p>1.31612903225806</text:p>
          </table:table-cell>
        </table:table-row>
        <table:table-row table:style-name="ro1">
          <table:table-cell table:formula="of:=[.A682]+1" office:value-type="float" office:value="683" calcext:value-type="float">
            <text:p>683</text:p>
          </table:table-cell>
          <table:table-cell office:value-type="float" office:value="394" calcext:value-type="float">
            <text:p>394</text:p>
          </table:table-cell>
          <table:table-cell table:formula="of:=[.B683]*3.3/1023" office:value-type="float" office:value="1.27096774193548" calcext:value-type="float">
            <text:p>1.27096774193548</text:p>
          </table:table-cell>
        </table:table-row>
        <table:table-row table:style-name="ro1">
          <table:table-cell table:formula="of:=[.A683]+1" office:value-type="float" office:value="684" calcext:value-type="float">
            <text:p>684</text:p>
          </table:table-cell>
          <table:table-cell office:value-type="float" office:value="384" calcext:value-type="float">
            <text:p>384</text:p>
          </table:table-cell>
          <table:table-cell table:formula="of:=[.B684]*3.3/1023" office:value-type="float" office:value="1.23870967741935" calcext:value-type="float">
            <text:p>1.23870967741935</text:p>
          </table:table-cell>
        </table:table-row>
        <table:table-row table:style-name="ro1">
          <table:table-cell table:formula="of:=[.A684]+1" office:value-type="float" office:value="685" calcext:value-type="float">
            <text:p>685</text:p>
          </table:table-cell>
          <table:table-cell office:value-type="float" office:value="368" calcext:value-type="float">
            <text:p>368</text:p>
          </table:table-cell>
          <table:table-cell table:formula="of:=[.B685]*3.3/1023" office:value-type="float" office:value="1.18709677419355" calcext:value-type="float">
            <text:p>1.18709677419355</text:p>
          </table:table-cell>
        </table:table-row>
        <table:table-row table:style-name="ro1">
          <table:table-cell table:formula="of:=[.A685]+1" office:value-type="float" office:value="686" calcext:value-type="float">
            <text:p>686</text:p>
          </table:table-cell>
          <table:table-cell office:value-type="float" office:value="355" calcext:value-type="float">
            <text:p>355</text:p>
          </table:table-cell>
          <table:table-cell table:formula="of:=[.B686]*3.3/1023" office:value-type="float" office:value="1.14516129032258" calcext:value-type="float">
            <text:p>1.14516129032258</text:p>
          </table:table-cell>
        </table:table-row>
        <table:table-row table:style-name="ro1">
          <table:table-cell table:formula="of:=[.A686]+1" office:value-type="float" office:value="687" calcext:value-type="float">
            <text:p>687</text:p>
          </table:table-cell>
          <table:table-cell office:value-type="float" office:value="341" calcext:value-type="float">
            <text:p>341</text:p>
          </table:table-cell>
          <table:table-cell table:formula="of:=[.B687]*3.3/1023" office:value-type="float" office:value="1.1" calcext:value-type="float">
            <text:p>1.1</text:p>
          </table:table-cell>
        </table:table-row>
        <table:table-row table:style-name="ro1">
          <table:table-cell table:formula="of:=[.A687]+1" office:value-type="float" office:value="688" calcext:value-type="float">
            <text:p>688</text:p>
          </table:table-cell>
          <table:table-cell office:value-type="float" office:value="330" calcext:value-type="float">
            <text:p>330</text:p>
          </table:table-cell>
          <table:table-cell table:formula="of:=[.B688]*3.3/1023" office:value-type="float" office:value="1.06451612903226" calcext:value-type="float">
            <text:p>1.06451612903226</text:p>
          </table:table-cell>
        </table:table-row>
        <table:table-row table:style-name="ro1">
          <table:table-cell table:formula="of:=[.A688]+1" office:value-type="float" office:value="689" calcext:value-type="float">
            <text:p>689</text:p>
          </table:table-cell>
          <table:table-cell office:value-type="float" office:value="316" calcext:value-type="float">
            <text:p>316</text:p>
          </table:table-cell>
          <table:table-cell table:formula="of:=[.B689]*3.3/1023" office:value-type="float" office:value="1.01935483870968" calcext:value-type="float">
            <text:p>1.01935483870968</text:p>
          </table:table-cell>
        </table:table-row>
        <table:table-row table:style-name="ro1">
          <table:table-cell table:formula="of:=[.A689]+1" office:value-type="float" office:value="690" calcext:value-type="float">
            <text:p>690</text:p>
          </table:table-cell>
          <table:table-cell office:value-type="float" office:value="302" calcext:value-type="float">
            <text:p>302</text:p>
          </table:table-cell>
          <table:table-cell table:formula="of:=[.B690]*3.3/1023" office:value-type="float" office:value="0.974193548387097" calcext:value-type="float">
            <text:p>0.974193548387097</text:p>
          </table:table-cell>
        </table:table-row>
        <table:table-row table:style-name="ro1">
          <table:table-cell table:formula="of:=[.A690]+1" office:value-type="float" office:value="691" calcext:value-type="float">
            <text:p>691</text:p>
          </table:table-cell>
          <table:table-cell office:value-type="float" office:value="287" calcext:value-type="float">
            <text:p>287</text:p>
          </table:table-cell>
          <table:table-cell table:formula="of:=[.B691]*3.3/1023" office:value-type="float" office:value="0.925806451612903" calcext:value-type="float">
            <text:p>0.925806451612903</text:p>
          </table:table-cell>
        </table:table-row>
        <table:table-row table:style-name="ro1">
          <table:table-cell table:formula="of:=[.A691]+1" office:value-type="float" office:value="692" calcext:value-type="float">
            <text:p>692</text:p>
          </table:table-cell>
          <table:table-cell office:value-type="float" office:value="273" calcext:value-type="float">
            <text:p>273</text:p>
          </table:table-cell>
          <table:table-cell table:formula="of:=[.B692]*3.3/1023" office:value-type="float" office:value="0.880645161290322" calcext:value-type="float">
            <text:p>0.880645161290322</text:p>
          </table:table-cell>
        </table:table-row>
        <table:table-row table:style-name="ro1">
          <table:table-cell table:formula="of:=[.A692]+1" office:value-type="float" office:value="693" calcext:value-type="float">
            <text:p>693</text:p>
          </table:table-cell>
          <table:table-cell office:value-type="float" office:value="257" calcext:value-type="float">
            <text:p>257</text:p>
          </table:table-cell>
          <table:table-cell table:formula="of:=[.B693]*3.3/1023" office:value-type="float" office:value="0.829032258064516" calcext:value-type="float">
            <text:p>0.829032258064516</text:p>
          </table:table-cell>
        </table:table-row>
        <table:table-row table:style-name="ro1">
          <table:table-cell table:formula="of:=[.A693]+1" office:value-type="float" office:value="694" calcext:value-type="float">
            <text:p>694</text:p>
          </table:table-cell>
          <table:table-cell office:value-type="float" office:value="241" calcext:value-type="float">
            <text:p>241</text:p>
          </table:table-cell>
          <table:table-cell table:formula="of:=[.B694]*3.3/1023" office:value-type="float" office:value="0.77741935483871" calcext:value-type="float">
            <text:p>0.77741935483871</text:p>
          </table:table-cell>
        </table:table-row>
        <table:table-row table:style-name="ro1">
          <table:table-cell table:formula="of:=[.A694]+1" office:value-type="float" office:value="695" calcext:value-type="float">
            <text:p>695</text:p>
          </table:table-cell>
          <table:table-cell office:value-type="float" office:value="228" calcext:value-type="float">
            <text:p>228</text:p>
          </table:table-cell>
          <table:table-cell table:formula="of:=[.B695]*3.3/1023" office:value-type="float" office:value="0.735483870967742" calcext:value-type="float">
            <text:p>0.735483870967742</text:p>
          </table:table-cell>
        </table:table-row>
        <table:table-row table:style-name="ro1">
          <table:table-cell table:formula="of:=[.A695]+1" office:value-type="float" office:value="696" calcext:value-type="float">
            <text:p>696</text:p>
          </table:table-cell>
          <table:table-cell office:value-type="float" office:value="214" calcext:value-type="float">
            <text:p>214</text:p>
          </table:table-cell>
          <table:table-cell table:formula="of:=[.B696]*3.3/1023" office:value-type="float" office:value="0.690322580645161" calcext:value-type="float">
            <text:p>0.690322580645161</text:p>
          </table:table-cell>
        </table:table-row>
        <table:table-row table:style-name="ro1">
          <table:table-cell table:formula="of:=[.A696]+1" office:value-type="float" office:value="697" calcext:value-type="float">
            <text:p>697</text:p>
          </table:table-cell>
          <table:table-cell office:value-type="float" office:value="201" calcext:value-type="float">
            <text:p>201</text:p>
          </table:table-cell>
          <table:table-cell table:formula="of:=[.B697]*3.3/1023" office:value-type="float" office:value="0.648387096774193" calcext:value-type="float">
            <text:p>0.648387096774193</text:p>
          </table:table-cell>
        </table:table-row>
        <table:table-row table:style-name="ro1">
          <table:table-cell table:formula="of:=[.A697]+1" office:value-type="float" office:value="698" calcext:value-type="float">
            <text:p>698</text:p>
          </table:table-cell>
          <table:table-cell office:value-type="float" office:value="186" calcext:value-type="float">
            <text:p>186</text:p>
          </table:table-cell>
          <table:table-cell table:formula="of:=[.B698]*3.3/1023" office:value-type="float" office:value="0.6" calcext:value-type="float">
            <text:p>0.6</text:p>
          </table:table-cell>
        </table:table-row>
        <table:table-row table:style-name="ro1">
          <table:table-cell table:formula="of:=[.A698]+1" office:value-type="float" office:value="699" calcext:value-type="float">
            <text:p>699</text:p>
          </table:table-cell>
          <table:table-cell office:value-type="float" office:value="173" calcext:value-type="float">
            <text:p>173</text:p>
          </table:table-cell>
          <table:table-cell table:formula="of:=[.B699]*3.3/1023" office:value-type="float" office:value="0.558064516129032" calcext:value-type="float">
            <text:p>0.558064516129032</text:p>
          </table:table-cell>
        </table:table-row>
        <table:table-row table:style-name="ro1">
          <table:table-cell table:formula="of:=[.A699]+1" office:value-type="float" office:value="700" calcext:value-type="float">
            <text:p>700</text:p>
          </table:table-cell>
          <table:table-cell office:value-type="float" office:value="159" calcext:value-type="float">
            <text:p>159</text:p>
          </table:table-cell>
          <table:table-cell table:formula="of:=[.B700]*3.3/1023" office:value-type="float" office:value="0.512903225806452" calcext:value-type="float">
            <text:p>0.512903225806452</text:p>
          </table:table-cell>
        </table:table-row>
        <table:table-row table:style-name="ro1">
          <table:table-cell table:formula="of:=[.A700]+1" office:value-type="float" office:value="701" calcext:value-type="float">
            <text:p>701</text:p>
          </table:table-cell>
          <table:table-cell office:value-type="float" office:value="147" calcext:value-type="float">
            <text:p>147</text:p>
          </table:table-cell>
          <table:table-cell table:formula="of:=[.B701]*3.3/1023" office:value-type="float" office:value="0.474193548387097" calcext:value-type="float">
            <text:p>0.474193548387097</text:p>
          </table:table-cell>
        </table:table-row>
        <table:table-row table:style-name="ro1">
          <table:table-cell table:formula="of:=[.A701]+1" office:value-type="float" office:value="702" calcext:value-type="float">
            <text:p>702</text:p>
          </table:table-cell>
          <table:table-cell office:value-type="float" office:value="155" calcext:value-type="float">
            <text:p>155</text:p>
          </table:table-cell>
          <table:table-cell table:formula="of:=[.B702]*3.3/1023" office:value-type="float" office:value="0.5" calcext:value-type="float">
            <text:p>0.5</text:p>
          </table:table-cell>
        </table:table-row>
        <table:table-row table:style-name="ro1">
          <table:table-cell table:formula="of:=[.A702]+1" office:value-type="float" office:value="703" calcext:value-type="float">
            <text:p>703</text:p>
          </table:table-cell>
          <table:table-cell office:value-type="float" office:value="168" calcext:value-type="float">
            <text:p>168</text:p>
          </table:table-cell>
          <table:table-cell table:formula="of:=[.B703]*3.3/1023" office:value-type="float" office:value="0.541935483870968" calcext:value-type="float">
            <text:p>0.541935483870968</text:p>
          </table:table-cell>
        </table:table-row>
        <table:table-row table:style-name="ro1">
          <table:table-cell table:formula="of:=[.A703]+1" office:value-type="float" office:value="704" calcext:value-type="float">
            <text:p>704</text:p>
          </table:table-cell>
          <table:table-cell office:value-type="float" office:value="182" calcext:value-type="float">
            <text:p>182</text:p>
          </table:table-cell>
          <table:table-cell table:formula="of:=[.B704]*3.3/1023" office:value-type="float" office:value="0.587096774193548" calcext:value-type="float">
            <text:p>0.587096774193548</text:p>
          </table:table-cell>
        </table:table-row>
        <table:table-row table:style-name="ro1">
          <table:table-cell table:formula="of:=[.A704]+1" office:value-type="float" office:value="705" calcext:value-type="float">
            <text:p>705</text:p>
          </table:table-cell>
          <table:table-cell office:value-type="float" office:value="196" calcext:value-type="float">
            <text:p>196</text:p>
          </table:table-cell>
          <table:table-cell table:formula="of:=[.B705]*3.3/1023" office:value-type="float" office:value="0.632258064516129" calcext:value-type="float">
            <text:p>0.632258064516129</text:p>
          </table:table-cell>
        </table:table-row>
        <table:table-row table:style-name="ro1">
          <table:table-cell table:formula="of:=[.A705]+1" office:value-type="float" office:value="706" calcext:value-type="float">
            <text:p>706</text:p>
          </table:table-cell>
          <table:table-cell office:value-type="float" office:value="209" calcext:value-type="float">
            <text:p>209</text:p>
          </table:table-cell>
          <table:table-cell table:formula="of:=[.B706]*3.3/1023" office:value-type="float" office:value="0.674193548387097" calcext:value-type="float">
            <text:p>0.674193548387097</text:p>
          </table:table-cell>
        </table:table-row>
        <table:table-row table:style-name="ro1">
          <table:table-cell table:formula="of:=[.A706]+1" office:value-type="float" office:value="707" calcext:value-type="float">
            <text:p>707</text:p>
          </table:table-cell>
          <table:table-cell office:value-type="float" office:value="222" calcext:value-type="float">
            <text:p>222</text:p>
          </table:table-cell>
          <table:table-cell table:formula="of:=[.B707]*3.3/1023" office:value-type="float" office:value="0.716129032258064" calcext:value-type="float">
            <text:p>0.716129032258064</text:p>
          </table:table-cell>
        </table:table-row>
        <table:table-row table:style-name="ro1">
          <table:table-cell table:formula="of:=[.A707]+1" office:value-type="float" office:value="708" calcext:value-type="float">
            <text:p>708</text:p>
          </table:table-cell>
          <table:table-cell office:value-type="float" office:value="236" calcext:value-type="float">
            <text:p>236</text:p>
          </table:table-cell>
          <table:table-cell table:formula="of:=[.B708]*3.3/1023" office:value-type="float" office:value="0.761290322580645" calcext:value-type="float">
            <text:p>0.761290322580645</text:p>
          </table:table-cell>
        </table:table-row>
        <table:table-row table:style-name="ro1">
          <table:table-cell table:formula="of:=[.A708]+1" office:value-type="float" office:value="709" calcext:value-type="float">
            <text:p>709</text:p>
          </table:table-cell>
          <table:table-cell office:value-type="float" office:value="248" calcext:value-type="float">
            <text:p>248</text:p>
          </table:table-cell>
          <table:table-cell table:formula="of:=[.B709]*3.3/1023" office:value-type="float" office:value="0.8" calcext:value-type="float">
            <text:p>0.8</text:p>
          </table:table-cell>
        </table:table-row>
        <table:table-row table:style-name="ro1">
          <table:table-cell table:formula="of:=[.A709]+1" office:value-type="float" office:value="710" calcext:value-type="float">
            <text:p>710</text:p>
          </table:table-cell>
          <table:table-cell office:value-type="float" office:value="263" calcext:value-type="float">
            <text:p>263</text:p>
          </table:table-cell>
          <table:table-cell table:formula="of:=[.B710]*3.3/1023" office:value-type="float" office:value="0.848387096774193" calcext:value-type="float">
            <text:p>0.848387096774193</text:p>
          </table:table-cell>
        </table:table-row>
        <table:table-row table:style-name="ro1">
          <table:table-cell table:formula="of:=[.A710]+1" office:value-type="float" office:value="711" calcext:value-type="float">
            <text:p>711</text:p>
          </table:table-cell>
          <table:table-cell office:value-type="float" office:value="276" calcext:value-type="float">
            <text:p>276</text:p>
          </table:table-cell>
          <table:table-cell table:formula="of:=[.B711]*3.3/1023" office:value-type="float" office:value="0.890322580645161" calcext:value-type="float">
            <text:p>0.890322580645161</text:p>
          </table:table-cell>
        </table:table-row>
        <table:table-row table:style-name="ro1">
          <table:table-cell table:formula="of:=[.A711]+1" office:value-type="float" office:value="712" calcext:value-type="float">
            <text:p>712</text:p>
          </table:table-cell>
          <table:table-cell office:value-type="float" office:value="288" calcext:value-type="float">
            <text:p>288</text:p>
          </table:table-cell>
          <table:table-cell table:formula="of:=[.B712]*3.3/1023" office:value-type="float" office:value="0.929032258064516" calcext:value-type="float">
            <text:p>0.929032258064516</text:p>
          </table:table-cell>
        </table:table-row>
        <table:table-row table:style-name="ro1">
          <table:table-cell table:formula="of:=[.A712]+1" office:value-type="float" office:value="713" calcext:value-type="float">
            <text:p>713</text:p>
          </table:table-cell>
          <table:table-cell office:value-type="float" office:value="303" calcext:value-type="float">
            <text:p>303</text:p>
          </table:table-cell>
          <table:table-cell table:formula="of:=[.B713]*3.3/1023" office:value-type="float" office:value="0.97741935483871" calcext:value-type="float">
            <text:p>0.97741935483871</text:p>
          </table:table-cell>
        </table:table-row>
        <table:table-row table:style-name="ro1">
          <table:table-cell table:formula="of:=[.A713]+1" office:value-type="float" office:value="714" calcext:value-type="float">
            <text:p>714</text:p>
          </table:table-cell>
          <table:table-cell office:value-type="float" office:value="316" calcext:value-type="float">
            <text:p>316</text:p>
          </table:table-cell>
          <table:table-cell table:formula="of:=[.B714]*3.3/1023" office:value-type="float" office:value="1.01935483870968" calcext:value-type="float">
            <text:p>1.01935483870968</text:p>
          </table:table-cell>
        </table:table-row>
        <table:table-row table:style-name="ro1">
          <table:table-cell table:formula="of:=[.A714]+1" office:value-type="float" office:value="715" calcext:value-type="float">
            <text:p>715</text:p>
          </table:table-cell>
          <table:table-cell office:value-type="float" office:value="331" calcext:value-type="float">
            <text:p>331</text:p>
          </table:table-cell>
          <table:table-cell table:formula="of:=[.B715]*3.3/1023" office:value-type="float" office:value="1.06774193548387" calcext:value-type="float">
            <text:p>1.06774193548387</text:p>
          </table:table-cell>
        </table:table-row>
        <table:table-row table:style-name="ro1">
          <table:table-cell table:formula="of:=[.A715]+1" office:value-type="float" office:value="716" calcext:value-type="float">
            <text:p>716</text:p>
          </table:table-cell>
          <table:table-cell office:value-type="float" office:value="344" calcext:value-type="float">
            <text:p>344</text:p>
          </table:table-cell>
          <table:table-cell table:formula="of:=[.B716]*3.3/1023" office:value-type="float" office:value="1.10967741935484" calcext:value-type="float">
            <text:p>1.10967741935484</text:p>
          </table:table-cell>
        </table:table-row>
        <table:table-row table:style-name="ro1">
          <table:table-cell table:formula="of:=[.A716]+1" office:value-type="float" office:value="717" calcext:value-type="float">
            <text:p>717</text:p>
          </table:table-cell>
          <table:table-cell office:value-type="float" office:value="359" calcext:value-type="float">
            <text:p>359</text:p>
          </table:table-cell>
          <table:table-cell table:formula="of:=[.B717]*3.3/1023" office:value-type="float" office:value="1.15806451612903" calcext:value-type="float">
            <text:p>1.15806451612903</text:p>
          </table:table-cell>
        </table:table-row>
        <table:table-row table:style-name="ro1">
          <table:table-cell table:formula="of:=[.A717]+1" office:value-type="float" office:value="718" calcext:value-type="float">
            <text:p>718</text:p>
          </table:table-cell>
          <table:table-cell office:value-type="float" office:value="372" calcext:value-type="float">
            <text:p>372</text:p>
          </table:table-cell>
          <table:table-cell table:formula="of:=[.B718]*3.3/1023" office:value-type="float" office:value="1.2" calcext:value-type="float">
            <text:p>1.2</text:p>
          </table:table-cell>
        </table:table-row>
        <table:table-row table:style-name="ro1">
          <table:table-cell table:formula="of:=[.A718]+1" office:value-type="float" office:value="719" calcext:value-type="float">
            <text:p>719</text:p>
          </table:table-cell>
          <table:table-cell office:value-type="float" office:value="388" calcext:value-type="float">
            <text:p>388</text:p>
          </table:table-cell>
          <table:table-cell table:formula="of:=[.B719]*3.3/1023" office:value-type="float" office:value="1.25161290322581" calcext:value-type="float">
            <text:p>1.25161290322581</text:p>
          </table:table-cell>
        </table:table-row>
        <table:table-row table:style-name="ro1">
          <table:table-cell table:formula="of:=[.A719]+1" office:value-type="float" office:value="720" calcext:value-type="float">
            <text:p>720</text:p>
          </table:table-cell>
          <table:table-cell office:value-type="float" office:value="401" calcext:value-type="float">
            <text:p>401</text:p>
          </table:table-cell>
          <table:table-cell table:formula="of:=[.B720]*3.3/1023" office:value-type="float" office:value="1.29354838709677" calcext:value-type="float">
            <text:p>1.29354838709677</text:p>
          </table:table-cell>
        </table:table-row>
        <table:table-row table:style-name="ro1">
          <table:table-cell table:formula="of:=[.A720]+1" office:value-type="float" office:value="721" calcext:value-type="float">
            <text:p>721</text:p>
          </table:table-cell>
          <table:table-cell office:value-type="float" office:value="416" calcext:value-type="float">
            <text:p>416</text:p>
          </table:table-cell>
          <table:table-cell table:formula="of:=[.B721]*3.3/1023" office:value-type="float" office:value="1.34193548387097" calcext:value-type="float">
            <text:p>1.34193548387097</text:p>
          </table:table-cell>
        </table:table-row>
        <table:table-row table:style-name="ro1">
          <table:table-cell table:formula="of:=[.A721]+1" office:value-type="float" office:value="722" calcext:value-type="float">
            <text:p>722</text:p>
          </table:table-cell>
          <table:table-cell office:value-type="float" office:value="432" calcext:value-type="float">
            <text:p>432</text:p>
          </table:table-cell>
          <table:table-cell table:formula="of:=[.B722]*3.3/1023" office:value-type="float" office:value="1.39354838709677" calcext:value-type="float">
            <text:p>1.39354838709677</text:p>
          </table:table-cell>
        </table:table-row>
        <table:table-row table:style-name="ro1">
          <table:table-cell table:formula="of:=[.A722]+1" office:value-type="float" office:value="723" calcext:value-type="float">
            <text:p>723</text:p>
          </table:table-cell>
          <table:table-cell office:value-type="float" office:value="448" calcext:value-type="float">
            <text:p>448</text:p>
          </table:table-cell>
          <table:table-cell table:formula="of:=[.B723]*3.3/1023" office:value-type="float" office:value="1.44516129032258" calcext:value-type="float">
            <text:p>1.44516129032258</text:p>
          </table:table-cell>
        </table:table-row>
        <table:table-row table:style-name="ro1">
          <table:table-cell table:formula="of:=[.A723]+1" office:value-type="float" office:value="724" calcext:value-type="float">
            <text:p>724</text:p>
          </table:table-cell>
          <table:table-cell office:value-type="float" office:value="463" calcext:value-type="float">
            <text:p>463</text:p>
          </table:table-cell>
          <table:table-cell table:formula="of:=[.B724]*3.3/1023" office:value-type="float" office:value="1.49354838709677" calcext:value-type="float">
            <text:p>1.49354838709677</text:p>
          </table:table-cell>
        </table:table-row>
        <table:table-row table:style-name="ro1">
          <table:table-cell table:formula="of:=[.A724]+1" office:value-type="float" office:value="725" calcext:value-type="float">
            <text:p>725</text:p>
          </table:table-cell>
          <table:table-cell office:value-type="float" office:value="471" calcext:value-type="float">
            <text:p>471</text:p>
          </table:table-cell>
          <table:table-cell table:formula="of:=[.B725]*3.3/1023" office:value-type="float" office:value="1.51935483870968" calcext:value-type="float">
            <text:p>1.51935483870968</text:p>
          </table:table-cell>
        </table:table-row>
        <table:table-row table:style-name="ro1">
          <table:table-cell table:formula="of:=[.A725]+1" office:value-type="float" office:value="726" calcext:value-type="float">
            <text:p>726</text:p>
          </table:table-cell>
          <table:table-cell office:value-type="float" office:value="494" calcext:value-type="float">
            <text:p>494</text:p>
          </table:table-cell>
          <table:table-cell table:formula="of:=[.B726]*3.3/1023" office:value-type="float" office:value="1.59354838709677" calcext:value-type="float">
            <text:p>1.59354838709677</text:p>
          </table:table-cell>
        </table:table-row>
        <table:table-row table:style-name="ro1">
          <table:table-cell table:formula="of:=[.A726]+1" office:value-type="float" office:value="727" calcext:value-type="float">
            <text:p>727</text:p>
          </table:table-cell>
          <table:table-cell office:value-type="float" office:value="508" calcext:value-type="float">
            <text:p>508</text:p>
          </table:table-cell>
          <table:table-cell table:formula="of:=[.B727]*3.3/1023" office:value-type="float" office:value="1.63870967741935" calcext:value-type="float">
            <text:p>1.63870967741935</text:p>
          </table:table-cell>
        </table:table-row>
        <table:table-row table:style-name="ro1">
          <table:table-cell table:formula="of:=[.A727]+1" office:value-type="float" office:value="728" calcext:value-type="float">
            <text:p>728</text:p>
          </table:table-cell>
          <table:table-cell office:value-type="float" office:value="521" calcext:value-type="float">
            <text:p>521</text:p>
          </table:table-cell>
          <table:table-cell table:formula="of:=[.B728]*3.3/1023" office:value-type="float" office:value="1.68064516129032" calcext:value-type="float">
            <text:p>1.68064516129032</text:p>
          </table:table-cell>
        </table:table-row>
        <table:table-row table:style-name="ro1">
          <table:table-cell table:formula="of:=[.A728]+1" office:value-type="float" office:value="729" calcext:value-type="float">
            <text:p>729</text:p>
          </table:table-cell>
          <table:table-cell office:value-type="float" office:value="536" calcext:value-type="float">
            <text:p>536</text:p>
          </table:table-cell>
          <table:table-cell table:formula="of:=[.B729]*3.3/1023" office:value-type="float" office:value="1.72903225806452" calcext:value-type="float">
            <text:p>1.72903225806452</text:p>
          </table:table-cell>
        </table:table-row>
        <table:table-row table:style-name="ro1">
          <table:table-cell table:formula="of:=[.A729]+1" office:value-type="float" office:value="730" calcext:value-type="float">
            <text:p>730</text:p>
          </table:table-cell>
          <table:table-cell office:value-type="float" office:value="547" calcext:value-type="float">
            <text:p>547</text:p>
          </table:table-cell>
          <table:table-cell table:formula="of:=[.B730]*3.3/1023" office:value-type="float" office:value="1.76451612903226" calcext:value-type="float">
            <text:p>1.76451612903226</text:p>
          </table:table-cell>
        </table:table-row>
        <table:table-row table:style-name="ro1">
          <table:table-cell table:formula="of:=[.A730]+1" office:value-type="float" office:value="731" calcext:value-type="float">
            <text:p>731</text:p>
          </table:table-cell>
          <table:table-cell office:value-type="float" office:value="560" calcext:value-type="float">
            <text:p>560</text:p>
          </table:table-cell>
          <table:table-cell table:formula="of:=[.B731]*3.3/1023" office:value-type="float" office:value="1.80645161290323" calcext:value-type="float">
            <text:p>1.80645161290323</text:p>
          </table:table-cell>
        </table:table-row>
        <table:table-row table:style-name="ro1">
          <table:table-cell table:formula="of:=[.A731]+1" office:value-type="float" office:value="732" calcext:value-type="float">
            <text:p>732</text:p>
          </table:table-cell>
          <table:table-cell office:value-type="float" office:value="573" calcext:value-type="float">
            <text:p>573</text:p>
          </table:table-cell>
          <table:table-cell table:formula="of:=[.B732]*3.3/1023" office:value-type="float" office:value="1.84838709677419" calcext:value-type="float">
            <text:p>1.84838709677419</text:p>
          </table:table-cell>
        </table:table-row>
        <table:table-row table:style-name="ro1">
          <table:table-cell table:formula="of:=[.A732]+1" office:value-type="float" office:value="733" calcext:value-type="float">
            <text:p>733</text:p>
          </table:table-cell>
          <table:table-cell office:value-type="float" office:value="583" calcext:value-type="float">
            <text:p>583</text:p>
          </table:table-cell>
          <table:table-cell table:formula="of:=[.B733]*3.3/1023" office:value-type="float" office:value="1.88064516129032" calcext:value-type="float">
            <text:p>1.88064516129032</text:p>
          </table:table-cell>
        </table:table-row>
        <table:table-row table:style-name="ro1">
          <table:table-cell table:formula="of:=[.A733]+1" office:value-type="float" office:value="734" calcext:value-type="float">
            <text:p>734</text:p>
          </table:table-cell>
          <table:table-cell office:value-type="float" office:value="601" calcext:value-type="float">
            <text:p>601</text:p>
          </table:table-cell>
          <table:table-cell table:formula="of:=[.B734]*3.3/1023" office:value-type="float" office:value="1.93870967741935" calcext:value-type="float">
            <text:p>1.93870967741935</text:p>
          </table:table-cell>
        </table:table-row>
        <table:table-row table:style-name="ro1">
          <table:table-cell table:formula="of:=[.A734]+1" office:value-type="float" office:value="735" calcext:value-type="float">
            <text:p>735</text:p>
          </table:table-cell>
          <table:table-cell office:value-type="float" office:value="612" calcext:value-type="float">
            <text:p>612</text:p>
          </table:table-cell>
          <table:table-cell table:formula="of:=[.B735]*3.3/1023" office:value-type="float" office:value="1.9741935483871" calcext:value-type="float">
            <text:p>1.9741935483871</text:p>
          </table:table-cell>
        </table:table-row>
        <table:table-row table:style-name="ro1">
          <table:table-cell table:formula="of:=[.A735]+1" office:value-type="float" office:value="736" calcext:value-type="float">
            <text:p>736</text:p>
          </table:table-cell>
          <table:table-cell office:value-type="float" office:value="627" calcext:value-type="float">
            <text:p>627</text:p>
          </table:table-cell>
          <table:table-cell table:formula="of:=[.B736]*3.3/1023" office:value-type="float" office:value="2.02258064516129" calcext:value-type="float">
            <text:p>2.02258064516129</text:p>
          </table:table-cell>
        </table:table-row>
        <table:table-row table:style-name="ro1">
          <table:table-cell table:formula="of:=[.A736]+1" office:value-type="float" office:value="737" calcext:value-type="float">
            <text:p>737</text:p>
          </table:table-cell>
          <table:table-cell office:value-type="float" office:value="639" calcext:value-type="float">
            <text:p>639</text:p>
          </table:table-cell>
          <table:table-cell table:formula="of:=[.B737]*3.3/1023" office:value-type="float" office:value="2.06129032258064" calcext:value-type="float">
            <text:p>2.06129032258064</text:p>
          </table:table-cell>
        </table:table-row>
        <table:table-row table:style-name="ro1">
          <table:table-cell table:formula="of:=[.A737]+1" office:value-type="float" office:value="738" calcext:value-type="float">
            <text:p>738</text:p>
          </table:table-cell>
          <table:table-cell office:value-type="float" office:value="652" calcext:value-type="float">
            <text:p>652</text:p>
          </table:table-cell>
          <table:table-cell table:formula="of:=[.B738]*3.3/1023" office:value-type="float" office:value="2.10322580645161" calcext:value-type="float">
            <text:p>2.10322580645161</text:p>
          </table:table-cell>
        </table:table-row>
        <table:table-row table:style-name="ro1">
          <table:table-cell table:formula="of:=[.A738]+1" office:value-type="float" office:value="739" calcext:value-type="float">
            <text:p>739</text:p>
          </table:table-cell>
          <table:table-cell office:value-type="float" office:value="664" calcext:value-type="float">
            <text:p>664</text:p>
          </table:table-cell>
          <table:table-cell table:formula="of:=[.B739]*3.3/1023" office:value-type="float" office:value="2.14193548387097" calcext:value-type="float">
            <text:p>2.14193548387097</text:p>
          </table:table-cell>
        </table:table-row>
        <table:table-row table:style-name="ro1">
          <table:table-cell table:formula="of:=[.A739]+1" office:value-type="float" office:value="740" calcext:value-type="float">
            <text:p>740</text:p>
          </table:table-cell>
          <table:table-cell office:value-type="float" office:value="680" calcext:value-type="float">
            <text:p>680</text:p>
          </table:table-cell>
          <table:table-cell table:formula="of:=[.B740]*3.3/1023" office:value-type="float" office:value="2.19354838709677" calcext:value-type="float">
            <text:p>2.19354838709677</text:p>
          </table:table-cell>
        </table:table-row>
        <table:table-row table:style-name="ro1">
          <table:table-cell table:formula="of:=[.A740]+1" office:value-type="float" office:value="741" calcext:value-type="float">
            <text:p>741</text:p>
          </table:table-cell>
          <table:table-cell office:value-type="float" office:value="692" calcext:value-type="float">
            <text:p>692</text:p>
          </table:table-cell>
          <table:table-cell table:formula="of:=[.B741]*3.3/1023" office:value-type="float" office:value="2.23225806451613" calcext:value-type="float">
            <text:p>2.23225806451613</text:p>
          </table:table-cell>
        </table:table-row>
        <table:table-row table:style-name="ro1">
          <table:table-cell table:formula="of:=[.A741]+1" office:value-type="float" office:value="742" calcext:value-type="float">
            <text:p>742</text:p>
          </table:table-cell>
          <table:table-cell office:value-type="float" office:value="706" calcext:value-type="float">
            <text:p>706</text:p>
          </table:table-cell>
          <table:table-cell table:formula="of:=[.B742]*3.3/1023" office:value-type="float" office:value="2.27741935483871" calcext:value-type="float">
            <text:p>2.27741935483871</text:p>
          </table:table-cell>
        </table:table-row>
        <table:table-row table:style-name="ro1">
          <table:table-cell table:formula="of:=[.A742]+1" office:value-type="float" office:value="743" calcext:value-type="float">
            <text:p>743</text:p>
          </table:table-cell>
          <table:table-cell office:value-type="float" office:value="716" calcext:value-type="float">
            <text:p>716</text:p>
          </table:table-cell>
          <table:table-cell table:formula="of:=[.B743]*3.3/1023" office:value-type="float" office:value="2.30967741935484" calcext:value-type="float">
            <text:p>2.30967741935484</text:p>
          </table:table-cell>
        </table:table-row>
        <table:table-row table:style-name="ro1">
          <table:table-cell table:formula="of:=[.A743]+1" office:value-type="float" office:value="744" calcext:value-type="float">
            <text:p>744</text:p>
          </table:table-cell>
          <table:table-cell office:value-type="float" office:value="699" calcext:value-type="float">
            <text:p>699</text:p>
          </table:table-cell>
          <table:table-cell table:formula="of:=[.B744]*3.3/1023" office:value-type="float" office:value="2.25483870967742" calcext:value-type="float">
            <text:p>2.25483870967742</text:p>
          </table:table-cell>
        </table:table-row>
        <table:table-row table:style-name="ro1">
          <table:table-cell table:formula="of:=[.A744]+1" office:value-type="float" office:value="745" calcext:value-type="float">
            <text:p>745</text:p>
          </table:table-cell>
          <table:table-cell office:value-type="float" office:value="687" calcext:value-type="float">
            <text:p>687</text:p>
          </table:table-cell>
          <table:table-cell table:formula="of:=[.B745]*3.3/1023" office:value-type="float" office:value="2.21612903225806" calcext:value-type="float">
            <text:p>2.21612903225806</text:p>
          </table:table-cell>
        </table:table-row>
        <table:table-row table:style-name="ro1">
          <table:table-cell table:formula="of:=[.A745]+1" office:value-type="float" office:value="746" calcext:value-type="float">
            <text:p>746</text:p>
          </table:table-cell>
          <table:table-cell office:value-type="float" office:value="672" calcext:value-type="float">
            <text:p>672</text:p>
          </table:table-cell>
          <table:table-cell table:formula="of:=[.B746]*3.3/1023" office:value-type="float" office:value="2.16774193548387" calcext:value-type="float">
            <text:p>2.16774193548387</text:p>
          </table:table-cell>
        </table:table-row>
        <table:table-row table:style-name="ro1">
          <table:table-cell table:formula="of:=[.A746]+1" office:value-type="float" office:value="747" calcext:value-type="float">
            <text:p>747</text:p>
          </table:table-cell>
          <table:table-cell office:value-type="float" office:value="664" calcext:value-type="float">
            <text:p>664</text:p>
          </table:table-cell>
          <table:table-cell table:formula="of:=[.B747]*3.3/1023" office:value-type="float" office:value="2.14193548387097" calcext:value-type="float">
            <text:p>2.14193548387097</text:p>
          </table:table-cell>
        </table:table-row>
        <table:table-row table:style-name="ro1">
          <table:table-cell table:formula="of:=[.A747]+1" office:value-type="float" office:value="748" calcext:value-type="float">
            <text:p>748</text:p>
          </table:table-cell>
          <table:table-cell office:value-type="float" office:value="646" calcext:value-type="float">
            <text:p>646</text:p>
          </table:table-cell>
          <table:table-cell table:formula="of:=[.B748]*3.3/1023" office:value-type="float" office:value="2.08387096774194" calcext:value-type="float">
            <text:p>2.08387096774194</text:p>
          </table:table-cell>
        </table:table-row>
        <table:table-row table:style-name="ro1">
          <table:table-cell table:formula="of:=[.A748]+1" office:value-type="float" office:value="749" calcext:value-type="float">
            <text:p>749</text:p>
          </table:table-cell>
          <table:table-cell office:value-type="float" office:value="633" calcext:value-type="float">
            <text:p>633</text:p>
          </table:table-cell>
          <table:table-cell table:formula="of:=[.B749]*3.3/1023" office:value-type="float" office:value="2.04193548387097" calcext:value-type="float">
            <text:p>2.04193548387097</text:p>
          </table:table-cell>
        </table:table-row>
        <table:table-row table:style-name="ro1">
          <table:table-cell table:formula="of:=[.A749]+1" office:value-type="float" office:value="750" calcext:value-type="float">
            <text:p>750</text:p>
          </table:table-cell>
          <table:table-cell office:value-type="float" office:value="617" calcext:value-type="float">
            <text:p>617</text:p>
          </table:table-cell>
          <table:table-cell table:formula="of:=[.B750]*3.3/1023" office:value-type="float" office:value="1.99032258064516" calcext:value-type="float">
            <text:p>1.99032258064516</text:p>
          </table:table-cell>
        </table:table-row>
        <table:table-row table:style-name="ro1">
          <table:table-cell table:formula="of:=[.A750]+1" office:value-type="float" office:value="751" calcext:value-type="float">
            <text:p>751</text:p>
          </table:table-cell>
          <table:table-cell office:value-type="float" office:value="603" calcext:value-type="float">
            <text:p>603</text:p>
          </table:table-cell>
          <table:table-cell table:formula="of:=[.B751]*3.3/1023" office:value-type="float" office:value="1.94516129032258" calcext:value-type="float">
            <text:p>1.94516129032258</text:p>
          </table:table-cell>
        </table:table-row>
        <table:table-row table:style-name="ro1">
          <table:table-cell table:formula="of:=[.A751]+1" office:value-type="float" office:value="752" calcext:value-type="float">
            <text:p>752</text:p>
          </table:table-cell>
          <table:table-cell office:value-type="float" office:value="583" calcext:value-type="float">
            <text:p>583</text:p>
          </table:table-cell>
          <table:table-cell table:formula="of:=[.B752]*3.3/1023" office:value-type="float" office:value="1.88064516129032" calcext:value-type="float">
            <text:p>1.88064516129032</text:p>
          </table:table-cell>
        </table:table-row>
        <table:table-row table:style-name="ro1">
          <table:table-cell table:formula="of:=[.A752]+1" office:value-type="float" office:value="753" calcext:value-type="float">
            <text:p>753</text:p>
          </table:table-cell>
          <table:table-cell office:value-type="float" office:value="572" calcext:value-type="float">
            <text:p>572</text:p>
          </table:table-cell>
          <table:table-cell table:formula="of:=[.B753]*3.3/1023" office:value-type="float" office:value="1.84516129032258" calcext:value-type="float">
            <text:p>1.84516129032258</text:p>
          </table:table-cell>
        </table:table-row>
        <table:table-row table:style-name="ro1">
          <table:table-cell table:formula="of:=[.A753]+1" office:value-type="float" office:value="754" calcext:value-type="float">
            <text:p>754</text:p>
          </table:table-cell>
          <table:table-cell office:value-type="float" office:value="555" calcext:value-type="float">
            <text:p>555</text:p>
          </table:table-cell>
          <table:table-cell table:formula="of:=[.B754]*3.3/1023" office:value-type="float" office:value="1.79032258064516" calcext:value-type="float">
            <text:p>1.79032258064516</text:p>
          </table:table-cell>
        </table:table-row>
        <table:table-row table:style-name="ro1">
          <table:table-cell table:formula="of:=[.A754]+1" office:value-type="float" office:value="755" calcext:value-type="float">
            <text:p>755</text:p>
          </table:table-cell>
          <table:table-cell office:value-type="float" office:value="543" calcext:value-type="float">
            <text:p>543</text:p>
          </table:table-cell>
          <table:table-cell table:formula="of:=[.B755]*3.3/1023" office:value-type="float" office:value="1.75161290322581" calcext:value-type="float">
            <text:p>1.75161290322581</text:p>
          </table:table-cell>
        </table:table-row>
        <table:table-row table:style-name="ro1">
          <table:table-cell table:formula="of:=[.A755]+1" office:value-type="float" office:value="756" calcext:value-type="float">
            <text:p>756</text:p>
          </table:table-cell>
          <table:table-cell office:value-type="float" office:value="530" calcext:value-type="float">
            <text:p>530</text:p>
          </table:table-cell>
          <table:table-cell table:formula="of:=[.B756]*3.3/1023" office:value-type="float" office:value="1.70967741935484" calcext:value-type="float">
            <text:p>1.70967741935484</text:p>
          </table:table-cell>
        </table:table-row>
        <table:table-row table:style-name="ro1">
          <table:table-cell table:formula="of:=[.A756]+1" office:value-type="float" office:value="757" calcext:value-type="float">
            <text:p>757</text:p>
          </table:table-cell>
          <table:table-cell office:value-type="float" office:value="516" calcext:value-type="float">
            <text:p>516</text:p>
          </table:table-cell>
          <table:table-cell table:formula="of:=[.B757]*3.3/1023" office:value-type="float" office:value="1.66451612903226" calcext:value-type="float">
            <text:p>1.66451612903226</text:p>
          </table:table-cell>
        </table:table-row>
        <table:table-row table:style-name="ro1">
          <table:table-cell table:formula="of:=[.A757]+1" office:value-type="float" office:value="758" calcext:value-type="float">
            <text:p>758</text:p>
          </table:table-cell>
          <table:table-cell office:value-type="float" office:value="504" calcext:value-type="float">
            <text:p>504</text:p>
          </table:table-cell>
          <table:table-cell table:formula="of:=[.B758]*3.3/1023" office:value-type="float" office:value="1.6258064516129" calcext:value-type="float">
            <text:p>1.6258064516129</text:p>
          </table:table-cell>
        </table:table-row>
        <table:table-row table:style-name="ro1">
          <table:table-cell table:formula="of:=[.A758]+1" office:value-type="float" office:value="759" calcext:value-type="float">
            <text:p>759</text:p>
          </table:table-cell>
          <table:table-cell office:value-type="float" office:value="489" calcext:value-type="float">
            <text:p>489</text:p>
          </table:table-cell>
          <table:table-cell table:formula="of:=[.B759]*3.3/1023" office:value-type="float" office:value="1.57741935483871" calcext:value-type="float">
            <text:p>1.57741935483871</text:p>
          </table:table-cell>
        </table:table-row>
        <table:table-row table:style-name="ro1">
          <table:table-cell table:formula="of:=[.A759]+1" office:value-type="float" office:value="760" calcext:value-type="float">
            <text:p>760</text:p>
          </table:table-cell>
          <table:table-cell office:value-type="float" office:value="479" calcext:value-type="float">
            <text:p>479</text:p>
          </table:table-cell>
          <table:table-cell table:formula="of:=[.B760]*3.3/1023" office:value-type="float" office:value="1.54516129032258" calcext:value-type="float">
            <text:p>1.54516129032258</text:p>
          </table:table-cell>
        </table:table-row>
        <table:table-row table:style-name="ro1">
          <table:table-cell table:formula="of:=[.A760]+1" office:value-type="float" office:value="761" calcext:value-type="float">
            <text:p>761</text:p>
          </table:table-cell>
          <table:table-cell office:value-type="float" office:value="461" calcext:value-type="float">
            <text:p>461</text:p>
          </table:table-cell>
          <table:table-cell table:formula="of:=[.B761]*3.3/1023" office:value-type="float" office:value="1.48709677419355" calcext:value-type="float">
            <text:p>1.48709677419355</text:p>
          </table:table-cell>
        </table:table-row>
        <table:table-row table:style-name="ro1">
          <table:table-cell table:formula="of:=[.A761]+1" office:value-type="float" office:value="762" calcext:value-type="float">
            <text:p>762</text:p>
          </table:table-cell>
          <table:table-cell office:value-type="float" office:value="448" calcext:value-type="float">
            <text:p>448</text:p>
          </table:table-cell>
          <table:table-cell table:formula="of:=[.B762]*3.3/1023" office:value-type="float" office:value="1.44516129032258" calcext:value-type="float">
            <text:p>1.44516129032258</text:p>
          </table:table-cell>
        </table:table-row>
        <table:table-row table:style-name="ro1">
          <table:table-cell table:formula="of:=[.A762]+1" office:value-type="float" office:value="763" calcext:value-type="float">
            <text:p>763</text:p>
          </table:table-cell>
          <table:table-cell office:value-type="float" office:value="438" calcext:value-type="float">
            <text:p>438</text:p>
          </table:table-cell>
          <table:table-cell table:formula="of:=[.B763]*3.3/1023" office:value-type="float" office:value="1.41290322580645" calcext:value-type="float">
            <text:p>1.41290322580645</text:p>
          </table:table-cell>
        </table:table-row>
        <table:table-row table:style-name="ro1">
          <table:table-cell table:formula="of:=[.A763]+1" office:value-type="float" office:value="764" calcext:value-type="float">
            <text:p>764</text:p>
          </table:table-cell>
          <table:table-cell office:value-type="float" office:value="425" calcext:value-type="float">
            <text:p>425</text:p>
          </table:table-cell>
          <table:table-cell table:formula="of:=[.B764]*3.3/1023" office:value-type="float" office:value="1.37096774193548" calcext:value-type="float">
            <text:p>1.37096774193548</text:p>
          </table:table-cell>
        </table:table-row>
        <table:table-row table:style-name="ro1">
          <table:table-cell table:formula="of:=[.A764]+1" office:value-type="float" office:value="765" calcext:value-type="float">
            <text:p>765</text:p>
          </table:table-cell>
          <table:table-cell office:value-type="float" office:value="412" calcext:value-type="float">
            <text:p>412</text:p>
          </table:table-cell>
          <table:table-cell table:formula="of:=[.B765]*3.3/1023" office:value-type="float" office:value="1.32903225806452" calcext:value-type="float">
            <text:p>1.32903225806452</text:p>
          </table:table-cell>
        </table:table-row>
        <table:table-row table:style-name="ro1">
          <table:table-cell table:formula="of:=[.A765]+1" office:value-type="float" office:value="766" calcext:value-type="float">
            <text:p>766</text:p>
          </table:table-cell>
          <table:table-cell office:value-type="float" office:value="399" calcext:value-type="float">
            <text:p>399</text:p>
          </table:table-cell>
          <table:table-cell table:formula="of:=[.B766]*3.3/1023" office:value-type="float" office:value="1.28709677419355" calcext:value-type="float">
            <text:p>1.28709677419355</text:p>
          </table:table-cell>
        </table:table-row>
        <table:table-row table:style-name="ro1">
          <table:table-cell table:formula="of:=[.A766]+1" office:value-type="float" office:value="767" calcext:value-type="float">
            <text:p>767</text:p>
          </table:table-cell>
          <table:table-cell office:value-type="float" office:value="385" calcext:value-type="float">
            <text:p>385</text:p>
          </table:table-cell>
          <table:table-cell table:formula="of:=[.B767]*3.3/1023" office:value-type="float" office:value="1.24193548387097" calcext:value-type="float">
            <text:p>1.24193548387097</text:p>
          </table:table-cell>
        </table:table-row>
        <table:table-row table:style-name="ro1">
          <table:table-cell table:formula="of:=[.A767]+1" office:value-type="float" office:value="768" calcext:value-type="float">
            <text:p>768</text:p>
          </table:table-cell>
          <table:table-cell office:value-type="float" office:value="373" calcext:value-type="float">
            <text:p>373</text:p>
          </table:table-cell>
          <table:table-cell table:formula="of:=[.B768]*3.3/1023" office:value-type="float" office:value="1.20322580645161" calcext:value-type="float">
            <text:p>1.20322580645161</text:p>
          </table:table-cell>
        </table:table-row>
        <table:table-row table:style-name="ro1">
          <table:table-cell table:formula="of:=[.A768]+1" office:value-type="float" office:value="769" calcext:value-type="float">
            <text:p>769</text:p>
          </table:table-cell>
          <table:table-cell office:value-type="float" office:value="360" calcext:value-type="float">
            <text:p>360</text:p>
          </table:table-cell>
          <table:table-cell table:formula="of:=[.B769]*3.3/1023" office:value-type="float" office:value="1.16129032258065" calcext:value-type="float">
            <text:p>1.16129032258065</text:p>
          </table:table-cell>
        </table:table-row>
        <table:table-row table:style-name="ro1">
          <table:table-cell table:formula="of:=[.A769]+1" office:value-type="float" office:value="770" calcext:value-type="float">
            <text:p>770</text:p>
          </table:table-cell>
          <table:table-cell office:value-type="float" office:value="348" calcext:value-type="float">
            <text:p>348</text:p>
          </table:table-cell>
          <table:table-cell table:formula="of:=[.B770]*3.3/1023" office:value-type="float" office:value="1.12258064516129" calcext:value-type="float">
            <text:p>1.12258064516129</text:p>
          </table:table-cell>
        </table:table-row>
        <table:table-row table:style-name="ro1">
          <table:table-cell table:formula="of:=[.A770]+1" office:value-type="float" office:value="771" calcext:value-type="float">
            <text:p>771</text:p>
          </table:table-cell>
          <table:table-cell office:value-type="float" office:value="334" calcext:value-type="float">
            <text:p>334</text:p>
          </table:table-cell>
          <table:table-cell table:formula="of:=[.B771]*3.3/1023" office:value-type="float" office:value="1.07741935483871" calcext:value-type="float">
            <text:p>1.07741935483871</text:p>
          </table:table-cell>
        </table:table-row>
        <table:table-row table:style-name="ro1">
          <table:table-cell table:formula="of:=[.A771]+1" office:value-type="float" office:value="772" calcext:value-type="float">
            <text:p>772</text:p>
          </table:table-cell>
          <table:table-cell office:value-type="float" office:value="320" calcext:value-type="float">
            <text:p>320</text:p>
          </table:table-cell>
          <table:table-cell table:formula="of:=[.B772]*3.3/1023" office:value-type="float" office:value="1.03225806451613" calcext:value-type="float">
            <text:p>1.03225806451613</text:p>
          </table:table-cell>
        </table:table-row>
        <table:table-row table:style-name="ro1">
          <table:table-cell table:formula="of:=[.A772]+1" office:value-type="float" office:value="773" calcext:value-type="float">
            <text:p>773</text:p>
          </table:table-cell>
          <table:table-cell office:value-type="float" office:value="307" calcext:value-type="float">
            <text:p>307</text:p>
          </table:table-cell>
          <table:table-cell table:formula="of:=[.B773]*3.3/1023" office:value-type="float" office:value="0.990322580645161" calcext:value-type="float">
            <text:p>0.990322580645161</text:p>
          </table:table-cell>
        </table:table-row>
        <table:table-row table:style-name="ro1">
          <table:table-cell table:formula="of:=[.A773]+1" office:value-type="float" office:value="774" calcext:value-type="float">
            <text:p>774</text:p>
          </table:table-cell>
          <table:table-cell office:value-type="float" office:value="294" calcext:value-type="float">
            <text:p>294</text:p>
          </table:table-cell>
          <table:table-cell table:formula="of:=[.B774]*3.3/1023" office:value-type="float" office:value="0.948387096774193" calcext:value-type="float">
            <text:p>0.948387096774193</text:p>
          </table:table-cell>
        </table:table-row>
        <table:table-row table:style-name="ro1">
          <table:table-cell table:formula="of:=[.A774]+1" office:value-type="float" office:value="775" calcext:value-type="float">
            <text:p>775</text:p>
          </table:table-cell>
          <table:table-cell office:value-type="float" office:value="280" calcext:value-type="float">
            <text:p>280</text:p>
          </table:table-cell>
          <table:table-cell table:formula="of:=[.B775]*3.3/1023" office:value-type="float" office:value="0.903225806451613" calcext:value-type="float">
            <text:p>0.903225806451613</text:p>
          </table:table-cell>
        </table:table-row>
        <table:table-row table:style-name="ro1">
          <table:table-cell table:formula="of:=[.A775]+1" office:value-type="float" office:value="776" calcext:value-type="float">
            <text:p>776</text:p>
          </table:table-cell>
          <table:table-cell office:value-type="float" office:value="268" calcext:value-type="float">
            <text:p>268</text:p>
          </table:table-cell>
          <table:table-cell table:formula="of:=[.B776]*3.3/1023" office:value-type="float" office:value="0.864516129032258" calcext:value-type="float">
            <text:p>0.864516129032258</text:p>
          </table:table-cell>
        </table:table-row>
        <table:table-row table:style-name="ro1">
          <table:table-cell table:formula="of:=[.A776]+1" office:value-type="float" office:value="777" calcext:value-type="float">
            <text:p>777</text:p>
          </table:table-cell>
          <table:table-cell office:value-type="float" office:value="254" calcext:value-type="float">
            <text:p>254</text:p>
          </table:table-cell>
          <table:table-cell table:formula="of:=[.B777]*3.3/1023" office:value-type="float" office:value="0.819354838709677" calcext:value-type="float">
            <text:p>0.819354838709677</text:p>
          </table:table-cell>
        </table:table-row>
        <table:table-row table:style-name="ro1">
          <table:table-cell table:formula="of:=[.A777]+1" office:value-type="float" office:value="778" calcext:value-type="float">
            <text:p>778</text:p>
          </table:table-cell>
          <table:table-cell office:value-type="float" office:value="239" calcext:value-type="float">
            <text:p>239</text:p>
          </table:table-cell>
          <table:table-cell table:formula="of:=[.B778]*3.3/1023" office:value-type="float" office:value="0.770967741935484" calcext:value-type="float">
            <text:p>0.770967741935484</text:p>
          </table:table-cell>
        </table:table-row>
        <table:table-row table:style-name="ro1">
          <table:table-cell table:formula="of:=[.A778]+1" office:value-type="float" office:value="779" calcext:value-type="float">
            <text:p>779</text:p>
          </table:table-cell>
          <table:table-cell office:value-type="float" office:value="224" calcext:value-type="float">
            <text:p>224</text:p>
          </table:table-cell>
          <table:table-cell table:formula="of:=[.B779]*3.3/1023" office:value-type="float" office:value="0.72258064516129" calcext:value-type="float">
            <text:p>0.72258064516129</text:p>
          </table:table-cell>
        </table:table-row>
        <table:table-row table:style-name="ro1">
          <table:table-cell table:formula="of:=[.A779]+1" office:value-type="float" office:value="780" calcext:value-type="float">
            <text:p>780</text:p>
          </table:table-cell>
          <table:table-cell office:value-type="float" office:value="208" calcext:value-type="float">
            <text:p>208</text:p>
          </table:table-cell>
          <table:table-cell table:formula="of:=[.B780]*3.3/1023" office:value-type="float" office:value="0.670967741935484" calcext:value-type="float">
            <text:p>0.670967741935484</text:p>
          </table:table-cell>
        </table:table-row>
        <table:table-row table:style-name="ro1">
          <table:table-cell table:formula="of:=[.A780]+1" office:value-type="float" office:value="781" calcext:value-type="float">
            <text:p>781</text:p>
          </table:table-cell>
          <table:table-cell office:value-type="float" office:value="193" calcext:value-type="float">
            <text:p>193</text:p>
          </table:table-cell>
          <table:table-cell table:formula="of:=[.B781]*3.3/1023" office:value-type="float" office:value="0.62258064516129" calcext:value-type="float">
            <text:p>0.62258064516129</text:p>
          </table:table-cell>
        </table:table-row>
        <table:table-row table:style-name="ro1">
          <table:table-cell table:formula="of:=[.A781]+1" office:value-type="float" office:value="782" calcext:value-type="float">
            <text:p>782</text:p>
          </table:table-cell>
          <table:table-cell office:value-type="float" office:value="180" calcext:value-type="float">
            <text:p>180</text:p>
          </table:table-cell>
          <table:table-cell table:formula="of:=[.B782]*3.3/1023" office:value-type="float" office:value="0.580645161290323" calcext:value-type="float">
            <text:p>0.580645161290323</text:p>
          </table:table-cell>
        </table:table-row>
        <table:table-row table:style-name="ro1">
          <table:table-cell table:formula="of:=[.A782]+1" office:value-type="float" office:value="783" calcext:value-type="float">
            <text:p>783</text:p>
          </table:table-cell>
          <table:table-cell office:value-type="float" office:value="165" calcext:value-type="float">
            <text:p>165</text:p>
          </table:table-cell>
          <table:table-cell table:formula="of:=[.B783]*3.3/1023" office:value-type="float" office:value="0.532258064516129" calcext:value-type="float">
            <text:p>0.532258064516129</text:p>
          </table:table-cell>
        </table:table-row>
        <table:table-row table:style-name="ro1">
          <table:table-cell table:formula="of:=[.A783]+1" office:value-type="float" office:value="784" calcext:value-type="float">
            <text:p>784</text:p>
          </table:table-cell>
          <table:table-cell office:value-type="float" office:value="151" calcext:value-type="float">
            <text:p>151</text:p>
          </table:table-cell>
          <table:table-cell table:formula="of:=[.B784]*3.3/1023" office:value-type="float" office:value="0.487096774193548" calcext:value-type="float">
            <text:p>0.487096774193548</text:p>
          </table:table-cell>
        </table:table-row>
        <table:table-row table:style-name="ro1">
          <table:table-cell table:formula="of:=[.A784]+1" office:value-type="float" office:value="785" calcext:value-type="float">
            <text:p>785</text:p>
          </table:table-cell>
          <table:table-cell office:value-type="float" office:value="137" calcext:value-type="float">
            <text:p>137</text:p>
          </table:table-cell>
          <table:table-cell table:formula="of:=[.B785]*3.3/1023" office:value-type="float" office:value="0.441935483870968" calcext:value-type="float">
            <text:p>0.441935483870968</text:p>
          </table:table-cell>
        </table:table-row>
        <table:table-row table:style-name="ro1">
          <table:table-cell table:formula="of:=[.A785]+1"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table:formula="of:=[.B786]*3.3/1023" office:value-type="float" office:value="0.490322580645161" calcext:value-type="float">
            <text:p>0.490322580645161</text:p>
          </table:table-cell>
        </table:table-row>
        <table:table-row table:style-name="ro1">
          <table:table-cell table:formula="of:=[.A786]+1" office:value-type="float" office:value="787" calcext:value-type="float">
            <text:p>787</text:p>
          </table:table-cell>
          <table:table-cell office:value-type="float" office:value="166" calcext:value-type="float">
            <text:p>166</text:p>
          </table:table-cell>
          <table:table-cell table:formula="of:=[.B787]*3.3/1023" office:value-type="float" office:value="0.535483870967742" calcext:value-type="float">
            <text:p>0.535483870967742</text:p>
          </table:table-cell>
        </table:table-row>
        <table:table-row table:style-name="ro1">
          <table:table-cell table:formula="of:=[.A787]+1" office:value-type="float" office:value="788" calcext:value-type="float">
            <text:p>788</text:p>
          </table:table-cell>
          <table:table-cell office:value-type="float" office:value="180" calcext:value-type="float">
            <text:p>180</text:p>
          </table:table-cell>
          <table:table-cell table:formula="of:=[.B788]*3.3/1023" office:value-type="float" office:value="0.580645161290323" calcext:value-type="float">
            <text:p>0.580645161290323</text:p>
          </table:table-cell>
        </table:table-row>
        <table:table-row table:style-name="ro1">
          <table:table-cell table:formula="of:=[.A788]+1" office:value-type="float" office:value="789" calcext:value-type="float">
            <text:p>789</text:p>
          </table:table-cell>
          <table:table-cell office:value-type="float" office:value="193" calcext:value-type="float">
            <text:p>193</text:p>
          </table:table-cell>
          <table:table-cell table:formula="of:=[.B789]*3.3/1023" office:value-type="float" office:value="0.62258064516129" calcext:value-type="float">
            <text:p>0.62258064516129</text:p>
          </table:table-cell>
        </table:table-row>
        <table:table-row table:style-name="ro1">
          <table:table-cell table:formula="of:=[.A789]+1" office:value-type="float" office:value="790" calcext:value-type="float">
            <text:p>790</text:p>
          </table:table-cell>
          <table:table-cell office:value-type="float" office:value="207" calcext:value-type="float">
            <text:p>207</text:p>
          </table:table-cell>
          <table:table-cell table:formula="of:=[.B790]*3.3/1023" office:value-type="float" office:value="0.667741935483871" calcext:value-type="float">
            <text:p>0.667741935483871</text:p>
          </table:table-cell>
        </table:table-row>
        <table:table-row table:style-name="ro1">
          <table:table-cell table:formula="of:=[.A790]+1" office:value-type="float" office:value="791" calcext:value-type="float">
            <text:p>791</text:p>
          </table:table-cell>
          <table:table-cell office:value-type="float" office:value="220" calcext:value-type="float">
            <text:p>220</text:p>
          </table:table-cell>
          <table:table-cell table:formula="of:=[.B791]*3.3/1023" office:value-type="float" office:value="0.709677419354839" calcext:value-type="float">
            <text:p>0.709677419354839</text:p>
          </table:table-cell>
        </table:table-row>
        <table:table-row table:style-name="ro1">
          <table:table-cell table:formula="of:=[.A791]+1" office:value-type="float" office:value="792" calcext:value-type="float">
            <text:p>792</text:p>
          </table:table-cell>
          <table:table-cell office:value-type="float" office:value="233" calcext:value-type="float">
            <text:p>233</text:p>
          </table:table-cell>
          <table:table-cell table:formula="of:=[.B792]*3.3/1023" office:value-type="float" office:value="0.751612903225806" calcext:value-type="float">
            <text:p>0.751612903225806</text:p>
          </table:table-cell>
        </table:table-row>
        <table:table-row table:style-name="ro1">
          <table:table-cell table:formula="of:=[.A792]+1" office:value-type="float" office:value="793" calcext:value-type="float">
            <text:p>793</text:p>
          </table:table-cell>
          <table:table-cell office:value-type="float" office:value="248" calcext:value-type="float">
            <text:p>248</text:p>
          </table:table-cell>
          <table:table-cell table:formula="of:=[.B793]*3.3/1023" office:value-type="float" office:value="0.8" calcext:value-type="float">
            <text:p>0.8</text:p>
          </table:table-cell>
        </table:table-row>
        <table:table-row table:style-name="ro1">
          <table:table-cell table:formula="of:=[.A793]+1" office:value-type="float" office:value="794" calcext:value-type="float">
            <text:p>794</text:p>
          </table:table-cell>
          <table:table-cell office:value-type="float" office:value="259" calcext:value-type="float">
            <text:p>259</text:p>
          </table:table-cell>
          <table:table-cell table:formula="of:=[.B794]*3.3/1023" office:value-type="float" office:value="0.835483870967742" calcext:value-type="float">
            <text:p>0.835483870967742</text:p>
          </table:table-cell>
        </table:table-row>
        <table:table-row table:style-name="ro1">
          <table:table-cell table:formula="of:=[.A794]+1" office:value-type="float" office:value="795" calcext:value-type="float">
            <text:p>795</text:p>
          </table:table-cell>
          <table:table-cell office:value-type="float" office:value="273" calcext:value-type="float">
            <text:p>273</text:p>
          </table:table-cell>
          <table:table-cell table:formula="of:=[.B795]*3.3/1023" office:value-type="float" office:value="0.880645161290322" calcext:value-type="float">
            <text:p>0.880645161290322</text:p>
          </table:table-cell>
        </table:table-row>
        <table:table-row table:style-name="ro1">
          <table:table-cell table:formula="of:=[.A795]+1" office:value-type="float" office:value="796" calcext:value-type="float">
            <text:p>796</text:p>
          </table:table-cell>
          <table:table-cell office:value-type="float" office:value="287" calcext:value-type="float">
            <text:p>287</text:p>
          </table:table-cell>
          <table:table-cell table:formula="of:=[.B796]*3.3/1023" office:value-type="float" office:value="0.925806451612903" calcext:value-type="float">
            <text:p>0.925806451612903</text:p>
          </table:table-cell>
        </table:table-row>
        <table:table-row table:style-name="ro1">
          <table:table-cell table:formula="of:=[.A796]+1" office:value-type="float" office:value="797" calcext:value-type="float">
            <text:p>797</text:p>
          </table:table-cell>
          <table:table-cell office:value-type="float" office:value="299" calcext:value-type="float">
            <text:p>299</text:p>
          </table:table-cell>
          <table:table-cell table:formula="of:=[.B797]*3.3/1023" office:value-type="float" office:value="0.964516129032258" calcext:value-type="float">
            <text:p>0.964516129032258</text:p>
          </table:table-cell>
        </table:table-row>
        <table:table-row table:style-name="ro1">
          <table:table-cell table:formula="of:=[.A797]+1" office:value-type="float" office:value="798" calcext:value-type="float">
            <text:p>798</text:p>
          </table:table-cell>
          <table:table-cell office:value-type="float" office:value="313" calcext:value-type="float">
            <text:p>313</text:p>
          </table:table-cell>
          <table:table-cell table:formula="of:=[.B798]*3.3/1023" office:value-type="float" office:value="1.00967741935484" calcext:value-type="float">
            <text:p>1.00967741935484</text:p>
          </table:table-cell>
        </table:table-row>
        <table:table-row table:style-name="ro1">
          <table:table-cell table:formula="of:=[.A798]+1" office:value-type="float" office:value="799" calcext:value-type="float">
            <text:p>799</text:p>
          </table:table-cell>
          <table:table-cell office:value-type="float" office:value="327" calcext:value-type="float">
            <text:p>327</text:p>
          </table:table-cell>
          <table:table-cell table:formula="of:=[.B799]*3.3/1023" office:value-type="float" office:value="1.05483870967742" calcext:value-type="float">
            <text:p>1.05483870967742</text:p>
          </table:table-cell>
        </table:table-row>
        <table:table-row table:style-name="ro1">
          <table:table-cell table:formula="of:=[.A799]+1" office:value-type="float" office:value="800" calcext:value-type="float">
            <text:p>800</text:p>
          </table:table-cell>
          <table:table-cell office:value-type="float" office:value="339" calcext:value-type="float">
            <text:p>339</text:p>
          </table:table-cell>
          <table:table-cell table:formula="of:=[.B800]*3.3/1023" office:value-type="float" office:value="1.09354838709677" calcext:value-type="float">
            <text:p>1.09354838709677</text:p>
          </table:table-cell>
        </table:table-row>
        <table:table-row table:style-name="ro1">
          <table:table-cell table:formula="of:=[.A800]+1" office:value-type="float" office:value="801" calcext:value-type="float">
            <text:p>801</text:p>
          </table:table-cell>
          <table:table-cell office:value-type="float" office:value="353" calcext:value-type="float">
            <text:p>353</text:p>
          </table:table-cell>
          <table:table-cell table:formula="of:=[.B801]*3.3/1023" office:value-type="float" office:value="1.13870967741935" calcext:value-type="float">
            <text:p>1.13870967741935</text:p>
          </table:table-cell>
        </table:table-row>
        <table:table-row table:style-name="ro1">
          <table:table-cell table:formula="of:=[.A801]+1" office:value-type="float" office:value="802" calcext:value-type="float">
            <text:p>802</text:p>
          </table:table-cell>
          <table:table-cell office:value-type="float" office:value="368" calcext:value-type="float">
            <text:p>368</text:p>
          </table:table-cell>
          <table:table-cell table:formula="of:=[.B802]*3.3/1023" office:value-type="float" office:value="1.18709677419355" calcext:value-type="float">
            <text:p>1.18709677419355</text:p>
          </table:table-cell>
        </table:table-row>
        <table:table-row table:style-name="ro1">
          <table:table-cell table:formula="of:=[.A802]+1" office:value-type="float" office:value="803" calcext:value-type="float">
            <text:p>803</text:p>
          </table:table-cell>
          <table:table-cell office:value-type="float" office:value="380" calcext:value-type="float">
            <text:p>380</text:p>
          </table:table-cell>
          <table:table-cell table:formula="of:=[.B803]*3.3/1023" office:value-type="float" office:value="1.2258064516129" calcext:value-type="float">
            <text:p>1.2258064516129</text:p>
          </table:table-cell>
        </table:table-row>
        <table:table-row table:style-name="ro1">
          <table:table-cell table:formula="of:=[.A803]+1" office:value-type="float" office:value="804" calcext:value-type="float">
            <text:p>804</text:p>
          </table:table-cell>
          <table:table-cell office:value-type="float" office:value="396" calcext:value-type="float">
            <text:p>396</text:p>
          </table:table-cell>
          <table:table-cell table:formula="of:=[.B804]*3.3/1023" office:value-type="float" office:value="1.27741935483871" calcext:value-type="float">
            <text:p>1.27741935483871</text:p>
          </table:table-cell>
        </table:table-row>
        <table:table-row table:style-name="ro1">
          <table:table-cell table:formula="of:=[.A804]+1" office:value-type="float" office:value="805" calcext:value-type="float">
            <text:p>805</text:p>
          </table:table-cell>
          <table:table-cell office:value-type="float" office:value="408" calcext:value-type="float">
            <text:p>408</text:p>
          </table:table-cell>
          <table:table-cell table:formula="of:=[.B805]*3.3/1023" office:value-type="float" office:value="1.31612903225806" calcext:value-type="float">
            <text:p>1.31612903225806</text:p>
          </table:table-cell>
        </table:table-row>
        <table:table-row table:style-name="ro1">
          <table:table-cell table:formula="of:=[.A805]+1" office:value-type="float" office:value="806" calcext:value-type="float">
            <text:p>806</text:p>
          </table:table-cell>
          <table:table-cell office:value-type="float" office:value="422" calcext:value-type="float">
            <text:p>422</text:p>
          </table:table-cell>
          <table:table-cell table:formula="of:=[.B806]*3.3/1023" office:value-type="float" office:value="1.36129032258065" calcext:value-type="float">
            <text:p>1.36129032258065</text:p>
          </table:table-cell>
        </table:table-row>
        <table:table-row table:style-name="ro1">
          <table:table-cell table:formula="of:=[.A806]+1" office:value-type="float" office:value="807" calcext:value-type="float">
            <text:p>807</text:p>
          </table:table-cell>
          <table:table-cell office:value-type="float" office:value="435" calcext:value-type="float">
            <text:p>435</text:p>
          </table:table-cell>
          <table:table-cell table:formula="of:=[.B807]*3.3/1023" office:value-type="float" office:value="1.40322580645161" calcext:value-type="float">
            <text:p>1.40322580645161</text:p>
          </table:table-cell>
        </table:table-row>
        <table:table-row table:style-name="ro1">
          <table:table-cell table:formula="of:=[.A807]+1" office:value-type="float" office:value="808" calcext:value-type="float">
            <text:p>808</text:p>
          </table:table-cell>
          <table:table-cell office:value-type="float" office:value="452" calcext:value-type="float">
            <text:p>452</text:p>
          </table:table-cell>
          <table:table-cell table:formula="of:=[.B808]*3.3/1023" office:value-type="float" office:value="1.45806451612903" calcext:value-type="float">
            <text:p>1.45806451612903</text:p>
          </table:table-cell>
        </table:table-row>
        <table:table-row table:style-name="ro1">
          <table:table-cell table:formula="of:=[.A808]+1" office:value-type="float" office:value="809" calcext:value-type="float">
            <text:p>809</text:p>
          </table:table-cell>
          <table:table-cell office:value-type="float" office:value="467" calcext:value-type="float">
            <text:p>467</text:p>
          </table:table-cell>
          <table:table-cell table:formula="of:=[.B809]*3.3/1023" office:value-type="float" office:value="1.50645161290323" calcext:value-type="float">
            <text:p>1.50645161290323</text:p>
          </table:table-cell>
        </table:table-row>
        <table:table-row table:style-name="ro1">
          <table:table-cell table:formula="of:=[.A809]+1" office:value-type="float" office:value="810" calcext:value-type="float">
            <text:p>810</text:p>
          </table:table-cell>
          <table:table-cell office:value-type="float" office:value="485" calcext:value-type="float">
            <text:p>485</text:p>
          </table:table-cell>
          <table:table-cell table:formula="of:=[.B810]*3.3/1023" office:value-type="float" office:value="1.56451612903226" calcext:value-type="float">
            <text:p>1.56451612903226</text:p>
          </table:table-cell>
        </table:table-row>
        <table:table-row table:style-name="ro1">
          <table:table-cell table:formula="of:=[.A810]+1" office:value-type="float" office:value="811" calcext:value-type="float">
            <text:p>811</text:p>
          </table:table-cell>
          <table:table-cell office:value-type="float" office:value="496" calcext:value-type="float">
            <text:p>496</text:p>
          </table:table-cell>
          <table:table-cell table:formula="of:=[.B811]*3.3/1023" office:value-type="float" office:value="1.6" calcext:value-type="float">
            <text:p>1.6</text:p>
          </table:table-cell>
        </table:table-row>
        <table:table-row table:style-name="ro1">
          <table:table-cell table:formula="of:=[.A811]+1" office:value-type="float" office:value="812" calcext:value-type="float">
            <text:p>812</text:p>
          </table:table-cell>
          <table:table-cell office:value-type="float" office:value="512" calcext:value-type="float">
            <text:p>512</text:p>
          </table:table-cell>
          <table:table-cell table:formula="of:=[.B812]*3.3/1023" office:value-type="float" office:value="1.65161290322581" calcext:value-type="float">
            <text:p>1.65161290322581</text:p>
          </table:table-cell>
        </table:table-row>
        <table:table-row table:style-name="ro1">
          <table:table-cell table:formula="of:=[.A812]+1" office:value-type="float" office:value="813" calcext:value-type="float">
            <text:p>813</text:p>
          </table:table-cell>
          <table:table-cell office:value-type="float" office:value="528" calcext:value-type="float">
            <text:p>528</text:p>
          </table:table-cell>
          <table:table-cell table:formula="of:=[.B813]*3.3/1023" office:value-type="float" office:value="1.70322580645161" calcext:value-type="float">
            <text:p>1.70322580645161</text:p>
          </table:table-cell>
        </table:table-row>
        <table:table-row table:style-name="ro1">
          <table:table-cell table:formula="of:=[.A813]+1" office:value-type="float" office:value="814" calcext:value-type="float">
            <text:p>814</text:p>
          </table:table-cell>
          <table:table-cell office:value-type="float" office:value="527" calcext:value-type="float">
            <text:p>527</text:p>
          </table:table-cell>
          <table:table-cell table:formula="of:=[.B814]*3.3/1023" office:value-type="float" office:value="1.7" calcext:value-type="float">
            <text:p>1.7</text:p>
          </table:table-cell>
        </table:table-row>
        <table:table-row table:style-name="ro1">
          <table:table-cell table:formula="of:=[.A814]+1" office:value-type="float" office:value="815" calcext:value-type="float">
            <text:p>815</text:p>
          </table:table-cell>
          <table:table-cell office:value-type="float" office:value="555" calcext:value-type="float">
            <text:p>555</text:p>
          </table:table-cell>
          <table:table-cell table:formula="of:=[.B815]*3.3/1023" office:value-type="float" office:value="1.79032258064516" calcext:value-type="float">
            <text:p>1.79032258064516</text:p>
          </table:table-cell>
        </table:table-row>
        <table:table-row table:style-name="ro1">
          <table:table-cell table:formula="of:=[.A815]+1" office:value-type="float" office:value="816" calcext:value-type="float">
            <text:p>816</text:p>
          </table:table-cell>
          <table:table-cell office:value-type="float" office:value="568" calcext:value-type="float">
            <text:p>568</text:p>
          </table:table-cell>
          <table:table-cell table:formula="of:=[.B816]*3.3/1023" office:value-type="float" office:value="1.83225806451613" calcext:value-type="float">
            <text:p>1.83225806451613</text:p>
          </table:table-cell>
        </table:table-row>
        <table:table-row table:style-name="ro1">
          <table:table-cell table:formula="of:=[.A816]+1" office:value-type="float" office:value="817" calcext:value-type="float">
            <text:p>817</text:p>
          </table:table-cell>
          <table:table-cell office:value-type="float" office:value="583" calcext:value-type="float">
            <text:p>583</text:p>
          </table:table-cell>
          <table:table-cell table:formula="of:=[.B817]*3.3/1023" office:value-type="float" office:value="1.88064516129032" calcext:value-type="float">
            <text:p>1.88064516129032</text:p>
          </table:table-cell>
        </table:table-row>
        <table:table-row table:style-name="ro1">
          <table:table-cell table:formula="of:=[.A817]+1" office:value-type="float" office:value="818" calcext:value-type="float">
            <text:p>818</text:p>
          </table:table-cell>
          <table:table-cell office:value-type="float" office:value="596" calcext:value-type="float">
            <text:p>596</text:p>
          </table:table-cell>
          <table:table-cell table:formula="of:=[.B818]*3.3/1023" office:value-type="float" office:value="1.92258064516129" calcext:value-type="float">
            <text:p>1.92258064516129</text:p>
          </table:table-cell>
        </table:table-row>
        <table:table-row table:style-name="ro1">
          <table:table-cell table:formula="of:=[.A818]+1" office:value-type="float" office:value="819" calcext:value-type="float">
            <text:p>819</text:p>
          </table:table-cell>
          <table:table-cell office:value-type="float" office:value="607" calcext:value-type="float">
            <text:p>607</text:p>
          </table:table-cell>
          <table:table-cell table:formula="of:=[.B819]*3.3/1023" office:value-type="float" office:value="1.95806451612903" calcext:value-type="float">
            <text:p>1.95806451612903</text:p>
          </table:table-cell>
        </table:table-row>
        <table:table-row table:style-name="ro1">
          <table:table-cell table:formula="of:=[.A819]+1" office:value-type="float" office:value="820" calcext:value-type="float">
            <text:p>820</text:p>
          </table:table-cell>
          <table:table-cell office:value-type="float" office:value="622" calcext:value-type="float">
            <text:p>622</text:p>
          </table:table-cell>
          <table:table-cell table:formula="of:=[.B820]*3.3/1023" office:value-type="float" office:value="2.00645161290323" calcext:value-type="float">
            <text:p>2.00645161290323</text:p>
          </table:table-cell>
        </table:table-row>
        <table:table-row table:style-name="ro1">
          <table:table-cell table:formula="of:=[.A820]+1" office:value-type="float" office:value="821" calcext:value-type="float">
            <text:p>821</text:p>
          </table:table-cell>
          <table:table-cell office:value-type="float" office:value="633" calcext:value-type="float">
            <text:p>633</text:p>
          </table:table-cell>
          <table:table-cell table:formula="of:=[.B821]*3.3/1023" office:value-type="float" office:value="2.04193548387097" calcext:value-type="float">
            <text:p>2.04193548387097</text:p>
          </table:table-cell>
        </table:table-row>
        <table:table-row table:style-name="ro1">
          <table:table-cell table:formula="of:=[.A821]+1" office:value-type="float" office:value="822" calcext:value-type="float">
            <text:p>822</text:p>
          </table:table-cell>
          <table:table-cell office:value-type="float" office:value="647" calcext:value-type="float">
            <text:p>647</text:p>
          </table:table-cell>
          <table:table-cell table:formula="of:=[.B822]*3.3/1023" office:value-type="float" office:value="2.08709677419355" calcext:value-type="float">
            <text:p>2.08709677419355</text:p>
          </table:table-cell>
        </table:table-row>
        <table:table-row table:style-name="ro1">
          <table:table-cell table:formula="of:=[.A822]+1" office:value-type="float" office:value="823" calcext:value-type="float">
            <text:p>823</text:p>
          </table:table-cell>
          <table:table-cell office:value-type="float" office:value="657" calcext:value-type="float">
            <text:p>657</text:p>
          </table:table-cell>
          <table:table-cell table:formula="of:=[.B823]*3.3/1023" office:value-type="float" office:value="2.11935483870968" calcext:value-type="float">
            <text:p>2.11935483870968</text:p>
          </table:table-cell>
        </table:table-row>
        <table:table-row table:style-name="ro1">
          <table:table-cell table:formula="of:=[.A823]+1" office:value-type="float" office:value="824" calcext:value-type="float">
            <text:p>824</text:p>
          </table:table-cell>
          <table:table-cell office:value-type="float" office:value="674" calcext:value-type="float">
            <text:p>674</text:p>
          </table:table-cell>
          <table:table-cell table:formula="of:=[.B824]*3.3/1023" office:value-type="float" office:value="2.1741935483871" calcext:value-type="float">
            <text:p>2.1741935483871</text:p>
          </table:table-cell>
        </table:table-row>
        <table:table-row table:style-name="ro1">
          <table:table-cell table:formula="of:=[.A824]+1" office:value-type="float" office:value="825" calcext:value-type="float">
            <text:p>825</text:p>
          </table:table-cell>
          <table:table-cell office:value-type="float" office:value="685" calcext:value-type="float">
            <text:p>685</text:p>
          </table:table-cell>
          <table:table-cell table:formula="of:=[.B825]*3.3/1023" office:value-type="float" office:value="2.20967741935484" calcext:value-type="float">
            <text:p>2.20967741935484</text:p>
          </table:table-cell>
        </table:table-row>
        <table:table-row table:style-name="ro1">
          <table:table-cell table:formula="of:=[.A825]+1" office:value-type="float" office:value="826" calcext:value-type="float">
            <text:p>826</text:p>
          </table:table-cell>
          <table:table-cell office:value-type="float" office:value="700" calcext:value-type="float">
            <text:p>700</text:p>
          </table:table-cell>
          <table:table-cell table:formula="of:=[.B826]*3.3/1023" office:value-type="float" office:value="2.25806451612903" calcext:value-type="float">
            <text:p>2.25806451612903</text:p>
          </table:table-cell>
        </table:table-row>
        <table:table-row table:style-name="ro1">
          <table:table-cell table:formula="of:=[.A826]+1" office:value-type="float" office:value="827" calcext:value-type="float">
            <text:p>827</text:p>
          </table:table-cell>
          <table:table-cell office:value-type="float" office:value="713" calcext:value-type="float">
            <text:p>713</text:p>
          </table:table-cell>
          <table:table-cell table:formula="of:=[.B827]*3.3/1023" office:value-type="float" office:value="2.3" calcext:value-type="float">
            <text:p>2.3</text:p>
          </table:table-cell>
        </table:table-row>
        <table:table-row table:style-name="ro1">
          <table:table-cell table:formula="of:=[.A827]+1" office:value-type="float" office:value="828" calcext:value-type="float">
            <text:p>828</text:p>
          </table:table-cell>
          <table:table-cell office:value-type="float" office:value="708" calcext:value-type="float">
            <text:p>708</text:p>
          </table:table-cell>
          <table:table-cell table:formula="of:=[.B828]*3.3/1023" office:value-type="float" office:value="2.28387096774194" calcext:value-type="float">
            <text:p>2.28387096774194</text:p>
          </table:table-cell>
        </table:table-row>
        <table:table-row table:style-name="ro1">
          <table:table-cell table:formula="of:=[.A828]+1" office:value-type="float" office:value="829" calcext:value-type="float">
            <text:p>829</text:p>
          </table:table-cell>
          <table:table-cell office:value-type="float" office:value="692" calcext:value-type="float">
            <text:p>692</text:p>
          </table:table-cell>
          <table:table-cell table:formula="of:=[.B829]*3.3/1023" office:value-type="float" office:value="2.23225806451613" calcext:value-type="float">
            <text:p>2.23225806451613</text:p>
          </table:table-cell>
        </table:table-row>
        <table:table-row table:style-name="ro1">
          <table:table-cell table:formula="of:=[.A829]+1" office:value-type="float" office:value="830" calcext:value-type="float">
            <text:p>830</text:p>
          </table:table-cell>
          <table:table-cell office:value-type="float" office:value="678" calcext:value-type="float">
            <text:p>678</text:p>
          </table:table-cell>
          <table:table-cell table:formula="of:=[.B830]*3.3/1023" office:value-type="float" office:value="2.18709677419355" calcext:value-type="float">
            <text:p>2.18709677419355</text:p>
          </table:table-cell>
        </table:table-row>
        <table:table-row table:style-name="ro1">
          <table:table-cell table:formula="of:=[.A830]+1" office:value-type="float" office:value="831" calcext:value-type="float">
            <text:p>831</text:p>
          </table:table-cell>
          <table:table-cell office:value-type="float" office:value="668" calcext:value-type="float">
            <text:p>668</text:p>
          </table:table-cell>
          <table:table-cell table:formula="of:=[.B831]*3.3/1023" office:value-type="float" office:value="2.15483870967742" calcext:value-type="float">
            <text:p>2.15483870967742</text:p>
          </table:table-cell>
        </table:table-row>
        <table:table-row table:style-name="ro1">
          <table:table-cell table:formula="of:=[.A831]+1" office:value-type="float" office:value="832" calcext:value-type="float">
            <text:p>832</text:p>
          </table:table-cell>
          <table:table-cell office:value-type="float" office:value="653" calcext:value-type="float">
            <text:p>653</text:p>
          </table:table-cell>
          <table:table-cell table:formula="of:=[.B832]*3.3/1023" office:value-type="float" office:value="2.10645161290323" calcext:value-type="float">
            <text:p>2.10645161290323</text:p>
          </table:table-cell>
        </table:table-row>
        <table:table-row table:style-name="ro1">
          <table:table-cell table:formula="of:=[.A832]+1" office:value-type="float" office:value="833" calcext:value-type="float">
            <text:p>833</text:p>
          </table:table-cell>
          <table:table-cell office:value-type="float" office:value="644" calcext:value-type="float">
            <text:p>644</text:p>
          </table:table-cell>
          <table:table-cell table:formula="of:=[.B833]*3.3/1023" office:value-type="float" office:value="2.07741935483871" calcext:value-type="float">
            <text:p>2.07741935483871</text:p>
          </table:table-cell>
        </table:table-row>
        <table:table-row table:style-name="ro1">
          <table:table-cell table:formula="of:=[.A833]+1" office:value-type="float" office:value="834" calcext:value-type="float">
            <text:p>834</text:p>
          </table:table-cell>
          <table:table-cell office:value-type="float" office:value="627" calcext:value-type="float">
            <text:p>627</text:p>
          </table:table-cell>
          <table:table-cell table:formula="of:=[.B834]*3.3/1023" office:value-type="float" office:value="2.02258064516129" calcext:value-type="float">
            <text:p>2.02258064516129</text:p>
          </table:table-cell>
        </table:table-row>
        <table:table-row table:style-name="ro1">
          <table:table-cell table:formula="of:=[.A834]+1" office:value-type="float" office:value="835" calcext:value-type="float">
            <text:p>835</text:p>
          </table:table-cell>
          <table:table-cell office:value-type="float" office:value="612" calcext:value-type="float">
            <text:p>612</text:p>
          </table:table-cell>
          <table:table-cell table:formula="of:=[.B835]*3.3/1023" office:value-type="float" office:value="1.9741935483871" calcext:value-type="float">
            <text:p>1.9741935483871</text:p>
          </table:table-cell>
        </table:table-row>
        <table:table-row table:style-name="ro1">
          <table:table-cell table:formula="of:=[.A835]+1" office:value-type="float" office:value="836" calcext:value-type="float">
            <text:p>836</text:p>
          </table:table-cell>
          <table:table-cell office:value-type="float" office:value="598" calcext:value-type="float">
            <text:p>598</text:p>
          </table:table-cell>
          <table:table-cell table:formula="of:=[.B836]*3.3/1023" office:value-type="float" office:value="1.92903225806452" calcext:value-type="float">
            <text:p>1.92903225806452</text:p>
          </table:table-cell>
        </table:table-row>
        <table:table-row table:style-name="ro1">
          <table:table-cell table:formula="of:=[.A836]+1" office:value-type="float" office:value="837" calcext:value-type="float">
            <text:p>837</text:p>
          </table:table-cell>
          <table:table-cell office:value-type="float" office:value="580" calcext:value-type="float">
            <text:p>580</text:p>
          </table:table-cell>
          <table:table-cell table:formula="of:=[.B837]*3.3/1023" office:value-type="float" office:value="1.87096774193548" calcext:value-type="float">
            <text:p>1.87096774193548</text:p>
          </table:table-cell>
        </table:table-row>
        <table:table-row table:style-name="ro1">
          <table:table-cell table:formula="of:=[.A837]+1" office:value-type="float" office:value="838" calcext:value-type="float">
            <text:p>838</text:p>
          </table:table-cell>
          <table:table-cell office:value-type="float" office:value="566" calcext:value-type="float">
            <text:p>566</text:p>
          </table:table-cell>
          <table:table-cell table:formula="of:=[.B838]*3.3/1023" office:value-type="float" office:value="1.8258064516129" calcext:value-type="float">
            <text:p>1.8258064516129</text:p>
          </table:table-cell>
        </table:table-row>
        <table:table-row table:style-name="ro1">
          <table:table-cell table:formula="of:=[.A838]+1" office:value-type="float" office:value="839" calcext:value-type="float">
            <text:p>839</text:p>
          </table:table-cell>
          <table:table-cell office:value-type="float" office:value="549" calcext:value-type="float">
            <text:p>549</text:p>
          </table:table-cell>
          <table:table-cell table:formula="of:=[.B839]*3.3/1023" office:value-type="float" office:value="1.77096774193548" calcext:value-type="float">
            <text:p>1.77096774193548</text:p>
          </table:table-cell>
        </table:table-row>
        <table:table-row table:style-name="ro1">
          <table:table-cell table:formula="of:=[.A839]+1" office:value-type="float" office:value="840" calcext:value-type="float">
            <text:p>840</text:p>
          </table:table-cell>
          <table:table-cell office:value-type="float" office:value="536" calcext:value-type="float">
            <text:p>536</text:p>
          </table:table-cell>
          <table:table-cell table:formula="of:=[.B840]*3.3/1023" office:value-type="float" office:value="1.72903225806452" calcext:value-type="float">
            <text:p>1.72903225806452</text:p>
          </table:table-cell>
        </table:table-row>
        <table:table-row table:style-name="ro1">
          <table:table-cell table:formula="of:=[.A840]+1" office:value-type="float" office:value="841" calcext:value-type="float">
            <text:p>841</text:p>
          </table:table-cell>
          <table:table-cell office:value-type="float" office:value="523" calcext:value-type="float">
            <text:p>523</text:p>
          </table:table-cell>
          <table:table-cell table:formula="of:=[.B841]*3.3/1023" office:value-type="float" office:value="1.68709677419355" calcext:value-type="float">
            <text:p>1.68709677419355</text:p>
          </table:table-cell>
        </table:table-row>
        <table:table-row table:style-name="ro1">
          <table:table-cell table:formula="of:=[.A841]+1" office:value-type="float" office:value="842" calcext:value-type="float">
            <text:p>842</text:p>
          </table:table-cell>
          <table:table-cell office:value-type="float" office:value="508" calcext:value-type="float">
            <text:p>508</text:p>
          </table:table-cell>
          <table:table-cell table:formula="of:=[.B842]*3.3/1023" office:value-type="float" office:value="1.63870967741935" calcext:value-type="float">
            <text:p>1.63870967741935</text:p>
          </table:table-cell>
        </table:table-row>
        <table:table-row table:style-name="ro1">
          <table:table-cell table:formula="of:=[.A842]+1" office:value-type="float" office:value="843" calcext:value-type="float">
            <text:p>843</text:p>
          </table:table-cell>
          <table:table-cell office:value-type="float" office:value="494" calcext:value-type="float">
            <text:p>494</text:p>
          </table:table-cell>
          <table:table-cell table:formula="of:=[.B843]*3.3/1023" office:value-type="float" office:value="1.59354838709677" calcext:value-type="float">
            <text:p>1.59354838709677</text:p>
          </table:table-cell>
        </table:table-row>
        <table:table-row table:style-name="ro1">
          <table:table-cell table:formula="of:=[.A843]+1" office:value-type="float" office:value="844" calcext:value-type="float">
            <text:p>844</text:p>
          </table:table-cell>
          <table:table-cell office:value-type="float" office:value="480" calcext:value-type="float">
            <text:p>480</text:p>
          </table:table-cell>
          <table:table-cell table:formula="of:=[.B844]*3.3/1023" office:value-type="float" office:value="1.54838709677419" calcext:value-type="float">
            <text:p>1.54838709677419</text:p>
          </table:table-cell>
        </table:table-row>
        <table:table-row table:style-name="ro1">
          <table:table-cell table:formula="of:=[.A844]+1" office:value-type="float" office:value="845" calcext:value-type="float">
            <text:p>845</text:p>
          </table:table-cell>
          <table:table-cell office:value-type="float" office:value="468" calcext:value-type="float">
            <text:p>468</text:p>
          </table:table-cell>
          <table:table-cell table:formula="of:=[.B845]*3.3/1023" office:value-type="float" office:value="1.50967741935484" calcext:value-type="float">
            <text:p>1.50967741935484</text:p>
          </table:table-cell>
        </table:table-row>
        <table:table-row table:style-name="ro1">
          <table:table-cell table:formula="of:=[.A845]+1" office:value-type="float" office:value="846" calcext:value-type="float">
            <text:p>846</text:p>
          </table:table-cell>
          <table:table-cell office:value-type="float" office:value="455" calcext:value-type="float">
            <text:p>455</text:p>
          </table:table-cell>
          <table:table-cell table:formula="of:=[.B846]*3.3/1023" office:value-type="float" office:value="1.46774193548387" calcext:value-type="float">
            <text:p>1.46774193548387</text:p>
          </table:table-cell>
        </table:table-row>
        <table:table-row table:style-name="ro1">
          <table:table-cell table:formula="of:=[.A846]+1" office:value-type="float" office:value="847" calcext:value-type="float">
            <text:p>847</text:p>
          </table:table-cell>
          <table:table-cell office:value-type="float" office:value="442" calcext:value-type="float">
            <text:p>442</text:p>
          </table:table-cell>
          <table:table-cell table:formula="of:=[.B847]*3.3/1023" office:value-type="float" office:value="1.4258064516129" calcext:value-type="float">
            <text:p>1.4258064516129</text:p>
          </table:table-cell>
        </table:table-row>
        <table:table-row table:style-name="ro1">
          <table:table-cell table:formula="of:=[.A847]+1"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table:formula="of:=[.B848]*3.3/1023" office:value-type="float" office:value="1.38387096774194" calcext:value-type="float">
            <text:p>1.38387096774194</text:p>
          </table:table-cell>
        </table:table-row>
        <table:table-row table:style-name="ro1">
          <table:table-cell table:formula="of:=[.A848]+1" office:value-type="float" office:value="849" calcext:value-type="float">
            <text:p>849</text:p>
          </table:table-cell>
          <table:table-cell office:value-type="float" office:value="416" calcext:value-type="float">
            <text:p>416</text:p>
          </table:table-cell>
          <table:table-cell table:formula="of:=[.B849]*3.3/1023" office:value-type="float" office:value="1.34193548387097" calcext:value-type="float">
            <text:p>1.34193548387097</text:p>
          </table:table-cell>
        </table:table-row>
        <table:table-row table:style-name="ro1">
          <table:table-cell table:formula="of:=[.A849]+1" office:value-type="float" office:value="850" calcext:value-type="float">
            <text:p>850</text:p>
          </table:table-cell>
          <table:table-cell office:value-type="float" office:value="403" calcext:value-type="float">
            <text:p>403</text:p>
          </table:table-cell>
          <table:table-cell table:formula="of:=[.B850]*3.3/1023" office:value-type="float" office:value="1.3" calcext:value-type="float">
            <text:p>1.3</text:p>
          </table:table-cell>
        </table:table-row>
        <table:table-row table:style-name="ro1">
          <table:table-cell table:formula="of:=[.A850]+1" office:value-type="float" office:value="851" calcext:value-type="float">
            <text:p>851</text:p>
          </table:table-cell>
          <table:table-cell office:value-type="float" office:value="390" calcext:value-type="float">
            <text:p>390</text:p>
          </table:table-cell>
          <table:table-cell table:formula="of:=[.B851]*3.3/1023" office:value-type="float" office:value="1.25806451612903" calcext:value-type="float">
            <text:p>1.25806451612903</text:p>
          </table:table-cell>
        </table:table-row>
        <table:table-row table:style-name="ro1">
          <table:table-cell table:formula="of:=[.A851]+1" office:value-type="float" office:value="852" calcext:value-type="float">
            <text:p>852</text:p>
          </table:table-cell>
          <table:table-cell office:value-type="float" office:value="376" calcext:value-type="float">
            <text:p>376</text:p>
          </table:table-cell>
          <table:table-cell table:formula="of:=[.B852]*3.3/1023" office:value-type="float" office:value="1.21290322580645" calcext:value-type="float">
            <text:p>1.21290322580645</text:p>
          </table:table-cell>
        </table:table-row>
        <table:table-row table:style-name="ro1">
          <table:table-cell table:formula="of:=[.A852]+1" office:value-type="float" office:value="853" calcext:value-type="float">
            <text:p>853</text:p>
          </table:table-cell>
          <table:table-cell office:value-type="float" office:value="365" calcext:value-type="float">
            <text:p>365</text:p>
          </table:table-cell>
          <table:table-cell table:formula="of:=[.B853]*3.3/1023" office:value-type="float" office:value="1.17741935483871" calcext:value-type="float">
            <text:p>1.17741935483871</text:p>
          </table:table-cell>
        </table:table-row>
        <table:table-row table:style-name="ro1">
          <table:table-cell table:formula="of:=[.A853]+1" office:value-type="float" office:value="854" calcext:value-type="float">
            <text:p>854</text:p>
          </table:table-cell>
          <table:table-cell office:value-type="float" office:value="352" calcext:value-type="float">
            <text:p>352</text:p>
          </table:table-cell>
          <table:table-cell table:formula="of:=[.B854]*3.3/1023" office:value-type="float" office:value="1.13548387096774" calcext:value-type="float">
            <text:p>1.13548387096774</text:p>
          </table:table-cell>
        </table:table-row>
        <table:table-row table:style-name="ro1">
          <table:table-cell table:formula="of:=[.A854]+1" office:value-type="float" office:value="855" calcext:value-type="float">
            <text:p>855</text:p>
          </table:table-cell>
          <table:table-cell office:value-type="float" office:value="338" calcext:value-type="float">
            <text:p>338</text:p>
          </table:table-cell>
          <table:table-cell table:formula="of:=[.B855]*3.3/1023" office:value-type="float" office:value="1.09032258064516" calcext:value-type="float">
            <text:p>1.09032258064516</text:p>
          </table:table-cell>
        </table:table-row>
        <table:table-row table:style-name="ro1">
          <table:table-cell table:formula="of:=[.A855]+1" office:value-type="float" office:value="856" calcext:value-type="float">
            <text:p>856</text:p>
          </table:table-cell>
          <table:table-cell office:value-type="float" office:value="325" calcext:value-type="float">
            <text:p>325</text:p>
          </table:table-cell>
          <table:table-cell table:formula="of:=[.B856]*3.3/1023" office:value-type="float" office:value="1.04838709677419" calcext:value-type="float">
            <text:p>1.04838709677419</text:p>
          </table:table-cell>
        </table:table-row>
        <table:table-row table:style-name="ro1">
          <table:table-cell table:formula="of:=[.A856]+1" office:value-type="float" office:value="857" calcext:value-type="float">
            <text:p>857</text:p>
          </table:table-cell>
          <table:table-cell office:value-type="float" office:value="312" calcext:value-type="float">
            <text:p>312</text:p>
          </table:table-cell>
          <table:table-cell table:formula="of:=[.B857]*3.3/1023" office:value-type="float" office:value="1.00645161290323" calcext:value-type="float">
            <text:p>1.00645161290323</text:p>
          </table:table-cell>
        </table:table-row>
        <table:table-row table:style-name="ro1">
          <table:table-cell table:formula="of:=[.A857]+1" office:value-type="float" office:value="858" calcext:value-type="float">
            <text:p>858</text:p>
          </table:table-cell>
          <table:table-cell office:value-type="float" office:value="299" calcext:value-type="float">
            <text:p>299</text:p>
          </table:table-cell>
          <table:table-cell table:formula="of:=[.B858]*3.3/1023" office:value-type="float" office:value="0.964516129032258" calcext:value-type="float">
            <text:p>0.964516129032258</text:p>
          </table:table-cell>
        </table:table-row>
        <table:table-row table:style-name="ro1">
          <table:table-cell table:formula="of:=[.A858]+1" office:value-type="float" office:value="859" calcext:value-type="float">
            <text:p>859</text:p>
          </table:table-cell>
          <table:table-cell office:value-type="float" office:value="285" calcext:value-type="float">
            <text:p>285</text:p>
          </table:table-cell>
          <table:table-cell table:formula="of:=[.B859]*3.3/1023" office:value-type="float" office:value="0.919354838709677" calcext:value-type="float">
            <text:p>0.919354838709677</text:p>
          </table:table-cell>
        </table:table-row>
        <table:table-row table:style-name="ro1">
          <table:table-cell table:formula="of:=[.A859]+1" office:value-type="float" office:value="860" calcext:value-type="float">
            <text:p>860</text:p>
          </table:table-cell>
          <table:table-cell office:value-type="float" office:value="269" calcext:value-type="float">
            <text:p>269</text:p>
          </table:table-cell>
          <table:table-cell table:formula="of:=[.B860]*3.3/1023" office:value-type="float" office:value="0.867741935483871" calcext:value-type="float">
            <text:p>0.867741935483871</text:p>
          </table:table-cell>
        </table:table-row>
        <table:table-row table:style-name="ro1">
          <table:table-cell table:formula="of:=[.A860]+1" office:value-type="float" office:value="861" calcext:value-type="float">
            <text:p>861</text:p>
          </table:table-cell>
          <table:table-cell office:value-type="float" office:value="258" calcext:value-type="float">
            <text:p>258</text:p>
          </table:table-cell>
          <table:table-cell table:formula="of:=[.B861]*3.3/1023" office:value-type="float" office:value="0.832258064516129" calcext:value-type="float">
            <text:p>0.832258064516129</text:p>
          </table:table-cell>
        </table:table-row>
        <table:table-row table:style-name="ro1">
          <table:table-cell table:formula="of:=[.A861]+1" office:value-type="float" office:value="862" calcext:value-type="float">
            <text:p>862</text:p>
          </table:table-cell>
          <table:table-cell office:value-type="float" office:value="243" calcext:value-type="float">
            <text:p>243</text:p>
          </table:table-cell>
          <table:table-cell table:formula="of:=[.B862]*3.3/1023" office:value-type="float" office:value="0.783870967741935" calcext:value-type="float">
            <text:p>0.783870967741935</text:p>
          </table:table-cell>
        </table:table-row>
        <table:table-row table:style-name="ro1">
          <table:table-cell table:formula="of:=[.A862]+1" office:value-type="float" office:value="863" calcext:value-type="float">
            <text:p>863</text:p>
          </table:table-cell>
          <table:table-cell office:value-type="float" office:value="231" calcext:value-type="float">
            <text:p>231</text:p>
          </table:table-cell>
          <table:table-cell table:formula="of:=[.B863]*3.3/1023" office:value-type="float" office:value="0.745161290322581" calcext:value-type="float">
            <text:p>0.745161290322581</text:p>
          </table:table-cell>
        </table:table-row>
        <table:table-row table:style-name="ro1">
          <table:table-cell table:formula="of:=[.A863]+1" office:value-type="float" office:value="864" calcext:value-type="float">
            <text:p>864</text:p>
          </table:table-cell>
          <table:table-cell office:value-type="float" office:value="218" calcext:value-type="float">
            <text:p>218</text:p>
          </table:table-cell>
          <table:table-cell table:formula="of:=[.B864]*3.3/1023" office:value-type="float" office:value="0.703225806451613" calcext:value-type="float">
            <text:p>0.703225806451613</text:p>
          </table:table-cell>
        </table:table-row>
        <table:table-row table:style-name="ro1">
          <table:table-cell table:formula="of:=[.A864]+1" office:value-type="float" office:value="865" calcext:value-type="float">
            <text:p>865</text:p>
          </table:table-cell>
          <table:table-cell office:value-type="float" office:value="204" calcext:value-type="float">
            <text:p>204</text:p>
          </table:table-cell>
          <table:table-cell table:formula="of:=[.B865]*3.3/1023" office:value-type="float" office:value="0.658064516129032" calcext:value-type="float">
            <text:p>0.658064516129032</text:p>
          </table:table-cell>
        </table:table-row>
        <table:table-row table:style-name="ro1">
          <table:table-cell table:formula="of:=[.A865]+1" office:value-type="float" office:value="866" calcext:value-type="float">
            <text:p>866</text:p>
          </table:table-cell>
          <table:table-cell office:value-type="float" office:value="189" calcext:value-type="float">
            <text:p>189</text:p>
          </table:table-cell>
          <table:table-cell table:formula="of:=[.B866]*3.3/1023" office:value-type="float" office:value="0.609677419354839" calcext:value-type="float">
            <text:p>0.609677419354839</text:p>
          </table:table-cell>
        </table:table-row>
        <table:table-row table:style-name="ro1">
          <table:table-cell table:formula="of:=[.A866]+1" office:value-type="float" office:value="867" calcext:value-type="float">
            <text:p>867</text:p>
          </table:table-cell>
          <table:table-cell office:value-type="float" office:value="173" calcext:value-type="float">
            <text:p>173</text:p>
          </table:table-cell>
          <table:table-cell table:formula="of:=[.B867]*3.3/1023" office:value-type="float" office:value="0.558064516129032" calcext:value-type="float">
            <text:p>0.558064516129032</text:p>
          </table:table-cell>
        </table:table-row>
        <table:table-row table:style-name="ro1">
          <table:table-cell table:formula="of:=[.A867]+1" office:value-type="float" office:value="868" calcext:value-type="float">
            <text:p>868</text:p>
          </table:table-cell>
          <table:table-cell office:value-type="float" office:value="158" calcext:value-type="float">
            <text:p>158</text:p>
          </table:table-cell>
          <table:table-cell table:formula="of:=[.B868]*3.3/1023" office:value-type="float" office:value="0.509677419354839" calcext:value-type="float">
            <text:p>0.509677419354839</text:p>
          </table:table-cell>
        </table:table-row>
        <table:table-row table:style-name="ro1">
          <table:table-cell table:formula="of:=[.A868]+1" office:value-type="float" office:value="869" calcext:value-type="float">
            <text:p>869</text:p>
          </table:table-cell>
          <table:table-cell office:value-type="float" office:value="143" calcext:value-type="float">
            <text:p>143</text:p>
          </table:table-cell>
          <table:table-cell table:formula="of:=[.B869]*3.3/1023" office:value-type="float" office:value="0.461290322580645" calcext:value-type="float">
            <text:p>0.461290322580645</text:p>
          </table:table-cell>
        </table:table-row>
        <table:table-row table:style-name="ro1">
          <table:table-cell table:formula="of:=[.A869]+1" office:value-type="float" office:value="870" calcext:value-type="float">
            <text:p>870</text:p>
          </table:table-cell>
          <table:table-cell office:value-type="float" office:value="147" calcext:value-type="float">
            <text:p>147</text:p>
          </table:table-cell>
          <table:table-cell table:formula="of:=[.B870]*3.3/1023" office:value-type="float" office:value="0.474193548387097" calcext:value-type="float">
            <text:p>0.474193548387097</text:p>
          </table:table-cell>
        </table:table-row>
        <table:table-row table:style-name="ro1">
          <table:table-cell table:formula="of:=[.A870]+1" office:value-type="float" office:value="871" calcext:value-type="float">
            <text:p>871</text:p>
          </table:table-cell>
          <table:table-cell office:value-type="float" office:value="161" calcext:value-type="float">
            <text:p>161</text:p>
          </table:table-cell>
          <table:table-cell table:formula="of:=[.B871]*3.3/1023" office:value-type="float" office:value="0.519354838709677" calcext:value-type="float">
            <text:p>0.519354838709677</text:p>
          </table:table-cell>
        </table:table-row>
        <table:table-row table:style-name="ro1">
          <table:table-cell table:formula="of:=[.A871]+1" office:value-type="float" office:value="872" calcext:value-type="float">
            <text:p>872</text:p>
          </table:table-cell>
          <table:table-cell office:value-type="float" office:value="177" calcext:value-type="float">
            <text:p>177</text:p>
          </table:table-cell>
          <table:table-cell table:formula="of:=[.B872]*3.3/1023" office:value-type="float" office:value="0.570967741935484" calcext:value-type="float">
            <text:p>0.570967741935484</text:p>
          </table:table-cell>
        </table:table-row>
        <table:table-row table:style-name="ro1">
          <table:table-cell table:formula="of:=[.A872]+1" office:value-type="float" office:value="873" calcext:value-type="float">
            <text:p>873</text:p>
          </table:table-cell>
          <table:table-cell office:value-type="float" office:value="190" calcext:value-type="float">
            <text:p>190</text:p>
          </table:table-cell>
          <table:table-cell table:formula="of:=[.B873]*3.3/1023" office:value-type="float" office:value="0.612903225806452" calcext:value-type="float">
            <text:p>0.612903225806452</text:p>
          </table:table-cell>
        </table:table-row>
        <table:table-row table:style-name="ro1">
          <table:table-cell table:formula="of:=[.A873]+1" office:value-type="float" office:value="874" calcext:value-type="float">
            <text:p>874</text:p>
          </table:table-cell>
          <table:table-cell office:value-type="float" office:value="204" calcext:value-type="float">
            <text:p>204</text:p>
          </table:table-cell>
          <table:table-cell table:formula="of:=[.B874]*3.3/1023" office:value-type="float" office:value="0.658064516129032" calcext:value-type="float">
            <text:p>0.658064516129032</text:p>
          </table:table-cell>
        </table:table-row>
        <table:table-row table:style-name="ro1">
          <table:table-cell table:formula="of:=[.A874]+1" office:value-type="float" office:value="875" calcext:value-type="float">
            <text:p>875</text:p>
          </table:table-cell>
          <table:table-cell office:value-type="float" office:value="218" calcext:value-type="float">
            <text:p>218</text:p>
          </table:table-cell>
          <table:table-cell table:formula="of:=[.B875]*3.3/1023" office:value-type="float" office:value="0.703225806451613" calcext:value-type="float">
            <text:p>0.703225806451613</text:p>
          </table:table-cell>
        </table:table-row>
        <table:table-row table:style-name="ro1">
          <table:table-cell table:formula="of:=[.A875]+1" office:value-type="float" office:value="876" calcext:value-type="float">
            <text:p>876</text:p>
          </table:table-cell>
          <table:table-cell office:value-type="float" office:value="232" calcext:value-type="float">
            <text:p>232</text:p>
          </table:table-cell>
          <table:table-cell table:formula="of:=[.B876]*3.3/1023" office:value-type="float" office:value="0.748387096774193" calcext:value-type="float">
            <text:p>0.748387096774193</text:p>
          </table:table-cell>
        </table:table-row>
        <table:table-row table:style-name="ro1">
          <table:table-cell table:formula="of:=[.A876]+1" office:value-type="float" office:value="877" calcext:value-type="float">
            <text:p>877</text:p>
          </table:table-cell>
          <table:table-cell office:value-type="float" office:value="243" calcext:value-type="float">
            <text:p>243</text:p>
          </table:table-cell>
          <table:table-cell table:formula="of:=[.B877]*3.3/1023" office:value-type="float" office:value="0.783870967741935" calcext:value-type="float">
            <text:p>0.783870967741935</text:p>
          </table:table-cell>
        </table:table-row>
        <table:table-row table:style-name="ro1">
          <table:table-cell table:formula="of:=[.A877]+1" office:value-type="float" office:value="878" calcext:value-type="float">
            <text:p>878</text:p>
          </table:table-cell>
          <table:table-cell office:value-type="float" office:value="260" calcext:value-type="float">
            <text:p>260</text:p>
          </table:table-cell>
          <table:table-cell table:formula="of:=[.B878]*3.3/1023" office:value-type="float" office:value="0.838709677419355" calcext:value-type="float">
            <text:p>0.838709677419355</text:p>
          </table:table-cell>
        </table:table-row>
        <table:table-row table:style-name="ro1">
          <table:table-cell table:formula="of:=[.A878]+1" office:value-type="float" office:value="879" calcext:value-type="float">
            <text:p>879</text:p>
          </table:table-cell>
          <table:table-cell office:value-type="float" office:value="271" calcext:value-type="float">
            <text:p>271</text:p>
          </table:table-cell>
          <table:table-cell table:formula="of:=[.B879]*3.3/1023" office:value-type="float" office:value="0.874193548387097" calcext:value-type="float">
            <text:p>0.874193548387097</text:p>
          </table:table-cell>
        </table:table-row>
        <table:table-row table:style-name="ro1">
          <table:table-cell table:formula="of:=[.A879]+1" office:value-type="float" office:value="880" calcext:value-type="float">
            <text:p>880</text:p>
          </table:table-cell>
          <table:table-cell office:value-type="float" office:value="284" calcext:value-type="float">
            <text:p>284</text:p>
          </table:table-cell>
          <table:table-cell table:formula="of:=[.B880]*3.3/1023" office:value-type="float" office:value="0.916129032258064" calcext:value-type="float">
            <text:p>0.916129032258064</text:p>
          </table:table-cell>
        </table:table-row>
        <table:table-row table:style-name="ro1">
          <table:table-cell table:formula="of:=[.A880]+1" office:value-type="float" office:value="881" calcext:value-type="float">
            <text:p>881</text:p>
          </table:table-cell>
          <table:table-cell office:value-type="float" office:value="298" calcext:value-type="float">
            <text:p>298</text:p>
          </table:table-cell>
          <table:table-cell table:formula="of:=[.B881]*3.3/1023" office:value-type="float" office:value="0.961290322580645" calcext:value-type="float">
            <text:p>0.961290322580645</text:p>
          </table:table-cell>
        </table:table-row>
        <table:table-row table:style-name="ro1">
          <table:table-cell table:formula="of:=[.A881]+1" office:value-type="float" office:value="882" calcext:value-type="float">
            <text:p>882</text:p>
          </table:table-cell>
          <table:table-cell office:value-type="float" office:value="309" calcext:value-type="float">
            <text:p>309</text:p>
          </table:table-cell>
          <table:table-cell table:formula="of:=[.B882]*3.3/1023" office:value-type="float" office:value="0.996774193548387" calcext:value-type="float">
            <text:p>0.996774193548387</text:p>
          </table:table-cell>
        </table:table-row>
        <table:table-row table:style-name="ro1">
          <table:table-cell table:formula="of:=[.A882]+1" office:value-type="float" office:value="883" calcext:value-type="float">
            <text:p>883</text:p>
          </table:table-cell>
          <table:table-cell office:value-type="float" office:value="323" calcext:value-type="float">
            <text:p>323</text:p>
          </table:table-cell>
          <table:table-cell table:formula="of:=[.B883]*3.3/1023" office:value-type="float" office:value="1.04193548387097" calcext:value-type="float">
            <text:p>1.04193548387097</text:p>
          </table:table-cell>
        </table:table-row>
        <table:table-row table:style-name="ro1">
          <table:table-cell table:formula="of:=[.A883]+1" office:value-type="float" office:value="884" calcext:value-type="float">
            <text:p>884</text:p>
          </table:table-cell>
          <table:table-cell office:value-type="float" office:value="336" calcext:value-type="float">
            <text:p>336</text:p>
          </table:table-cell>
          <table:table-cell table:formula="of:=[.B884]*3.3/1023" office:value-type="float" office:value="1.08387096774194" calcext:value-type="float">
            <text:p>1.08387096774194</text:p>
          </table:table-cell>
        </table:table-row>
        <table:table-row table:style-name="ro1">
          <table:table-cell table:formula="of:=[.A884]+1" office:value-type="float" office:value="885" calcext:value-type="float">
            <text:p>885</text:p>
          </table:table-cell>
          <table:table-cell office:value-type="float" office:value="350" calcext:value-type="float">
            <text:p>350</text:p>
          </table:table-cell>
          <table:table-cell table:formula="of:=[.B885]*3.3/1023" office:value-type="float" office:value="1.12903225806452" calcext:value-type="float">
            <text:p>1.12903225806452</text:p>
          </table:table-cell>
        </table:table-row>
        <table:table-row table:style-name="ro1">
          <table:table-cell table:formula="of:=[.A885]+1" office:value-type="float" office:value="886" calcext:value-type="float">
            <text:p>886</text:p>
          </table:table-cell>
          <table:table-cell office:value-type="float" office:value="364" calcext:value-type="float">
            <text:p>364</text:p>
          </table:table-cell>
          <table:table-cell table:formula="of:=[.B886]*3.3/1023" office:value-type="float" office:value="1.1741935483871" calcext:value-type="float">
            <text:p>1.1741935483871</text:p>
          </table:table-cell>
        </table:table-row>
        <table:table-row table:style-name="ro1">
          <table:table-cell table:formula="of:=[.A886]+1" office:value-type="float" office:value="887" calcext:value-type="float">
            <text:p>887</text:p>
          </table:table-cell>
          <table:table-cell office:value-type="float" office:value="376" calcext:value-type="float">
            <text:p>376</text:p>
          </table:table-cell>
          <table:table-cell table:formula="of:=[.B887]*3.3/1023" office:value-type="float" office:value="1.21290322580645" calcext:value-type="float">
            <text:p>1.21290322580645</text:p>
          </table:table-cell>
        </table:table-row>
        <table:table-row table:style-name="ro1">
          <table:table-cell table:formula="of:=[.A887]+1" office:value-type="float" office:value="888" calcext:value-type="float">
            <text:p>888</text:p>
          </table:table-cell>
          <table:table-cell office:value-type="float" office:value="391" calcext:value-type="float">
            <text:p>391</text:p>
          </table:table-cell>
          <table:table-cell table:formula="of:=[.B888]*3.3/1023" office:value-type="float" office:value="1.26129032258065" calcext:value-type="float">
            <text:p>1.26129032258065</text:p>
          </table:table-cell>
        </table:table-row>
        <table:table-row table:style-name="ro1">
          <table:table-cell table:formula="of:=[.A888]+1" office:value-type="float" office:value="889" calcext:value-type="float">
            <text:p>889</text:p>
          </table:table-cell>
          <table:table-cell office:value-type="float" office:value="404" calcext:value-type="float">
            <text:p>404</text:p>
          </table:table-cell>
          <table:table-cell table:formula="of:=[.B889]*3.3/1023" office:value-type="float" office:value="1.30322580645161" calcext:value-type="float">
            <text:p>1.30322580645161</text:p>
          </table:table-cell>
        </table:table-row>
        <table:table-row table:style-name="ro1">
          <table:table-cell table:formula="of:=[.A889]+1" office:value-type="float" office:value="890" calcext:value-type="float">
            <text:p>890</text:p>
          </table:table-cell>
          <table:table-cell office:value-type="float" office:value="416" calcext:value-type="float">
            <text:p>416</text:p>
          </table:table-cell>
          <table:table-cell table:formula="of:=[.B890]*3.3/1023" office:value-type="float" office:value="1.34193548387097" calcext:value-type="float">
            <text:p>1.34193548387097</text:p>
          </table:table-cell>
        </table:table-row>
        <table:table-row table:style-name="ro1">
          <table:table-cell table:formula="of:=[.A890]+1" office:value-type="float" office:value="891" calcext:value-type="float">
            <text:p>891</text:p>
          </table:table-cell>
          <table:table-cell office:value-type="float" office:value="427" calcext:value-type="float">
            <text:p>427</text:p>
          </table:table-cell>
          <table:table-cell table:formula="of:=[.B891]*3.3/1023" office:value-type="float" office:value="1.37741935483871" calcext:value-type="float">
            <text:p>1.37741935483871</text:p>
          </table:table-cell>
        </table:table-row>
        <table:table-row table:style-name="ro1">
          <table:table-cell table:formula="of:=[.A891]+1" office:value-type="float" office:value="892" calcext:value-type="float">
            <text:p>892</text:p>
          </table:table-cell>
          <table:table-cell office:value-type="float" office:value="446" calcext:value-type="float">
            <text:p>446</text:p>
          </table:table-cell>
          <table:table-cell table:formula="of:=[.B892]*3.3/1023" office:value-type="float" office:value="1.43870967741935" calcext:value-type="float">
            <text:p>1.43870967741935</text:p>
          </table:table-cell>
        </table:table-row>
        <table:table-row table:style-name="ro1">
          <table:table-cell table:formula="of:=[.A892]+1" office:value-type="float" office:value="893" calcext:value-type="float">
            <text:p>893</text:p>
          </table:table-cell>
          <table:table-cell office:value-type="float" office:value="460" calcext:value-type="float">
            <text:p>460</text:p>
          </table:table-cell>
          <table:table-cell table:formula="of:=[.B893]*3.3/1023" office:value-type="float" office:value="1.48387096774194" calcext:value-type="float">
            <text:p>1.48387096774194</text:p>
          </table:table-cell>
        </table:table-row>
        <table:table-row table:style-name="ro1">
          <table:table-cell table:formula="of:=[.A893]+1" office:value-type="float" office:value="894" calcext:value-type="float">
            <text:p>894</text:p>
          </table:table-cell>
          <table:table-cell office:value-type="float" office:value="476" calcext:value-type="float">
            <text:p>476</text:p>
          </table:table-cell>
          <table:table-cell table:formula="of:=[.B894]*3.3/1023" office:value-type="float" office:value="1.53548387096774" calcext:value-type="float">
            <text:p>1.53548387096774</text:p>
          </table:table-cell>
        </table:table-row>
        <table:table-row table:style-name="ro1">
          <table:table-cell table:formula="of:=[.A894]+1" office:value-type="float" office:value="895" calcext:value-type="float">
            <text:p>895</text:p>
          </table:table-cell>
          <table:table-cell office:value-type="float" office:value="488" calcext:value-type="float">
            <text:p>488</text:p>
          </table:table-cell>
          <table:table-cell table:formula="of:=[.B895]*3.3/1023" office:value-type="float" office:value="1.5741935483871" calcext:value-type="float">
            <text:p>1.5741935483871</text:p>
          </table:table-cell>
        </table:table-row>
        <table:table-row table:style-name="ro1">
          <table:table-cell table:formula="of:=[.A895]+1" office:value-type="float" office:value="896" calcext:value-type="float">
            <text:p>896</text:p>
          </table:table-cell>
          <table:table-cell office:value-type="float" office:value="495" calcext:value-type="float">
            <text:p>495</text:p>
          </table:table-cell>
          <table:table-cell table:formula="of:=[.B896]*3.3/1023" office:value-type="float" office:value="1.59677419354839" calcext:value-type="float">
            <text:p>1.59677419354839</text:p>
          </table:table-cell>
        </table:table-row>
        <table:table-row table:style-name="ro1">
          <table:table-cell table:formula="of:=[.A896]+1" office:value-type="float" office:value="897" calcext:value-type="float">
            <text:p>897</text:p>
          </table:table-cell>
          <table:table-cell office:value-type="float" office:value="521" calcext:value-type="float">
            <text:p>521</text:p>
          </table:table-cell>
          <table:table-cell table:formula="of:=[.B897]*3.3/1023" office:value-type="float" office:value="1.68064516129032" calcext:value-type="float">
            <text:p>1.68064516129032</text:p>
          </table:table-cell>
        </table:table-row>
        <table:table-row table:style-name="ro1">
          <table:table-cell table:formula="of:=[.A897]+1" office:value-type="float" office:value="898" calcext:value-type="float">
            <text:p>898</text:p>
          </table:table-cell>
          <table:table-cell office:value-type="float" office:value="534" calcext:value-type="float">
            <text:p>534</text:p>
          </table:table-cell>
          <table:table-cell table:formula="of:=[.B898]*3.3/1023" office:value-type="float" office:value="1.72258064516129" calcext:value-type="float">
            <text:p>1.72258064516129</text:p>
          </table:table-cell>
        </table:table-row>
        <table:table-row table:style-name="ro1">
          <table:table-cell table:formula="of:=[.A898]+1" office:value-type="float" office:value="899" calcext:value-type="float">
            <text:p>899</text:p>
          </table:table-cell>
          <table:table-cell office:value-type="float" office:value="547" calcext:value-type="float">
            <text:p>547</text:p>
          </table:table-cell>
          <table:table-cell table:formula="of:=[.B899]*3.3/1023" office:value-type="float" office:value="1.76451612903226" calcext:value-type="float">
            <text:p>1.76451612903226</text:p>
          </table:table-cell>
        </table:table-row>
        <table:table-row table:style-name="ro1">
          <table:table-cell table:formula="of:=[.A899]+1" office:value-type="float" office:value="900" calcext:value-type="float">
            <text:p>900</text:p>
          </table:table-cell>
          <table:table-cell office:value-type="float" office:value="560" calcext:value-type="float">
            <text:p>560</text:p>
          </table:table-cell>
          <table:table-cell table:formula="of:=[.B900]*3.3/1023" office:value-type="float" office:value="1.80645161290323" calcext:value-type="float">
            <text:p>1.80645161290323</text:p>
          </table:table-cell>
        </table:table-row>
        <table:table-row table:style-name="ro1">
          <table:table-cell table:formula="of:=[.A900]+1" office:value-type="float" office:value="901" calcext:value-type="float">
            <text:p>901</text:p>
          </table:table-cell>
          <table:table-cell office:value-type="float" office:value="576" calcext:value-type="float">
            <text:p>576</text:p>
          </table:table-cell>
          <table:table-cell table:formula="of:=[.B901]*3.3/1023" office:value-type="float" office:value="1.85806451612903" calcext:value-type="float">
            <text:p>1.85806451612903</text:p>
          </table:table-cell>
        </table:table-row>
        <table:table-row table:style-name="ro1">
          <table:table-cell table:formula="of:=[.A901]+1" office:value-type="float" office:value="902" calcext:value-type="float">
            <text:p>902</text:p>
          </table:table-cell>
          <table:table-cell office:value-type="float" office:value="587" calcext:value-type="float">
            <text:p>587</text:p>
          </table:table-cell>
          <table:table-cell table:formula="of:=[.B902]*3.3/1023" office:value-type="float" office:value="1.89354838709677" calcext:value-type="float">
            <text:p>1.89354838709677</text:p>
          </table:table-cell>
        </table:table-row>
        <table:table-row table:style-name="ro1">
          <table:table-cell table:formula="of:=[.A902]+1" office:value-type="float" office:value="903" calcext:value-type="float">
            <text:p>903</text:p>
          </table:table-cell>
          <table:table-cell office:value-type="float" office:value="604" calcext:value-type="float">
            <text:p>604</text:p>
          </table:table-cell>
          <table:table-cell table:formula="of:=[.B903]*3.3/1023" office:value-type="float" office:value="1.94838709677419" calcext:value-type="float">
            <text:p>1.94838709677419</text:p>
          </table:table-cell>
        </table:table-row>
        <table:table-row table:style-name="ro1">
          <table:table-cell table:formula="of:=[.A903]+1" office:value-type="float" office:value="904" calcext:value-type="float">
            <text:p>904</text:p>
          </table:table-cell>
          <table:table-cell office:value-type="float" office:value="617" calcext:value-type="float">
            <text:p>617</text:p>
          </table:table-cell>
          <table:table-cell table:formula="of:=[.B904]*3.3/1023" office:value-type="float" office:value="1.99032258064516" calcext:value-type="float">
            <text:p>1.99032258064516</text:p>
          </table:table-cell>
        </table:table-row>
        <table:table-row table:style-name="ro1">
          <table:table-cell table:formula="of:=[.A904]+1" office:value-type="float" office:value="905" calcext:value-type="float">
            <text:p>905</text:p>
          </table:table-cell>
          <table:table-cell office:value-type="float" office:value="632" calcext:value-type="float">
            <text:p>632</text:p>
          </table:table-cell>
          <table:table-cell table:formula="of:=[.B905]*3.3/1023" office:value-type="float" office:value="2.03870967741935" calcext:value-type="float">
            <text:p>2.03870967741935</text:p>
          </table:table-cell>
        </table:table-row>
        <table:table-row table:style-name="ro1">
          <table:table-cell table:formula="of:=[.A905]+1" office:value-type="float" office:value="906" calcext:value-type="float">
            <text:p>906</text:p>
          </table:table-cell>
          <table:table-cell office:value-type="float" office:value="644" calcext:value-type="float">
            <text:p>644</text:p>
          </table:table-cell>
          <table:table-cell table:formula="of:=[.B906]*3.3/1023" office:value-type="float" office:value="2.07741935483871" calcext:value-type="float">
            <text:p>2.07741935483871</text:p>
          </table:table-cell>
        </table:table-row>
        <table:table-row table:style-name="ro1">
          <table:table-cell table:formula="of:=[.A906]+1" office:value-type="float" office:value="907" calcext:value-type="float">
            <text:p>907</text:p>
          </table:table-cell>
          <table:table-cell office:value-type="float" office:value="656" calcext:value-type="float">
            <text:p>656</text:p>
          </table:table-cell>
          <table:table-cell table:formula="of:=[.B907]*3.3/1023" office:value-type="float" office:value="2.11612903225806" calcext:value-type="float">
            <text:p>2.11612903225806</text:p>
          </table:table-cell>
        </table:table-row>
        <table:table-row table:style-name="ro1">
          <table:table-cell table:formula="of:=[.A907]+1" office:value-type="float" office:value="908" calcext:value-type="float">
            <text:p>908</text:p>
          </table:table-cell>
          <table:table-cell office:value-type="float" office:value="671" calcext:value-type="float">
            <text:p>671</text:p>
          </table:table-cell>
          <table:table-cell table:formula="of:=[.B908]*3.3/1023" office:value-type="float" office:value="2.16451612903226" calcext:value-type="float">
            <text:p>2.16451612903226</text:p>
          </table:table-cell>
        </table:table-row>
        <table:table-row table:style-name="ro1">
          <table:table-cell table:formula="of:=[.A908]+1" office:value-type="float" office:value="909" calcext:value-type="float">
            <text:p>909</text:p>
          </table:table-cell>
          <table:table-cell office:value-type="float" office:value="679" calcext:value-type="float">
            <text:p>679</text:p>
          </table:table-cell>
          <table:table-cell table:formula="of:=[.B909]*3.3/1023" office:value-type="float" office:value="2.19032258064516" calcext:value-type="float">
            <text:p>2.19032258064516</text:p>
          </table:table-cell>
        </table:table-row>
        <table:table-row table:style-name="ro1">
          <table:table-cell table:formula="of:=[.A909]+1" office:value-type="float" office:value="910" calcext:value-type="float">
            <text:p>910</text:p>
          </table:table-cell>
          <table:table-cell office:value-type="float" office:value="696" calcext:value-type="float">
            <text:p>696</text:p>
          </table:table-cell>
          <table:table-cell table:formula="of:=[.B910]*3.3/1023" office:value-type="float" office:value="2.24516129032258" calcext:value-type="float">
            <text:p>2.24516129032258</text:p>
          </table:table-cell>
        </table:table-row>
        <table:table-row table:style-name="ro1">
          <table:table-cell table:formula="of:=[.A910]+1" office:value-type="float" office:value="911" calcext:value-type="float">
            <text:p>911</text:p>
          </table:table-cell>
          <table:table-cell office:value-type="float" office:value="710" calcext:value-type="float">
            <text:p>710</text:p>
          </table:table-cell>
          <table:table-cell table:formula="of:=[.B911]*3.3/1023" office:value-type="float" office:value="2.29032258064516" calcext:value-type="float">
            <text:p>2.29032258064516</text:p>
          </table:table-cell>
        </table:table-row>
        <table:table-row table:style-name="ro1">
          <table:table-cell table:formula="of:=[.A911]+1" office:value-type="float" office:value="912" calcext:value-type="float">
            <text:p>912</text:p>
          </table:table-cell>
          <table:table-cell office:value-type="float" office:value="713" calcext:value-type="float">
            <text:p>713</text:p>
          </table:table-cell>
          <table:table-cell table:formula="of:=[.B912]*3.3/1023" office:value-type="float" office:value="2.3" calcext:value-type="float">
            <text:p>2.3</text:p>
          </table:table-cell>
        </table:table-row>
        <table:table-row table:style-name="ro1">
          <table:table-cell table:formula="of:=[.A912]+1" office:value-type="float" office:value="913" calcext:value-type="float">
            <text:p>913</text:p>
          </table:table-cell>
          <table:table-cell office:value-type="float" office:value="699" calcext:value-type="float">
            <text:p>699</text:p>
          </table:table-cell>
          <table:table-cell table:formula="of:=[.B913]*3.3/1023" office:value-type="float" office:value="2.25483870967742" calcext:value-type="float">
            <text:p>2.25483870967742</text:p>
          </table:table-cell>
        </table:table-row>
        <table:table-row table:style-name="ro1">
          <table:table-cell table:formula="of:=[.A913]+1" office:value-type="float" office:value="914" calcext:value-type="float">
            <text:p>914</text:p>
          </table:table-cell>
          <table:table-cell office:value-type="float" office:value="684" calcext:value-type="float">
            <text:p>684</text:p>
          </table:table-cell>
          <table:table-cell table:formula="of:=[.B914]*3.3/1023" office:value-type="float" office:value="2.20645161290323" calcext:value-type="float">
            <text:p>2.20645161290323</text:p>
          </table:table-cell>
        </table:table-row>
        <table:table-row table:style-name="ro1">
          <table:table-cell table:formula="of:=[.A914]+1" office:value-type="float" office:value="915" calcext:value-type="float">
            <text:p>915</text:p>
          </table:table-cell>
          <table:table-cell office:value-type="float" office:value="672" calcext:value-type="float">
            <text:p>672</text:p>
          </table:table-cell>
          <table:table-cell table:formula="of:=[.B915]*3.3/1023" office:value-type="float" office:value="2.16774193548387" calcext:value-type="float">
            <text:p>2.16774193548387</text:p>
          </table:table-cell>
        </table:table-row>
        <table:table-row table:style-name="ro1">
          <table:table-cell table:formula="of:=[.A915]+1" office:value-type="float" office:value="916" calcext:value-type="float">
            <text:p>916</text:p>
          </table:table-cell>
          <table:table-cell office:value-type="float" office:value="659" calcext:value-type="float">
            <text:p>659</text:p>
          </table:table-cell>
          <table:table-cell table:formula="of:=[.B916]*3.3/1023" office:value-type="float" office:value="2.1258064516129" calcext:value-type="float">
            <text:p>2.1258064516129</text:p>
          </table:table-cell>
        </table:table-row>
        <table:table-row table:style-name="ro1">
          <table:table-cell table:formula="of:=[.A916]+1" office:value-type="float" office:value="917" calcext:value-type="float">
            <text:p>917</text:p>
          </table:table-cell>
          <table:table-cell office:value-type="float" office:value="644" calcext:value-type="float">
            <text:p>644</text:p>
          </table:table-cell>
          <table:table-cell table:formula="of:=[.B917]*3.3/1023" office:value-type="float" office:value="2.07741935483871" calcext:value-type="float">
            <text:p>2.07741935483871</text:p>
          </table:table-cell>
        </table:table-row>
        <table:table-row table:style-name="ro1">
          <table:table-cell table:formula="of:=[.A917]+1" office:value-type="float" office:value="918" calcext:value-type="float">
            <text:p>918</text:p>
          </table:table-cell>
          <table:table-cell office:value-type="float" office:value="632" calcext:value-type="float">
            <text:p>632</text:p>
          </table:table-cell>
          <table:table-cell table:formula="of:=[.B918]*3.3/1023" office:value-type="float" office:value="2.03870967741935" calcext:value-type="float">
            <text:p>2.03870967741935</text:p>
          </table:table-cell>
        </table:table-row>
        <table:table-row table:style-name="ro1">
          <table:table-cell table:formula="of:=[.A918]+1" office:value-type="float" office:value="919" calcext:value-type="float">
            <text:p>919</text:p>
          </table:table-cell>
          <table:table-cell office:value-type="float" office:value="619" calcext:value-type="float">
            <text:p>619</text:p>
          </table:table-cell>
          <table:table-cell table:formula="of:=[.B919]*3.3/1023" office:value-type="float" office:value="1.99677419354839" calcext:value-type="float">
            <text:p>1.99677419354839</text:p>
          </table:table-cell>
        </table:table-row>
        <table:table-row table:style-name="ro1">
          <table:table-cell table:formula="of:=[.A919]+1" office:value-type="float" office:value="920" calcext:value-type="float">
            <text:p>920</text:p>
          </table:table-cell>
          <table:table-cell office:value-type="float" office:value="605" calcext:value-type="float">
            <text:p>605</text:p>
          </table:table-cell>
          <table:table-cell table:formula="of:=[.B920]*3.3/1023" office:value-type="float" office:value="1.95161290322581" calcext:value-type="float">
            <text:p>1.95161290322581</text:p>
          </table:table-cell>
        </table:table-row>
        <table:table-row table:style-name="ro1">
          <table:table-cell table:formula="of:=[.A920]+1" office:value-type="float" office:value="921" calcext:value-type="float">
            <text:p>921</text:p>
          </table:table-cell>
          <table:table-cell office:value-type="float" office:value="591" calcext:value-type="float">
            <text:p>591</text:p>
          </table:table-cell>
          <table:table-cell table:formula="of:=[.B921]*3.3/1023" office:value-type="float" office:value="1.90645161290323" calcext:value-type="float">
            <text:p>1.90645161290323</text:p>
          </table:table-cell>
        </table:table-row>
        <table:table-row table:style-name="ro1">
          <table:table-cell table:formula="of:=[.A921]+1" office:value-type="float" office:value="922" calcext:value-type="float">
            <text:p>922</text:p>
          </table:table-cell>
          <table:table-cell office:value-type="float" office:value="575" calcext:value-type="float">
            <text:p>575</text:p>
          </table:table-cell>
          <table:table-cell table:formula="of:=[.B922]*3.3/1023" office:value-type="float" office:value="1.85483870967742" calcext:value-type="float">
            <text:p>1.85483870967742</text:p>
          </table:table-cell>
        </table:table-row>
        <table:table-row table:style-name="ro1">
          <table:table-cell table:formula="of:=[.A922]+1" office:value-type="float" office:value="923" calcext:value-type="float">
            <text:p>923</text:p>
          </table:table-cell>
          <table:table-cell office:value-type="float" office:value="561" calcext:value-type="float">
            <text:p>561</text:p>
          </table:table-cell>
          <table:table-cell table:formula="of:=[.B923]*3.3/1023" office:value-type="float" office:value="1.80967741935484" calcext:value-type="float">
            <text:p>1.80967741935484</text:p>
          </table:table-cell>
        </table:table-row>
        <table:table-row table:style-name="ro1">
          <table:table-cell table:formula="of:=[.A923]+1" office:value-type="float" office:value="924" calcext:value-type="float">
            <text:p>924</text:p>
          </table:table-cell>
          <table:table-cell office:value-type="float" office:value="547" calcext:value-type="float">
            <text:p>547</text:p>
          </table:table-cell>
          <table:table-cell table:formula="of:=[.B924]*3.3/1023" office:value-type="float" office:value="1.76451612903226" calcext:value-type="float">
            <text:p>1.76451612903226</text:p>
          </table:table-cell>
        </table:table-row>
        <table:table-row table:style-name="ro1">
          <table:table-cell table:formula="of:=[.A924]+1" office:value-type="float" office:value="925" calcext:value-type="float">
            <text:p>925</text:p>
          </table:table-cell>
          <table:table-cell office:value-type="float" office:value="532" calcext:value-type="float">
            <text:p>532</text:p>
          </table:table-cell>
          <table:table-cell table:formula="of:=[.B925]*3.3/1023" office:value-type="float" office:value="1.71612903225806" calcext:value-type="float">
            <text:p>1.71612903225806</text:p>
          </table:table-cell>
        </table:table-row>
        <table:table-row table:style-name="ro1">
          <table:table-cell table:formula="of:=[.A925]+1" office:value-type="float" office:value="926" calcext:value-type="float">
            <text:p>926</text:p>
          </table:table-cell>
          <table:table-cell office:value-type="float" office:value="516" calcext:value-type="float">
            <text:p>516</text:p>
          </table:table-cell>
          <table:table-cell table:formula="of:=[.B926]*3.3/1023" office:value-type="float" office:value="1.66451612903226" calcext:value-type="float">
            <text:p>1.66451612903226</text:p>
          </table:table-cell>
        </table:table-row>
        <table:table-row table:style-name="ro1">
          <table:table-cell table:formula="of:=[.A926]+1" office:value-type="float" office:value="927" calcext:value-type="float">
            <text:p>927</text:p>
          </table:table-cell>
          <table:table-cell office:value-type="float" office:value="503" calcext:value-type="float">
            <text:p>503</text:p>
          </table:table-cell>
          <table:table-cell table:formula="of:=[.B927]*3.3/1023" office:value-type="float" office:value="1.62258064516129" calcext:value-type="float">
            <text:p>1.62258064516129</text:p>
          </table:table-cell>
        </table:table-row>
        <table:table-row table:style-name="ro1">
          <table:table-cell table:formula="of:=[.A927]+1" office:value-type="float" office:value="928" calcext:value-type="float">
            <text:p>928</text:p>
          </table:table-cell>
          <table:table-cell office:value-type="float" office:value="488" calcext:value-type="float">
            <text:p>488</text:p>
          </table:table-cell>
          <table:table-cell table:formula="of:=[.B928]*3.3/1023" office:value-type="float" office:value="1.5741935483871" calcext:value-type="float">
            <text:p>1.5741935483871</text:p>
          </table:table-cell>
        </table:table-row>
        <table:table-row table:style-name="ro1">
          <table:table-cell table:formula="of:=[.A928]+1" office:value-type="float" office:value="929" calcext:value-type="float">
            <text:p>929</text:p>
          </table:table-cell>
          <table:table-cell office:value-type="float" office:value="475" calcext:value-type="float">
            <text:p>475</text:p>
          </table:table-cell>
          <table:table-cell table:formula="of:=[.B929]*3.3/1023" office:value-type="float" office:value="1.53225806451613" calcext:value-type="float">
            <text:p>1.53225806451613</text:p>
          </table:table-cell>
        </table:table-row>
        <table:table-row table:style-name="ro1">
          <table:table-cell table:formula="of:=[.A929]+1" office:value-type="float" office:value="930" calcext:value-type="float">
            <text:p>930</text:p>
          </table:table-cell>
          <table:table-cell office:value-type="float" office:value="460" calcext:value-type="float">
            <text:p>460</text:p>
          </table:table-cell>
          <table:table-cell table:formula="of:=[.B930]*3.3/1023" office:value-type="float" office:value="1.48387096774194" calcext:value-type="float">
            <text:p>1.48387096774194</text:p>
          </table:table-cell>
        </table:table-row>
        <table:table-row table:style-name="ro1">
          <table:table-cell table:formula="of:=[.A930]+1" office:value-type="float" office:value="931" calcext:value-type="float">
            <text:p>931</text:p>
          </table:table-cell>
          <table:table-cell office:value-type="float" office:value="448" calcext:value-type="float">
            <text:p>448</text:p>
          </table:table-cell>
          <table:table-cell table:formula="of:=[.B931]*3.3/1023" office:value-type="float" office:value="1.44516129032258" calcext:value-type="float">
            <text:p>1.44516129032258</text:p>
          </table:table-cell>
        </table:table-row>
        <table:table-row table:style-name="ro1">
          <table:table-cell table:formula="of:=[.A931]+1" office:value-type="float" office:value="932" calcext:value-type="float">
            <text:p>932</text:p>
          </table:table-cell>
          <table:table-cell office:value-type="float" office:value="435" calcext:value-type="float">
            <text:p>435</text:p>
          </table:table-cell>
          <table:table-cell table:formula="of:=[.B932]*3.3/1023" office:value-type="float" office:value="1.40322580645161" calcext:value-type="float">
            <text:p>1.40322580645161</text:p>
          </table:table-cell>
        </table:table-row>
        <table:table-row table:style-name="ro1">
          <table:table-cell table:formula="of:=[.A932]+1" office:value-type="float" office:value="933" calcext:value-type="float">
            <text:p>933</text:p>
          </table:table-cell>
          <table:table-cell office:value-type="float" office:value="421" calcext:value-type="float">
            <text:p>421</text:p>
          </table:table-cell>
          <table:table-cell table:formula="of:=[.B933]*3.3/1023" office:value-type="float" office:value="1.35806451612903" calcext:value-type="float">
            <text:p>1.35806451612903</text:p>
          </table:table-cell>
        </table:table-row>
        <table:table-row table:style-name="ro1">
          <table:table-cell table:formula="of:=[.A933]+1" office:value-type="float" office:value="934" calcext:value-type="float">
            <text:p>934</text:p>
          </table:table-cell>
          <table:table-cell office:value-type="float" office:value="409" calcext:value-type="float">
            <text:p>409</text:p>
          </table:table-cell>
          <table:table-cell table:formula="of:=[.B934]*3.3/1023" office:value-type="float" office:value="1.31935483870968" calcext:value-type="float">
            <text:p>1.31935483870968</text:p>
          </table:table-cell>
        </table:table-row>
        <table:table-row table:style-name="ro1">
          <table:table-cell table:formula="of:=[.A934]+1" office:value-type="float" office:value="935" calcext:value-type="float">
            <text:p>935</text:p>
          </table:table-cell>
          <table:table-cell office:value-type="float" office:value="396" calcext:value-type="float">
            <text:p>396</text:p>
          </table:table-cell>
          <table:table-cell table:formula="of:=[.B935]*3.3/1023" office:value-type="float" office:value="1.27741935483871" calcext:value-type="float">
            <text:p>1.27741935483871</text:p>
          </table:table-cell>
        </table:table-row>
        <table:table-row table:style-name="ro1">
          <table:table-cell table:formula="of:=[.A935]+1" office:value-type="float" office:value="936" calcext:value-type="float">
            <text:p>936</text:p>
          </table:table-cell>
          <table:table-cell office:value-type="float" office:value="383" calcext:value-type="float">
            <text:p>383</text:p>
          </table:table-cell>
          <table:table-cell table:formula="of:=[.B936]*3.3/1023" office:value-type="float" office:value="1.23548387096774" calcext:value-type="float">
            <text:p>1.23548387096774</text:p>
          </table:table-cell>
        </table:table-row>
        <table:table-row table:style-name="ro1">
          <table:table-cell table:formula="of:=[.A936]+1" office:value-type="float" office:value="937" calcext:value-type="float">
            <text:p>937</text:p>
          </table:table-cell>
          <table:table-cell office:value-type="float" office:value="368" calcext:value-type="float">
            <text:p>368</text:p>
          </table:table-cell>
          <table:table-cell table:formula="of:=[.B937]*3.3/1023" office:value-type="float" office:value="1.18709677419355" calcext:value-type="float">
            <text:p>1.18709677419355</text:p>
          </table:table-cell>
        </table:table-row>
        <table:table-row table:style-name="ro1">
          <table:table-cell table:formula="of:=[.A937]+1" office:value-type="float" office:value="938" calcext:value-type="float">
            <text:p>938</text:p>
          </table:table-cell>
          <table:table-cell office:value-type="float" office:value="356" calcext:value-type="float">
            <text:p>356</text:p>
          </table:table-cell>
          <table:table-cell table:formula="of:=[.B938]*3.3/1023" office:value-type="float" office:value="1.14838709677419" calcext:value-type="float">
            <text:p>1.14838709677419</text:p>
          </table:table-cell>
        </table:table-row>
        <table:table-row table:style-name="ro1">
          <table:table-cell table:formula="of:=[.A938]+1" office:value-type="float" office:value="939" calcext:value-type="float">
            <text:p>939</text:p>
          </table:table-cell>
          <table:table-cell office:value-type="float" office:value="344" calcext:value-type="float">
            <text:p>344</text:p>
          </table:table-cell>
          <table:table-cell table:formula="of:=[.B939]*3.3/1023" office:value-type="float" office:value="1.10967741935484" calcext:value-type="float">
            <text:p>1.10967741935484</text:p>
          </table:table-cell>
        </table:table-row>
        <table:table-row table:style-name="ro1">
          <table:table-cell table:formula="of:=[.A939]+1" office:value-type="float" office:value="940" calcext:value-type="float">
            <text:p>940</text:p>
          </table:table-cell>
          <table:table-cell office:value-type="float" office:value="331" calcext:value-type="float">
            <text:p>331</text:p>
          </table:table-cell>
          <table:table-cell table:formula="of:=[.B940]*3.3/1023" office:value-type="float" office:value="1.06774193548387" calcext:value-type="float">
            <text:p>1.06774193548387</text:p>
          </table:table-cell>
        </table:table-row>
        <table:table-row table:style-name="ro1">
          <table:table-cell table:formula="of:=[.A940]+1" office:value-type="float" office:value="941" calcext:value-type="float">
            <text:p>941</text:p>
          </table:table-cell>
          <table:table-cell office:value-type="float" office:value="317" calcext:value-type="float">
            <text:p>317</text:p>
          </table:table-cell>
          <table:table-cell table:formula="of:=[.B941]*3.3/1023" office:value-type="float" office:value="1.02258064516129" calcext:value-type="float">
            <text:p>1.02258064516129</text:p>
          </table:table-cell>
        </table:table-row>
        <table:table-row table:style-name="ro1">
          <table:table-cell table:formula="of:=[.A941]+1" office:value-type="float" office:value="942" calcext:value-type="float">
            <text:p>942</text:p>
          </table:table-cell>
          <table:table-cell office:value-type="float" office:value="304" calcext:value-type="float">
            <text:p>304</text:p>
          </table:table-cell>
          <table:table-cell table:formula="of:=[.B942]*3.3/1023" office:value-type="float" office:value="0.980645161290322" calcext:value-type="float">
            <text:p>0.980645161290322</text:p>
          </table:table-cell>
        </table:table-row>
        <table:table-row table:style-name="ro1">
          <table:table-cell table:formula="of:=[.A942]+1" office:value-type="float" office:value="943" calcext:value-type="float">
            <text:p>943</text:p>
          </table:table-cell>
          <table:table-cell office:value-type="float" office:value="291" calcext:value-type="float">
            <text:p>291</text:p>
          </table:table-cell>
          <table:table-cell table:formula="of:=[.B943]*3.3/1023" office:value-type="float" office:value="0.938709677419355" calcext:value-type="float">
            <text:p>0.938709677419355</text:p>
          </table:table-cell>
        </table:table-row>
        <table:table-row table:style-name="ro1">
          <table:table-cell table:formula="of:=[.A943]+1" office:value-type="float" office:value="944" calcext:value-type="float">
            <text:p>944</text:p>
          </table:table-cell>
          <table:table-cell office:value-type="float" office:value="278" calcext:value-type="float">
            <text:p>278</text:p>
          </table:table-cell>
          <table:table-cell table:formula="of:=[.B944]*3.3/1023" office:value-type="float" office:value="0.896774193548387" calcext:value-type="float">
            <text:p>0.896774193548387</text:p>
          </table:table-cell>
        </table:table-row>
        <table:table-row table:style-name="ro1">
          <table:table-cell table:formula="of:=[.A944]+1" office:value-type="float" office:value="945" calcext:value-type="float">
            <text:p>945</text:p>
          </table:table-cell>
          <table:table-cell office:value-type="float" office:value="265" calcext:value-type="float">
            <text:p>265</text:p>
          </table:table-cell>
          <table:table-cell table:formula="of:=[.B945]*3.3/1023" office:value-type="float" office:value="0.854838709677419" calcext:value-type="float">
            <text:p>0.854838709677419</text:p>
          </table:table-cell>
        </table:table-row>
        <table:table-row table:style-name="ro1">
          <table:table-cell table:formula="of:=[.A945]+1" office:value-type="float" office:value="946" calcext:value-type="float">
            <text:p>946</text:p>
          </table:table-cell>
          <table:table-cell office:value-type="float" office:value="252" calcext:value-type="float">
            <text:p>252</text:p>
          </table:table-cell>
          <table:table-cell table:formula="of:=[.B946]*3.3/1023" office:value-type="float" office:value="0.812903225806452" calcext:value-type="float">
            <text:p>0.812903225806452</text:p>
          </table:table-cell>
        </table:table-row>
        <table:table-row table:style-name="ro1">
          <table:table-cell table:formula="of:=[.A946]+1" office:value-type="float" office:value="947" calcext:value-type="float">
            <text:p>947</text:p>
          </table:table-cell>
          <table:table-cell office:value-type="float" office:value="239" calcext:value-type="float">
            <text:p>239</text:p>
          </table:table-cell>
          <table:table-cell table:formula="of:=[.B947]*3.3/1023" office:value-type="float" office:value="0.770967741935484" calcext:value-type="float">
            <text:p>0.770967741935484</text:p>
          </table:table-cell>
        </table:table-row>
        <table:table-row table:style-name="ro1">
          <table:table-cell table:formula="of:=[.A947]+1" office:value-type="float" office:value="948" calcext:value-type="float">
            <text:p>948</text:p>
          </table:table-cell>
          <table:table-cell office:value-type="float" office:value="226" calcext:value-type="float">
            <text:p>226</text:p>
          </table:table-cell>
          <table:table-cell table:formula="of:=[.B948]*3.3/1023" office:value-type="float" office:value="0.729032258064516" calcext:value-type="float">
            <text:p>0.729032258064516</text:p>
          </table:table-cell>
        </table:table-row>
        <table:table-row table:style-name="ro1">
          <table:table-cell table:formula="of:=[.A948]+1" office:value-type="float" office:value="949" calcext:value-type="float">
            <text:p>949</text:p>
          </table:table-cell>
          <table:table-cell office:value-type="float" office:value="211" calcext:value-type="float">
            <text:p>211</text:p>
          </table:table-cell>
          <table:table-cell table:formula="of:=[.B949]*3.3/1023" office:value-type="float" office:value="0.680645161290322" calcext:value-type="float">
            <text:p>0.680645161290322</text:p>
          </table:table-cell>
        </table:table-row>
        <table:table-row table:style-name="ro1">
          <table:table-cell table:formula="of:=[.A949]+1" office:value-type="float" office:value="950" calcext:value-type="float">
            <text:p>950</text:p>
          </table:table-cell>
          <table:table-cell office:value-type="float" office:value="199" calcext:value-type="float">
            <text:p>199</text:p>
          </table:table-cell>
          <table:table-cell table:formula="of:=[.B950]*3.3/1023" office:value-type="float" office:value="0.641935483870968" calcext:value-type="float">
            <text:p>0.641935483870968</text:p>
          </table:table-cell>
        </table:table-row>
        <table:table-row table:style-name="ro1">
          <table:table-cell table:formula="of:=[.A950]+1" office:value-type="float" office:value="951" calcext:value-type="float">
            <text:p>951</text:p>
          </table:table-cell>
          <table:table-cell office:value-type="float" office:value="185" calcext:value-type="float">
            <text:p>185</text:p>
          </table:table-cell>
          <table:table-cell table:formula="of:=[.B951]*3.3/1023" office:value-type="float" office:value="0.596774193548387" calcext:value-type="float">
            <text:p>0.596774193548387</text:p>
          </table:table-cell>
        </table:table-row>
        <table:table-row table:style-name="ro1">
          <table:table-cell table:formula="of:=[.A951]+1" office:value-type="float" office:value="952" calcext:value-type="float">
            <text:p>952</text:p>
          </table:table-cell>
          <table:table-cell office:value-type="float" office:value="170" calcext:value-type="float">
            <text:p>170</text:p>
          </table:table-cell>
          <table:table-cell table:formula="of:=[.B952]*3.3/1023" office:value-type="float" office:value="0.548387096774194" calcext:value-type="float">
            <text:p>0.548387096774194</text:p>
          </table:table-cell>
        </table:table-row>
        <table:table-row table:style-name="ro1">
          <table:table-cell table:formula="of:=[.A952]+1" office:value-type="float" office:value="953" calcext:value-type="float">
            <text:p>953</text:p>
          </table:table-cell>
          <table:table-cell office:value-type="float" office:value="156" calcext:value-type="float">
            <text:p>156</text:p>
          </table:table-cell>
          <table:table-cell table:formula="of:=[.B953]*3.3/1023" office:value-type="float" office:value="0.503225806451613" calcext:value-type="float">
            <text:p>0.503225806451613</text:p>
          </table:table-cell>
        </table:table-row>
        <table:table-row table:style-name="ro1">
          <table:table-cell table:formula="of:=[.A953]+1" office:value-type="float" office:value="954" calcext:value-type="float">
            <text:p>954</text:p>
          </table:table-cell>
          <table:table-cell office:value-type="float" office:value="140" calcext:value-type="float">
            <text:p>140</text:p>
          </table:table-cell>
          <table:table-cell table:formula="of:=[.B954]*3.3/1023" office:value-type="float" office:value="0.451612903225806" calcext:value-type="float">
            <text:p>0.451612903225806</text:p>
          </table:table-cell>
        </table:table-row>
        <table:table-row table:style-name="ro1">
          <table:table-cell table:formula="of:=[.A954]+1" office:value-type="float" office:value="955" calcext:value-type="float">
            <text:p>955</text:p>
          </table:table-cell>
          <table:table-cell office:value-type="float" office:value="152" calcext:value-type="float">
            <text:p>152</text:p>
          </table:table-cell>
          <table:table-cell table:formula="of:=[.B955]*3.3/1023" office:value-type="float" office:value="0.490322580645161" calcext:value-type="float">
            <text:p>0.490322580645161</text:p>
          </table:table-cell>
        </table:table-row>
        <table:table-row table:style-name="ro1">
          <table:table-cell table:formula="of:=[.A955]+1"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table:formula="of:=[.B956]*3.3/1023" office:value-type="float" office:value="0.538709677419355" calcext:value-type="float">
            <text:p>0.538709677419355</text:p>
          </table:table-cell>
        </table:table-row>
        <table:table-row table:style-name="ro1">
          <table:table-cell table:formula="of:=[.A956]+1" office:value-type="float" office:value="957" calcext:value-type="float">
            <text:p>957</text:p>
          </table:table-cell>
          <table:table-cell office:value-type="float" office:value="180" calcext:value-type="float">
            <text:p>180</text:p>
          </table:table-cell>
          <table:table-cell table:formula="of:=[.B957]*3.3/1023" office:value-type="float" office:value="0.580645161290323" calcext:value-type="float">
            <text:p>0.580645161290323</text:p>
          </table:table-cell>
        </table:table-row>
        <table:table-row table:style-name="ro1">
          <table:table-cell table:formula="of:=[.A957]+1" office:value-type="float" office:value="958" calcext:value-type="float">
            <text:p>958</text:p>
          </table:table-cell>
          <table:table-cell office:value-type="float" office:value="195" calcext:value-type="float">
            <text:p>195</text:p>
          </table:table-cell>
          <table:table-cell table:formula="of:=[.B958]*3.3/1023" office:value-type="float" office:value="0.629032258064516" calcext:value-type="float">
            <text:p>0.629032258064516</text:p>
          </table:table-cell>
        </table:table-row>
        <table:table-row table:style-name="ro1">
          <table:table-cell table:formula="of:=[.A958]+1" office:value-type="float" office:value="959" calcext:value-type="float">
            <text:p>959</text:p>
          </table:table-cell>
          <table:table-cell office:value-type="float" office:value="209" calcext:value-type="float">
            <text:p>209</text:p>
          </table:table-cell>
          <table:table-cell table:formula="of:=[.B959]*3.3/1023" office:value-type="float" office:value="0.674193548387097" calcext:value-type="float">
            <text:p>0.674193548387097</text:p>
          </table:table-cell>
        </table:table-row>
        <table:table-row table:style-name="ro1">
          <table:table-cell table:formula="of:=[.A959]+1" office:value-type="float" office:value="960" calcext:value-type="float">
            <text:p>960</text:p>
          </table:table-cell>
          <table:table-cell office:value-type="float" office:value="224" calcext:value-type="float">
            <text:p>224</text:p>
          </table:table-cell>
          <table:table-cell table:formula="of:=[.B960]*3.3/1023" office:value-type="float" office:value="0.72258064516129" calcext:value-type="float">
            <text:p>0.72258064516129</text:p>
          </table:table-cell>
        </table:table-row>
        <table:table-row table:style-name="ro1">
          <table:table-cell table:formula="of:=[.A960]+1" office:value-type="float" office:value="961" calcext:value-type="float">
            <text:p>961</text:p>
          </table:table-cell>
          <table:table-cell office:value-type="float" office:value="236" calcext:value-type="float">
            <text:p>236</text:p>
          </table:table-cell>
          <table:table-cell table:formula="of:=[.B961]*3.3/1023" office:value-type="float" office:value="0.761290322580645" calcext:value-type="float">
            <text:p>0.761290322580645</text:p>
          </table:table-cell>
        </table:table-row>
        <table:table-row table:style-name="ro1">
          <table:table-cell table:formula="of:=[.A961]+1" office:value-type="float" office:value="962" calcext:value-type="float">
            <text:p>962</text:p>
          </table:table-cell>
          <table:table-cell office:value-type="float" office:value="250" calcext:value-type="float">
            <text:p>250</text:p>
          </table:table-cell>
          <table:table-cell table:formula="of:=[.B962]*3.3/1023" office:value-type="float" office:value="0.806451612903226" calcext:value-type="float">
            <text:p>0.806451612903226</text:p>
          </table:table-cell>
        </table:table-row>
        <table:table-row table:style-name="ro1">
          <table:table-cell table:formula="of:=[.A962]+1" office:value-type="float" office:value="963" calcext:value-type="float">
            <text:p>963</text:p>
          </table:table-cell>
          <table:table-cell office:value-type="float" office:value="263" calcext:value-type="float">
            <text:p>263</text:p>
          </table:table-cell>
          <table:table-cell table:formula="of:=[.B963]*3.3/1023" office:value-type="float" office:value="0.848387096774193" calcext:value-type="float">
            <text:p>0.848387096774193</text:p>
          </table:table-cell>
        </table:table-row>
        <table:table-row table:style-name="ro1">
          <table:table-cell table:formula="of:=[.A963]+1" office:value-type="float" office:value="964" calcext:value-type="float">
            <text:p>964</text:p>
          </table:table-cell>
          <table:table-cell office:value-type="float" office:value="277" calcext:value-type="float">
            <text:p>277</text:p>
          </table:table-cell>
          <table:table-cell table:formula="of:=[.B964]*3.3/1023" office:value-type="float" office:value="0.893548387096774" calcext:value-type="float">
            <text:p>0.893548387096774</text:p>
          </table:table-cell>
        </table:table-row>
        <table:table-row table:style-name="ro1">
          <table:table-cell table:formula="of:=[.A964]+1" office:value-type="float" office:value="965" calcext:value-type="float">
            <text:p>965</text:p>
          </table:table-cell>
          <table:table-cell office:value-type="float" office:value="289" calcext:value-type="float">
            <text:p>289</text:p>
          </table:table-cell>
          <table:table-cell table:formula="of:=[.B965]*3.3/1023" office:value-type="float" office:value="0.932258064516129" calcext:value-type="float">
            <text:p>0.932258064516129</text:p>
          </table:table-cell>
        </table:table-row>
        <table:table-row table:style-name="ro1">
          <table:table-cell table:formula="of:=[.A965]+1" office:value-type="float" office:value="966" calcext:value-type="float">
            <text:p>966</text:p>
          </table:table-cell>
          <table:table-cell office:value-type="float" office:value="303" calcext:value-type="float">
            <text:p>303</text:p>
          </table:table-cell>
          <table:table-cell table:formula="of:=[.B966]*3.3/1023" office:value-type="float" office:value="0.97741935483871" calcext:value-type="float">
            <text:p>0.97741935483871</text:p>
          </table:table-cell>
        </table:table-row>
        <table:table-row table:style-name="ro1">
          <table:table-cell table:formula="of:=[.A966]+1" office:value-type="float" office:value="967" calcext:value-type="float">
            <text:p>967</text:p>
          </table:table-cell>
          <table:table-cell office:value-type="float" office:value="317" calcext:value-type="float">
            <text:p>317</text:p>
          </table:table-cell>
          <table:table-cell table:formula="of:=[.B967]*3.3/1023" office:value-type="float" office:value="1.02258064516129" calcext:value-type="float">
            <text:p>1.02258064516129</text:p>
          </table:table-cell>
        </table:table-row>
        <table:table-row table:style-name="ro1">
          <table:table-cell table:formula="of:=[.A967]+1" office:value-type="float" office:value="968" calcext:value-type="float">
            <text:p>968</text:p>
          </table:table-cell>
          <table:table-cell office:value-type="float" office:value="330" calcext:value-type="float">
            <text:p>330</text:p>
          </table:table-cell>
          <table:table-cell table:formula="of:=[.B968]*3.3/1023" office:value-type="float" office:value="1.06451612903226" calcext:value-type="float">
            <text:p>1.06451612903226</text:p>
          </table:table-cell>
        </table:table-row>
        <table:table-row table:style-name="ro1">
          <table:table-cell table:formula="of:=[.A968]+1" office:value-type="float" office:value="969" calcext:value-type="float">
            <text:p>969</text:p>
          </table:table-cell>
          <table:table-cell office:value-type="float" office:value="343" calcext:value-type="float">
            <text:p>343</text:p>
          </table:table-cell>
          <table:table-cell table:formula="of:=[.B969]*3.3/1023" office:value-type="float" office:value="1.10645161290323" calcext:value-type="float">
            <text:p>1.10645161290323</text:p>
          </table:table-cell>
        </table:table-row>
        <table:table-row table:style-name="ro1">
          <table:table-cell table:formula="of:=[.A969]+1" office:value-type="float" office:value="970" calcext:value-type="float">
            <text:p>970</text:p>
          </table:table-cell>
          <table:table-cell office:value-type="float" office:value="357" calcext:value-type="float">
            <text:p>357</text:p>
          </table:table-cell>
          <table:table-cell table:formula="of:=[.B970]*3.3/1023" office:value-type="float" office:value="1.15161290322581" calcext:value-type="float">
            <text:p>1.15161290322581</text:p>
          </table:table-cell>
        </table:table-row>
        <table:table-row table:style-name="ro1">
          <table:table-cell table:formula="of:=[.A970]+1" office:value-type="float" office:value="971" calcext:value-type="float">
            <text:p>971</text:p>
          </table:table-cell>
          <table:table-cell office:value-type="float" office:value="373" calcext:value-type="float">
            <text:p>373</text:p>
          </table:table-cell>
          <table:table-cell table:formula="of:=[.B971]*3.3/1023" office:value-type="float" office:value="1.20322580645161" calcext:value-type="float">
            <text:p>1.20322580645161</text:p>
          </table:table-cell>
        </table:table-row>
        <table:table-row table:style-name="ro1">
          <table:table-cell table:formula="of:=[.A971]+1" office:value-type="float" office:value="972" calcext:value-type="float">
            <text:p>972</text:p>
          </table:table-cell>
          <table:table-cell office:value-type="float" office:value="384" calcext:value-type="float">
            <text:p>384</text:p>
          </table:table-cell>
          <table:table-cell table:formula="of:=[.B972]*3.3/1023" office:value-type="float" office:value="1.23870967741935" calcext:value-type="float">
            <text:p>1.23870967741935</text:p>
          </table:table-cell>
        </table:table-row>
        <table:table-row table:style-name="ro1">
          <table:table-cell table:formula="of:=[.A972]+1" office:value-type="float" office:value="973" calcext:value-type="float">
            <text:p>973</text:p>
          </table:table-cell>
          <table:table-cell office:value-type="float" office:value="396" calcext:value-type="float">
            <text:p>396</text:p>
          </table:table-cell>
          <table:table-cell table:formula="of:=[.B973]*3.3/1023" office:value-type="float" office:value="1.27741935483871" calcext:value-type="float">
            <text:p>1.27741935483871</text:p>
          </table:table-cell>
        </table:table-row>
        <table:table-row table:style-name="ro1">
          <table:table-cell table:formula="of:=[.A973]+1" office:value-type="float" office:value="974" calcext:value-type="float">
            <text:p>974</text:p>
          </table:table-cell>
          <table:table-cell office:value-type="float" office:value="412" calcext:value-type="float">
            <text:p>412</text:p>
          </table:table-cell>
          <table:table-cell table:formula="of:=[.B974]*3.3/1023" office:value-type="float" office:value="1.32903225806452" calcext:value-type="float">
            <text:p>1.32903225806452</text:p>
          </table:table-cell>
        </table:table-row>
        <table:table-row table:style-name="ro1">
          <table:table-cell table:formula="of:=[.A974]+1" office:value-type="float" office:value="975" calcext:value-type="float">
            <text:p>975</text:p>
          </table:table-cell>
          <table:table-cell office:value-type="float" office:value="423" calcext:value-type="float">
            <text:p>423</text:p>
          </table:table-cell>
          <table:table-cell table:formula="of:=[.B975]*3.3/1023" office:value-type="float" office:value="1.36451612903226" calcext:value-type="float">
            <text:p>1.36451612903226</text:p>
          </table:table-cell>
        </table:table-row>
        <table:table-row table:style-name="ro1">
          <table:table-cell table:formula="of:=[.A975]+1" office:value-type="float" office:value="976" calcext:value-type="float">
            <text:p>976</text:p>
          </table:table-cell>
          <table:table-cell office:value-type="float" office:value="436" calcext:value-type="float">
            <text:p>436</text:p>
          </table:table-cell>
          <table:table-cell table:formula="of:=[.B976]*3.3/1023" office:value-type="float" office:value="1.40645161290323" calcext:value-type="float">
            <text:p>1.40645161290323</text:p>
          </table:table-cell>
        </table:table-row>
        <table:table-row table:style-name="ro1">
          <table:table-cell table:formula="of:=[.A976]+1" office:value-type="float" office:value="977" calcext:value-type="float">
            <text:p>977</text:p>
          </table:table-cell>
          <table:table-cell office:value-type="float" office:value="451" calcext:value-type="float">
            <text:p>451</text:p>
          </table:table-cell>
          <table:table-cell table:formula="of:=[.B977]*3.3/1023" office:value-type="float" office:value="1.45483870967742" calcext:value-type="float">
            <text:p>1.45483870967742</text:p>
          </table:table-cell>
        </table:table-row>
        <table:table-row table:style-name="ro1">
          <table:table-cell table:formula="of:=[.A977]+1" office:value-type="float" office:value="978" calcext:value-type="float">
            <text:p>978</text:p>
          </table:table-cell>
          <table:table-cell office:value-type="float" office:value="464" calcext:value-type="float">
            <text:p>464</text:p>
          </table:table-cell>
          <table:table-cell table:formula="of:=[.B978]*3.3/1023" office:value-type="float" office:value="1.49677419354839" calcext:value-type="float">
            <text:p>1.49677419354839</text:p>
          </table:table-cell>
        </table:table-row>
        <table:table-row table:style-name="ro1">
          <table:table-cell table:formula="of:=[.A978]+1" office:value-type="float" office:value="979" calcext:value-type="float">
            <text:p>979</text:p>
          </table:table-cell>
          <table:table-cell office:value-type="float" office:value="480" calcext:value-type="float">
            <text:p>480</text:p>
          </table:table-cell>
          <table:table-cell table:formula="of:=[.B979]*3.3/1023" office:value-type="float" office:value="1.54838709677419" calcext:value-type="float">
            <text:p>1.54838709677419</text:p>
          </table:table-cell>
        </table:table-row>
        <table:table-row table:style-name="ro1">
          <table:table-cell table:formula="of:=[.A979]+1" office:value-type="float" office:value="980" calcext:value-type="float">
            <text:p>980</text:p>
          </table:table-cell>
          <table:table-cell office:value-type="float" office:value="492" calcext:value-type="float">
            <text:p>492</text:p>
          </table:table-cell>
          <table:table-cell table:formula="of:=[.B980]*3.3/1023" office:value-type="float" office:value="1.58709677419355" calcext:value-type="float">
            <text:p>1.58709677419355</text:p>
          </table:table-cell>
        </table:table-row>
        <table:table-row table:style-name="ro1">
          <table:table-cell table:formula="of:=[.A980]+1" office:value-type="float" office:value="981" calcext:value-type="float">
            <text:p>981</text:p>
          </table:table-cell>
          <table:table-cell office:value-type="float" office:value="506" calcext:value-type="float">
            <text:p>506</text:p>
          </table:table-cell>
          <table:table-cell table:formula="of:=[.B981]*3.3/1023" office:value-type="float" office:value="1.63225806451613" calcext:value-type="float">
            <text:p>1.63225806451613</text:p>
          </table:table-cell>
        </table:table-row>
        <table:table-row table:style-name="ro1">
          <table:table-cell table:formula="of:=[.A981]+1" office:value-type="float" office:value="982" calcext:value-type="float">
            <text:p>982</text:p>
          </table:table-cell>
          <table:table-cell office:value-type="float" office:value="522" calcext:value-type="float">
            <text:p>522</text:p>
          </table:table-cell>
          <table:table-cell table:formula="of:=[.B982]*3.3/1023" office:value-type="float" office:value="1.68387096774194" calcext:value-type="float">
            <text:p>1.68387096774194</text:p>
          </table:table-cell>
        </table:table-row>
        <table:table-row table:style-name="ro1">
          <table:table-cell table:formula="of:=[.A982]+1" office:value-type="float" office:value="983" calcext:value-type="float">
            <text:p>983</text:p>
          </table:table-cell>
          <table:table-cell office:value-type="float" office:value="538" calcext:value-type="float">
            <text:p>538</text:p>
          </table:table-cell>
          <table:table-cell table:formula="of:=[.B983]*3.3/1023" office:value-type="float" office:value="1.73548387096774" calcext:value-type="float">
            <text:p>1.73548387096774</text:p>
          </table:table-cell>
        </table:table-row>
        <table:table-row table:style-name="ro1">
          <table:table-cell table:formula="of:=[.A983]+1" office:value-type="float" office:value="984" calcext:value-type="float">
            <text:p>984</text:p>
          </table:table-cell>
          <table:table-cell office:value-type="float" office:value="555" calcext:value-type="float">
            <text:p>555</text:p>
          </table:table-cell>
          <table:table-cell table:formula="of:=[.B984]*3.3/1023" office:value-type="float" office:value="1.79032258064516" calcext:value-type="float">
            <text:p>1.79032258064516</text:p>
          </table:table-cell>
        </table:table-row>
        <table:table-row table:style-name="ro1">
          <table:table-cell table:formula="of:=[.A984]+1" office:value-type="float" office:value="985" calcext:value-type="float">
            <text:p>985</text:p>
          </table:table-cell>
          <table:table-cell office:value-type="float" office:value="568" calcext:value-type="float">
            <text:p>568</text:p>
          </table:table-cell>
          <table:table-cell table:formula="of:=[.B985]*3.3/1023" office:value-type="float" office:value="1.83225806451613" calcext:value-type="float">
            <text:p>1.83225806451613</text:p>
          </table:table-cell>
        </table:table-row>
        <table:table-row table:style-name="ro1">
          <table:table-cell table:formula="of:=[.A985]+1" office:value-type="float" office:value="986" calcext:value-type="float">
            <text:p>986</text:p>
          </table:table-cell>
          <table:table-cell office:value-type="float" office:value="583" calcext:value-type="float">
            <text:p>583</text:p>
          </table:table-cell>
          <table:table-cell table:formula="of:=[.B986]*3.3/1023" office:value-type="float" office:value="1.88064516129032" calcext:value-type="float">
            <text:p>1.88064516129032</text:p>
          </table:table-cell>
        </table:table-row>
        <table:table-row table:style-name="ro1">
          <table:table-cell table:formula="of:=[.A986]+1" office:value-type="float" office:value="987" calcext:value-type="float">
            <text:p>987</text:p>
          </table:table-cell>
          <table:table-cell office:value-type="float" office:value="591" calcext:value-type="float">
            <text:p>591</text:p>
          </table:table-cell>
          <table:table-cell table:formula="of:=[.B987]*3.3/1023" office:value-type="float" office:value="1.90645161290323" calcext:value-type="float">
            <text:p>1.90645161290323</text:p>
          </table:table-cell>
        </table:table-row>
        <table:table-row table:style-name="ro1">
          <table:table-cell table:formula="of:=[.A987]+1" office:value-type="float" office:value="988" calcext:value-type="float">
            <text:p>988</text:p>
          </table:table-cell>
          <table:table-cell office:value-type="float" office:value="610" calcext:value-type="float">
            <text:p>610</text:p>
          </table:table-cell>
          <table:table-cell table:formula="of:=[.B988]*3.3/1023" office:value-type="float" office:value="1.96774193548387" calcext:value-type="float">
            <text:p>1.96774193548387</text:p>
          </table:table-cell>
        </table:table-row>
        <table:table-row table:style-name="ro1">
          <table:table-cell table:formula="of:=[.A988]+1" office:value-type="float" office:value="989" calcext:value-type="float">
            <text:p>989</text:p>
          </table:table-cell>
          <table:table-cell office:value-type="float" office:value="623" calcext:value-type="float">
            <text:p>623</text:p>
          </table:table-cell>
          <table:table-cell table:formula="of:=[.B989]*3.3/1023" office:value-type="float" office:value="2.00967741935484" calcext:value-type="float">
            <text:p>2.00967741935484</text:p>
          </table:table-cell>
        </table:table-row>
        <table:table-row table:style-name="ro1">
          <table:table-cell table:formula="of:=[.A989]+1" office:value-type="float" office:value="990" calcext:value-type="float">
            <text:p>990</text:p>
          </table:table-cell>
          <table:table-cell office:value-type="float" office:value="638" calcext:value-type="float">
            <text:p>638</text:p>
          </table:table-cell>
          <table:table-cell table:formula="of:=[.B990]*3.3/1023" office:value-type="float" office:value="2.05806451612903" calcext:value-type="float">
            <text:p>2.05806451612903</text:p>
          </table:table-cell>
        </table:table-row>
        <table:table-row table:style-name="ro1">
          <table:table-cell table:formula="of:=[.A990]+1" office:value-type="float" office:value="991" calcext:value-type="float">
            <text:p>991</text:p>
          </table:table-cell>
          <table:table-cell office:value-type="float" office:value="651" calcext:value-type="float">
            <text:p>651</text:p>
          </table:table-cell>
          <table:table-cell table:formula="of:=[.B991]*3.3/1023" office:value-type="float" office:value="2.1" calcext:value-type="float">
            <text:p>2.1</text:p>
          </table:table-cell>
        </table:table-row>
        <table:table-row table:style-name="ro1">
          <table:table-cell table:formula="of:=[.A991]+1" office:value-type="float" office:value="992" calcext:value-type="float">
            <text:p>992</text:p>
          </table:table-cell>
          <table:table-cell office:value-type="float" office:value="664" calcext:value-type="float">
            <text:p>664</text:p>
          </table:table-cell>
          <table:table-cell table:formula="of:=[.B992]*3.3/1023" office:value-type="float" office:value="2.14193548387097" calcext:value-type="float">
            <text:p>2.14193548387097</text:p>
          </table:table-cell>
        </table:table-row>
        <table:table-row table:style-name="ro1">
          <table:table-cell table:formula="of:=[.A992]+1" office:value-type="float" office:value="993" calcext:value-type="float">
            <text:p>993</text:p>
          </table:table-cell>
          <table:table-cell office:value-type="float" office:value="682" calcext:value-type="float">
            <text:p>682</text:p>
          </table:table-cell>
          <table:table-cell table:formula="of:=[.B993]*3.3/1023" office:value-type="float" office:value="2.2" calcext:value-type="float">
            <text:p>2.2</text:p>
          </table:table-cell>
        </table:table-row>
        <table:table-row table:style-name="ro1">
          <table:table-cell table:formula="of:=[.A993]+1" office:value-type="float" office:value="994" calcext:value-type="float">
            <text:p>994</text:p>
          </table:table-cell>
          <table:table-cell office:value-type="float" office:value="671" calcext:value-type="float">
            <text:p>671</text:p>
          </table:table-cell>
          <table:table-cell table:formula="of:=[.B994]*3.3/1023" office:value-type="float" office:value="2.16451612903226" calcext:value-type="float">
            <text:p>2.16451612903226</text:p>
          </table:table-cell>
        </table:table-row>
        <table:table-row table:style-name="ro1">
          <table:table-cell table:formula="of:=[.A994]+1" office:value-type="float" office:value="995" calcext:value-type="float">
            <text:p>995</text:p>
          </table:table-cell>
          <table:table-cell office:value-type="float" office:value="704" calcext:value-type="float">
            <text:p>704</text:p>
          </table:table-cell>
          <table:table-cell table:formula="of:=[.B995]*3.3/1023" office:value-type="float" office:value="2.27096774193548" calcext:value-type="float">
            <text:p>2.27096774193548</text:p>
          </table:table-cell>
        </table:table-row>
        <table:table-row table:style-name="ro1">
          <table:table-cell table:formula="of:=[.A995]+1" office:value-type="float" office:value="996" calcext:value-type="float">
            <text:p>996</text:p>
          </table:table-cell>
          <table:table-cell office:value-type="float" office:value="717" calcext:value-type="float">
            <text:p>717</text:p>
          </table:table-cell>
          <table:table-cell table:formula="of:=[.B996]*3.3/1023" office:value-type="float" office:value="2.31290322580645" calcext:value-type="float">
            <text:p>2.31290322580645</text:p>
          </table:table-cell>
        </table:table-row>
        <table:table-row table:style-name="ro1">
          <table:table-cell table:formula="of:=[.A996]+1" office:value-type="float" office:value="997" calcext:value-type="float">
            <text:p>997</text:p>
          </table:table-cell>
          <table:table-cell office:value-type="float" office:value="703" calcext:value-type="float">
            <text:p>703</text:p>
          </table:table-cell>
          <table:table-cell table:formula="of:=[.B997]*3.3/1023" office:value-type="float" office:value="2.26774193548387" calcext:value-type="float">
            <text:p>2.26774193548387</text:p>
          </table:table-cell>
        </table:table-row>
        <table:table-row table:style-name="ro1">
          <table:table-cell table:formula="of:=[.A997]+1" office:value-type="float" office:value="998" calcext:value-type="float">
            <text:p>998</text:p>
          </table:table-cell>
          <table:table-cell office:value-type="float" office:value="690" calcext:value-type="float">
            <text:p>690</text:p>
          </table:table-cell>
          <table:table-cell table:formula="of:=[.B998]*3.3/1023" office:value-type="float" office:value="2.2258064516129" calcext:value-type="float">
            <text:p>2.2258064516129</text:p>
          </table:table-cell>
        </table:table-row>
        <table:table-row table:style-name="ro1">
          <table:table-cell table:formula="of:=[.A998]+1" office:value-type="float" office:value="999" calcext:value-type="float">
            <text:p>999</text:p>
          </table:table-cell>
          <table:table-cell office:value-type="float" office:value="676" calcext:value-type="float">
            <text:p>676</text:p>
          </table:table-cell>
          <table:table-cell table:formula="of:=[.B999]*3.3/1023" office:value-type="float" office:value="2.18064516129032" calcext:value-type="float">
            <text:p>2.18064516129032</text:p>
          </table:table-cell>
        </table:table-row>
        <table:table-row table:style-name="ro1">
          <table:table-cell table:formula="of:=[.A999]+1" office:value-type="float" office:value="1000" calcext:value-type="float">
            <text:p>1000</text:p>
          </table:table-cell>
          <table:table-cell office:value-type="float" office:value="664" calcext:value-type="float">
            <text:p>664</text:p>
          </table:table-cell>
          <table:table-cell table:formula="of:=[.B1000]*3.3/1023" office:value-type="float" office:value="2.14193548387097" calcext:value-type="float">
            <text:p>2.14193548387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2:35:21.488895811</meta:creation-date>
    <dc:date>2021-11-10T13:02:29.749731803</dc:date>
    <meta:editing-duration>PT15M55S</meta:editing-duration>
    <meta:editing-cycles>1</meta:editing-cycles>
    <meta:document-statistic meta:table-count="1" meta:cell-count="3000" meta:object-count="1"/>
    <meta:generator>LibreOffice/6.1.5.2$Linux_ARM_EABI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8cm" svg:height="11.801cm" xlink:href=".." xlink:type="simple" chart:class="chart:scatter" chart:style-name="ch1">
        <chart:title svg:x="9.071cm" svg:y="0.372cm" chart:style-name="ch2">
          <text:p>Muestro ADC</text:p>
        </chart:title>
        <chart:plot-area chart:style-name="ch3" table:cell-range-address="Sheet1.A1:Sheet1.A1000 Sheet1.C1:Sheet1.C1000" svg:x="1.43cm" svg:y="1.387cm" svg:width="19.131cm" svg:height="9.197cm">
          <chartooo:coordinate-region svg:x="2.157cm" svg:y="1.586cm" svg:width="18.032cm" svg:height="8.351cm"/>
          <chart:axis chart:dimension="x" chart:name="primary-x" chart:style-name="ch4">
            <chart:title svg:x="10.065cm" svg:y="10.82cm" chart:style-name="ch5">
              <text:p>tiempo (mS)</text:p>
            </chart:title>
          </chart:axis>
          <chart:axis chart:dimension="y" chart:name="primary-y" chart:style-name="ch6">
            <chart:title svg:x="0.451cm" svg:y="6.73cm" chart:style-name="ch7">
              <text:p>voltaje(V)</text:p>
            </chart:title>
            <chart:grid chart:style-name="ch8" chart:class="major"/>
          </chart:axis>
          <chart:series chart:style-name="ch9" chart:values-cell-range-address="Sheet1.C1:Sheet1.C1000" chart:class="chart:scatter">
            <chart:domain table:cell-range-address="Sheet1.A1:Sheet1.A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00</svg:desc>
                </draw:g>
              </table:table-cell>
              <table:table-cell office:value-type="float" office:value="1.64838709677419">
                <text:p>1.64838709677419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8709677419355">
                <text:p>1.58709677419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4838709677419">
                <text:p>1.54838709677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1612903225806">
                <text:p>1.51612903225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6129032258065">
                <text:p>1.46129032258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3225806451613">
                <text:p>1.43225806451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7741935483871">
                <text:p>1.37741935483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3548387096774">
                <text:p>1.3354838709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9354838709677">
                <text:p>1.29354838709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4838709677419">
                <text:p>1.24838709677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0967741935484">
                <text:p>1.20967741935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5806451612903">
                <text:p>1.15806451612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2903225806452">
                <text:p>1.02903225806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3870967741935">
                <text:p>0.983870967741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45161290322581">
                <text:p>0.945161290322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96774193548387">
                <text:p>0.796774193548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70967741935484">
                <text:p>0.770967741935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83870967741935">
                <text:p>0.683870967741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41935483870968">
                <text:p>0.641935483870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61290322580645">
                <text:p>0.561290322580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19354838709677">
                <text:p>0.519354838709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741935483871">
                <text:p>0.47741935483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54838709677419">
                <text:p>0.454838709677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41935483870968">
                <text:p>0.541935483870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87096774193548">
                <text:p>0.587096774193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74193548387097">
                <text:p>0.674193548387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16129032258064">
                <text:p>0.716129032258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61290322580645">
                <text:p>0.76129032258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03225806451613">
                <text:p>0.803225806451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1612903225806">
                <text:p>0.851612903225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48387096774193">
                <text:p>0.948387096774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00645161290323">
                <text:p>1.00645161290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04838709677419">
                <text:p>1.048387096774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09677419354839">
                <text:p>1.096774193548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4193548387097">
                <text:p>1.14193548387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8709677419355">
                <text:p>1.18709677419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3870967741935">
                <text:p>1.238709677419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8064516129032">
                <text:p>1.28064516129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258064516129">
                <text:p>1.3258064516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741935483871">
                <text:p>1.37419354838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1290322580645">
                <text:p>1.41290322580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5806451612903">
                <text:p>1.45806451612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9677419354839">
                <text:p>1.49677419354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54838709677419">
                <text:p>1.54838709677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59354838709677">
                <text:p>1.593548387096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63870967741935">
                <text:p>1.63870967741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68387096774194">
                <text:p>1.68387096774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74838709677419">
                <text:p>1.74838709677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9032258064516">
                <text:p>1.79032258064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83225806451613">
                <text:p>1.83225806451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88387096774194">
                <text:p>1.88387096774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93225806451613">
                <text:p>1.932258064516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98709677419355">
                <text:p>1.98709677419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0258064516129">
                <text:p>2.0258064516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06774193548387">
                <text:p>2.06774193548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10645161290323">
                <text:p>2.10645161290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15483870967742">
                <text:p>2.154838709677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19032258064516">
                <text:p>2.19032258064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23548387096774">
                <text:p>2.23548387096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2741935483871">
                <text:p>2.2741935483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29677419354839">
                <text:p>2.29677419354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26129032258064">
                <text:p>2.261290322580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22258064516129">
                <text:p>2.22258064516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17741935483871">
                <text:p>2.177419354838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13548387096774">
                <text:p>2.13548387096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08709677419355">
                <text:p>2.08709677419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05161290322581">
                <text:p>2.051612903225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01290322580645">
                <text:p>2.012903225806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96451612903226">
                <text:p>1.96451612903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91935483870968">
                <text:p>1.919354838709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86774193548387">
                <text:p>1.867741935483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83225806451613">
                <text:p>1.83225806451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78387096774194">
                <text:p>1.78387096774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74516129032258">
                <text:p>1.74516129032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69354838709677">
                <text:p>1.693548387096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64838709677419">
                <text:p>1.648387096774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60322580645161">
                <text:p>1.603225806451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54838709677419">
                <text:p>1.548387096774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5483870967742">
                <text:p>1.45483870967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1612903225806">
                <text:p>1.416129032258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7096774193548">
                <text:p>1.37096774193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2903225806452">
                <text:p>1.32903225806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28709677419355">
                <text:p>1.28709677419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23870967741935">
                <text:p>1.238709677419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15806451612903">
                <text:p>1.158064516129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11612903225806">
                <text:p>1.116129032258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741935483871">
                <text:p>1.0741935483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03225806451613">
                <text:p>1.03225806451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90322580645161">
                <text:p>0.9903225806451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09677419354839">
                <text:p>0.9096774193548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864516129032258">
                <text:p>0.8645161290322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83870967741935">
                <text:p>0.7838709677419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38709677419355">
                <text:p>0.738709677419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6774193548387">
                <text:p>0.6967741935483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54838709677419">
                <text:p>0.6548387096774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67741935483871">
                <text:p>0.5677419354838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25806451612903">
                <text:p>0.525806451612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80645161290323">
                <text:p>0.4806451612903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58064516129032">
                <text:p>0.458064516129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06451612903226">
                <text:p>0.506451612903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61290322580645">
                <text:p>0.5612903225806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8064516129032">
                <text:p>0.658064516129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06451612903226">
                <text:p>0.706451612903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54838709677419">
                <text:p>0.7548387096774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796774193548387">
                <text:p>0.7967741935483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841935483870968">
                <text:p>0.8419354838709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880645161290322">
                <text:p>0.880645161290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925806451612903">
                <text:p>0.9258064516129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974193548387097">
                <text:p>0.974193548387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01290322580645">
                <text:p>1.012903225806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05483870967742">
                <text:p>1.05483870967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13870967741935">
                <text:p>1.138709677419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18709677419355">
                <text:p>1.187096774193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2258064516129">
                <text:p>1.2258064516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2741935483871">
                <text:p>1.27419354838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31612903225806">
                <text:p>1.316129032258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35161290322581">
                <text:p>1.351612903225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0645161290323">
                <text:p>1.406451612903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4193548387097">
                <text:p>1.441935483870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9032258064516">
                <text:p>1.490322580645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52903225806452">
                <text:p>1.52903225806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5741935483871">
                <text:p>1.57419354838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61612903225806">
                <text:p>1.61612903225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66129032258065">
                <text:p>1.661290322580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70322580645161">
                <text:p>1.70322580645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75806451612903">
                <text:p>1.75806451612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80322580645161">
                <text:p>1.803225806451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85483870967742">
                <text:p>1.854838709677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90645161290323">
                <text:p>1.90645161290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96129032258065">
                <text:p>1.961290322580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99354838709677">
                <text:p>1.993548387096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04838709677419">
                <text:p>2.048387096774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11612903225806">
                <text:p>2.116129032258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1258064516129">
                <text:p>2.1258064516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17741935483871">
                <text:p>2.177419354838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21935483870968">
                <text:p>2.21935483870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27096774193548">
                <text:p>2.270967741935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30967741935484">
                <text:p>2.309677419354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28064516129032">
                <text:p>2.280645161290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23548387096774">
                <text:p>2.235483870967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19354838709677">
                <text:p>2.193548387096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14193548387097">
                <text:p>2.141935483870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10967741935484">
                <text:p>2.109677419354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06451612903226">
                <text:p>2.064516129032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0258064516129">
                <text:p>2.0258064516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97096774193548">
                <text:p>1.970967741935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94193548387097">
                <text:p>1.94193548387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89677419354839">
                <text:p>1.896774193548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85161290322581">
                <text:p>1.851612903225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80645161290323">
                <text:p>1.806451612903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76451612903226">
                <text:p>1.764516129032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72903225806452">
                <text:p>1.729032258064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6741935483871">
                <text:p>1.67419354838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63225806451613">
                <text:p>1.632258064516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58709677419355">
                <text:p>1.58709677419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54193548387097">
                <text:p>1.54193548387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9354838709677">
                <text:p>1.49354838709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4193548387097">
                <text:p>1.441935483870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39354838709677">
                <text:p>1.393548387096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34838709677419">
                <text:p>1.34838709677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30645161290323">
                <text:p>1.306451612903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25806451612903">
                <text:p>1.258064516129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21612903225806">
                <text:p>1.216129032258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17096774193548">
                <text:p>1.170967741935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1258064516129">
                <text:p>1.1258064516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08709677419355">
                <text:p>1.087096774193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04838709677419">
                <text:p>1.048387096774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00322580645161">
                <text:p>1.003225806451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961290322580645">
                <text:p>0.9612903225806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92258064516129">
                <text:p>0.922580645161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87741935483871">
                <text:p>0.877419354838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835483870967742">
                <text:p>0.835483870967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787096774193548">
                <text:p>0.7870967741935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754838709677419">
                <text:p>0.7548387096774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67741935483871">
                <text:p>0.6677419354838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2258064516129">
                <text:p>0.622580645161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538709677419355">
                <text:p>0.5387096774193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6774193548387">
                <text:p>0.4967741935483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529032258064516">
                <text:p>0.5290322580645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57741935483871">
                <text:p>0.57741935483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25806451612903">
                <text:p>0.6258064516129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735483870967742">
                <text:p>0.7354838709677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780645161290322">
                <text:p>0.7806451612903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819354838709677">
                <text:p>0.8193548387096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864516129032258">
                <text:p>0.864516129032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16129032258064">
                <text:p>0.9161290322580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58064516129032">
                <text:p>0.9580645161290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04516129032258">
                <text:p>1.045161290322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08709677419355">
                <text:p>1.08709677419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13225806451613">
                <text:p>1.132258064516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1741935483871">
                <text:p>1.17419354838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21612903225806">
                <text:p>1.216129032258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26451612903226">
                <text:p>1.26451612903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34193548387097">
                <text:p>1.341935483870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39032258064516">
                <text:p>1.390322580645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5806451613">
                <text:p>1.432258064516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741935483871">
                <text:p>1.47419354838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51935483870968">
                <text:p>1.519354838709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55806451612903">
                <text:p>1.558064516129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64516129032258">
                <text:p>1.6451612903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69032258064516">
                <text:p>1.690322580645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74193548387097">
                <text:p>1.74193548387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78387096774194">
                <text:p>1.783870967741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8258064516129">
                <text:p>1.82580645161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86774193548387">
                <text:p>1.867741935483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91935483870968">
                <text:p>1.919354838709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96774193548387">
                <text:p>1.967741935483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01612903225806">
                <text:p>2.016129032258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07096774193548">
                <text:p>2.070967741935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11612903225806">
                <text:p>2.116129032258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16129032258064">
                <text:p>2.161290322580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20645161290323">
                <text:p>2.206451612903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24193548387097">
                <text:p>2.241935483870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29354838709677">
                <text:p>2.293548387096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29032258064516">
                <text:p>2.290322580645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25161290322581">
                <text:p>2.251612903225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20322580645161">
                <text:p>2.20322580645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16129032258064">
                <text:p>2.161290322580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1258064516129">
                <text:p>2.1258064516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0741935483871">
                <text:p>2.07419354838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04193548387097">
                <text:p>2.041935483870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99354838709677">
                <text:p>1.993548387096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95161290322581">
                <text:p>1.951612903225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90967741935484">
                <text:p>1.90967741935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86774193548387">
                <text:p>1.867741935483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81612903225806">
                <text:p>1.816129032258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77741935483871">
                <text:p>1.777419354838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73225806451613">
                <text:p>1.732258064516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69354838709677">
                <text:p>1.693548387096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64838709677419">
                <text:p>1.648387096774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60645161290323">
                <text:p>1.606451612903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56451612903226">
                <text:p>1.56451612903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52258064516129">
                <text:p>1.522580645161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5483870967742">
                <text:p>1.454838709677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42258064516129">
                <text:p>1.422580645161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3741935483871">
                <text:p>1.37419354838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3258064516129">
                <text:p>1.32580645161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28064516129032">
                <text:p>1.280645161290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23548387096774">
                <text:p>1.235483870967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18709677419355">
                <text:p>1.18709677419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14516129032258">
                <text:p>1.145161290322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10322580645161">
                <text:p>1.103225806451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05806451612903">
                <text:p>1.058064516129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01935483870968">
                <text:p>1.019354838709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97741935483871">
                <text:p>0.977419354838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890322580645161">
                <text:p>0.8903225806451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851612903225806">
                <text:p>0.8516129032258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809677419354839">
                <text:p>0.8096774193548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767741935483871">
                <text:p>0.7677419354838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80645161290322">
                <text:p>0.6806451612903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41935483870968">
                <text:p>0.6419354838709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554838709677419">
                <text:p>0.5548387096774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474193548387097">
                <text:p>0.4741935483870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461290322580645">
                <text:p>0.4612903225806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506451612903226">
                <text:p>0.506451612903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551612903225806">
                <text:p>0.5516129032258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593548387096774">
                <text:p>0.593548387096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41935483870968">
                <text:p>0.6419354838709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90322580645161">
                <text:p>0.690322580645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738709677419355">
                <text:p>0.7387096774193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890322580645161">
                <text:p>0.8903225806451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932258064516129">
                <text:p>0.9322580645161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980645161290322">
                <text:p>0.9806451612903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0258064516129">
                <text:p>1.02580645161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0741935483871">
                <text:p>1.07419354838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10967741935484">
                <text:p>1.109677419354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15483870967742">
                <text:p>1.154838709677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24193548387097">
                <text:p>1.241935483870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28387096774194">
                <text:p>1.283870967741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32903225806452">
                <text:p>1.329032258064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36451612903226">
                <text:p>1.364516129032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41290322580645">
                <text:p>1.412903225806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45483870967742">
                <text:p>1.454838709677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49677419354839">
                <text:p>1.496774193548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54193548387097">
                <text:p>1.541935483870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58387096774194">
                <text:p>1.583870967741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6258064516129">
                <text:p>1.62580645161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67096774193548">
                <text:p>1.670967741935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71612903225806">
                <text:p>1.716129032258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75483870967742">
                <text:p>1.754838709677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80322580645161">
                <text:p>1.803225806451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84516129032258">
                <text:p>1.84516129032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88387096774194">
                <text:p>1.883870967741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93548387096774">
                <text:p>1.935483870967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98387096774194">
                <text:p>1.983870967741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02903225806452">
                <text:p>2.029032258064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08064516129032">
                <text:p>2.080645161290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13225806451613">
                <text:p>2.132258064516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18064516129032">
                <text:p>2.180645161290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21935483870968">
                <text:p>2.219354838709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27096774193548">
                <text:p>2.270967741935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31290322580645">
                <text:p>2.312903225806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26774193548387">
                <text:p>2.267741935483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22258064516129">
                <text:p>2.222580645161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18064516129032">
                <text:p>2.180645161290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14516129032258">
                <text:p>2.145161290322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09032258064516">
                <text:p>2.090322580645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05161290322581">
                <text:p>2.051612903225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01290322580645">
                <text:p>2.012903225806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96451612903226">
                <text:p>1.96451612903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92903225806452">
                <text:p>1.929032258064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88387096774194">
                <text:p>1.883870967741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84193548387097">
                <text:p>1.841935483870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80322580645161">
                <text:p>1.803225806451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75161290322581">
                <text:p>1.751612903225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71290322580645">
                <text:p>1.712903225806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6741935483871">
                <text:p>1.67419354838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63225806451613">
                <text:p>1.632258064516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58709677419355">
                <text:p>1.587096774193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54193548387097">
                <text:p>1.541935483870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44838709677419">
                <text:p>1.448387096774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40967741935484">
                <text:p>1.409677419354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36774193548387">
                <text:p>1.367741935483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31612903225806">
                <text:p>1.316129032258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26451612903226">
                <text:p>1.264516129032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21290322580645">
                <text:p>1.212903225806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1741935483871">
                <text:p>1.1741935483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1258064516129">
                <text:p>1.12580645161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08064516129032">
                <text:p>1.080645161290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02903225806452">
                <text:p>1.029032258064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93548387096774">
                <text:p>0.9935483870967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48387096774193">
                <text:p>0.9483870967741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864516129032258">
                <text:p>0.8645161290322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77741935483871">
                <text:p>0.77741935483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738709677419355">
                <text:p>0.7387096774193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96774193548387">
                <text:p>0.6967741935483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54838709677419">
                <text:p>0.6548387096774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570967741935484">
                <text:p>0.5709677419354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529032258064516">
                <text:p>0.5290322580645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490322580645161">
                <text:p>0.490322580645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445161290322581">
                <text:p>0.4451612903225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490322580645161">
                <text:p>0.4903225806451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57741935483871">
                <text:p>0.577419354838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2258064516129">
                <text:p>0.62258064516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67741935483871">
                <text:p>0.6677419354838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12903225806452">
                <text:p>0.712903225806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754838709677419">
                <text:p>0.7548387096774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906451612903226">
                <text:p>0.9064516129032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54838709677419">
                <text:p>0.9548387096774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00322580645161">
                <text:p>1.003225806451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04193548387097">
                <text:p>1.041935483870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09354838709677">
                <text:p>1.093548387096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13870967741935">
                <text:p>1.138709677419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18064516129032">
                <text:p>1.180645161290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2258064516129">
                <text:p>1.22580645161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27096774193548">
                <text:p>1.270967741935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.30967741935484">
                <text:p>1.309677419354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35161290322581">
                <text:p>1.351612903225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39677419354839">
                <text:p>1.396774193548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39032258064516">
                <text:p>1.390322580645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48387096774194">
                <text:p>1.483870967741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5258064516129">
                <text:p>1.52580645161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56774193548387">
                <text:p>1.567741935483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60322580645161">
                <text:p>1.603225806451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64838709677419">
                <text:p>1.648387096774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70645161290323">
                <text:p>1.706451612903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73870967741935">
                <text:p>1.738709677419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76774193548387">
                <text:p>1.767741935483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8258064516129">
                <text:p>1.82580645161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87096774193548">
                <text:p>1.870967741935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91290322580645">
                <text:p>1.912903225806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96129032258065">
                <text:p>1.961290322580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05161290322581">
                <text:p>2.051612903225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09677419354839">
                <text:p>2.096774193548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13870967741935">
                <text:p>2.138709677419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19354838709677">
                <text:p>2.193548387096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24516129032258">
                <text:p>2.245161290322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28387096774194">
                <text:p>2.283870967741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28064516129032">
                <text:p>2.280645161290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25161290322581">
                <text:p>2.251612903225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20645161290323">
                <text:p>2.206451612903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15483870967742">
                <text:p>2.154838709677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10967741935484">
                <text:p>2.109677419354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06451612903226">
                <text:p>2.064516129032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02258064516129">
                <text:p>2.02258064516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97096774193548">
                <text:p>1.970967741935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94516129032258">
                <text:p>1.945161290322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89677419354839">
                <text:p>1.896774193548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85483870967742">
                <text:p>1.854838709677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81290322580645">
                <text:p>1.812903225806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76451612903226">
                <text:p>1.764516129032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72903225806452">
                <text:p>1.729032258064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6741935483871">
                <text:p>1.67419354838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64193548387097">
                <text:p>1.641935483870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55483870967742">
                <text:p>1.554838709677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51290322580645">
                <text:p>1.512903225806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46774193548387">
                <text:p>1.467741935483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4258064516129">
                <text:p>1.42580645161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38064516129032">
                <text:p>1.380645161290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33870967741935">
                <text:p>1.338709677419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29677419354839">
                <text:p>1.296774193548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24516129032258">
                <text:p>1.245161290322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19677419354839">
                <text:p>1.196774193548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13225806451613">
                <text:p>1.132258064516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09677419354839">
                <text:p>1.096774193548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05483870967742">
                <text:p>1.054838709677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01290322580645">
                <text:p>1.012903225806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87741935483871">
                <text:p>0.877419354838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835483870967742">
                <text:p>0.8354838709677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793548387096774">
                <text:p>0.7935483870967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751612903225806">
                <text:p>0.7516129032258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70967741935484">
                <text:p>0.6709677419354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25806451612903">
                <text:p>0.6258064516129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583870967741935">
                <text:p>0.5838709677419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541935483870968">
                <text:p>0.5419354838709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503225806451613">
                <text:p>0.5032258064516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461290322580645">
                <text:p>0.4612903225806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474193548387097">
                <text:p>0.4741935483870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561290322580645">
                <text:p>0.5612903225806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03225806451613">
                <text:p>0.6032258064516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48387096774193">
                <text:p>0.6483870967741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783870967741935">
                <text:p>0.7838709677419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916129032258064">
                <text:p>0.9161290322580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97741935483871">
                <text:p>0.977419354838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06774193548387">
                <text:p>1.067741935483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11612903225806">
                <text:p>1.116129032258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16451612903226">
                <text:p>1.164516129032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20645161290323">
                <text:p>1.206451612903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25806451612903">
                <text:p>1.258064516129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28709677419355">
                <text:p>1.287096774193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33225806451613">
                <text:p>1.332258064516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37741935483871">
                <text:p>1.377419354838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2258064516129">
                <text:p>1.422580645161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6129032258065">
                <text:p>1.461290322580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51290322580645">
                <text:p>1.512903225806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55161290322581">
                <text:p>1.551612903225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59677419354839">
                <text:p>1.596774193548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63548387096774">
                <text:p>1.635483870967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67741935483871">
                <text:p>1.677419354838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72903225806452">
                <text:p>1.729032258064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76451612903226">
                <text:p>1.764516129032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80322580645161">
                <text:p>1.803225806451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85483870967742">
                <text:p>1.854838709677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89677419354839">
                <text:p>1.896774193548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93870967741935">
                <text:p>1.938709677419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98387096774194">
                <text:p>1.983870967741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01935483870968">
                <text:p>2.019354838709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16774193548387">
                <text:p>2.167741935483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10645161290323">
                <text:p>2.106451612903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15806451612903">
                <text:p>2.158064516129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20645161290323">
                <text:p>2.206451612903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24516129032258">
                <text:p>2.245161290322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29677419354839">
                <text:p>2.296774193548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26774193548387">
                <text:p>2.267741935483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20322580645161">
                <text:p>2.203225806451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18064516129032">
                <text:p>2.180645161290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13225806451613">
                <text:p>2.132258064516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08387096774194">
                <text:p>2.08387096774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03870967741935">
                <text:p>2.038709677419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96451612903226">
                <text:p>1.964516129032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90645161290323">
                <text:p>1.906451612903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86774193548387">
                <text:p>1.867741935483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8258064516129">
                <text:p>1.82580645161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78387096774194">
                <text:p>1.783870967741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74193548387097">
                <text:p>1.741935483870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70322580645161">
                <text:p>1.7032258064516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65483870967742">
                <text:p>1.654838709677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6258064516129">
                <text:p>1.62580645161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5741935483871">
                <text:p>1.57419354838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53548387096774">
                <text:p>1.535483870967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9354838709677">
                <text:p>1.493548387096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4516129032258">
                <text:p>1.445161290322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0967741935484">
                <text:p>1.409677419354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36451612903226">
                <text:p>1.364516129032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31612903225806">
                <text:p>1.316129032258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26129032258065">
                <text:p>1.261290322580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22258064516129">
                <text:p>1.222580645161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18709677419355">
                <text:p>1.187096774193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13870967741935">
                <text:p>1.138709677419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09354838709677">
                <text:p>1.093548387096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04193548387097">
                <text:p>1.041935483870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993548387096774">
                <text:p>0.9935483870967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925806451612903">
                <text:p>0.9258064516129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819354838709677">
                <text:p>0.8193548387096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764516129032258">
                <text:p>0.7645161290322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729032258064516">
                <text:p>0.7290322580645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683870967741935">
                <text:p>0.6838709677419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603225806451613">
                <text:p>0.6032258064516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561290322580645">
                <text:p>0.5612903225806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519354838709677">
                <text:p>0.5193548387096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47741935483871">
                <text:p>0.477419354838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454838709677419">
                <text:p>0.4548387096774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496774193548387">
                <text:p>0.4967741935483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541935483870968">
                <text:p>0.5419354838709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583870967741935">
                <text:p>0.5838709677419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670967741935484">
                <text:p>0.6709677419354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706451612903226">
                <text:p>0.706451612903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761290322580645">
                <text:p>0.7612903225806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848387096774193">
                <text:p>0.8483870967741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893548387096774">
                <text:p>0.8935483870967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938709677419355">
                <text:p>0.9387096774193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983870967741935">
                <text:p>0.9838709677419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02903225806452">
                <text:p>1.029032258064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08064516129032">
                <text:p>1.080645161290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13548387096774">
                <text:p>1.135483870967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18387096774194">
                <text:p>1.1838709677419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2258064516129">
                <text:p>1.22580645161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2741935483871">
                <text:p>1.27419354838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31935483870968">
                <text:p>1.319354838709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35806451612903">
                <text:p>1.358064516129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41290322580645">
                <text:p>1.412903225806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44838709677419">
                <text:p>1.448387096774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49677419354839">
                <text:p>1.496774193548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53548387096774">
                <text:p>1.535483870967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57741935483871">
                <text:p>1.577419354838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62258064516129">
                <text:p>1.622580645161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66129032258065">
                <text:p>1.661290322580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70322580645161">
                <text:p>1.703225806451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75161290322581">
                <text:p>1.751612903225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83225806451613">
                <text:p>1.832258064516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87741935483871">
                <text:p>1.877419354838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9258064516129">
                <text:p>1.92580645161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96129032258065">
                <text:p>1.961290322580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00645161290323">
                <text:p>2.006451612903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05161290322581">
                <text:p>2.051612903225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14193548387097">
                <text:p>2.141935483870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18709677419355">
                <text:p>2.187096774193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23225806451613">
                <text:p>2.232258064516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27096774193548">
                <text:p>2.270967741935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29677419354839">
                <text:p>2.296774193548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24838709677419">
                <text:p>2.248387096774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20645161290323">
                <text:p>2.206451612903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15161290322581">
                <text:p>2.151612903225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11612903225806">
                <text:p>2.116129032258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06451612903226">
                <text:p>2.064516129032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01612903225806">
                <text:p>2.016129032258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97096774193548">
                <text:p>1.970967741935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92903225806452">
                <text:p>1.929032258064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88064516129032">
                <text:p>1.880645161290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84516129032258">
                <text:p>1.845161290322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80322580645161">
                <text:p>1.803225806451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76129032258065">
                <text:p>1.761290322580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71612903225806">
                <text:p>1.716129032258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67096774193548">
                <text:p>1.670967741935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63548387096774">
                <text:p>1.635483870967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59354838709677">
                <text:p>1.593548387096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54838709677419">
                <text:p>1.548387096774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50967741935484">
                <text:p>1.509677419354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46451612903226">
                <text:p>1.464516129032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41935483870968">
                <text:p>1.419354838709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38064516129032">
                <text:p>1.380645161290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33225806451613">
                <text:p>1.332258064516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29354838709677">
                <text:p>1.293548387096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24838709677419">
                <text:p>1.248387096774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20967741935484">
                <text:p>1.209677419354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16451612903226">
                <text:p>1.164516129032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12258064516129">
                <text:p>1.122580645161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07741935483871">
                <text:p>1.077419354838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02903225806452">
                <text:p>1.029032258064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987096774193548">
                <text:p>0.9870967741935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938709677419355">
                <text:p>0.9387096774193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841935483870968">
                <text:p>0.8419354838709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796774193548387">
                <text:p>0.7967741935483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754838709677419">
                <text:p>0.7548387096774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664516129032258">
                <text:p>0.6645161290322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62258064516129">
                <text:p>0.622580645161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538709677419355">
                <text:p>0.5387096774193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458064516129032">
                <text:p>0.4580645161290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47741935483871">
                <text:p>0.477419354838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519354838709677">
                <text:p>0.5193548387096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567741935483871">
                <text:p>0.5677419354838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609677419354839">
                <text:p>0.6096774193548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651612903225806">
                <text:p>0.6516129032258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77741935483871">
                <text:p>0.777419354838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848387096774193">
                <text:p>0.8483870967741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916129032258064">
                <text:p>0.9161290322580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961290322580645">
                <text:p>0.9612903225806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00645161290323">
                <text:p>1.006451612903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04838709677419">
                <text:p>1.048387096774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09677419354839">
                <text:p>1.096774193548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14516129032258">
                <text:p>1.145161290322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19032258064516">
                <text:p>1.190322580645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24193548387097">
                <text:p>1.241935483870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33870967741935">
                <text:p>1.338709677419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38709677419355">
                <text:p>1.387096774193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43225806451613">
                <text:p>1.432258064516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47741935483871">
                <text:p>1.477419354838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49354838709677">
                <text:p>1.493548387096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56774193548387">
                <text:p>1.5677419354838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60645161290323">
                <text:p>1.606451612903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65161290322581">
                <text:p>1.651612903225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69354838709677">
                <text:p>1.693548387096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74193548387097">
                <text:p>1.741935483870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77741935483871">
                <text:p>1.777419354838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81935483870968">
                <text:p>1.819354838709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86774193548387">
                <text:p>1.867741935483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90645161290323">
                <text:p>1.906451612903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95161290322581">
                <text:p>1.9516129032258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98709677419355">
                <text:p>1.987096774193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03225806451613">
                <text:p>2.032258064516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06129032258064">
                <text:p>2.061290322580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11290322580645">
                <text:p>2.112903225806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16129032258064">
                <text:p>2.161290322580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20967741935484">
                <text:p>2.209677419354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25161290322581">
                <text:p>2.251612903225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29354838709677">
                <text:p>2.293548387096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28387096774194">
                <text:p>2.283870967741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24193548387097">
                <text:p>2.241935483870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19354838709677">
                <text:p>2.193548387096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13870967741935">
                <text:p>2.138709677419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09677419354839">
                <text:p>2.096774193548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04838709677419">
                <text:p>2.048387096774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96129032258065">
                <text:p>1.961290322580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91612903225806">
                <text:p>1.916129032258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86774193548387">
                <text:p>1.867741935483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8258064516129">
                <text:p>1.82580645161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78064516129032">
                <text:p>1.780645161290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73548387096774">
                <text:p>1.735483870967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69677419354839">
                <text:p>1.696774193548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64838709677419">
                <text:p>1.648387096774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5741935483871">
                <text:p>1.57419354838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52903225806452">
                <text:p>1.529032258064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48709677419355">
                <text:p>1.487096774193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44516129032258">
                <text:p>1.445161290322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40322580645161">
                <text:p>1.403225806451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36129032258065">
                <text:p>1.361290322580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31612903225806">
                <text:p>1.316129032258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27096774193548">
                <text:p>1.270967741935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23870967741935">
                <text:p>1.238709677419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18709677419355">
                <text:p>1.187096774193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14516129032258">
                <text:p>1.145161290322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06451612903226">
                <text:p>1.064516129032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01935483870968">
                <text:p>1.019354838709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974193548387097">
                <text:p>0.9741935483870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925806451612903">
                <text:p>0.9258064516129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880645161290322">
                <text:p>0.8806451612903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829032258064516">
                <text:p>0.8290322580645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77741935483871">
                <text:p>0.7774193548387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735483870967742">
                <text:p>0.7354838709677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690322580645161">
                <text:p>0.6903225806451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648387096774193">
                <text:p>0.6483870967741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558064516129032">
                <text:p>0.5580645161290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512903225806452">
                <text:p>0.5129032258064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474193548387097">
                <text:p>0.4741935483870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541935483870968">
                <text:p>0.5419354838709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587096774193548">
                <text:p>0.5870967741935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632258064516129">
                <text:p>0.6322580645161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674193548387097">
                <text:p>0.6741935483870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716129032258064">
                <text:p>0.7161290322580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761290322580645">
                <text:p>0.76129032258064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848387096774193">
                <text:p>0.8483870967741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890322580645161">
                <text:p>0.8903225806451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929032258064516">
                <text:p>0.9290322580645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97741935483871">
                <text:p>0.977419354838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01935483870968">
                <text:p>1.019354838709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06774193548387">
                <text:p>1.067741935483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10967741935484">
                <text:p>1.109677419354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15806451612903">
                <text:p>1.158064516129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25161290322581">
                <text:p>1.251612903225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29354838709677">
                <text:p>1.2935483870967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34193548387097">
                <text:p>1.341935483870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39354838709677">
                <text:p>1.3935483870967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44516129032258">
                <text:p>1.445161290322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49354838709677">
                <text:p>1.493548387096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51935483870968">
                <text:p>1.5193548387096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59354838709677">
                <text:p>1.593548387096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63870967741935">
                <text:p>1.638709677419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68064516129032">
                <text:p>1.680645161290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72903225806452">
                <text:p>1.729032258064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76451612903226">
                <text:p>1.764516129032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80645161290323">
                <text:p>1.806451612903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84838709677419">
                <text:p>1.848387096774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88064516129032">
                <text:p>1.880645161290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93870967741935">
                <text:p>1.938709677419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9741935483871">
                <text:p>1.97419354838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02258064516129">
                <text:p>2.022580645161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06129032258064">
                <text:p>2.061290322580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10322580645161">
                <text:p>2.103225806451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14193548387097">
                <text:p>2.141935483870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19354838709677">
                <text:p>2.193548387096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23225806451613">
                <text:p>2.232258064516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27741935483871">
                <text:p>2.277419354838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0967741935484">
                <text:p>2.3096774193548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25483870967742">
                <text:p>2.254838709677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21612903225806">
                <text:p>2.216129032258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16774193548387">
                <text:p>2.167741935483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14193548387097">
                <text:p>2.141935483870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08387096774194">
                <text:p>2.083870967741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04193548387097">
                <text:p>2.041935483870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99032258064516">
                <text:p>1.990322580645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94516129032258">
                <text:p>1.945161290322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88064516129032">
                <text:p>1.880645161290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84516129032258">
                <text:p>1.845161290322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79032258064516">
                <text:p>1.790322580645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75161290322581">
                <text:p>1.751612903225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70967741935484">
                <text:p>1.709677419354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66451612903226">
                <text:p>1.6645161290322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6258064516129">
                <text:p>1.62580645161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57741935483871">
                <text:p>1.577419354838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54516129032258">
                <text:p>1.545161290322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48709677419355">
                <text:p>1.487096774193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44516129032258">
                <text:p>1.445161290322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41290322580645">
                <text:p>1.412903225806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37096774193548">
                <text:p>1.370967741935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32903225806452">
                <text:p>1.329032258064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28709677419355">
                <text:p>1.287096774193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24193548387097">
                <text:p>1.241935483870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20322580645161">
                <text:p>1.203225806451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16129032258065">
                <text:p>1.161290322580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12258064516129">
                <text:p>1.122580645161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07741935483871">
                <text:p>1.077419354838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03225806451613">
                <text:p>1.032258064516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990322580645161">
                <text:p>0.9903225806451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948387096774193">
                <text:p>0.9483870967741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864516129032258">
                <text:p>0.8645161290322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819354838709677">
                <text:p>0.8193548387096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770967741935484">
                <text:p>0.77096774193548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72258064516129">
                <text:p>0.722580645161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670967741935484">
                <text:p>0.6709677419354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62258064516129">
                <text:p>0.622580645161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487096774193548">
                <text:p>0.4870967741935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441935483870968">
                <text:p>0.4419354838709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490322580645161">
                <text:p>0.4903225806451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535483870967742">
                <text:p>0.5354838709677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62258064516129">
                <text:p>0.622580645161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667741935483871">
                <text:p>0.6677419354838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751612903225806">
                <text:p>0.7516129032258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835483870967742">
                <text:p>0.8354838709677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880645161290322">
                <text:p>0.8806451612903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925806451612903">
                <text:p>0.9258064516129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964516129032258">
                <text:p>0.9645161290322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00967741935484">
                <text:p>1.009677419354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05483870967742">
                <text:p>1.054838709677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09354838709677">
                <text:p>1.093548387096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13870967741935">
                <text:p>1.138709677419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18709677419355">
                <text:p>1.187096774193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2258064516129">
                <text:p>1.22580645161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27741935483871">
                <text:p>1.277419354838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31612903225806">
                <text:p>1.316129032258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36129032258065">
                <text:p>1.3612903225806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40322580645161">
                <text:p>1.4032258064516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45806451612903">
                <text:p>1.458064516129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50645161290323">
                <text:p>1.506451612903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56451612903226">
                <text:p>1.564516129032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65161290322581">
                <text:p>1.651612903225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70322580645161">
                <text:p>1.7032258064516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79032258064516">
                <text:p>1.790322580645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83225806451613">
                <text:p>1.832258064516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88064516129032">
                <text:p>1.880645161290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92258064516129">
                <text:p>1.922580645161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95806451612903">
                <text:p>1.958064516129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00645161290323">
                <text:p>2.006451612903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04193548387097">
                <text:p>2.0419354838709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08709677419355">
                <text:p>2.087096774193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11935483870968">
                <text:p>2.119354838709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1741935483871">
                <text:p>2.17419354838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20967741935484">
                <text:p>2.209677419354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25806451612903">
                <text:p>2.258064516129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28387096774194">
                <text:p>2.283870967741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23225806451613">
                <text:p>2.232258064516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18709677419355">
                <text:p>2.187096774193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15483870967742">
                <text:p>2.154838709677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10645161290323">
                <text:p>2.106451612903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07741935483871">
                <text:p>2.0774193548387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02258064516129">
                <text:p>2.022580645161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9741935483871">
                <text:p>1.97419354838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92903225806452">
                <text:p>1.9290322580645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87096774193548">
                <text:p>1.8709677419354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8258064516129">
                <text:p>1.82580645161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77096774193548">
                <text:p>1.7709677419354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72903225806452">
                <text:p>1.729032258064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68709677419355">
                <text:p>1.687096774193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63870967741935">
                <text:p>1.638709677419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59354838709677">
                <text:p>1.593548387096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54838709677419">
                <text:p>1.548387096774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50967741935484">
                <text:p>1.5096774193548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46774193548387">
                <text:p>1.4677419354838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4258064516129">
                <text:p>1.42580645161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38387096774194">
                <text:p>1.383870967741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34193548387097">
                <text:p>1.341935483870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25806451612903">
                <text:p>1.258064516129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21290322580645">
                <text:p>1.212903225806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17741935483871">
                <text:p>1.177419354838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13548387096774">
                <text:p>1.135483870967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09032258064516">
                <text:p>1.090322580645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04838709677419">
                <text:p>1.048387096774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00645161290323">
                <text:p>1.006451612903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964516129032258">
                <text:p>0.9645161290322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867741935483871">
                <text:p>0.86774193548387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832258064516129">
                <text:p>0.83225806451612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783870967741935">
                <text:p>0.7838709677419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745161290322581">
                <text:p>0.74516129032258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703225806451613">
                <text:p>0.7032258064516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658064516129032">
                <text:p>0.6580645161290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609677419354839">
                <text:p>0.60967741935483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558064516129032">
                <text:p>0.5580645161290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509677419354839">
                <text:p>0.5096774193548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461290322580645">
                <text:p>0.4612903225806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474193548387097">
                <text:p>0.47419354838709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519354838709677">
                <text:p>0.5193548387096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570967741935484">
                <text:p>0.5709677419354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658064516129032">
                <text:p>0.6580645161290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703225806451613">
                <text:p>0.7032258064516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748387096774193">
                <text:p>0.7483870967741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783870967741935">
                <text:p>0.7838709677419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874193548387097">
                <text:p>0.8741935483870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916129032258064">
                <text:p>0.9161290322580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961290322580645">
                <text:p>0.9612903225806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996774193548387">
                <text:p>0.9967741935483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04193548387097">
                <text:p>1.041935483870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08387096774194">
                <text:p>1.0838709677419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12903225806452">
                <text:p>1.129032258064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1741935483871">
                <text:p>1.17419354838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21290322580645">
                <text:p>1.212903225806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26129032258065">
                <text:p>1.261290322580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30322580645161">
                <text:p>1.3032258064516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34193548387097">
                <text:p>1.341935483870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37741935483871">
                <text:p>1.377419354838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43870967741935">
                <text:p>1.438709677419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48387096774194">
                <text:p>1.483870967741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53548387096774">
                <text:p>1.535483870967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5741935483871">
                <text:p>1.574193548387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59677419354839">
                <text:p>1.596774193548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68064516129032">
                <text:p>1.680645161290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72258064516129">
                <text:p>1.722580645161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76451612903226">
                <text:p>1.764516129032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80645161290323">
                <text:p>1.806451612903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85806451612903">
                <text:p>1.858064516129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89354838709677">
                <text:p>1.893548387096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94838709677419">
                <text:p>1.948387096774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99032258064516">
                <text:p>1.990322580645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03870967741935">
                <text:p>2.038709677419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07741935483871">
                <text:p>2.0774193548387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11612903225806">
                <text:p>2.116129032258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16451612903226">
                <text:p>2.164516129032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19032258064516">
                <text:p>2.190322580645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24516129032258">
                <text:p>2.245161290322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29032258064516">
                <text:p>2.290322580645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25483870967742">
                <text:p>2.2548387096774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20645161290323">
                <text:p>2.206451612903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16774193548387">
                <text:p>2.167741935483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1258064516129">
                <text:p>2.12580645161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07741935483871">
                <text:p>2.077419354838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03870967741935">
                <text:p>2.038709677419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99677419354839">
                <text:p>1.996774193548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95161290322581">
                <text:p>1.9516129032258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90645161290323">
                <text:p>1.906451612903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85483870967742">
                <text:p>1.854838709677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80967741935484">
                <text:p>1.809677419354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76451612903226">
                <text:p>1.7645161290322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71612903225806">
                <text:p>1.7161290322580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66451612903226">
                <text:p>1.664516129032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62258064516129">
                <text:p>1.622580645161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5741935483871">
                <text:p>1.574193548387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53225806451613">
                <text:p>1.532258064516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48387096774194">
                <text:p>1.4838709677419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44516129032258">
                <text:p>1.445161290322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40322580645161">
                <text:p>1.403225806451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35806451612903">
                <text:p>1.358064516129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31935483870968">
                <text:p>1.319354838709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27741935483871">
                <text:p>1.277419354838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23548387096774">
                <text:p>1.235483870967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18709677419355">
                <text:p>1.187096774193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14838709677419">
                <text:p>1.148387096774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10967741935484">
                <text:p>1.109677419354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06774193548387">
                <text:p>1.067741935483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02258064516129">
                <text:p>1.0225806451612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980645161290322">
                <text:p>0.9806451612903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938709677419355">
                <text:p>0.9387096774193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896774193548387">
                <text:p>0.8967741935483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812903225806452">
                <text:p>0.8129032258064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770967741935484">
                <text:p>0.7709677419354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729032258064516">
                <text:p>0.7290322580645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680645161290322">
                <text:p>0.6806451612903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641935483870968">
                <text:p>0.64193548387096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503225806451613">
                <text:p>0.5032258064516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490322580645161">
                <text:p>0.4903225806451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538709677419355">
                <text:p>0.5387096774193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674193548387097">
                <text:p>0.67419354838709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72258064516129">
                <text:p>0.722580645161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761290322580645">
                <text:p>0.7612903225806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848387096774193">
                <text:p>0.84838709677419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893548387096774">
                <text:p>0.8935483870967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932258064516129">
                <text:p>0.9322580645161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97741935483871">
                <text:p>0.977419354838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02258064516129">
                <text:p>1.022580645161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06451612903226">
                <text:p>1.064516129032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10645161290323">
                <text:p>1.106451612903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15161290322581">
                <text:p>1.1516129032258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20322580645161">
                <text:p>1.203225806451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23870967741935">
                <text:p>1.238709677419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27741935483871">
                <text:p>1.2774193548387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32903225806452">
                <text:p>1.329032258064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36451612903226">
                <text:p>1.3645161290322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40645161290323">
                <text:p>1.406451612903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45483870967742">
                <text:p>1.4548387096774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49677419354839">
                <text:p>1.496774193548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54838709677419">
                <text:p>1.548387096774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58709677419355">
                <text:p>1.587096774193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63225806451613">
                <text:p>1.632258064516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68387096774194">
                <text:p>1.683870967741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73548387096774">
                <text:p>1.7354838709677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79032258064516">
                <text:p>1.790322580645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83225806451613">
                <text:p>1.832258064516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88064516129032">
                <text:p>1.880645161290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90645161290323">
                <text:p>1.906451612903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96774193548387">
                <text:p>1.9677419354838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00967741935484">
                <text:p>2.0096774193548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05806451612903">
                <text:p>2.058064516129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14193548387097">
                <text:p>2.1419354838709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16451612903226">
                <text:p>2.164516129032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27096774193548">
                <text:p>2.2709677419354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31290322580645">
                <text:p>2.312903225806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26774193548387">
                <text:p>2.267741935483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2258064516129">
                <text:p>2.225806451612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18064516129032">
                <text:p>2.180645161290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14193548387097">
                <text:p>2.14193548387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